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5.96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librateCSV_20191106_23533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368289" calcext:value-type="float">
            <text:p>0.24368289</text:p>
          </table:table-cell>
          <table:table-cell office:value-type="float" office:value="0.252709419" calcext:value-type="float">
            <text:p>0.252709419</text:p>
          </table:table-cell>
          <table:table-cell office:value-type="float" office:value="0.226002959" calcext:value-type="float">
            <text:p>0.226002959</text:p>
          </table:table-cell>
          <table:table-cell office:value-type="float" office:value="0.240798423" calcext:value-type="float">
            <text:p>0.240798423</text:p>
          </table:table-cell>
          <table:table-cell office:value-type="float" office:value="0.24368289" calcext:value-type="float">
            <text:p>0.24368289</text:p>
          </table:table-cell>
          <table:table-cell office:value-type="float" office:value="0.240798423" calcext:value-type="float">
            <text:p>0.240798423</text:p>
          </table:table-cell>
          <table:table-cell office:value-type="float" office:value="0.011092005" calcext:value-type="float">
            <text:p>0.0110920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095951" calcext:value-type="float">
            <text:p>0.244095951</text:p>
          </table:table-cell>
          <table:table-cell office:value-type="float" office:value="0.251651436" calcext:value-type="float">
            <text:p>0.251651436</text:p>
          </table:table-cell>
          <table:table-cell office:value-type="float" office:value="0.225936201" calcext:value-type="float">
            <text:p>0.225936201</text:p>
          </table:table-cell>
          <table:table-cell office:value-type="float" office:value="0.240561196" calcext:value-type="float">
            <text:p>0.240561196</text:p>
          </table:table-cell>
          <table:table-cell office:value-type="float" office:value="0.244095951" calcext:value-type="float">
            <text:p>0.244095951</text:p>
          </table:table-cell>
          <table:table-cell office:value-type="float" office:value="0.240561196" calcext:value-type="float">
            <text:p>0.240561196</text:p>
          </table:table-cell>
          <table:table-cell office:value-type="float" office:value="0.010791639" calcext:value-type="float">
            <text:p>0.0107916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4095951" calcext:value-type="float">
            <text:p>0.244095951</text:p>
          </table:table-cell>
          <table:table-cell office:value-type="float" office:value="0.251818329" calcext:value-type="float">
            <text:p>0.251818329</text:p>
          </table:table-cell>
          <table:table-cell office:value-type="float" office:value="0.226081637" calcext:value-type="float">
            <text:p>0.226081637</text:p>
          </table:table-cell>
          <table:table-cell office:value-type="float" office:value="0.240665306" calcext:value-type="float">
            <text:p>0.240665306</text:p>
          </table:table-cell>
          <table:table-cell office:value-type="float" office:value="0.244095951" calcext:value-type="float">
            <text:p>0.244095951</text:p>
          </table:table-cell>
          <table:table-cell office:value-type="float" office:value="0.240665306" calcext:value-type="float">
            <text:p>0.240665306</text:p>
          </table:table-cell>
          <table:table-cell office:value-type="float" office:value="0.010783362" calcext:value-type="float">
            <text:p>0.0107833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3949323" calcext:value-type="float">
            <text:p>0.243949323</text:p>
          </table:table-cell>
          <table:table-cell office:value-type="float" office:value="0.253411562" calcext:value-type="float">
            <text:p>0.253411562</text:p>
          </table:table-cell>
          <table:table-cell office:value-type="float" office:value="0.226491717" calcext:value-type="float">
            <text:p>0.226491717</text:p>
          </table:table-cell>
          <table:table-cell office:value-type="float" office:value="0.241284201" calcext:value-type="float">
            <text:p>0.241284201</text:p>
          </table:table-cell>
          <table:table-cell office:value-type="float" office:value="0.243949323" calcext:value-type="float">
            <text:p>0.243949323</text:p>
          </table:table-cell>
          <table:table-cell office:value-type="float" office:value="0.241284201" calcext:value-type="float">
            <text:p>0.241284201</text:p>
          </table:table-cell>
          <table:table-cell office:value-type="float" office:value="0.011150386" calcext:value-type="float">
            <text:p>0.0111503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097143" calcext:value-type="float">
            <text:p>0.244097143</text:p>
          </table:table-cell>
          <table:table-cell office:value-type="float" office:value="0.253033072" calcext:value-type="float">
            <text:p>0.253033072</text:p>
          </table:table-cell>
          <table:table-cell office:value-type="float" office:value="0.227854279" calcext:value-type="float">
            <text:p>0.227854279</text:p>
          </table:table-cell>
          <table:table-cell office:value-type="float" office:value="0.241661498" calcext:value-type="float">
            <text:p>0.241661498</text:p>
          </table:table-cell>
          <table:table-cell office:value-type="float" office:value="0.244097143" calcext:value-type="float">
            <text:p>0.244097143</text:p>
          </table:table-cell>
          <table:table-cell office:value-type="float" office:value="0.241661498" calcext:value-type="float">
            <text:p>0.241661498</text:p>
          </table:table-cell>
          <table:table-cell office:value-type="float" office:value="0.010422481" calcext:value-type="float">
            <text:p>0.0104224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4236022" calcext:value-type="float">
            <text:p>0.244236022</text:p>
          </table:table-cell>
          <table:table-cell office:value-type="float" office:value="0.253126055" calcext:value-type="float">
            <text:p>0.253126055</text:p>
          </table:table-cell>
          <table:table-cell office:value-type="float" office:value="0.227600959" calcext:value-type="float">
            <text:p>0.227600959</text:p>
          </table:table-cell>
          <table:table-cell office:value-type="float" office:value="0.241654345" calcext:value-type="float">
            <text:p>0.241654345</text:p>
          </table:table-cell>
          <table:table-cell office:value-type="float" office:value="0.244236022" calcext:value-type="float">
            <text:p>0.244236022</text:p>
          </table:table-cell>
          <table:table-cell office:value-type="float" office:value="0.241654345" calcext:value-type="float">
            <text:p>0.241654345</text:p>
          </table:table-cell>
          <table:table-cell office:value-type="float" office:value="0.01057927" calcext:value-type="float">
            <text:p>0.010579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4315296" calcext:value-type="float">
            <text:p>0.244315296</text:p>
          </table:table-cell>
          <table:table-cell office:value-type="float" office:value="0.25392595" calcext:value-type="float">
            <text:p>0.25392595</text:p>
          </table:table-cell>
          <table:table-cell office:value-type="float" office:value="0.227628377" calcext:value-type="float">
            <text:p>0.227628377</text:p>
          </table:table-cell>
          <table:table-cell office:value-type="float" office:value="0.241956541" calcext:value-type="float">
            <text:p>0.241956541</text:p>
          </table:table-cell>
          <table:table-cell office:value-type="float" office:value="0.244315296" calcext:value-type="float">
            <text:p>0.244315296</text:p>
          </table:table-cell>
          <table:table-cell office:value-type="float" office:value="0.241956541" calcext:value-type="float">
            <text:p>0.241956541</text:p>
          </table:table-cell>
          <table:table-cell office:value-type="float" office:value="0.010864725" calcext:value-type="float">
            <text:p>0.0108647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4421392" calcext:value-type="float">
            <text:p>0.244421392</text:p>
          </table:table-cell>
          <table:table-cell office:value-type="float" office:value="0.254098803" calcext:value-type="float">
            <text:p>0.254098803</text:p>
          </table:table-cell>
          <table:table-cell office:value-type="float" office:value="0.227431682" calcext:value-type="float">
            <text:p>0.227431682</text:p>
          </table:table-cell>
          <table:table-cell office:value-type="float" office:value="0.241983959" calcext:value-type="float">
            <text:p>0.241983959</text:p>
          </table:table-cell>
          <table:table-cell office:value-type="float" office:value="0.244421392" calcext:value-type="float">
            <text:p>0.244421392</text:p>
          </table:table-cell>
          <table:table-cell office:value-type="float" office:value="0.241983959" calcext:value-type="float">
            <text:p>0.241983959</text:p>
          </table:table-cell>
          <table:table-cell office:value-type="float" office:value="0.011022391" calcext:value-type="float">
            <text:p>0.0110223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121581" calcext:value-type="float">
            <text:p>0.244121581</text:p>
          </table:table-cell>
          <table:table-cell office:value-type="float" office:value="0.257104666" calcext:value-type="float">
            <text:p>0.257104666</text:p>
          </table:table-cell>
          <table:table-cell office:value-type="float" office:value="0.227967528" calcext:value-type="float">
            <text:p>0.227967528</text:p>
          </table:table-cell>
          <table:table-cell office:value-type="float" office:value="0.243064591" calcext:value-type="float">
            <text:p>0.243064591</text:p>
          </table:table-cell>
          <table:table-cell office:value-type="float" office:value="0.244121581" calcext:value-type="float">
            <text:p>0.244121581</text:p>
          </table:table-cell>
          <table:table-cell office:value-type="float" office:value="0.243064591" calcext:value-type="float">
            <text:p>0.243064591</text:p>
          </table:table-cell>
          <table:table-cell office:value-type="float" office:value="0.011918644" calcext:value-type="float">
            <text:p>0.0119186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3092208" calcext:value-type="float">
            <text:p>0.243092208</text:p>
          </table:table-cell>
          <table:table-cell office:value-type="float" office:value="0.259325535" calcext:value-type="float">
            <text:p>0.259325535</text:p>
          </table:table-cell>
          <table:table-cell office:value-type="float" office:value="0.231071738" calcext:value-type="float">
            <text:p>0.231071738</text:p>
          </table:table-cell>
          <table:table-cell office:value-type="float" office:value="0.244496494" calcext:value-type="float">
            <text:p>0.244496494</text:p>
          </table:table-cell>
          <table:table-cell office:value-type="float" office:value="0.243092208" calcext:value-type="float">
            <text:p>0.243092208</text:p>
          </table:table-cell>
          <table:table-cell office:value-type="float" office:value="0.244496494" calcext:value-type="float">
            <text:p>0.244496494</text:p>
          </table:table-cell>
          <table:table-cell office:value-type="float" office:value="0.011577227" calcext:value-type="float">
            <text:p>0.0115772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276983" calcext:value-type="float">
            <text:p>0.243276983</text:p>
          </table:table-cell>
          <table:table-cell office:value-type="float" office:value="0.259187848" calcext:value-type="float">
            <text:p>0.259187848</text:p>
          </table:table-cell>
          <table:table-cell office:value-type="float" office:value="0.231865672" calcext:value-type="float">
            <text:p>0.231865672</text:p>
          </table:table-cell>
          <table:table-cell office:value-type="float" office:value="0.244776834" calcext:value-type="float">
            <text:p>0.244776834</text:p>
          </table:table-cell>
          <table:table-cell office:value-type="float" office:value="0.243276983" calcext:value-type="float">
            <text:p>0.243276983</text:p>
          </table:table-cell>
          <table:table-cell office:value-type="float" office:value="0.244776834" calcext:value-type="float">
            <text:p>0.244776834</text:p>
          </table:table-cell>
          <table:table-cell office:value-type="float" office:value="0.011204538" calcext:value-type="float">
            <text:p>0.0112045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3008762" calcext:value-type="float">
            <text:p>0.243008762</text:p>
          </table:table-cell>
          <table:table-cell office:value-type="float" office:value="0.25902632" calcext:value-type="float">
            <text:p>0.25902632</text:p>
          </table:table-cell>
          <table:table-cell office:value-type="float" office:value="0.232319263" calcext:value-type="float">
            <text:p>0.232319263</text:p>
          </table:table-cell>
          <table:table-cell office:value-type="float" office:value="0.244784782" calcext:value-type="float">
            <text:p>0.244784782</text:p>
          </table:table-cell>
          <table:table-cell office:value-type="float" office:value="0.243008762" calcext:value-type="float">
            <text:p>0.243008762</text:p>
          </table:table-cell>
          <table:table-cell office:value-type="float" office:value="0.244784782" calcext:value-type="float">
            <text:p>0.244784782</text:p>
          </table:table-cell>
          <table:table-cell office:value-type="float" office:value="0.010975196" calcext:value-type="float">
            <text:p>0.0109751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031412" calcext:value-type="float">
            <text:p>0.243031412</text:p>
          </table:table-cell>
          <table:table-cell office:value-type="float" office:value="0.259918602" calcext:value-type="float">
            <text:p>0.259918602</text:p>
          </table:table-cell>
          <table:table-cell office:value-type="float" office:value="0.23201528" calcext:value-type="float">
            <text:p>0.23201528</text:p>
          </table:table-cell>
          <table:table-cell office:value-type="float" office:value="0.244988431" calcext:value-type="float">
            <text:p>0.244988431</text:p>
          </table:table-cell>
          <table:table-cell office:value-type="float" office:value="0.243031412" calcext:value-type="float">
            <text:p>0.243031412</text:p>
          </table:table-cell>
          <table:table-cell office:value-type="float" office:value="0.244988431" calcext:value-type="float">
            <text:p>0.244988431</text:p>
          </table:table-cell>
          <table:table-cell office:value-type="float" office:value="0.011475228" calcext:value-type="float">
            <text:p>0.0114752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487387" calcext:value-type="float">
            <text:p>0.243487387</text:p>
          </table:table-cell>
          <table:table-cell office:value-type="float" office:value="0.259993703" calcext:value-type="float">
            <text:p>0.259993703</text:p>
          </table:table-cell>
          <table:table-cell office:value-type="float" office:value="0.231363801" calcext:value-type="float">
            <text:p>0.231363801</text:p>
          </table:table-cell>
          <table:table-cell office:value-type="float" office:value="0.244948297" calcext:value-type="float">
            <text:p>0.244948297</text:p>
          </table:table-cell>
          <table:table-cell office:value-type="float" office:value="0.243487387" calcext:value-type="float">
            <text:p>0.243487387</text:p>
          </table:table-cell>
          <table:table-cell office:value-type="float" office:value="0.244948297" calcext:value-type="float">
            <text:p>0.244948297</text:p>
          </table:table-cell>
          <table:table-cell office:value-type="float" office:value="0.01173367" calcext:value-type="float">
            <text:p>0.011733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663817" calcext:value-type="float">
            <text:p>0.243663817</text:p>
          </table:table-cell>
          <table:table-cell office:value-type="float" office:value="0.260163577" calcext:value-type="float">
            <text:p>0.260163577</text:p>
          </table:table-cell>
          <table:table-cell office:value-type="float" office:value="0.231056241" calcext:value-type="float">
            <text:p>0.231056241</text:p>
          </table:table-cell>
          <table:table-cell office:value-type="float" office:value="0.244961211" calcext:value-type="float">
            <text:p>0.244961211</text:p>
          </table:table-cell>
          <table:table-cell office:value-type="float" office:value="0.243663817" calcext:value-type="float">
            <text:p>0.243663817</text:p>
          </table:table-cell>
          <table:table-cell office:value-type="float" office:value="0.244961211" calcext:value-type="float">
            <text:p>0.244961211</text:p>
          </table:table-cell>
          <table:table-cell office:value-type="float" office:value="0.01191838" calcext:value-type="float">
            <text:p>0.0119183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713289" calcext:value-type="float">
            <text:p>0.243713289</text:p>
          </table:table-cell>
          <table:table-cell office:value-type="float" office:value="0.26077512" calcext:value-type="float">
            <text:p>0.26077512</text:p>
          </table:table-cell>
          <table:table-cell office:value-type="float" office:value="0.231544999" calcext:value-type="float">
            <text:p>0.231544999</text:p>
          </table:table-cell>
          <table:table-cell office:value-type="float" office:value="0.245344469" calcext:value-type="float">
            <text:p>0.245344469</text:p>
          </table:table-cell>
          <table:table-cell office:value-type="float" office:value="0.243713289" calcext:value-type="float">
            <text:p>0.243713289</text:p>
          </table:table-cell>
          <table:table-cell office:value-type="float" office:value="0.245344469" calcext:value-type="float">
            <text:p>0.245344469</text:p>
          </table:table-cell>
          <table:table-cell office:value-type="float" office:value="0.01198876" calcext:value-type="float">
            <text:p>0.011988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767529" calcext:value-type="float">
            <text:p>0.243767529</text:p>
          </table:table-cell>
          <table:table-cell office:value-type="float" office:value="0.260010989" calcext:value-type="float">
            <text:p>0.260010989</text:p>
          </table:table-cell>
          <table:table-cell office:value-type="float" office:value="0.23152533" calcext:value-type="float">
            <text:p>0.23152533</text:p>
          </table:table-cell>
          <table:table-cell office:value-type="float" office:value="0.245101282" calcext:value-type="float">
            <text:p>0.245101282</text:p>
          </table:table-cell>
          <table:table-cell office:value-type="float" office:value="0.243767529" calcext:value-type="float">
            <text:p>0.243767529</text:p>
          </table:table-cell>
          <table:table-cell office:value-type="float" office:value="0.245101282" calcext:value-type="float">
            <text:p>0.245101282</text:p>
          </table:table-cell>
          <table:table-cell office:value-type="float" office:value="0.011667401" calcext:value-type="float">
            <text:p>0.0116674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2995649" calcext:value-type="float">
            <text:p>0.242995649</text:p>
          </table:table-cell>
          <table:table-cell office:value-type="float" office:value="0.259756477" calcext:value-type="float">
            <text:p>0.259756477</text:p>
          </table:table-cell>
          <table:table-cell office:value-type="float" office:value="0.233065514" calcext:value-type="float">
            <text:p>0.233065514</text:p>
          </table:table-cell>
          <table:table-cell office:value-type="float" office:value="0.245272546" calcext:value-type="float">
            <text:p>0.245272546</text:p>
          </table:table-cell>
          <table:table-cell office:value-type="float" office:value="0.242995649" calcext:value-type="float">
            <text:p>0.242995649</text:p>
          </table:table-cell>
          <table:table-cell office:value-type="float" office:value="0.245272546" calcext:value-type="float">
            <text:p>0.245272546</text:p>
          </table:table-cell>
          <table:table-cell office:value-type="float" office:value="0.011014841" calcext:value-type="float">
            <text:p>0.0110148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018895" calcext:value-type="float">
            <text:p>0.243018895</text:p>
          </table:table-cell>
          <table:table-cell office:value-type="float" office:value="0.260064633" calcext:value-type="float">
            <text:p>0.260064633</text:p>
          </table:table-cell>
          <table:table-cell office:value-type="float" office:value="0.233439235" calcext:value-type="float">
            <text:p>0.233439235</text:p>
          </table:table-cell>
          <table:table-cell office:value-type="float" office:value="0.245507587" calcext:value-type="float">
            <text:p>0.245507587</text:p>
          </table:table-cell>
          <table:table-cell office:value-type="float" office:value="0.243018895" calcext:value-type="float">
            <text:p>0.243018895</text:p>
          </table:table-cell>
          <table:table-cell office:value-type="float" office:value="0.245507587" calcext:value-type="float">
            <text:p>0.245507587</text:p>
          </table:table-cell>
          <table:table-cell office:value-type="float" office:value="0.011011302" calcext:value-type="float">
            <text:p>0.0110113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366986" calcext:value-type="float">
            <text:p>0.243366986</text:p>
          </table:table-cell>
          <table:table-cell office:value-type="float" office:value="0.259590776" calcext:value-type="float">
            <text:p>0.259590776</text:p>
          </table:table-cell>
          <table:table-cell office:value-type="float" office:value="0.23298922" calcext:value-type="float">
            <text:p>0.23298922</text:p>
          </table:table-cell>
          <table:table-cell office:value-type="float" office:value="0.24531566" calcext:value-type="float">
            <text:p>0.24531566</text:p>
          </table:table-cell>
          <table:table-cell office:value-type="float" office:value="0.243366986" calcext:value-type="float">
            <text:p>0.243366986</text:p>
          </table:table-cell>
          <table:table-cell office:value-type="float" office:value="0.24531566" calcext:value-type="float">
            <text:p>0.24531566</text:p>
          </table:table-cell>
          <table:table-cell office:value-type="float" office:value="0.010947106" calcext:value-type="float">
            <text:p>0.0109471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251949" calcext:value-type="float">
            <text:p>0.243251949</text:p>
          </table:table-cell>
          <table:table-cell office:value-type="float" office:value="0.260543258" calcext:value-type="float">
            <text:p>0.260543258</text:p>
          </table:table-cell>
          <table:table-cell office:value-type="float" office:value="0.232875375" calcext:value-type="float">
            <text:p>0.232875375</text:p>
          </table:table-cell>
          <table:table-cell office:value-type="float" office:value="0.245556861" calcext:value-type="float">
            <text:p>0.245556861</text:p>
          </table:table-cell>
          <table:table-cell office:value-type="float" office:value="0.243251949" calcext:value-type="float">
            <text:p>0.243251949</text:p>
          </table:table-cell>
          <table:table-cell office:value-type="float" office:value="0.245556861" calcext:value-type="float">
            <text:p>0.245556861</text:p>
          </table:table-cell>
          <table:table-cell office:value-type="float" office:value="0.011412344" calcext:value-type="float">
            <text:p>0.0114123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114262" calcext:value-type="float">
            <text:p>0.243114262</text:p>
          </table:table-cell>
          <table:table-cell office:value-type="float" office:value="0.259634287" calcext:value-type="float">
            <text:p>0.259634287</text:p>
          </table:table-cell>
          <table:table-cell office:value-type="float" office:value="0.233667521" calcext:value-type="float">
            <text:p>0.233667521</text:p>
          </table:table-cell>
          <table:table-cell office:value-type="float" office:value="0.245472023" calcext:value-type="float">
            <text:p>0.245472023</text:p>
          </table:table-cell>
          <table:table-cell office:value-type="float" office:value="0.243114262" calcext:value-type="float">
            <text:p>0.243114262</text:p>
          </table:table-cell>
          <table:table-cell office:value-type="float" office:value="0.245472023" calcext:value-type="float">
            <text:p>0.245472023</text:p>
          </table:table-cell>
          <table:table-cell office:value-type="float" office:value="0.010731186" calcext:value-type="float">
            <text:p>0.01073118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008166" calcext:value-type="float">
            <text:p>0.243008166</text:p>
          </table:table-cell>
          <table:table-cell office:value-type="float" office:value="0.259934695" calcext:value-type="float">
            <text:p>0.259934695</text:p>
          </table:table-cell>
          <table:table-cell office:value-type="float" office:value="0.233742027" calcext:value-type="float">
            <text:p>0.233742027</text:p>
          </table:table-cell>
          <table:table-cell office:value-type="float" office:value="0.245561629" calcext:value-type="float">
            <text:p>0.245561629</text:p>
          </table:table-cell>
          <table:table-cell office:value-type="float" office:value="0.243008166" calcext:value-type="float">
            <text:p>0.243008166</text:p>
          </table:table-cell>
          <table:table-cell office:value-type="float" office:value="0.245561629" calcext:value-type="float">
            <text:p>0.245561629</text:p>
          </table:table-cell>
          <table:table-cell office:value-type="float" office:value="0.010844479" calcext:value-type="float">
            <text:p>0.01084447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451028" calcext:value-type="float">
            <text:p>0.243451028</text:p>
          </table:table-cell>
          <table:table-cell office:value-type="float" office:value="0.259028704" calcext:value-type="float">
            <text:p>0.259028704</text:p>
          </table:table-cell>
          <table:table-cell office:value-type="float" office:value="0.233663348" calcext:value-type="float">
            <text:p>0.233663348</text:p>
          </table:table-cell>
          <table:table-cell office:value-type="float" office:value="0.245381027" calcext:value-type="float">
            <text:p>0.245381027</text:p>
          </table:table-cell>
          <table:table-cell office:value-type="float" office:value="0.243451028" calcext:value-type="float">
            <text:p>0.243451028</text:p>
          </table:table-cell>
          <table:table-cell office:value-type="float" office:value="0.245381027" calcext:value-type="float">
            <text:p>0.245381027</text:p>
          </table:table-cell>
          <table:table-cell office:value-type="float" office:value="0.010444903" calcext:value-type="float">
            <text:p>0.0104449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909222" calcext:value-type="float">
            <text:p>0.242909222</text:p>
          </table:table-cell>
          <table:table-cell office:value-type="float" office:value="0.258220465" calcext:value-type="float">
            <text:p>0.258220465</text:p>
          </table:table-cell>
          <table:table-cell office:value-type="float" office:value="0.233798651" calcext:value-type="float">
            <text:p>0.233798651</text:p>
          </table:table-cell>
          <table:table-cell office:value-type="float" office:value="0.244976113" calcext:value-type="float">
            <text:p>0.244976113</text:p>
          </table:table-cell>
          <table:table-cell office:value-type="float" office:value="0.242909222" calcext:value-type="float">
            <text:p>0.242909222</text:p>
          </table:table-cell>
          <table:table-cell office:value-type="float" office:value="0.244976113" calcext:value-type="float">
            <text:p>0.244976113</text:p>
          </table:table-cell>
          <table:table-cell office:value-type="float" office:value="0.010076715" calcext:value-type="float">
            <text:p>0.0100767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877798" calcext:value-type="float">
            <text:p>0.243877798</text:p>
          </table:table-cell>
          <table:table-cell office:value-type="float" office:value="0.260426433" calcext:value-type="float">
            <text:p>0.260426433</text:p>
          </table:table-cell>
          <table:table-cell office:value-type="float" office:value="0.229584602" calcext:value-type="float">
            <text:p>0.229584602</text:p>
          </table:table-cell>
          <table:table-cell office:value-type="float" office:value="0.244629611" calcext:value-type="float">
            <text:p>0.244629611</text:p>
          </table:table-cell>
          <table:table-cell office:value-type="float" office:value="0.243877798" calcext:value-type="float">
            <text:p>0.243877798</text:p>
          </table:table-cell>
          <table:table-cell office:value-type="float" office:value="0.244629611" calcext:value-type="float">
            <text:p>0.244629611</text:p>
          </table:table-cell>
          <table:table-cell office:value-type="float" office:value="0.012602342" calcext:value-type="float">
            <text:p>0.01260234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60431202" calcext:value-type="float">
            <text:p>0.260431202</text:p>
          </table:table-cell>
          <table:table-cell office:value-type="float" office:value="0.229619173" calcext:value-type="float">
            <text:p>0.229619173</text:p>
          </table:table-cell>
          <table:table-cell office:value-type="float" office:value="0.244605372" calcext:value-type="float">
            <text:p>0.244605372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44605372" calcext:value-type="float">
            <text:p>0.244605372</text:p>
          </table:table-cell>
          <table:table-cell office:value-type="float" office:value="0.012592961" calcext:value-type="float">
            <text:p>0.0125929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926673" calcext:value-type="float">
            <text:p>0.243926673</text:p>
          </table:table-cell>
          <table:table-cell office:value-type="float" office:value="0.260835917" calcext:value-type="float">
            <text:p>0.260835917</text:p>
          </table:table-cell>
          <table:table-cell office:value-type="float" office:value="0.229442147" calcext:value-type="float">
            <text:p>0.229442147</text:p>
          </table:table-cell>
          <table:table-cell office:value-type="float" office:value="0.244734912" calcext:value-type="float">
            <text:p>0.244734912</text:p>
          </table:table-cell>
          <table:table-cell office:value-type="float" office:value="0.243926673" calcext:value-type="float">
            <text:p>0.243926673</text:p>
          </table:table-cell>
          <table:table-cell office:value-type="float" office:value="0.244734912" calcext:value-type="float">
            <text:p>0.244734912</text:p>
          </table:table-cell>
          <table:table-cell office:value-type="float" office:value="0.012829189" calcext:value-type="float">
            <text:p>0.0128291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967205" calcext:value-type="float">
            <text:p>0.243967205</text:p>
          </table:table-cell>
          <table:table-cell office:value-type="float" office:value="0.260388286" calcext:value-type="float">
            <text:p>0.260388286</text:p>
          </table:table-cell>
          <table:table-cell office:value-type="float" office:value="0.229114321" calcext:value-type="float">
            <text:p>0.229114321</text:p>
          </table:table-cell>
          <table:table-cell office:value-type="float" office:value="0.244489937" calcext:value-type="float">
            <text:p>0.244489937</text:p>
          </table:table-cell>
          <table:table-cell office:value-type="float" office:value="0.243967205" calcext:value-type="float">
            <text:p>0.243967205</text:p>
          </table:table-cell>
          <table:table-cell office:value-type="float" office:value="0.244489937" calcext:value-type="float">
            <text:p>0.244489937</text:p>
          </table:table-cell>
          <table:table-cell office:value-type="float" office:value="0.012772892" calcext:value-type="float">
            <text:p>0.01277289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948297" calcext:value-type="float">
            <text:p>0.244948297</text:p>
          </table:table-cell>
          <table:table-cell office:value-type="float" office:value="0.258298547" calcext:value-type="float">
            <text:p>0.258298547</text:p>
          </table:table-cell>
          <table:table-cell office:value-type="float" office:value="0.227782157" calcext:value-type="float">
            <text:p>0.227782157</text:p>
          </table:table-cell>
          <table:table-cell office:value-type="float" office:value="0.243676334" calcext:value-type="float">
            <text:p>0.243676334</text:p>
          </table:table-cell>
          <table:table-cell office:value-type="float" office:value="0.244948297" calcext:value-type="float">
            <text:p>0.244948297</text:p>
          </table:table-cell>
          <table:table-cell office:value-type="float" office:value="0.243676334" calcext:value-type="float">
            <text:p>0.243676334</text:p>
          </table:table-cell>
          <table:table-cell office:value-type="float" office:value="0.012490688" calcext:value-type="float">
            <text:p>0.01249068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759018" calcext:value-type="float">
            <text:p>0.242759018</text:p>
          </table:table-cell>
          <table:table-cell office:value-type="float" office:value="0.257481367" calcext:value-type="float">
            <text:p>0.257481367</text:p>
          </table:table-cell>
          <table:table-cell office:value-type="float" office:value="0.233413605" calcext:value-type="float">
            <text:p>0.233413605</text:p>
          </table:table-cell>
          <table:table-cell office:value-type="float" office:value="0.24455133" calcext:value-type="float">
            <text:p>0.24455133</text:p>
          </table:table-cell>
          <table:table-cell office:value-type="float" office:value="0.242759018" calcext:value-type="float">
            <text:p>0.242759018</text:p>
          </table:table-cell>
          <table:table-cell office:value-type="float" office:value="0.24455133" calcext:value-type="float">
            <text:p>0.24455133</text:p>
          </table:table-cell>
          <table:table-cell office:value-type="float" office:value="0.009907021" calcext:value-type="float">
            <text:p>0.00990702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851572" calcext:value-type="float">
            <text:p>0.243851572</text:p>
          </table:table-cell>
          <table:table-cell office:value-type="float" office:value="0.259889991" calcext:value-type="float">
            <text:p>0.259889991</text:p>
          </table:table-cell>
          <table:table-cell office:value-type="float" office:value="0.227838186" calcext:value-type="float">
            <text:p>0.227838186</text:p>
          </table:table-cell>
          <table:table-cell office:value-type="float" office:value="0.243859916" calcext:value-type="float">
            <text:p>0.243859916</text:p>
          </table:table-cell>
          <table:table-cell office:value-type="float" office:value="0.243851572" calcext:value-type="float">
            <text:p>0.243851572</text:p>
          </table:table-cell>
          <table:table-cell office:value-type="float" office:value="0.243859916" calcext:value-type="float">
            <text:p>0.243859916</text:p>
          </table:table-cell>
          <table:table-cell office:value-type="float" office:value="0.013085096" calcext:value-type="float">
            <text:p>0.0130850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577126" calcext:value-type="float">
            <text:p>0.245577126</text:p>
          </table:table-cell>
          <table:table-cell office:value-type="float" office:value="0.257996351" calcext:value-type="float">
            <text:p>0.257996351</text:p>
          </table:table-cell>
          <table:table-cell office:value-type="float" office:value="0.227853087" calcext:value-type="float">
            <text:p>0.227853087</text:p>
          </table:table-cell>
          <table:table-cell office:value-type="float" office:value="0.243808855" calcext:value-type="float">
            <text:p>0.243808855</text:p>
          </table:table-cell>
          <table:table-cell office:value-type="float" office:value="0.245577126" calcext:value-type="float">
            <text:p>0.245577126</text:p>
          </table:table-cell>
          <table:table-cell office:value-type="float" office:value="0.243808855" calcext:value-type="float">
            <text:p>0.243808855</text:p>
          </table:table-cell>
          <table:table-cell office:value-type="float" office:value="0.012369295" calcext:value-type="float">
            <text:p>0.01236929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5839983" calcext:value-type="float">
            <text:p>0.245839983</text:p>
          </table:table-cell>
          <table:table-cell office:value-type="float" office:value="0.257356198" calcext:value-type="float">
            <text:p>0.257356198</text:p>
          </table:table-cell>
          <table:table-cell office:value-type="float" office:value="0.228787688" calcext:value-type="float">
            <text:p>0.228787688</text:p>
          </table:table-cell>
          <table:table-cell office:value-type="float" office:value="0.243994623" calcext:value-type="float">
            <text:p>0.243994623</text:p>
          </table:table-cell>
          <table:table-cell office:value-type="float" office:value="0.245839983" calcext:value-type="float">
            <text:p>0.245839983</text:p>
          </table:table-cell>
          <table:table-cell office:value-type="float" office:value="0.243994623" calcext:value-type="float">
            <text:p>0.243994623</text:p>
          </table:table-cell>
          <table:table-cell office:value-type="float" office:value="0.011735813" calcext:value-type="float">
            <text:p>0.0117358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403677" calcext:value-type="float">
            <text:p>0.245403677</text:p>
          </table:table-cell>
          <table:table-cell office:value-type="float" office:value="0.258201391" calcext:value-type="float">
            <text:p>0.258201391</text:p>
          </table:table-cell>
          <table:table-cell office:value-type="float" office:value="0.229268697" calcext:value-type="float">
            <text:p>0.229268697</text:p>
          </table:table-cell>
          <table:table-cell office:value-type="float" office:value="0.244291255" calcext:value-type="float">
            <text:p>0.244291255</text:p>
          </table:table-cell>
          <table:table-cell office:value-type="float" office:value="0.245403677" calcext:value-type="float">
            <text:p>0.245403677</text:p>
          </table:table-cell>
          <table:table-cell office:value-type="float" office:value="0.244291255" calcext:value-type="float">
            <text:p>0.244291255</text:p>
          </table:table-cell>
          <table:table-cell office:value-type="float" office:value="0.011837886" calcext:value-type="float">
            <text:p>0.01183788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41793" calcext:value-type="float">
            <text:p>0.244541793</text:p>
          </table:table-cell>
          <table:table-cell office:value-type="float" office:value="0.260419281" calcext:value-type="float">
            <text:p>0.260419281</text:p>
          </table:table-cell>
          <table:table-cell office:value-type="float" office:value="0.231013922" calcext:value-type="float">
            <text:p>0.231013922</text:p>
          </table:table-cell>
          <table:table-cell office:value-type="float" office:value="0.245324999" calcext:value-type="float">
            <text:p>0.245324999</text:p>
          </table:table-cell>
          <table:table-cell office:value-type="float" office:value="0.244541793" calcext:value-type="float">
            <text:p>0.244541793</text:p>
          </table:table-cell>
          <table:table-cell office:value-type="float" office:value="0.245324999" calcext:value-type="float">
            <text:p>0.245324999</text:p>
          </table:table-cell>
          <table:table-cell office:value-type="float" office:value="0.012017455" calcext:value-type="float">
            <text:p>0.01201745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248372" calcext:value-type="float">
            <text:p>0.243248372</text:p>
          </table:table-cell>
          <table:table-cell office:value-type="float" office:value="0.259412558" calcext:value-type="float">
            <text:p>0.259412558</text:p>
          </table:table-cell>
          <table:table-cell office:value-type="float" office:value="0.234274296" calcext:value-type="float">
            <text:p>0.234274296</text:p>
          </table:table-cell>
          <table:table-cell office:value-type="float" office:value="0.245645076" calcext:value-type="float">
            <text:p>0.245645076</text:p>
          </table:table-cell>
          <table:table-cell office:value-type="float" office:value="0.243248372" calcext:value-type="float">
            <text:p>0.243248372</text:p>
          </table:table-cell>
          <table:table-cell office:value-type="float" office:value="0.245645076" calcext:value-type="float">
            <text:p>0.245645076</text:p>
          </table:table-cell>
          <table:table-cell office:value-type="float" office:value="0.010401641" calcext:value-type="float">
            <text:p>0.01040164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66307" calcext:value-type="float">
            <text:p>0.242866307</text:p>
          </table:table-cell>
          <table:table-cell office:value-type="float" office:value="0.257870586" calcext:value-type="float">
            <text:p>0.257870586</text:p>
          </table:table-cell>
          <table:table-cell office:value-type="float" office:value="0.234187273" calcext:value-type="float">
            <text:p>0.234187273</text:p>
          </table:table-cell>
          <table:table-cell office:value-type="float" office:value="0.244974722" calcext:value-type="float">
            <text:p>0.244974722</text:p>
          </table:table-cell>
          <table:table-cell office:value-type="float" office:value="0.242866307" calcext:value-type="float">
            <text:p>0.242866307</text:p>
          </table:table-cell>
          <table:table-cell office:value-type="float" office:value="0.244974722" calcext:value-type="float">
            <text:p>0.244974722</text:p>
          </table:table-cell>
          <table:table-cell office:value-type="float" office:value="0.00978294" calcext:value-type="float">
            <text:p>0.0097829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014126" calcext:value-type="float">
            <text:p>0.243014126</text:p>
          </table:table-cell>
          <table:table-cell office:value-type="float" office:value="0.258467228" calcext:value-type="float">
            <text:p>0.258467228</text:p>
          </table:table-cell>
          <table:table-cell office:value-type="float" office:value="0.233615069" calcext:value-type="float">
            <text:p>0.233615069</text:p>
          </table:table-cell>
          <table:table-cell office:value-type="float" office:value="0.245032141" calcext:value-type="float">
            <text:p>0.245032141</text:p>
          </table:table-cell>
          <table:table-cell office:value-type="float" office:value="0.243014126" calcext:value-type="float">
            <text:p>0.243014126</text:p>
          </table:table-cell>
          <table:table-cell office:value-type="float" office:value="0.245032141" calcext:value-type="float">
            <text:p>0.245032141</text:p>
          </table:table-cell>
          <table:table-cell office:value-type="float" office:value="0.010245706" calcext:value-type="float">
            <text:p>0.01024570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6513" calcext:value-type="float">
            <text:p>0.2436513</text:p>
          </table:table-cell>
          <table:table-cell office:value-type="float" office:value="0.261788399" calcext:value-type="float">
            <text:p>0.261788399</text:p>
          </table:table-cell>
          <table:table-cell office:value-type="float" office:value="0.229412941" calcext:value-type="float">
            <text:p>0.229412941</text:p>
          </table:table-cell>
          <table:table-cell office:value-type="float" office:value="0.24495088" calcext:value-type="float">
            <text:p>0.24495088</text:p>
          </table:table-cell>
          <table:table-cell office:value-type="float" office:value="0.2436513" calcext:value-type="float">
            <text:p>0.2436513</text:p>
          </table:table-cell>
          <table:table-cell office:value-type="float" office:value="0.24495088" calcext:value-type="float">
            <text:p>0.24495088</text:p>
          </table:table-cell>
          <table:table-cell office:value-type="float" office:value="0.013249132" calcext:value-type="float">
            <text:p>0.01324913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002537" calcext:value-type="float">
            <text:p>0.245002537</text:p>
          </table:table-cell>
          <table:table-cell office:value-type="float" office:value="0.259338052" calcext:value-type="float">
            <text:p>0.259338052</text:p>
          </table:table-cell>
          <table:table-cell office:value-type="float" office:value="0.228379992" calcext:value-type="float">
            <text:p>0.228379992</text:p>
          </table:table-cell>
          <table:table-cell office:value-type="float" office:value="0.244240194" calcext:value-type="float">
            <text:p>0.244240194</text:p>
          </table:table-cell>
          <table:table-cell office:value-type="float" office:value="0.245002537" calcext:value-type="float">
            <text:p>0.245002537</text:p>
          </table:table-cell>
          <table:table-cell office:value-type="float" office:value="0.244240194" calcext:value-type="float">
            <text:p>0.244240194</text:p>
          </table:table-cell>
          <table:table-cell office:value-type="float" office:value="0.012650066" calcext:value-type="float">
            <text:p>0.01265006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6021777" calcext:value-type="float">
            <text:p>0.246021777</text:p>
          </table:table-cell>
          <table:table-cell office:value-type="float" office:value="0.25698188" calcext:value-type="float">
            <text:p>0.25698188</text:p>
          </table:table-cell>
          <table:table-cell office:value-type="float" office:value="0.228282836" calcext:value-type="float">
            <text:p>0.228282836</text:p>
          </table:table-cell>
          <table:table-cell office:value-type="float" office:value="0.243762165" calcext:value-type="float">
            <text:p>0.243762165</text:p>
          </table:table-cell>
          <table:table-cell office:value-type="float" office:value="0.246021777" calcext:value-type="float">
            <text:p>0.246021777</text:p>
          </table:table-cell>
          <table:table-cell office:value-type="float" office:value="0.243762165" calcext:value-type="float">
            <text:p>0.243762165</text:p>
          </table:table-cell>
          <table:table-cell office:value-type="float" office:value="0.011824781" calcext:value-type="float">
            <text:p>0.01182478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5594412" calcext:value-type="float">
            <text:p>0.245594412</text:p>
          </table:table-cell>
          <table:table-cell office:value-type="float" office:value="0.25792721" calcext:value-type="float">
            <text:p>0.25792721</text:p>
          </table:table-cell>
          <table:table-cell office:value-type="float" office:value="0.22896829" calcext:value-type="float">
            <text:p>0.22896829</text:p>
          </table:table-cell>
          <table:table-cell office:value-type="float" office:value="0.244163304" calcext:value-type="float">
            <text:p>0.244163304</text:p>
          </table:table-cell>
          <table:table-cell office:value-type="float" office:value="0.245594412" calcext:value-type="float">
            <text:p>0.245594412</text:p>
          </table:table-cell>
          <table:table-cell office:value-type="float" office:value="0.244163304" calcext:value-type="float">
            <text:p>0.244163304</text:p>
          </table:table-cell>
          <table:table-cell office:value-type="float" office:value="0.01186566" calcext:value-type="float">
            <text:p>0.0118656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129495" calcext:value-type="float">
            <text:p>0.245129495</text:p>
          </table:table-cell>
          <table:table-cell office:value-type="float" office:value="0.259804757" calcext:value-type="float">
            <text:p>0.259804757</text:p>
          </table:table-cell>
          <table:table-cell office:value-type="float" office:value="0.230137733" calcext:value-type="float">
            <text:p>0.230137733</text:p>
          </table:table-cell>
          <table:table-cell office:value-type="float" office:value="0.245023995" calcext:value-type="float">
            <text:p>0.245023995</text:p>
          </table:table-cell>
          <table:table-cell office:value-type="float" office:value="0.245129495" calcext:value-type="float">
            <text:p>0.245129495</text:p>
          </table:table-cell>
          <table:table-cell office:value-type="float" office:value="0.245023995" calcext:value-type="float">
            <text:p>0.245023995</text:p>
          </table:table-cell>
          <table:table-cell office:value-type="float" office:value="0.012111741" calcext:value-type="float">
            <text:p>0.0121117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946343" calcext:value-type="float">
            <text:p>0.243946343</text:p>
          </table:table-cell>
          <table:table-cell office:value-type="float" office:value="0.261762173" calcext:value-type="float">
            <text:p>0.261762173</text:p>
          </table:table-cell>
          <table:table-cell office:value-type="float" office:value="0.23191276" calcext:value-type="float">
            <text:p>0.23191276</text:p>
          </table:table-cell>
          <table:table-cell office:value-type="float" office:value="0.245873759" calcext:value-type="float">
            <text:p>0.245873759</text:p>
          </table:table-cell>
          <table:table-cell office:value-type="float" office:value="0.243946343" calcext:value-type="float">
            <text:p>0.243946343</text:p>
          </table:table-cell>
          <table:table-cell office:value-type="float" office:value="0.245873759" calcext:value-type="float">
            <text:p>0.245873759</text:p>
          </table:table-cell>
          <table:table-cell office:value-type="float" office:value="0.012261949" calcext:value-type="float">
            <text:p>0.01226194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26983" calcext:value-type="float">
            <text:p>0.24326983</text:p>
          </table:table-cell>
          <table:table-cell office:value-type="float" office:value="0.261257918" calcext:value-type="float">
            <text:p>0.261257918</text:p>
          </table:table-cell>
          <table:table-cell office:value-type="float" office:value="0.233509568" calcext:value-type="float">
            <text:p>0.233509568</text:p>
          </table:table-cell>
          <table:table-cell office:value-type="float" office:value="0.246012439" calcext:value-type="float">
            <text:p>0.246012439</text:p>
          </table:table-cell>
          <table:table-cell office:value-type="float" office:value="0.24326983" calcext:value-type="float">
            <text:p>0.24326983</text:p>
          </table:table-cell>
          <table:table-cell office:value-type="float" office:value="0.246012439" calcext:value-type="float">
            <text:p>0.246012439</text:p>
          </table:table-cell>
          <table:table-cell office:value-type="float" office:value="0.011493017" calcext:value-type="float">
            <text:p>0.01149301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079095" calcext:value-type="float">
            <text:p>0.243079095</text:p>
          </table:table-cell>
          <table:table-cell office:value-type="float" office:value="0.259993703" calcext:value-type="float">
            <text:p>0.259993703</text:p>
          </table:table-cell>
          <table:table-cell office:value-type="float" office:value="0.234301714" calcext:value-type="float">
            <text:p>0.234301714</text:p>
          </table:table-cell>
          <table:table-cell office:value-type="float" office:value="0.245791504" calcext:value-type="float">
            <text:p>0.245791504</text:p>
          </table:table-cell>
          <table:table-cell office:value-type="float" office:value="0.243079095" calcext:value-type="float">
            <text:p>0.243079095</text:p>
          </table:table-cell>
          <table:table-cell office:value-type="float" office:value="0.245791504" calcext:value-type="float">
            <text:p>0.245791504</text:p>
          </table:table-cell>
          <table:table-cell office:value-type="float" office:value="0.010662628" calcext:value-type="float">
            <text:p>0.0106626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370298" calcext:value-type="float">
            <text:p>0.245370298</text:p>
          </table:table-cell>
          <table:table-cell office:value-type="float" office:value="0.259108574" calcext:value-type="float">
            <text:p>0.259108574</text:p>
          </table:table-cell>
          <table:table-cell office:value-type="float" office:value="0.228312043" calcext:value-type="float">
            <text:p>0.228312043</text:p>
          </table:table-cell>
          <table:table-cell office:value-type="float" office:value="0.244263638" calcext:value-type="float">
            <text:p>0.244263638</text:p>
          </table:table-cell>
          <table:table-cell office:value-type="float" office:value="0.245370298" calcext:value-type="float">
            <text:p>0.245370298</text:p>
          </table:table-cell>
          <table:table-cell office:value-type="float" office:value="0.244263638" calcext:value-type="float">
            <text:p>0.244263638</text:p>
          </table:table-cell>
          <table:table-cell office:value-type="float" office:value="0.01259696" calcext:value-type="float">
            <text:p>0.0125969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5535999" calcext:value-type="float">
            <text:p>0.245535999</text:p>
          </table:table-cell>
          <table:table-cell office:value-type="float" office:value="0.258288414" calcext:value-type="float">
            <text:p>0.258288414</text:p>
          </table:table-cell>
          <table:table-cell office:value-type="float" office:value="0.228458074" calcext:value-type="float">
            <text:p>0.228458074</text:p>
          </table:table-cell>
          <table:table-cell office:value-type="float" office:value="0.244094162" calcext:value-type="float">
            <text:p>0.244094162</text:p>
          </table:table-cell>
          <table:table-cell office:value-type="float" office:value="0.245535999" calcext:value-type="float">
            <text:p>0.245535999</text:p>
          </table:table-cell>
          <table:table-cell office:value-type="float" office:value="0.244094162" calcext:value-type="float">
            <text:p>0.244094162</text:p>
          </table:table-cell>
          <table:table-cell office:value-type="float" office:value="0.012220787" calcext:value-type="float">
            <text:p>0.01222078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569378" calcext:value-type="float">
            <text:p>0.245569378</text:p>
          </table:table-cell>
          <table:table-cell office:value-type="float" office:value="0.258687765" calcext:value-type="float">
            <text:p>0.258687765</text:p>
          </table:table-cell>
          <table:table-cell office:value-type="float" office:value="0.229054717" calcext:value-type="float">
            <text:p>0.229054717</text:p>
          </table:table-cell>
          <table:table-cell office:value-type="float" office:value="0.244437287" calcext:value-type="float">
            <text:p>0.244437287</text:p>
          </table:table-cell>
          <table:table-cell office:value-type="float" office:value="0.245569378" calcext:value-type="float">
            <text:p>0.245569378</text:p>
          </table:table-cell>
          <table:table-cell office:value-type="float" office:value="0.244437287" calcext:value-type="float">
            <text:p>0.244437287</text:p>
          </table:table-cell>
          <table:table-cell office:value-type="float" office:value="0.012124098" calcext:value-type="float">
            <text:p>0.0121240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301753" calcext:value-type="float">
            <text:p>0.245301753</text:p>
          </table:table-cell>
          <table:table-cell office:value-type="float" office:value="0.258309276" calcext:value-type="float">
            <text:p>0.258309276</text:p>
          </table:table-cell>
          <table:table-cell office:value-type="float" office:value="0.229546455" calcext:value-type="float">
            <text:p>0.229546455</text:p>
          </table:table-cell>
          <table:table-cell office:value-type="float" office:value="0.244385828" calcext:value-type="float">
            <text:p>0.244385828</text:p>
          </table:table-cell>
          <table:table-cell office:value-type="float" office:value="0.245301753" calcext:value-type="float">
            <text:p>0.245301753</text:p>
          </table:table-cell>
          <table:table-cell office:value-type="float" office:value="0.244385828" calcext:value-type="float">
            <text:p>0.244385828</text:p>
          </table:table-cell>
          <table:table-cell office:value-type="float" office:value="0.01176022" calcext:value-type="float">
            <text:p>0.011760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566231" calcext:value-type="float">
            <text:p>0.244566231</text:p>
          </table:table-cell>
          <table:table-cell office:value-type="float" office:value="0.261037977" calcext:value-type="float">
            <text:p>0.261037977</text:p>
          </table:table-cell>
          <table:table-cell office:value-type="float" office:value="0.230598477" calcext:value-type="float">
            <text:p>0.230598477</text:p>
          </table:table-cell>
          <table:table-cell office:value-type="float" office:value="0.245400895" calcext:value-type="float">
            <text:p>0.245400895</text:p>
          </table:table-cell>
          <table:table-cell office:value-type="float" office:value="0.244566231" calcext:value-type="float">
            <text:p>0.244566231</text:p>
          </table:table-cell>
          <table:table-cell office:value-type="float" office:value="0.245400895" calcext:value-type="float">
            <text:p>0.245400895</text:p>
          </table:table-cell>
          <table:table-cell office:value-type="float" office:value="0.012440881" calcext:value-type="float">
            <text:p>0.01244088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002205" calcext:value-type="float">
            <text:p>0.243002205</text:p>
          </table:table-cell>
          <table:table-cell office:value-type="float" office:value="0.260185034" calcext:value-type="float">
            <text:p>0.260185034</text:p>
          </table:table-cell>
          <table:table-cell office:value-type="float" office:value="0.231325058" calcext:value-type="float">
            <text:p>0.231325058</text:p>
          </table:table-cell>
          <table:table-cell office:value-type="float" office:value="0.244837432" calcext:value-type="float">
            <text:p>0.244837432</text:p>
          </table:table-cell>
          <table:table-cell office:value-type="float" office:value="0.243002205" calcext:value-type="float">
            <text:p>0.243002205</text:p>
          </table:table-cell>
          <table:table-cell office:value-type="float" office:value="0.244837432" calcext:value-type="float">
            <text:p>0.244837432</text:p>
          </table:table-cell>
          <table:table-cell office:value-type="float" office:value="0.011853287" calcext:value-type="float">
            <text:p>0.01185328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472486" calcext:value-type="float">
            <text:p>0.243472486</text:p>
          </table:table-cell>
          <table:table-cell office:value-type="float" office:value="0.260568888" calcext:value-type="float">
            <text:p>0.260568888</text:p>
          </table:table-cell>
          <table:table-cell office:value-type="float" office:value="0.230844048" calcext:value-type="float">
            <text:p>0.230844048</text:p>
          </table:table-cell>
          <table:table-cell office:value-type="float" office:value="0.244961808" calcext:value-type="float">
            <text:p>0.244961808</text:p>
          </table:table-cell>
          <table:table-cell office:value-type="float" office:value="0.243472486" calcext:value-type="float">
            <text:p>0.243472486</text:p>
          </table:table-cell>
          <table:table-cell office:value-type="float" office:value="0.244961808" calcext:value-type="float">
            <text:p>0.244961808</text:p>
          </table:table-cell>
          <table:table-cell office:value-type="float" office:value="0.012180725" calcext:value-type="float">
            <text:p>0.0121807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288474" calcext:value-type="float">
            <text:p>0.244288474</text:p>
          </table:table-cell>
          <table:table-cell office:value-type="float" office:value="0.260041387" calcext:value-type="float">
            <text:p>0.260041387</text:p>
          </table:table-cell>
          <table:table-cell office:value-type="float" office:value="0.228976635" calcext:value-type="float">
            <text:p>0.228976635</text:p>
          </table:table-cell>
          <table:table-cell office:value-type="float" office:value="0.244435498" calcext:value-type="float">
            <text:p>0.244435498</text:p>
          </table:table-cell>
          <table:table-cell office:value-type="float" office:value="0.244288474" calcext:value-type="float">
            <text:p>0.244288474</text:p>
          </table:table-cell>
          <table:table-cell office:value-type="float" office:value="0.244435498" calcext:value-type="float">
            <text:p>0.244435498</text:p>
          </table:table-cell>
          <table:table-cell office:value-type="float" office:value="0.012682558" calcext:value-type="float">
            <text:p>0.0126825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610935" calcext:value-type="float">
            <text:p>0.244610935</text:p>
          </table:table-cell>
          <table:table-cell office:value-type="float" office:value="0.259598525" calcext:value-type="float">
            <text:p>0.259598525</text:p>
          </table:table-cell>
          <table:table-cell office:value-type="float" office:value="0.228379396" calcext:value-type="float">
            <text:p>0.228379396</text:p>
          </table:table-cell>
          <table:table-cell office:value-type="float" office:value="0.244196285" calcext:value-type="float">
            <text:p>0.244196285</text:p>
          </table:table-cell>
          <table:table-cell office:value-type="float" office:value="0.244610935" calcext:value-type="float">
            <text:p>0.244610935</text:p>
          </table:table-cell>
          <table:table-cell office:value-type="float" office:value="0.244196285" calcext:value-type="float">
            <text:p>0.244196285</text:p>
          </table:table-cell>
          <table:table-cell office:value-type="float" office:value="0.012748528" calcext:value-type="float">
            <text:p>0.0127485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5407849" calcext:value-type="float">
            <text:p>0.245407849</text:p>
          </table:table-cell>
          <table:table-cell office:value-type="float" office:value="0.258771808" calcext:value-type="float">
            <text:p>0.258771808</text:p>
          </table:table-cell>
          <table:table-cell office:value-type="float" office:value="0.228596357" calcext:value-type="float">
            <text:p>0.228596357</text:p>
          </table:table-cell>
          <table:table-cell office:value-type="float" office:value="0.244258671" calcext:value-type="float">
            <text:p>0.244258671</text:p>
          </table:table-cell>
          <table:table-cell office:value-type="float" office:value="0.245407849" calcext:value-type="float">
            <text:p>0.245407849</text:p>
          </table:table-cell>
          <table:table-cell office:value-type="float" office:value="0.244258671" calcext:value-type="float">
            <text:p>0.244258671</text:p>
          </table:table-cell>
          <table:table-cell office:value-type="float" office:value="0.012345847" calcext:value-type="float">
            <text:p>0.01234584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555072" calcext:value-type="float">
            <text:p>0.245555072</text:p>
          </table:table-cell>
          <table:table-cell office:value-type="float" office:value="0.258449347" calcext:value-type="float">
            <text:p>0.258449347</text:p>
          </table:table-cell>
          <table:table-cell office:value-type="float" office:value="0.228171972" calcext:value-type="float">
            <text:p>0.228171972</text:p>
          </table:table-cell>
          <table:table-cell office:value-type="float" office:value="0.244058797" calcext:value-type="float">
            <text:p>0.244058797</text:p>
          </table:table-cell>
          <table:table-cell office:value-type="float" office:value="0.245555072" calcext:value-type="float">
            <text:p>0.245555072</text:p>
          </table:table-cell>
          <table:table-cell office:value-type="float" office:value="0.244058797" calcext:value-type="float">
            <text:p>0.244058797</text:p>
          </table:table-cell>
          <table:table-cell office:value-type="float" office:value="0.012405885" calcext:value-type="float">
            <text:p>0.01240588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5714813" calcext:value-type="float">
            <text:p>0.245714813</text:p>
          </table:table-cell>
          <table:table-cell office:value-type="float" office:value="0.258041651" calcext:value-type="float">
            <text:p>0.258041651</text:p>
          </table:table-cell>
          <table:table-cell office:value-type="float" office:value="0.228409198" calcext:value-type="float">
            <text:p>0.228409198</text:p>
          </table:table-cell>
          <table:table-cell office:value-type="float" office:value="0.244055221" calcext:value-type="float">
            <text:p>0.244055221</text:p>
          </table:table-cell>
          <table:table-cell office:value-type="float" office:value="0.245714813" calcext:value-type="float">
            <text:p>0.245714813</text:p>
          </table:table-cell>
          <table:table-cell office:value-type="float" office:value="0.244055221" calcext:value-type="float">
            <text:p>0.244055221</text:p>
          </table:table-cell>
          <table:table-cell office:value-type="float" office:value="0.012154183" calcext:value-type="float">
            <text:p>0.0121541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586144" calcext:value-type="float">
            <text:p>0.24586144</text:p>
          </table:table-cell>
          <table:table-cell office:value-type="float" office:value="0.258571536" calcext:value-type="float">
            <text:p>0.258571536</text:p>
          </table:table-cell>
          <table:table-cell office:value-type="float" office:value="0.22870901" calcext:value-type="float">
            <text:p>0.22870901</text:p>
          </table:table-cell>
          <table:table-cell office:value-type="float" office:value="0.244380662" calcext:value-type="float">
            <text:p>0.244380662</text:p>
          </table:table-cell>
          <table:table-cell office:value-type="float" office:value="0.24586144" calcext:value-type="float">
            <text:p>0.24586144</text:p>
          </table:table-cell>
          <table:table-cell office:value-type="float" office:value="0.244380662" calcext:value-type="float">
            <text:p>0.244380662</text:p>
          </table:table-cell>
          <table:table-cell office:value-type="float" office:value="0.012236207" calcext:value-type="float">
            <text:p>0.0122362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5672494" calcext:value-type="float">
            <text:p>0.245672494</text:p>
          </table:table-cell>
          <table:table-cell office:value-type="float" office:value="0.258396895" calcext:value-type="float">
            <text:p>0.258396895</text:p>
          </table:table-cell>
          <table:table-cell office:value-type="float" office:value="0.228762058" calcext:value-type="float">
            <text:p>0.228762058</text:p>
          </table:table-cell>
          <table:table-cell office:value-type="float" office:value="0.244277149" calcext:value-type="float">
            <text:p>0.244277149</text:p>
          </table:table-cell>
          <table:table-cell office:value-type="float" office:value="0.245672494" calcext:value-type="float">
            <text:p>0.245672494</text:p>
          </table:table-cell>
          <table:table-cell office:value-type="float" office:value="0.244277149" calcext:value-type="float">
            <text:p>0.244277149</text:p>
          </table:table-cell>
          <table:table-cell office:value-type="float" office:value="0.012138537" calcext:value-type="float">
            <text:p>0.01213853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679314" calcext:value-type="float">
            <text:p>0.243679314</text:p>
          </table:table-cell>
          <table:table-cell office:value-type="float" office:value="0.262079866" calcext:value-type="float">
            <text:p>0.262079866</text:p>
          </table:table-cell>
          <table:table-cell office:value-type="float" office:value="0.23329976" calcext:value-type="float">
            <text:p>0.23329976</text:p>
          </table:table-cell>
          <table:table-cell office:value-type="float" office:value="0.24635298" calcext:value-type="float">
            <text:p>0.24635298</text:p>
          </table:table-cell>
          <table:table-cell office:value-type="float" office:value="0.243679314" calcext:value-type="float">
            <text:p>0.243679314</text:p>
          </table:table-cell>
          <table:table-cell office:value-type="float" office:value="0.24635298" calcext:value-type="float">
            <text:p>0.24635298</text:p>
          </table:table-cell>
          <table:table-cell office:value-type="float" office:value="0.01190056" calcext:value-type="float">
            <text:p>0.0119005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723852" calcext:value-type="float">
            <text:p>0.242723852</text:p>
          </table:table-cell>
          <table:table-cell office:value-type="float" office:value="0.259695084" calcext:value-type="float">
            <text:p>0.259695084</text:p>
          </table:table-cell>
          <table:table-cell office:value-type="float" office:value="0.234577088" calcext:value-type="float">
            <text:p>0.234577088</text:p>
          </table:table-cell>
          <table:table-cell office:value-type="float" office:value="0.245665341" calcext:value-type="float">
            <text:p>0.245665341</text:p>
          </table:table-cell>
          <table:table-cell office:value-type="float" office:value="0.242723852" calcext:value-type="float">
            <text:p>0.242723852</text:p>
          </table:table-cell>
          <table:table-cell office:value-type="float" office:value="0.245665341" calcext:value-type="float">
            <text:p>0.245665341</text:p>
          </table:table-cell>
          <table:table-cell office:value-type="float" office:value="0.010463196" calcext:value-type="float">
            <text:p>0.0104631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611795" calcext:value-type="float">
            <text:p>0.242611795</text:p>
          </table:table-cell>
          <table:table-cell office:value-type="float" office:value="0.259287388" calcext:value-type="float">
            <text:p>0.259287388</text:p>
          </table:table-cell>
          <table:table-cell office:value-type="float" office:value="0.233930973" calcext:value-type="float">
            <text:p>0.233930973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242611795" calcext:value-type="float">
            <text:p>0.242611795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010521828" calcext:value-type="float">
            <text:p>0.01052182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455201" calcext:value-type="float">
            <text:p>0.243455201</text:p>
          </table:table-cell>
          <table:table-cell office:value-type="float" office:value="0.262057216" calcext:value-type="float">
            <text:p>0.262057216</text:p>
          </table:table-cell>
          <table:table-cell office:value-type="float" office:value="0.231750635" calcext:value-type="float">
            <text:p>0.231750635</text:p>
          </table:table-cell>
          <table:table-cell office:value-type="float" office:value="0.245754351" calcext:value-type="float">
            <text:p>0.245754351</text:p>
          </table:table-cell>
          <table:table-cell office:value-type="float" office:value="0.243455201" calcext:value-type="float">
            <text:p>0.243455201</text:p>
          </table:table-cell>
          <table:table-cell office:value-type="float" office:value="0.245754351" calcext:value-type="float">
            <text:p>0.245754351</text:p>
          </table:table-cell>
          <table:table-cell office:value-type="float" office:value="0.012478963" calcext:value-type="float">
            <text:p>0.01247896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181947" calcext:value-type="float">
            <text:p>0.245181947</text:p>
          </table:table-cell>
          <table:table-cell office:value-type="float" office:value="0.260866912" calcext:value-type="float">
            <text:p>0.260866912</text:p>
          </table:table-cell>
          <table:table-cell office:value-type="float" office:value="0.228711394" calcext:value-type="float">
            <text:p>0.228711394</text:p>
          </table:table-cell>
          <table:table-cell office:value-type="float" office:value="0.244920084" calcext:value-type="float">
            <text:p>0.244920084</text:p>
          </table:table-cell>
          <table:table-cell office:value-type="float" office:value="0.245181947" calcext:value-type="float">
            <text:p>0.245181947</text:p>
          </table:table-cell>
          <table:table-cell office:value-type="float" office:value="0.244920084" calcext:value-type="float">
            <text:p>0.244920084</text:p>
          </table:table-cell>
          <table:table-cell office:value-type="float" office:value="0.013128741" calcext:value-type="float">
            <text:p>0.01312874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4783788" calcext:value-type="float">
            <text:p>0.244783788</text:p>
          </table:table-cell>
          <table:table-cell office:value-type="float" office:value="0.258909495" calcext:value-type="float">
            <text:p>0.258909495</text:p>
          </table:table-cell>
          <table:table-cell office:value-type="float" office:value="0.226227072" calcext:value-type="float">
            <text:p>0.226227072</text:p>
          </table:table-cell>
          <table:table-cell office:value-type="float" office:value="0.243306785" calcext:value-type="float">
            <text:p>0.243306785</text:p>
          </table:table-cell>
          <table:table-cell office:value-type="float" office:value="0.244783788" calcext:value-type="float">
            <text:p>0.244783788</text:p>
          </table:table-cell>
          <table:table-cell office:value-type="float" office:value="0.243306785" calcext:value-type="float">
            <text:p>0.243306785</text:p>
          </table:table-cell>
          <table:table-cell office:value-type="float" office:value="0.013383356" calcext:value-type="float">
            <text:p>0.01338335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252844721" calcext:value-type="float">
            <text:p>0.252844721</text:p>
          </table:table-cell>
          <table:table-cell office:value-type="float" office:value="0.227808979" calcext:value-type="float">
            <text:p>0.227808979</text:p>
          </table:table-cell>
          <table:table-cell office:value-type="float" office:value="0.241976807" calcext:value-type="float">
            <text:p>0.241976807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241976807" calcext:value-type="float">
            <text:p>0.241976807</text:p>
          </table:table-cell>
          <table:table-cell office:value-type="float" office:value="0.01048377" calcext:value-type="float">
            <text:p>0.0104837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000153" calcext:value-type="float">
            <text:p>0.245000153</text:p>
          </table:table-cell>
          <table:table-cell office:value-type="float" office:value="0.252649218" calcext:value-type="float">
            <text:p>0.252649218</text:p>
          </table:table-cell>
          <table:table-cell office:value-type="float" office:value="0.229066638" calcext:value-type="float">
            <text:p>0.229066638</text:p>
          </table:table-cell>
          <table:table-cell office:value-type="float" office:value="0.24223867" calcext:value-type="float">
            <text:p>0.24223867</text:p>
          </table:table-cell>
          <table:table-cell office:value-type="float" office:value="0.245000153" calcext:value-type="float">
            <text:p>0.245000153</text:p>
          </table:table-cell>
          <table:table-cell office:value-type="float" office:value="0.24223867" calcext:value-type="float">
            <text:p>0.24223867</text:p>
          </table:table-cell>
          <table:table-cell office:value-type="float" office:value="0.009823573" calcext:value-type="float">
            <text:p>0.00982357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428809" calcext:value-type="float">
            <text:p>0.242428809</text:p>
          </table:table-cell>
          <table:table-cell office:value-type="float" office:value="0.252298743" calcext:value-type="float">
            <text:p>0.252298743</text:p>
          </table:table-cell>
          <table:table-cell office:value-type="float" office:value="0.231993822" calcext:value-type="float">
            <text:p>0.231993822</text:p>
          </table:table-cell>
          <table:table-cell office:value-type="float" office:value="0.242240458" calcext:value-type="float">
            <text:p>0.242240458</text:p>
          </table:table-cell>
          <table:table-cell office:value-type="float" office:value="0.242428809" calcext:value-type="float">
            <text:p>0.242428809</text:p>
          </table:table-cell>
          <table:table-cell office:value-type="float" office:value="0.242240458" calcext:value-type="float">
            <text:p>0.242240458</text:p>
          </table:table-cell>
          <table:table-cell office:value-type="float" office:value="0.008290519" calcext:value-type="float">
            <text:p>0.00829051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309765" calcext:value-type="float">
            <text:p>0.243309765</text:p>
          </table:table-cell>
          <table:table-cell office:value-type="float" office:value="0.254057676" calcext:value-type="float">
            <text:p>0.254057676</text:p>
          </table:table-cell>
          <table:table-cell office:value-type="float" office:value="0.230388073" calcext:value-type="float">
            <text:p>0.230388073</text:p>
          </table:table-cell>
          <table:table-cell office:value-type="float" office:value="0.242585171" calcext:value-type="float">
            <text:p>0.242585171</text:p>
          </table:table-cell>
          <table:table-cell office:value-type="float" office:value="0.243309765" calcext:value-type="float">
            <text:p>0.243309765</text:p>
          </table:table-cell>
          <table:table-cell office:value-type="float" office:value="0.242585171" calcext:value-type="float">
            <text:p>0.242585171</text:p>
          </table:table-cell>
          <table:table-cell office:value-type="float" office:value="0.009676649" calcext:value-type="float">
            <text:p>0.00967664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254929" calcext:value-type="float">
            <text:p>0.243254929</text:p>
          </table:table-cell>
          <table:table-cell office:value-type="float" office:value="0.259012611" calcext:value-type="float">
            <text:p>0.259012611</text:p>
          </table:table-cell>
          <table:table-cell office:value-type="float" office:value="0.229216245" calcext:value-type="float">
            <text:p>0.229216245</text:p>
          </table:table-cell>
          <table:table-cell office:value-type="float" office:value="0.243827928" calcext:value-type="float">
            <text:p>0.243827928</text:p>
          </table:table-cell>
          <table:table-cell office:value-type="float" office:value="0.243254929" calcext:value-type="float">
            <text:p>0.243254929</text:p>
          </table:table-cell>
          <table:table-cell office:value-type="float" office:value="0.243827928" calcext:value-type="float">
            <text:p>0.243827928</text:p>
          </table:table-cell>
          <table:table-cell office:value-type="float" office:value="0.012171061" calcext:value-type="float">
            <text:p>0.01217106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217974" calcext:value-type="float">
            <text:p>0.243217974</text:p>
          </table:table-cell>
          <table:table-cell office:value-type="float" office:value="0.26061538" calcext:value-type="float">
            <text:p>0.26061538</text:p>
          </table:table-cell>
          <table:table-cell office:value-type="float" office:value="0.227721361" calcext:value-type="float">
            <text:p>0.227721361</text:p>
          </table:table-cell>
          <table:table-cell office:value-type="float" office:value="0.243851572" calcext:value-type="float">
            <text:p>0.243851572</text:p>
          </table:table-cell>
          <table:table-cell office:value-type="float" office:value="0.243217974" calcext:value-type="float">
            <text:p>0.243217974</text:p>
          </table:table-cell>
          <table:table-cell office:value-type="float" office:value="0.243851572" calcext:value-type="float">
            <text:p>0.243851572</text:p>
          </table:table-cell>
          <table:table-cell office:value-type="float" office:value="0.013436399" calcext:value-type="float">
            <text:p>0.01343639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681698" calcext:value-type="float">
            <text:p>0.243681698</text:p>
          </table:table-cell>
          <table:table-cell office:value-type="float" office:value="0.257576735" calcext:value-type="float">
            <text:p>0.257576735</text:p>
          </table:table-cell>
          <table:table-cell office:value-type="float" office:value="0.229033259" calcext:value-type="float">
            <text:p>0.229033259</text:p>
          </table:table-cell>
          <table:table-cell office:value-type="float" office:value="0.243430564" calcext:value-type="float">
            <text:p>0.243430564</text:p>
          </table:table-cell>
          <table:table-cell office:value-type="float" office:value="0.243681698" calcext:value-type="float">
            <text:p>0.243681698</text:p>
          </table:table-cell>
          <table:table-cell office:value-type="float" office:value="0.243430564" calcext:value-type="float">
            <text:p>0.243430564</text:p>
          </table:table-cell>
          <table:table-cell office:value-type="float" office:value="0.011654178" calcext:value-type="float">
            <text:p>0.0116541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4158535" calcext:value-type="float">
            <text:p>0.244158535</text:p>
          </table:table-cell>
          <table:table-cell office:value-type="float" office:value="0.256779224" calcext:value-type="float">
            <text:p>0.256779224</text:p>
          </table:table-cell>
          <table:table-cell office:value-type="float" office:value="0.228652981" calcext:value-type="float">
            <text:p>0.228652981</text:p>
          </table:table-cell>
          <table:table-cell office:value-type="float" office:value="0.243196914" calcext:value-type="float">
            <text:p>0.243196914</text:p>
          </table:table-cell>
          <table:table-cell office:value-type="float" office:value="0.244158535" calcext:value-type="float">
            <text:p>0.244158535</text:p>
          </table:table-cell>
          <table:table-cell office:value-type="float" office:value="0.243196914" calcext:value-type="float">
            <text:p>0.243196914</text:p>
          </table:table-cell>
          <table:table-cell office:value-type="float" office:value="0.011502606" calcext:value-type="float">
            <text:p>0.01150260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414423" calcext:value-type="float">
            <text:p>0.24414423</text:p>
          </table:table-cell>
          <table:table-cell office:value-type="float" office:value="0.255355865" calcext:value-type="float">
            <text:p>0.255355865</text:p>
          </table:table-cell>
          <table:table-cell office:value-type="float" office:value="0.228562382" calcext:value-type="float">
            <text:p>0.228562382</text:p>
          </table:table-cell>
          <table:table-cell office:value-type="float" office:value="0.242687493" calcext:value-type="float">
            <text:p>0.242687493</text:p>
          </table:table-cell>
          <table:table-cell office:value-type="float" office:value="0.24414423" calcext:value-type="float">
            <text:p>0.24414423</text:p>
          </table:table-cell>
          <table:table-cell office:value-type="float" office:value="0.242687493" calcext:value-type="float">
            <text:p>0.242687493</text:p>
          </table:table-cell>
          <table:table-cell office:value-type="float" office:value="0.010986787" calcext:value-type="float">
            <text:p>0.01098678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4406491" calcext:value-type="float">
            <text:p>0.244406491</text:p>
          </table:table-cell>
          <table:table-cell office:value-type="float" office:value="0.25515321" calcext:value-type="float">
            <text:p>0.25515321</text:p>
          </table:table-cell>
          <table:table-cell office:value-type="float" office:value="0.228305486" calcext:value-type="float">
            <text:p>0.228305486</text:p>
          </table:table-cell>
          <table:table-cell office:value-type="float" office:value="0.242621729" calcext:value-type="float">
            <text:p>0.242621729</text:p>
          </table:table-cell>
          <table:table-cell office:value-type="float" office:value="0.244406491" calcext:value-type="float">
            <text:p>0.244406491</text:p>
          </table:table-cell>
          <table:table-cell office:value-type="float" office:value="0.242621729" calcext:value-type="float">
            <text:p>0.242621729</text:p>
          </table:table-cell>
          <table:table-cell office:value-type="float" office:value="0.011032953" calcext:value-type="float">
            <text:p>0.01103295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4753986" calcext:value-type="float">
            <text:p>0.244753986</text:p>
          </table:table-cell>
          <table:table-cell office:value-type="float" office:value="0.254901678" calcext:value-type="float">
            <text:p>0.254901678</text:p>
          </table:table-cell>
          <table:table-cell office:value-type="float" office:value="0.228002099" calcext:value-type="float">
            <text:p>0.228002099</text:p>
          </table:table-cell>
          <table:table-cell office:value-type="float" office:value="0.242552587" calcext:value-type="float">
            <text:p>0.242552587</text:p>
          </table:table-cell>
          <table:table-cell office:value-type="float" office:value="0.244753986" calcext:value-type="float">
            <text:p>0.244753986</text:p>
          </table:table-cell>
          <table:table-cell office:value-type="float" office:value="0.242552587" calcext:value-type="float">
            <text:p>0.242552587</text:p>
          </table:table-cell>
          <table:table-cell office:value-type="float" office:value="0.011091482" calcext:value-type="float">
            <text:p>0.01109148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83326" calcext:value-type="float">
            <text:p>0.24483326</text:p>
          </table:table-cell>
          <table:table-cell office:value-type="float" office:value="0.25482598" calcext:value-type="float">
            <text:p>0.25482598</text:p>
          </table:table-cell>
          <table:table-cell office:value-type="float" office:value="0.227788118" calcext:value-type="float">
            <text:p>0.227788118</text:p>
          </table:table-cell>
          <table:table-cell office:value-type="float" office:value="0.242482453" calcext:value-type="float">
            <text:p>0.242482453</text:p>
          </table:table-cell>
          <table:table-cell office:value-type="float" office:value="0.24483326" calcext:value-type="float">
            <text:p>0.24483326</text:p>
          </table:table-cell>
          <table:table-cell office:value-type="float" office:value="0.242482453" calcext:value-type="float">
            <text:p>0.242482453</text:p>
          </table:table-cell>
          <table:table-cell office:value-type="float" office:value="0.011162623" calcext:value-type="float">
            <text:p>0.0111626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4937568" calcext:value-type="float">
            <text:p>0.244937568</text:p>
          </table:table-cell>
          <table:table-cell office:value-type="float" office:value="0.25343898" calcext:value-type="float">
            <text:p>0.25343898</text:p>
          </table:table-cell>
          <table:table-cell office:value-type="float" office:value="0.227822093" calcext:value-type="float">
            <text:p>0.227822093</text:p>
          </table:table-cell>
          <table:table-cell office:value-type="float" office:value="0.242066214" calcext:value-type="float">
            <text:p>0.242066214</text:p>
          </table:table-cell>
          <table:table-cell office:value-type="float" office:value="0.244937568" calcext:value-type="float">
            <text:p>0.244937568</text:p>
          </table:table-cell>
          <table:table-cell office:value-type="float" office:value="0.242066214" calcext:value-type="float">
            <text:p>0.242066214</text:p>
          </table:table-cell>
          <table:table-cell office:value-type="float" office:value="0.010653317" calcext:value-type="float">
            <text:p>0.01065331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5304733" calcext:value-type="float">
            <text:p>0.245304733</text:p>
          </table:table-cell>
          <table:table-cell office:value-type="float" office:value="0.252668888" calcext:value-type="float">
            <text:p>0.252668888</text:p>
          </table:table-cell>
          <table:table-cell office:value-type="float" office:value="0.227754143" calcext:value-type="float">
            <text:p>0.227754143</text:p>
          </table:table-cell>
          <table:table-cell office:value-type="float" office:value="0.241909255" calcext:value-type="float">
            <text:p>0.241909255</text:p>
          </table:table-cell>
          <table:table-cell office:value-type="float" office:value="0.245304733" calcext:value-type="float">
            <text:p>0.245304733</text:p>
          </table:table-cell>
          <table:table-cell office:value-type="float" office:value="0.241909255" calcext:value-type="float">
            <text:p>0.241909255</text:p>
          </table:table-cell>
          <table:table-cell office:value-type="float" office:value="0.010450935" calcext:value-type="float">
            <text:p>0.01045093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2684512" calcext:value-type="float">
            <text:p>0.242684512</text:p>
          </table:table-cell>
          <table:table-cell office:value-type="float" office:value="0.252898962" calcext:value-type="float">
            <text:p>0.252898962</text:p>
          </table:table-cell>
          <table:table-cell office:value-type="float" office:value="0.232227472" calcext:value-type="float">
            <text:p>0.232227472</text:p>
          </table:table-cell>
          <table:table-cell office:value-type="float" office:value="0.242603649" calcext:value-type="float">
            <text:p>0.242603649</text:p>
          </table:table-cell>
          <table:table-cell office:value-type="float" office:value="0.242684512" calcext:value-type="float">
            <text:p>0.242684512</text:p>
          </table:table-cell>
          <table:table-cell office:value-type="float" office:value="0.242603649" calcext:value-type="float">
            <text:p>0.242603649</text:p>
          </table:table-cell>
          <table:table-cell office:value-type="float" office:value="0.008439294" calcext:value-type="float">
            <text:p>0.00843929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2759614" calcext:value-type="float">
            <text:p>0.242759614</text:p>
          </table:table-cell>
          <table:table-cell office:value-type="float" office:value="0.254842669" calcext:value-type="float">
            <text:p>0.254842669</text:p>
          </table:table-cell>
          <table:table-cell office:value-type="float" office:value="0.231203464" calcext:value-type="float">
            <text:p>0.231203464</text:p>
          </table:table-cell>
          <table:table-cell office:value-type="float" office:value="0.242935249" calcext:value-type="float">
            <text:p>0.242935249</text:p>
          </table:table-cell>
          <table:table-cell office:value-type="float" office:value="0.242759614" calcext:value-type="float">
            <text:p>0.242759614</text:p>
          </table:table-cell>
          <table:table-cell office:value-type="float" office:value="0.242935249" calcext:value-type="float">
            <text:p>0.242935249</text:p>
          </table:table-cell>
          <table:table-cell office:value-type="float" office:value="0.009651464" calcext:value-type="float">
            <text:p>0.00965146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2967039" calcext:value-type="float">
            <text:p>0.242967039</text:p>
          </table:table-cell>
          <table:table-cell office:value-type="float" office:value="0.254613787" calcext:value-type="float">
            <text:p>0.254613787</text:p>
          </table:table-cell>
          <table:table-cell office:value-type="float" office:value="0.231503872" calcext:value-type="float">
            <text:p>0.231503872</text:p>
          </table:table-cell>
          <table:table-cell office:value-type="float" office:value="0.243028233" calcext:value-type="float">
            <text:p>0.243028233</text:p>
          </table:table-cell>
          <table:table-cell office:value-type="float" office:value="0.242967039" calcext:value-type="float">
            <text:p>0.242967039</text:p>
          </table:table-cell>
          <table:table-cell office:value-type="float" office:value="0.243028233" calcext:value-type="float">
            <text:p>0.243028233</text:p>
          </table:table-cell>
          <table:table-cell office:value-type="float" office:value="0.009434683" calcext:value-type="float">
            <text:p>0.0094346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2980152" calcext:value-type="float">
            <text:p>0.242980152</text:p>
          </table:table-cell>
          <table:table-cell office:value-type="float" office:value="0.254680545" calcext:value-type="float">
            <text:p>0.254680545</text:p>
          </table:table-cell>
          <table:table-cell office:value-type="float" office:value="0.231850771" calcext:value-type="float">
            <text:p>0.231850771</text:p>
          </table:table-cell>
          <table:table-cell office:value-type="float" office:value="0.243170489" calcext:value-type="float">
            <text:p>0.243170489</text:p>
          </table:table-cell>
          <table:table-cell office:value-type="float" office:value="0.242980152" calcext:value-type="float">
            <text:p>0.242980152</text:p>
          </table:table-cell>
          <table:table-cell office:value-type="float" office:value="0.243170489" calcext:value-type="float">
            <text:p>0.243170489</text:p>
          </table:table-cell>
          <table:table-cell office:value-type="float" office:value="0.009321188" calcext:value-type="float">
            <text:p>0.00932118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3262082" calcext:value-type="float">
            <text:p>0.243262082</text:p>
          </table:table-cell>
          <table:table-cell office:value-type="float" office:value="0.252395302" calcext:value-type="float">
            <text:p>0.252395302</text:p>
          </table:table-cell>
          <table:table-cell office:value-type="float" office:value="0.23221734" calcext:value-type="float">
            <text:p>0.23221734</text:p>
          </table:table-cell>
          <table:table-cell office:value-type="float" office:value="0.242624908" calcext:value-type="float">
            <text:p>0.242624908</text:p>
          </table:table-cell>
          <table:table-cell office:value-type="float" office:value="0.243262082" calcext:value-type="float">
            <text:p>0.243262082</text:p>
          </table:table-cell>
          <table:table-cell office:value-type="float" office:value="0.242624908" calcext:value-type="float">
            <text:p>0.242624908</text:p>
          </table:table-cell>
          <table:table-cell office:value-type="float" office:value="0.008249931" calcext:value-type="float">
            <text:p>0.00824993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3123203" calcext:value-type="float">
            <text:p>0.243123203</text:p>
          </table:table-cell>
          <table:table-cell office:value-type="float" office:value="0.25293234" calcext:value-type="float">
            <text:p>0.25293234</text:p>
          </table:table-cell>
          <table:table-cell office:value-type="float" office:value="0.231646327" calcext:value-type="float">
            <text:p>0.231646327</text:p>
          </table:table-cell>
          <table:table-cell office:value-type="float" office:value="0.24256729" calcext:value-type="float">
            <text:p>0.24256729</text:p>
          </table:table-cell>
          <table:table-cell office:value-type="float" office:value="0.243123203" calcext:value-type="float">
            <text:p>0.243123203</text:p>
          </table:table-cell>
          <table:table-cell office:value-type="float" office:value="0.24256729" calcext:value-type="float">
            <text:p>0.24256729</text:p>
          </table:table-cell>
          <table:table-cell office:value-type="float" office:value="0.008698865" calcext:value-type="float">
            <text:p>0.00869886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3058234" calcext:value-type="float">
            <text:p>0.243058234</text:p>
          </table:table-cell>
          <table:table-cell office:value-type="float" office:value="0.254231722" calcext:value-type="float">
            <text:p>0.254231722</text:p>
          </table:table-cell>
          <table:table-cell office:value-type="float" office:value="0.230639008" calcext:value-type="float">
            <text:p>0.230639008</text:p>
          </table:table-cell>
          <table:table-cell office:value-type="float" office:value="0.242642988" calcext:value-type="float">
            <text:p>0.242642988</text:p>
          </table:table-cell>
          <table:table-cell office:value-type="float" office:value="0.243058234" calcext:value-type="float">
            <text:p>0.243058234</text:p>
          </table:table-cell>
          <table:table-cell office:value-type="float" office:value="0.242642988" calcext:value-type="float">
            <text:p>0.242642988</text:p>
          </table:table-cell>
          <table:table-cell office:value-type="float" office:value="0.009636159" calcext:value-type="float">
            <text:p>0.00963615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3361621" calcext:value-type="float">
            <text:p>0.243361621</text:p>
          </table:table-cell>
          <table:table-cell office:value-type="float" office:value="0.253978998" calcext:value-type="float">
            <text:p>0.253978998</text:p>
          </table:table-cell>
          <table:table-cell office:value-type="float" office:value="0.230643777" calcext:value-type="float">
            <text:p>0.230643777</text:p>
          </table:table-cell>
          <table:table-cell office:value-type="float" office:value="0.242661465" calcext:value-type="float">
            <text:p>0.242661465</text:p>
          </table:table-cell>
          <table:table-cell office:value-type="float" office:value="0.243361621" calcext:value-type="float">
            <text:p>0.243361621</text:p>
          </table:table-cell>
          <table:table-cell office:value-type="float" office:value="0.242661465" calcext:value-type="float">
            <text:p>0.242661465</text:p>
          </table:table-cell>
          <table:table-cell office:value-type="float" office:value="0.00953942" calcext:value-type="float">
            <text:p>0.0095394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3691235" calcext:value-type="float">
            <text:p>0.243691235</text:p>
          </table:table-cell>
          <table:table-cell office:value-type="float" office:value="0.254183442" calcext:value-type="float">
            <text:p>0.254183442</text:p>
          </table:table-cell>
          <table:table-cell office:value-type="float" office:value="0.230117468" calcext:value-type="float">
            <text:p>0.230117468</text:p>
          </table:table-cell>
          <table:table-cell office:value-type="float" office:value="0.242664048" calcext:value-type="float">
            <text:p>0.242664048</text:p>
          </table:table-cell>
          <table:table-cell office:value-type="float" office:value="0.243691235" calcext:value-type="float">
            <text:p>0.243691235</text:p>
          </table:table-cell>
          <table:table-cell office:value-type="float" office:value="0.242664048" calcext:value-type="float">
            <text:p>0.242664048</text:p>
          </table:table-cell>
          <table:table-cell office:value-type="float" office:value="0.009851704" calcext:value-type="float">
            <text:p>0.00985170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3890911" calcext:value-type="float">
            <text:p>0.243890911</text:p>
          </table:table-cell>
          <table:table-cell office:value-type="float" office:value="0.254215032" calcext:value-type="float">
            <text:p>0.254215032</text:p>
          </table:table-cell>
          <table:table-cell office:value-type="float" office:value="0.229261545" calcext:value-type="float">
            <text:p>0.229261545</text:p>
          </table:table-cell>
          <table:table-cell office:value-type="float" office:value="0.242455829" calcext:value-type="float">
            <text:p>0.242455829</text:p>
          </table:table-cell>
          <table:table-cell office:value-type="float" office:value="0.243890911" calcext:value-type="float">
            <text:p>0.243890911</text:p>
          </table:table-cell>
          <table:table-cell office:value-type="float" office:value="0.242455829" calcext:value-type="float">
            <text:p>0.242455829</text:p>
          </table:table-cell>
          <table:table-cell office:value-type="float" office:value="0.010237634" calcext:value-type="float">
            <text:p>0.01023763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4498282" calcext:value-type="float">
            <text:p>0.244498282</text:p>
          </table:table-cell>
          <table:table-cell office:value-type="float" office:value="0.253655941" calcext:value-type="float">
            <text:p>0.253655941</text:p>
          </table:table-cell>
          <table:table-cell office:value-type="float" office:value="0.228602317" calcext:value-type="float">
            <text:p>0.228602317</text:p>
          </table:table-cell>
          <table:table-cell office:value-type="float" office:value="0.24225218" calcext:value-type="float">
            <text:p>0.24225218</text:p>
          </table:table-cell>
          <table:table-cell office:value-type="float" office:value="0.244498282" calcext:value-type="float">
            <text:p>0.244498282</text:p>
          </table:table-cell>
          <table:table-cell office:value-type="float" office:value="0.24225218" calcext:value-type="float">
            <text:p>0.24225218</text:p>
          </table:table-cell>
          <table:table-cell office:value-type="float" office:value="0.010350676" calcext:value-type="float">
            <text:p>0.01035067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5718985" calcext:value-type="float">
            <text:p>0.245718985</text:p>
          </table:table-cell>
          <table:table-cell office:value-type="float" office:value="0.250871807" calcext:value-type="float">
            <text:p>0.250871807</text:p>
          </table:table-cell>
          <table:table-cell office:value-type="float" office:value="0.228171376" calcext:value-type="float">
            <text:p>0.228171376</text:p>
          </table:table-cell>
          <table:table-cell office:value-type="float" office:value="0.241587389" calcext:value-type="float">
            <text:p>0.241587389</text:p>
          </table:table-cell>
          <table:table-cell office:value-type="float" office:value="0.245718985" calcext:value-type="float">
            <text:p>0.245718985</text:p>
          </table:table-cell>
          <table:table-cell office:value-type="float" office:value="0.241587389" calcext:value-type="float">
            <text:p>0.241587389</text:p>
          </table:table-cell>
          <table:table-cell office:value-type="float" office:value="0.009716994" calcext:value-type="float">
            <text:p>0.00971699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5427519" calcext:value-type="float">
            <text:p>0.245427519</text:p>
          </table:table-cell>
          <table:table-cell office:value-type="float" office:value="0.251507789" calcext:value-type="float">
            <text:p>0.251507789</text:p>
          </table:table-cell>
          <table:table-cell office:value-type="float" office:value="0.228198198" calcext:value-type="float">
            <text:p>0.228198198</text:p>
          </table:table-cell>
          <table:table-cell office:value-type="float" office:value="0.241711168" calcext:value-type="float">
            <text:p>0.241711168</text:p>
          </table:table-cell>
          <table:table-cell office:value-type="float" office:value="0.245427519" calcext:value-type="float">
            <text:p>0.245427519</text:p>
          </table:table-cell>
          <table:table-cell office:value-type="float" office:value="0.241711168" calcext:value-type="float">
            <text:p>0.241711168</text:p>
          </table:table-cell>
          <table:table-cell office:value-type="float" office:value="0.009872274" calcext:value-type="float">
            <text:p>0.00987227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5583087" calcext:value-type="float">
            <text:p>0.245583087</text:p>
          </table:table-cell>
          <table:table-cell office:value-type="float" office:value="0.251799852" calcext:value-type="float">
            <text:p>0.251799852</text:p>
          </table:table-cell>
          <table:table-cell office:value-type="float" office:value="0.22868338" calcext:value-type="float">
            <text:p>0.22868338</text:p>
          </table:table-cell>
          <table:table-cell office:value-type="float" office:value="0.242022106" calcext:value-type="float">
            <text:p>0.242022106</text:p>
          </table:table-cell>
          <table:table-cell office:value-type="float" office:value="0.245583087" calcext:value-type="float">
            <text:p>0.245583087</text:p>
          </table:table-cell>
          <table:table-cell office:value-type="float" office:value="0.242022106" calcext:value-type="float">
            <text:p>0.242022106</text:p>
          </table:table-cell>
          <table:table-cell office:value-type="float" office:value="0.009767404" calcext:value-type="float">
            <text:p>0.00976740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698554" calcext:value-type="float">
            <text:p>0.244698554</text:p>
          </table:table-cell>
          <table:table-cell office:value-type="float" office:value="0.2521545" calcext:value-type="float">
            <text:p>0.2521545</text:p>
          </table:table-cell>
          <table:table-cell office:value-type="float" office:value="0.229139355" calcext:value-type="float">
            <text:p>0.229139355</text:p>
          </table:table-cell>
          <table:table-cell office:value-type="float" office:value="0.24199747" calcext:value-type="float">
            <text:p>0.24199747</text:p>
          </table:table-cell>
          <table:table-cell office:value-type="float" office:value="0.244698554" calcext:value-type="float">
            <text:p>0.244698554</text:p>
          </table:table-cell>
          <table:table-cell office:value-type="float" office:value="0.24199747" calcext:value-type="float">
            <text:p>0.24199747</text:p>
          </table:table-cell>
          <table:table-cell office:value-type="float" office:value="0.009588052" calcext:value-type="float">
            <text:p>0.00958805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754582" calcext:value-type="float">
            <text:p>0.244754582</text:p>
          </table:table-cell>
          <table:table-cell office:value-type="float" office:value="0.252041251" calcext:value-type="float">
            <text:p>0.252041251</text:p>
          </table:table-cell>
          <table:table-cell office:value-type="float" office:value="0.230034021" calcext:value-type="float">
            <text:p>0.230034021</text:p>
          </table:table-cell>
          <table:table-cell office:value-type="float" office:value="0.242276618" calcext:value-type="float">
            <text:p>0.242276618</text:p>
          </table:table-cell>
          <table:table-cell office:value-type="float" office:value="0.244754582" calcext:value-type="float">
            <text:p>0.244754582</text:p>
          </table:table-cell>
          <table:table-cell office:value-type="float" office:value="0.242276618" calcext:value-type="float">
            <text:p>0.242276618</text:p>
          </table:table-cell>
          <table:table-cell office:value-type="float" office:value="0.009153679" calcext:value-type="float">
            <text:p>0.00915367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309931" calcext:value-type="float">
            <text:p>0.244309931</text:p>
          </table:table-cell>
          <table:table-cell office:value-type="float" office:value="0.253149301" calcext:value-type="float">
            <text:p>0.253149301</text:p>
          </table:table-cell>
          <table:table-cell office:value-type="float" office:value="0.230619935" calcext:value-type="float">
            <text:p>0.230619935</text:p>
          </table:table-cell>
          <table:table-cell office:value-type="float" office:value="0.242693056" calcext:value-type="float">
            <text:p>0.242693056</text:p>
          </table:table-cell>
          <table:table-cell office:value-type="float" office:value="0.244309931" calcext:value-type="float">
            <text:p>0.244309931</text:p>
          </table:table-cell>
          <table:table-cell office:value-type="float" office:value="0.242693056" calcext:value-type="float">
            <text:p>0.242693056</text:p>
          </table:table-cell>
          <table:table-cell office:value-type="float" office:value="0.009268362" calcext:value-type="float">
            <text:p>0.00926836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3623286" calcext:value-type="float">
            <text:p>0.243623286</text:p>
          </table:table-cell>
          <table:table-cell office:value-type="float" office:value="0.25372389" calcext:value-type="float">
            <text:p>0.25372389</text:p>
          </table:table-cell>
          <table:table-cell office:value-type="float" office:value="0.231275586" calcext:value-type="float">
            <text:p>0.231275586</text:p>
          </table:table-cell>
          <table:table-cell office:value-type="float" office:value="0.242874254" calcext:value-type="float">
            <text:p>0.242874254</text:p>
          </table:table-cell>
          <table:table-cell office:value-type="float" office:value="0.243623286" calcext:value-type="float">
            <text:p>0.243623286</text:p>
          </table:table-cell>
          <table:table-cell office:value-type="float" office:value="0.242874254" calcext:value-type="float">
            <text:p>0.242874254</text:p>
          </table:table-cell>
          <table:table-cell office:value-type="float" office:value="0.009179774" calcext:value-type="float">
            <text:p>0.00917977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3223339" calcext:value-type="float">
            <text:p>0.243223339</text:p>
          </table:table-cell>
          <table:table-cell office:value-type="float" office:value="0.252831608" calcext:value-type="float">
            <text:p>0.252831608</text:p>
          </table:table-cell>
          <table:table-cell office:value-type="float" office:value="0.232055215" calcext:value-type="float">
            <text:p>0.232055215</text:p>
          </table:table-cell>
          <table:table-cell office:value-type="float" office:value="0.242703387" calcext:value-type="float">
            <text:p>0.242703387</text:p>
          </table:table-cell>
          <table:table-cell office:value-type="float" office:value="0.243223339" calcext:value-type="float">
            <text:p>0.243223339</text:p>
          </table:table-cell>
          <table:table-cell office:value-type="float" office:value="0.242703387" calcext:value-type="float">
            <text:p>0.242703387</text:p>
          </table:table-cell>
          <table:table-cell office:value-type="float" office:value="0.008489892" calcext:value-type="float">
            <text:p>0.0084898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945581" calcext:value-type="float">
            <text:p>0.242945581</text:p>
          </table:table-cell>
          <table:table-cell office:value-type="float" office:value="0.251873166" calcext:value-type="float">
            <text:p>0.251873166</text:p>
          </table:table-cell>
          <table:table-cell office:value-type="float" office:value="0.232532648" calcext:value-type="float">
            <text:p>0.232532648</text:p>
          </table:table-cell>
          <table:table-cell office:value-type="float" office:value="0.242450465" calcext:value-type="float">
            <text:p>0.242450465</text:p>
          </table:table-cell>
          <table:table-cell office:value-type="float" office:value="0.242945581" calcext:value-type="float">
            <text:p>0.242945581</text:p>
          </table:table-cell>
          <table:table-cell office:value-type="float" office:value="0.242450465" calcext:value-type="float">
            <text:p>0.242450465</text:p>
          </table:table-cell>
          <table:table-cell office:value-type="float" office:value="0.007903491" calcext:value-type="float">
            <text:p>0.00790349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792397" calcext:value-type="float">
            <text:p>0.242792397</text:p>
          </table:table-cell>
          <table:table-cell office:value-type="float" office:value="0.251781374" calcext:value-type="float">
            <text:p>0.251781374</text:p>
          </table:table-cell>
          <table:table-cell office:value-type="float" office:value="0.232776431" calcext:value-type="float">
            <text:p>0.232776431</text:p>
          </table:table-cell>
          <table:table-cell office:value-type="float" office:value="0.242450067" calcext:value-type="float">
            <text:p>0.242450067</text:p>
          </table:table-cell>
          <table:table-cell office:value-type="float" office:value="0.242792397" calcext:value-type="float">
            <text:p>0.242792397</text:p>
          </table:table-cell>
          <table:table-cell office:value-type="float" office:value="0.242450067" calcext:value-type="float">
            <text:p>0.242450067</text:p>
          </table:table-cell>
          <table:table-cell office:value-type="float" office:value="0.007762511" calcext:value-type="float">
            <text:p>0.00776251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853194" calcext:value-type="float">
            <text:p>0.242853194</text:p>
          </table:table-cell>
          <table:table-cell office:value-type="float" office:value="0.252168805" calcext:value-type="float">
            <text:p>0.252168805</text:p>
          </table:table-cell>
          <table:table-cell office:value-type="float" office:value="0.2323288" calcext:value-type="float">
            <text:p>0.2323288</text:p>
          </table:table-cell>
          <table:table-cell office:value-type="float" office:value="0.242450266" calcext:value-type="float">
            <text:p>0.242450266</text:p>
          </table:table-cell>
          <table:table-cell office:value-type="float" office:value="0.242853194" calcext:value-type="float">
            <text:p>0.242853194</text:p>
          </table:table-cell>
          <table:table-cell office:value-type="float" office:value="0.242450266" calcext:value-type="float">
            <text:p>0.242450266</text:p>
          </table:table-cell>
          <table:table-cell office:value-type="float" office:value="0.008104657" calcext:value-type="float">
            <text:p>0.00810465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907434" calcext:value-type="float">
            <text:p>0.242907434</text:p>
          </table:table-cell>
          <table:table-cell office:value-type="float" office:value="0.252296359" calcext:value-type="float">
            <text:p>0.252296359</text:p>
          </table:table-cell>
          <table:table-cell office:value-type="float" office:value="0.232013492" calcext:value-type="float">
            <text:p>0.232013492</text:p>
          </table:table-cell>
          <table:table-cell office:value-type="float" office:value="0.242405761" calcext:value-type="float">
            <text:p>0.242405761</text:p>
          </table:table-cell>
          <table:table-cell office:value-type="float" office:value="0.242907434" calcext:value-type="float">
            <text:p>0.242907434</text:p>
          </table:table-cell>
          <table:table-cell office:value-type="float" office:value="0.242405761" calcext:value-type="float">
            <text:p>0.242405761</text:p>
          </table:table-cell>
          <table:table-cell office:value-type="float" office:value="0.008288041" calcext:value-type="float">
            <text:p>0.00828804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4987636" calcext:value-type="float">
            <text:p>0.244987636</text:p>
          </table:table-cell>
          <table:table-cell office:value-type="float" office:value="0.25331679" calcext:value-type="float">
            <text:p>0.25331679</text:p>
          </table:table-cell>
          <table:table-cell office:value-type="float" office:value="0.227799443" calcext:value-type="float">
            <text:p>0.227799443</text:p>
          </table:table-cell>
          <table:table-cell office:value-type="float" office:value="0.242034623" calcext:value-type="float">
            <text:p>0.242034623</text:p>
          </table:table-cell>
          <table:table-cell office:value-type="float" office:value="0.244987636" calcext:value-type="float">
            <text:p>0.244987636</text:p>
          </table:table-cell>
          <table:table-cell office:value-type="float" office:value="0.242034623" calcext:value-type="float">
            <text:p>0.242034623</text:p>
          </table:table-cell>
          <table:table-cell office:value-type="float" office:value="0.010624625" calcext:value-type="float">
            <text:p>0.01062462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3886738" calcext:value-type="float">
            <text:p>0.243886738</text:p>
          </table:table-cell>
          <table:table-cell office:value-type="float" office:value="0.253529579" calcext:value-type="float">
            <text:p>0.253529579</text:p>
          </table:table-cell>
          <table:table-cell office:value-type="float" office:value="0.231422213" calcext:value-type="float">
            <text:p>0.231422213</text:p>
          </table:table-cell>
          <table:table-cell office:value-type="float" office:value="0.242946177" calcext:value-type="float">
            <text:p>0.242946177</text:p>
          </table:table-cell>
          <table:table-cell office:value-type="float" office:value="0.243886738" calcext:value-type="float">
            <text:p>0.243886738</text:p>
          </table:table-cell>
          <table:table-cell office:value-type="float" office:value="0.242946177" calcext:value-type="float">
            <text:p>0.242946177</text:p>
          </table:table-cell>
          <table:table-cell office:value-type="float" office:value="0.009049766" calcext:value-type="float">
            <text:p>0.00904976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3576198" calcext:value-type="float">
            <text:p>0.243576198</text:p>
          </table:table-cell>
          <table:table-cell office:value-type="float" office:value="0.253326923" calcext:value-type="float">
            <text:p>0.253326923</text:p>
          </table:table-cell>
          <table:table-cell office:value-type="float" office:value="0.231814412" calcext:value-type="float">
            <text:p>0.231814412</text:p>
          </table:table-cell>
          <table:table-cell office:value-type="float" office:value="0.242905844" calcext:value-type="float">
            <text:p>0.242905844</text:p>
          </table:table-cell>
          <table:table-cell office:value-type="float" office:value="0.243576198" calcext:value-type="float">
            <text:p>0.243576198</text:p>
          </table:table-cell>
          <table:table-cell office:value-type="float" office:value="0.242905844" calcext:value-type="float">
            <text:p>0.242905844</text:p>
          </table:table-cell>
          <table:table-cell office:value-type="float" office:value="0.008795228" calcext:value-type="float">
            <text:p>0.00879522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947369" calcext:value-type="float">
            <text:p>0.242947369</text:p>
          </table:table-cell>
          <table:table-cell office:value-type="float" office:value="0.25285247" calcext:value-type="float">
            <text:p>0.25285247</text:p>
          </table:table-cell>
          <table:table-cell office:value-type="float" office:value="0.232578544" calcext:value-type="float">
            <text:p>0.232578544</text:p>
          </table:table-cell>
          <table:table-cell office:value-type="float" office:value="0.242792794" calcext:value-type="float">
            <text:p>0.242792794</text:p>
          </table:table-cell>
          <table:table-cell office:value-type="float" office:value="0.242947369" calcext:value-type="float">
            <text:p>0.242947369</text:p>
          </table:table-cell>
          <table:table-cell office:value-type="float" office:value="0.242792794" calcext:value-type="float">
            <text:p>0.242792794</text:p>
          </table:table-cell>
          <table:table-cell office:value-type="float" office:value="0.008277517" calcext:value-type="float">
            <text:p>0.00827751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562323" calcext:value-type="float">
            <text:p>0.242562323</text:p>
          </table:table-cell>
          <table:table-cell office:value-type="float" office:value="0.252312452" calcext:value-type="float">
            <text:p>0.252312452</text:p>
          </table:table-cell>
          <table:table-cell office:value-type="float" office:value="0.232509402" calcext:value-type="float">
            <text:p>0.232509402</text:p>
          </table:table-cell>
          <table:table-cell office:value-type="float" office:value="0.242461392" calcext:value-type="float">
            <text:p>0.242461392</text:p>
          </table:table-cell>
          <table:table-cell office:value-type="float" office:value="0.242562323" calcext:value-type="float">
            <text:p>0.242562323</text:p>
          </table:table-cell>
          <table:table-cell office:value-type="float" office:value="0.242461392" calcext:value-type="float">
            <text:p>0.242461392</text:p>
          </table:table-cell>
          <table:table-cell office:value-type="float" office:value="0.008084876" calcext:value-type="float">
            <text:p>0.00808487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534309" calcext:value-type="float">
            <text:p>0.242534309</text:p>
          </table:table-cell>
          <table:table-cell office:value-type="float" office:value="0.252227217" calcext:value-type="float">
            <text:p>0.252227217</text:p>
          </table:table-cell>
          <table:table-cell office:value-type="float" office:value="0.23270729" calcext:value-type="float">
            <text:p>0.23270729</text:p>
          </table:table-cell>
          <table:table-cell office:value-type="float" office:value="0.242489605" calcext:value-type="float">
            <text:p>0.242489605</text:p>
          </table:table-cell>
          <table:table-cell office:value-type="float" office:value="0.242534309" calcext:value-type="float">
            <text:p>0.242534309</text:p>
          </table:table-cell>
          <table:table-cell office:value-type="float" office:value="0.242489605" calcext:value-type="float">
            <text:p>0.242489605</text:p>
          </table:table-cell>
          <table:table-cell office:value-type="float" office:value="0.00796904" calcext:value-type="float">
            <text:p>0.0079690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564707" calcext:value-type="float">
            <text:p>0.242564707</text:p>
          </table:table-cell>
          <table:table-cell office:value-type="float" office:value="0.252453715" calcext:value-type="float">
            <text:p>0.252453715</text:p>
          </table:table-cell>
          <table:table-cell office:value-type="float" office:value="0.232276944" calcext:value-type="float">
            <text:p>0.232276944</text:p>
          </table:table-cell>
          <table:table-cell office:value-type="float" office:value="0.242431789" calcext:value-type="float">
            <text:p>0.242431789</text:p>
          </table:table-cell>
          <table:table-cell office:value-type="float" office:value="0.242564707" calcext:value-type="float">
            <text:p>0.242564707</text:p>
          </table:table-cell>
          <table:table-cell office:value-type="float" office:value="0.242431789" calcext:value-type="float">
            <text:p>0.242431789</text:p>
          </table:table-cell>
          <table:table-cell office:value-type="float" office:value="0.008237668" calcext:value-type="float">
            <text:p>0.00823766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972999" calcext:value-type="float">
            <text:p>0.242972999</text:p>
          </table:table-cell>
          <table:table-cell office:value-type="float" office:value="0.253680975" calcext:value-type="float">
            <text:p>0.253680975</text:p>
          </table:table-cell>
          <table:table-cell office:value-type="float" office:value="0.230736164" calcext:value-type="float">
            <text:p>0.230736164</text:p>
          </table:table-cell>
          <table:table-cell office:value-type="float" office:value="0.242463379" calcext:value-type="float">
            <text:p>0.242463379</text:p>
          </table:table-cell>
          <table:table-cell office:value-type="float" office:value="0.242972999" calcext:value-type="float">
            <text:p>0.242972999</text:p>
          </table:table-cell>
          <table:table-cell office:value-type="float" office:value="0.242463379" calcext:value-type="float">
            <text:p>0.242463379</text:p>
          </table:table-cell>
          <table:table-cell office:value-type="float" office:value="0.009374109" calcext:value-type="float">
            <text:p>0.00937410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3437319" calcext:value-type="float">
            <text:p>0.243437319</text:p>
          </table:table-cell>
          <table:table-cell office:value-type="float" office:value="0.254443914" calcext:value-type="float">
            <text:p>0.254443914</text:p>
          </table:table-cell>
          <table:table-cell office:value-type="float" office:value="0.230334429" calcext:value-type="float">
            <text:p>0.230334429</text:p>
          </table:table-cell>
          <table:table-cell office:value-type="float" office:value="0.242738554" calcext:value-type="float">
            <text:p>0.242738554</text:p>
          </table:table-cell>
          <table:table-cell office:value-type="float" office:value="0.243437319" calcext:value-type="float">
            <text:p>0.243437319</text:p>
          </table:table-cell>
          <table:table-cell office:value-type="float" office:value="0.242738554" calcext:value-type="float">
            <text:p>0.242738554</text:p>
          </table:table-cell>
          <table:table-cell office:value-type="float" office:value="0.00985505" calcext:value-type="float">
            <text:p>0.0098550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3783622" calcext:value-type="float">
            <text:p>0.243783622</text:p>
          </table:table-cell>
          <table:table-cell office:value-type="float" office:value="0.254696042" calcext:value-type="float">
            <text:p>0.254696042</text:p>
          </table:table-cell>
          <table:table-cell office:value-type="float" office:value="0.229753283" calcext:value-type="float">
            <text:p>0.229753283</text:p>
          </table:table-cell>
          <table:table-cell office:value-type="float" office:value="0.242744316" calcext:value-type="float">
            <text:p>0.242744316</text:p>
          </table:table-cell>
          <table:table-cell office:value-type="float" office:value="0.243783622" calcext:value-type="float">
            <text:p>0.243783622</text:p>
          </table:table-cell>
          <table:table-cell office:value-type="float" office:value="0.242744316" calcext:value-type="float">
            <text:p>0.242744316</text:p>
          </table:table-cell>
          <table:table-cell office:value-type="float" office:value="0.010209323" calcext:value-type="float">
            <text:p>0.01020932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639379" calcext:value-type="float">
            <text:p>0.243639379</text:p>
          </table:table-cell>
          <table:table-cell office:value-type="float" office:value="0.254550607" calcext:value-type="float">
            <text:p>0.254550607</text:p>
          </table:table-cell>
          <table:table-cell office:value-type="float" office:value="0.229386715" calcext:value-type="float">
            <text:p>0.229386715</text:p>
          </table:table-cell>
          <table:table-cell office:value-type="float" office:value="0.242525567" calcext:value-type="float">
            <text:p>0.242525567</text:p>
          </table:table-cell>
          <table:table-cell office:value-type="float" office:value="0.243639379" calcext:value-type="float">
            <text:p>0.243639379</text:p>
          </table:table-cell>
          <table:table-cell office:value-type="float" office:value="0.242525567" calcext:value-type="float">
            <text:p>0.242525567</text:p>
          </table:table-cell>
          <table:table-cell office:value-type="float" office:value="0.010303262" calcext:value-type="float">
            <text:p>0.01030326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4199067" calcext:value-type="float">
            <text:p>0.244199067</text:p>
          </table:table-cell>
          <table:table-cell office:value-type="float" office:value="0.254093439" calcext:value-type="float">
            <text:p>0.254093439</text:p>
          </table:table-cell>
          <table:table-cell office:value-type="float" office:value="0.22809985" calcext:value-type="float">
            <text:p>0.22809985</text:p>
          </table:table-cell>
          <table:table-cell office:value-type="float" office:value="0.242130785" calcext:value-type="float">
            <text:p>0.242130785</text:p>
          </table:table-cell>
          <table:table-cell office:value-type="float" office:value="0.244199067" calcext:value-type="float">
            <text:p>0.244199067</text:p>
          </table:table-cell>
          <table:table-cell office:value-type="float" office:value="0.242130785" calcext:value-type="float">
            <text:p>0.242130785</text:p>
          </table:table-cell>
          <table:table-cell office:value-type="float" office:value="0.010712143" calcext:value-type="float">
            <text:p>0.01071214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5059162" calcext:value-type="float">
            <text:p>0.245059162</text:p>
          </table:table-cell>
          <table:table-cell office:value-type="float" office:value="0.253171355" calcext:value-type="float">
            <text:p>0.253171355</text:p>
          </table:table-cell>
          <table:table-cell office:value-type="float" office:value="0.228145746" calcext:value-type="float">
            <text:p>0.228145746</text:p>
          </table:table-cell>
          <table:table-cell office:value-type="float" office:value="0.242125421" calcext:value-type="float">
            <text:p>0.242125421</text:p>
          </table:table-cell>
          <table:table-cell office:value-type="float" office:value="0.245059162" calcext:value-type="float">
            <text:p>0.245059162</text:p>
          </table:table-cell>
          <table:table-cell office:value-type="float" office:value="0.242125421" calcext:value-type="float">
            <text:p>0.242125421</text:p>
          </table:table-cell>
          <table:table-cell office:value-type="float" office:value="0.010425143" calcext:value-type="float">
            <text:p>0.01042514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5531231" calcext:value-type="float">
            <text:p>0.245531231</text:p>
          </table:table-cell>
          <table:table-cell office:value-type="float" office:value="0.252696902" calcext:value-type="float">
            <text:p>0.252696902</text:p>
          </table:table-cell>
          <table:table-cell office:value-type="float" office:value="0.227941302" calcext:value-type="float">
            <text:p>0.227941302</text:p>
          </table:table-cell>
          <table:table-cell office:value-type="float" office:value="0.242056478" calcext:value-type="float">
            <text:p>0.242056478</text:p>
          </table:table-cell>
          <table:table-cell office:value-type="float" office:value="0.245531231" calcext:value-type="float">
            <text:p>0.245531231</text:p>
          </table:table-cell>
          <table:table-cell office:value-type="float" office:value="0.242056478" calcext:value-type="float">
            <text:p>0.242056478</text:p>
          </table:table-cell>
          <table:table-cell office:value-type="float" office:value="0.010400813" calcext:value-type="float">
            <text:p>0.0104008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95929" calcext:value-type="float">
            <text:p>0.24295929</text:p>
          </table:table-cell>
          <table:table-cell office:value-type="float" office:value="0.252769024" calcext:value-type="float">
            <text:p>0.252769024</text:p>
          </table:table-cell>
          <table:table-cell office:value-type="float" office:value="0.231888918" calcext:value-type="float">
            <text:p>0.231888918</text:p>
          </table:table-cell>
          <table:table-cell office:value-type="float" office:value="0.242539077" calcext:value-type="float">
            <text:p>0.242539077</text:p>
          </table:table-cell>
          <table:table-cell office:value-type="float" office:value="0.24295929" calcext:value-type="float">
            <text:p>0.24295929</text:p>
          </table:table-cell>
          <table:table-cell office:value-type="float" office:value="0.242539077" calcext:value-type="float">
            <text:p>0.242539077</text:p>
          </table:table-cell>
          <table:table-cell office:value-type="float" office:value="0.008529445" calcext:value-type="float">
            <text:p>0.00852944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80253" calcext:value-type="float">
            <text:p>0.24280253</text:p>
          </table:table-cell>
          <table:table-cell office:value-type="float" office:value="0.25311175" calcext:value-type="float">
            <text:p>0.25311175</text:p>
          </table:table-cell>
          <table:table-cell office:value-type="float" office:value="0.231703547" calcext:value-type="float">
            <text:p>0.231703547</text:p>
          </table:table-cell>
          <table:table-cell office:value-type="float" office:value="0.242539276" calcext:value-type="float">
            <text:p>0.242539276</text:p>
          </table:table-cell>
          <table:table-cell office:value-type="float" office:value="0.24280253" calcext:value-type="float">
            <text:p>0.24280253</text:p>
          </table:table-cell>
          <table:table-cell office:value-type="float" office:value="0.242539276" calcext:value-type="float">
            <text:p>0.242539276</text:p>
          </table:table-cell>
          <table:table-cell office:value-type="float" office:value="0.008741844" calcext:value-type="float">
            <text:p>0.00874184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3451028" calcext:value-type="float">
            <text:p>0.243451028</text:p>
          </table:table-cell>
          <table:table-cell office:value-type="float" office:value="0.254842073" calcext:value-type="float">
            <text:p>0.254842073</text:p>
          </table:table-cell>
          <table:table-cell office:value-type="float" office:value="0.229949979" calcext:value-type="float">
            <text:p>0.229949979</text:p>
          </table:table-cell>
          <table:table-cell office:value-type="float" office:value="0.242747693" calcext:value-type="float">
            <text:p>0.242747693</text:p>
          </table:table-cell>
          <table:table-cell office:value-type="float" office:value="0.243451028" calcext:value-type="float">
            <text:p>0.243451028</text:p>
          </table:table-cell>
          <table:table-cell office:value-type="float" office:value="0.242747693" calcext:value-type="float">
            <text:p>0.242747693</text:p>
          </table:table-cell>
          <table:table-cell office:value-type="float" office:value="0.010174317" calcext:value-type="float">
            <text:p>0.01017431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4583517" calcext:value-type="float">
            <text:p>0.244583517</text:p>
          </table:table-cell>
          <table:table-cell office:value-type="float" office:value="0.254015357" calcext:value-type="float">
            <text:p>0.254015357</text:p>
          </table:table-cell>
          <table:table-cell office:value-type="float" office:value="0.228572515" calcext:value-type="float">
            <text:p>0.228572515</text:p>
          </table:table-cell>
          <table:table-cell office:value-type="float" office:value="0.242390463" calcext:value-type="float">
            <text:p>0.242390463</text:p>
          </table:table-cell>
          <table:table-cell office:value-type="float" office:value="0.244583517" calcext:value-type="float">
            <text:p>0.244583517</text:p>
          </table:table-cell>
          <table:table-cell office:value-type="float" office:value="0.242390463" calcext:value-type="float">
            <text:p>0.242390463</text:p>
          </table:table-cell>
          <table:table-cell office:value-type="float" office:value="0.010502116" calcext:value-type="float">
            <text:p>0.01050211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4872599" calcext:value-type="float">
            <text:p>0.244872599</text:p>
          </table:table-cell>
          <table:table-cell office:value-type="float" office:value="0.254129798" calcext:value-type="float">
            <text:p>0.254129798</text:p>
          </table:table-cell>
          <table:table-cell office:value-type="float" office:value="0.228013423" calcext:value-type="float">
            <text:p>0.228013423</text:p>
          </table:table-cell>
          <table:table-cell office:value-type="float" office:value="0.242338607" calcext:value-type="float">
            <text:p>0.242338607</text:p>
          </table:table-cell>
          <table:table-cell office:value-type="float" office:value="0.244872599" calcext:value-type="float">
            <text:p>0.244872599</text:p>
          </table:table-cell>
          <table:table-cell office:value-type="float" office:value="0.242338607" calcext:value-type="float">
            <text:p>0.242338607</text:p>
          </table:table-cell>
          <table:table-cell office:value-type="float" office:value="0.010811478" calcext:value-type="float">
            <text:p>0.01081147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5288044" calcext:value-type="float">
            <text:p>0.245288044</text:p>
          </table:table-cell>
          <table:table-cell office:value-type="float" office:value="0.253186256" calcext:value-type="float">
            <text:p>0.253186256</text:p>
          </table:table-cell>
          <table:table-cell office:value-type="float" office:value="0.22809985" calcext:value-type="float">
            <text:p>0.22809985</text:p>
          </table:table-cell>
          <table:table-cell office:value-type="float" office:value="0.242191383" calcext:value-type="float">
            <text:p>0.242191383</text:p>
          </table:table-cell>
          <table:table-cell office:value-type="float" office:value="0.245288044" calcext:value-type="float">
            <text:p>0.245288044</text:p>
          </table:table-cell>
          <table:table-cell office:value-type="float" office:value="0.242191383" calcext:value-type="float">
            <text:p>0.242191383</text:p>
          </table:table-cell>
          <table:table-cell office:value-type="float" office:value="0.010472947" calcext:value-type="float">
            <text:p>0.01047294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5133668" calcext:value-type="float">
            <text:p>0.245133668</text:p>
          </table:table-cell>
          <table:table-cell office:value-type="float" office:value="0.252510935" calcext:value-type="float">
            <text:p>0.252510935</text:p>
          </table:table-cell>
          <table:table-cell office:value-type="float" office:value="0.227711228" calcext:value-type="float">
            <text:p>0.227711228</text:p>
          </table:table-cell>
          <table:table-cell office:value-type="float" office:value="0.241785277" calcext:value-type="float">
            <text:p>0.241785277</text:p>
          </table:table-cell>
          <table:table-cell office:value-type="float" office:value="0.245133668" calcext:value-type="float">
            <text:p>0.245133668</text:p>
          </table:table-cell>
          <table:table-cell office:value-type="float" office:value="0.241785277" calcext:value-type="float">
            <text:p>0.241785277</text:p>
          </table:table-cell>
          <table:table-cell office:value-type="float" office:value="0.010397601" calcext:value-type="float">
            <text:p>0.01039760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5547324" calcext:value-type="float">
            <text:p>0.245547324</text:p>
          </table:table-cell>
          <table:table-cell office:value-type="float" office:value="0.251921445" calcext:value-type="float">
            <text:p>0.251921445</text:p>
          </table:table-cell>
          <table:table-cell office:value-type="float" office:value="0.227983621" calcext:value-type="float">
            <text:p>0.227983621</text:p>
          </table:table-cell>
          <table:table-cell office:value-type="float" office:value="0.241817463" calcext:value-type="float">
            <text:p>0.241817463</text:p>
          </table:table-cell>
          <table:table-cell office:value-type="float" office:value="0.245547324" calcext:value-type="float">
            <text:p>0.245547324</text:p>
          </table:table-cell>
          <table:table-cell office:value-type="float" office:value="0.241817463" calcext:value-type="float">
            <text:p>0.241817463</text:p>
          </table:table-cell>
          <table:table-cell office:value-type="float" office:value="0.010122212" calcext:value-type="float">
            <text:p>0.01012221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5750576" calcext:value-type="float">
            <text:p>0.245750576</text:p>
          </table:table-cell>
          <table:table-cell office:value-type="float" office:value="0.251805216" calcext:value-type="float">
            <text:p>0.251805216</text:p>
          </table:table-cell>
          <table:table-cell office:value-type="float" office:value="0.228178528" calcext:value-type="float">
            <text:p>0.228178528</text:p>
          </table:table-cell>
          <table:table-cell office:value-type="float" office:value="0.24191144" calcext:value-type="float">
            <text:p>0.24191144</text:p>
          </table:table-cell>
          <table:table-cell office:value-type="float" office:value="0.245750576" calcext:value-type="float">
            <text:p>0.245750576</text:p>
          </table:table-cell>
          <table:table-cell office:value-type="float" office:value="0.24191144" calcext:value-type="float">
            <text:p>0.24191144</text:p>
          </table:table-cell>
          <table:table-cell office:value-type="float" office:value="0.01002029" calcext:value-type="float">
            <text:p>0.0100202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513784" calcext:value-type="float">
            <text:p>0.24513784</text:p>
          </table:table-cell>
          <table:table-cell office:value-type="float" office:value="0.252087742" calcext:value-type="float">
            <text:p>0.252087742</text:p>
          </table:table-cell>
          <table:table-cell office:value-type="float" office:value="0.228303102" calcext:value-type="float">
            <text:p>0.228303102</text:p>
          </table:table-cell>
          <table:table-cell office:value-type="float" office:value="0.241842895" calcext:value-type="float">
            <text:p>0.241842895</text:p>
          </table:table-cell>
          <table:table-cell office:value-type="float" office:value="0.24513784" calcext:value-type="float">
            <text:p>0.24513784</text:p>
          </table:table-cell>
          <table:table-cell office:value-type="float" office:value="0.241842895" calcext:value-type="float">
            <text:p>0.241842895</text:p>
          </table:table-cell>
          <table:table-cell office:value-type="float" office:value="0.009985649" calcext:value-type="float">
            <text:p>0.00998564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447742" calcext:value-type="float">
            <text:p>0.24447742</text:p>
          </table:table-cell>
          <table:table-cell office:value-type="float" office:value="0.252580077" calcext:value-type="float">
            <text:p>0.252580077</text:p>
          </table:table-cell>
          <table:table-cell office:value-type="float" office:value="0.229144124" calcext:value-type="float">
            <text:p>0.229144124</text:p>
          </table:table-cell>
          <table:table-cell office:value-type="float" office:value="0.242067207" calcext:value-type="float">
            <text:p>0.242067207</text:p>
          </table:table-cell>
          <table:table-cell office:value-type="float" office:value="0.24447742" calcext:value-type="float">
            <text:p>0.24447742</text:p>
          </table:table-cell>
          <table:table-cell office:value-type="float" office:value="0.242067207" calcext:value-type="float">
            <text:p>0.242067207</text:p>
          </table:table-cell>
          <table:table-cell office:value-type="float" office:value="0.009718293" calcext:value-type="float">
            <text:p>0.00971829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960052" calcext:value-type="float">
            <text:p>0.243960052</text:p>
          </table:table-cell>
          <table:table-cell office:value-type="float" office:value="0.253551037" calcext:value-type="float">
            <text:p>0.253551037</text:p>
          </table:table-cell>
          <table:table-cell office:value-type="float" office:value="0.230653313" calcext:value-type="float">
            <text:p>0.230653313</text:p>
          </table:table-cell>
          <table:table-cell office:value-type="float" office:value="0.242721467" calcext:value-type="float">
            <text:p>0.242721467</text:p>
          </table:table-cell>
          <table:table-cell office:value-type="float" office:value="0.243960052" calcext:value-type="float">
            <text:p>0.243960052</text:p>
          </table:table-cell>
          <table:table-cell office:value-type="float" office:value="0.242721467" calcext:value-type="float">
            <text:p>0.242721467</text:p>
          </table:table-cell>
          <table:table-cell office:value-type="float" office:value="0.009388894" calcext:value-type="float">
            <text:p>0.00938889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274599" calcext:value-type="float">
            <text:p>0.243274599</text:p>
          </table:table-cell>
          <table:table-cell office:value-type="float" office:value="0.25310579" calcext:value-type="float">
            <text:p>0.25310579</text:p>
          </table:table-cell>
          <table:table-cell office:value-type="float" office:value="0.231944946" calcext:value-type="float">
            <text:p>0.231944946</text:p>
          </table:table-cell>
          <table:table-cell office:value-type="float" office:value="0.242775112" calcext:value-type="float">
            <text:p>0.242775112</text:p>
          </table:table-cell>
          <table:table-cell office:value-type="float" office:value="0.243274599" calcext:value-type="float">
            <text:p>0.243274599</text:p>
          </table:table-cell>
          <table:table-cell office:value-type="float" office:value="0.242775112" calcext:value-type="float">
            <text:p>0.242775112</text:p>
          </table:table-cell>
          <table:table-cell office:value-type="float" office:value="0.008646095" calcext:value-type="float">
            <text:p>0.00864609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944389" calcext:value-type="float">
            <text:p>0.242944389</text:p>
          </table:table-cell>
          <table:table-cell office:value-type="float" office:value="0.252625972" calcext:value-type="float">
            <text:p>0.252625972</text:p>
          </table:table-cell>
          <table:table-cell office:value-type="float" office:value="0.232566623" calcext:value-type="float">
            <text:p>0.232566623</text:p>
          </table:table-cell>
          <table:table-cell office:value-type="float" office:value="0.242712328" calcext:value-type="float">
            <text:p>0.242712328</text:p>
          </table:table-cell>
          <table:table-cell office:value-type="float" office:value="0.242944389" calcext:value-type="float">
            <text:p>0.242944389</text:p>
          </table:table-cell>
          <table:table-cell office:value-type="float" office:value="0.242712328" calcext:value-type="float">
            <text:p>0.242712328</text:p>
          </table:table-cell>
          <table:table-cell office:value-type="float" office:value="0.008190839" calcext:value-type="float">
            <text:p>0.00819083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857962" calcext:value-type="float">
            <text:p>0.242857962</text:p>
          </table:table-cell>
          <table:table-cell office:value-type="float" office:value="0.252377421" calcext:value-type="float">
            <text:p>0.252377421</text:p>
          </table:table-cell>
          <table:table-cell office:value-type="float" office:value="0.23276153" calcext:value-type="float">
            <text:p>0.23276153</text:p>
          </table:table-cell>
          <table:table-cell office:value-type="float" office:value="0.242665638" calcext:value-type="float">
            <text:p>0.242665638</text:p>
          </table:table-cell>
          <table:table-cell office:value-type="float" office:value="0.242857962" calcext:value-type="float">
            <text:p>0.242857962</text:p>
          </table:table-cell>
          <table:table-cell office:value-type="float" office:value="0.242665638" calcext:value-type="float">
            <text:p>0.242665638</text:p>
          </table:table-cell>
          <table:table-cell office:value-type="float" office:value="0.008009309" calcext:value-type="float">
            <text:p>0.00800930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50348" calcext:value-type="float">
            <text:p>0.24350348</text:p>
          </table:table-cell>
          <table:table-cell office:value-type="float" office:value="0.254111916" calcext:value-type="float">
            <text:p>0.254111916</text:p>
          </table:table-cell>
          <table:table-cell office:value-type="float" office:value="0.2298111" calcext:value-type="float">
            <text:p>0.2298111</text:p>
          </table:table-cell>
          <table:table-cell office:value-type="float" office:value="0.242475499" calcext:value-type="float">
            <text:p>0.242475499</text:p>
          </table:table-cell>
          <table:table-cell office:value-type="float" office:value="0.24350348" calcext:value-type="float">
            <text:p>0.24350348</text:p>
          </table:table-cell>
          <table:table-cell office:value-type="float" office:value="0.242475499" calcext:value-type="float">
            <text:p>0.242475499</text:p>
          </table:table-cell>
          <table:table-cell office:value-type="float" office:value="0.009947361" calcext:value-type="float">
            <text:p>0.00994736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3713289" calcext:value-type="float">
            <text:p>0.243713289</text:p>
          </table:table-cell>
          <table:table-cell office:value-type="float" office:value="0.254139334" calcext:value-type="float">
            <text:p>0.254139334</text:p>
          </table:table-cell>
          <table:table-cell office:value-type="float" office:value="0.229205516" calcext:value-type="float">
            <text:p>0.229205516</text:p>
          </table:table-cell>
          <table:table-cell office:value-type="float" office:value="0.242352713" calcext:value-type="float">
            <text:p>0.242352713</text:p>
          </table:table-cell>
          <table:table-cell office:value-type="float" office:value="0.243713289" calcext:value-type="float">
            <text:p>0.243713289</text:p>
          </table:table-cell>
          <table:table-cell office:value-type="float" office:value="0.242352713" calcext:value-type="float">
            <text:p>0.242352713</text:p>
          </table:table-cell>
          <table:table-cell office:value-type="float" office:value="0.010224552" calcext:value-type="float">
            <text:p>0.01022455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3998795" calcext:value-type="float">
            <text:p>0.243998795</text:p>
          </table:table-cell>
          <table:table-cell office:value-type="float" office:value="0.254524977" calcext:value-type="float">
            <text:p>0.254524977</text:p>
          </table:table-cell>
          <table:table-cell office:value-type="float" office:value="0.228431252" calcext:value-type="float">
            <text:p>0.228431252</text:p>
          </table:table-cell>
          <table:table-cell office:value-type="float" office:value="0.242318341" calcext:value-type="float">
            <text:p>0.242318341</text:p>
          </table:table-cell>
          <table:table-cell office:value-type="float" office:value="0.243998795" calcext:value-type="float">
            <text:p>0.243998795</text:p>
          </table:table-cell>
          <table:table-cell office:value-type="float" office:value="0.242318341" calcext:value-type="float">
            <text:p>0.242318341</text:p>
          </table:table-cell>
          <table:table-cell office:value-type="float" office:value="0.010718786" calcext:value-type="float">
            <text:p>0.01071878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305759" calcext:value-type="float">
            <text:p>0.244305759</text:p>
          </table:table-cell>
          <table:table-cell office:value-type="float" office:value="0.254316956" calcext:value-type="float">
            <text:p>0.254316956</text:p>
          </table:table-cell>
          <table:table-cell office:value-type="float" office:value="0.228226212" calcext:value-type="float">
            <text:p>0.228226212</text:p>
          </table:table-cell>
          <table:table-cell office:value-type="float" office:value="0.242282976" calcext:value-type="float">
            <text:p>0.242282976</text:p>
          </table:table-cell>
          <table:table-cell office:value-type="float" office:value="0.244305759" calcext:value-type="float">
            <text:p>0.244305759</text:p>
          </table:table-cell>
          <table:table-cell office:value-type="float" office:value="0.242282976" calcext:value-type="float">
            <text:p>0.242282976</text:p>
          </table:table-cell>
          <table:table-cell office:value-type="float" office:value="0.010747107" calcext:value-type="float">
            <text:p>0.01074710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811802" calcext:value-type="float">
            <text:p>0.244811802</text:p>
          </table:table-cell>
          <table:table-cell office:value-type="float" office:value="0.253639847" calcext:value-type="float">
            <text:p>0.253639847</text:p>
          </table:table-cell>
          <table:table-cell office:value-type="float" office:value="0.22789779" calcext:value-type="float">
            <text:p>0.22789779</text:p>
          </table:table-cell>
          <table:table-cell office:value-type="float" office:value="0.24211648" calcext:value-type="float">
            <text:p>0.24211648</text:p>
          </table:table-cell>
          <table:table-cell office:value-type="float" office:value="0.244811802" calcext:value-type="float">
            <text:p>0.244811802</text:p>
          </table:table-cell>
          <table:table-cell office:value-type="float" office:value="0.24211648" calcext:value-type="float">
            <text:p>0.24211648</text:p>
          </table:table-cell>
          <table:table-cell office:value-type="float" office:value="0.010680573" calcext:value-type="float">
            <text:p>0.01068057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4553118" calcext:value-type="float">
            <text:p>0.244553118</text:p>
          </table:table-cell>
          <table:table-cell office:value-type="float" office:value="0.252765447" calcext:value-type="float">
            <text:p>0.252765447</text:p>
          </table:table-cell>
          <table:table-cell office:value-type="float" office:value="0.229018954" calcext:value-type="float">
            <text:p>0.229018954</text:p>
          </table:table-cell>
          <table:table-cell office:value-type="float" office:value="0.242112506" calcext:value-type="float">
            <text:p>0.242112506</text:p>
          </table:table-cell>
          <table:table-cell office:value-type="float" office:value="0.244553118" calcext:value-type="float">
            <text:p>0.244553118</text:p>
          </table:table-cell>
          <table:table-cell office:value-type="float" office:value="0.242112506" calcext:value-type="float">
            <text:p>0.242112506</text:p>
          </table:table-cell>
          <table:table-cell office:value-type="float" office:value="0.009846875" calcext:value-type="float">
            <text:p>0.00984687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4165092" calcext:value-type="float">
            <text:p>0.244165092</text:p>
          </table:table-cell>
          <table:table-cell office:value-type="float" office:value="0.25338772" calcext:value-type="float">
            <text:p>0.25338772</text:p>
          </table:table-cell>
          <table:table-cell office:value-type="float" office:value="0.229914216" calcext:value-type="float">
            <text:p>0.229914216</text:p>
          </table:table-cell>
          <table:table-cell office:value-type="float" office:value="0.242489009" calcext:value-type="float">
            <text:p>0.242489009</text:p>
          </table:table-cell>
          <table:table-cell office:value-type="float" office:value="0.244165092" calcext:value-type="float">
            <text:p>0.244165092</text:p>
          </table:table-cell>
          <table:table-cell office:value-type="float" office:value="0.242489009" calcext:value-type="float">
            <text:p>0.242489009</text:p>
          </table:table-cell>
          <table:table-cell office:value-type="float" office:value="0.009656027" calcext:value-type="float">
            <text:p>0.00965602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3483811" calcext:value-type="float">
            <text:p>0.243483811</text:p>
          </table:table-cell>
          <table:table-cell office:value-type="float" office:value="0.253464014" calcext:value-type="float">
            <text:p>0.253464014</text:p>
          </table:table-cell>
          <table:table-cell office:value-type="float" office:value="0.230879215" calcext:value-type="float">
            <text:p>0.230879215</text:p>
          </table:table-cell>
          <table:table-cell office:value-type="float" office:value="0.242609013" calcext:value-type="float">
            <text:p>0.242609013</text:p>
          </table:table-cell>
          <table:table-cell office:value-type="float" office:value="0.243483811" calcext:value-type="float">
            <text:p>0.243483811</text:p>
          </table:table-cell>
          <table:table-cell office:value-type="float" office:value="0.242609013" calcext:value-type="float">
            <text:p>0.242609013</text:p>
          </table:table-cell>
          <table:table-cell office:value-type="float" office:value="0.009240932" calcext:value-type="float">
            <text:p>0.00924093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3553548" calcext:value-type="float">
            <text:p>0.243553548</text:p>
          </table:table-cell>
          <table:table-cell office:value-type="float" office:value="0.253960521" calcext:value-type="float">
            <text:p>0.253960521</text:p>
          </table:table-cell>
          <table:table-cell office:value-type="float" office:value="0.231242207" calcext:value-type="float">
            <text:p>0.231242207</text:p>
          </table:table-cell>
          <table:table-cell office:value-type="float" office:value="0.242918759" calcext:value-type="float">
            <text:p>0.242918759</text:p>
          </table:table-cell>
          <table:table-cell office:value-type="float" office:value="0.243553548" calcext:value-type="float">
            <text:p>0.243553548</text:p>
          </table:table-cell>
          <table:table-cell office:value-type="float" office:value="0.242918759" calcext:value-type="float">
            <text:p>0.242918759</text:p>
          </table:table-cell>
          <table:table-cell office:value-type="float" office:value="0.009285568" calcext:value-type="float">
            <text:p>0.00928556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4890481" calcext:value-type="float">
            <text:p>0.244890481</text:p>
          </table:table-cell>
          <table:table-cell office:value-type="float" office:value="0.252974064" calcext:value-type="float">
            <text:p>0.252974064</text:p>
          </table:table-cell>
          <table:table-cell office:value-type="float" office:value="0.229104785" calcext:value-type="float">
            <text:p>0.229104785</text:p>
          </table:table-cell>
          <table:table-cell office:value-type="float" office:value="0.24232311" calcext:value-type="float">
            <text:p>0.24232311</text:p>
          </table:table-cell>
          <table:table-cell office:value-type="float" office:value="0.244890481" calcext:value-type="float">
            <text:p>0.244890481</text:p>
          </table:table-cell>
          <table:table-cell office:value-type="float" office:value="0.24232311" calcext:value-type="float">
            <text:p>0.24232311</text:p>
          </table:table-cell>
          <table:table-cell office:value-type="float" office:value="0.009912254" calcext:value-type="float">
            <text:p>0.00991225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3557721" calcext:value-type="float">
            <text:p>0.243557721</text:p>
          </table:table-cell>
          <table:table-cell office:value-type="float" office:value="0.253953964" calcext:value-type="float">
            <text:p>0.253953964</text:p>
          </table:table-cell>
          <table:table-cell office:value-type="float" office:value="0.231443075" calcext:value-type="float">
            <text:p>0.231443075</text:p>
          </table:table-cell>
          <table:table-cell office:value-type="float" office:value="0.24298492" calcext:value-type="float">
            <text:p>0.24298492</text:p>
          </table:table-cell>
          <table:table-cell office:value-type="float" office:value="0.243557721" calcext:value-type="float">
            <text:p>0.243557721</text:p>
          </table:table-cell>
          <table:table-cell office:value-type="float" office:value="0.24298492" calcext:value-type="float">
            <text:p>0.24298492</text:p>
          </table:table-cell>
          <table:table-cell office:value-type="float" office:value="0.009198953" calcext:value-type="float">
            <text:p>0.00919895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3811636" calcext:value-type="float">
            <text:p>0.243811636</text:p>
          </table:table-cell>
          <table:table-cell office:value-type="float" office:value="0.253828794" calcext:value-type="float">
            <text:p>0.253828794</text:p>
          </table:table-cell>
          <table:table-cell office:value-type="float" office:value="0.230985907" calcext:value-type="float">
            <text:p>0.230985907</text:p>
          </table:table-cell>
          <table:table-cell office:value-type="float" office:value="0.242875446" calcext:value-type="float">
            <text:p>0.242875446</text:p>
          </table:table-cell>
          <table:table-cell office:value-type="float" office:value="0.243811636" calcext:value-type="float">
            <text:p>0.243811636</text:p>
          </table:table-cell>
          <table:table-cell office:value-type="float" office:value="0.242875446" calcext:value-type="float">
            <text:p>0.242875446</text:p>
          </table:table-cell>
          <table:table-cell office:value-type="float" office:value="0.009349036" calcext:value-type="float">
            <text:p>0.00934903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3713885" calcext:value-type="float">
            <text:p>0.243713885</text:p>
          </table:table-cell>
          <table:table-cell office:value-type="float" office:value="0.255128772" calcext:value-type="float">
            <text:p>0.255128772</text:p>
          </table:table-cell>
          <table:table-cell office:value-type="float" office:value="0.229615" calcext:value-type="float">
            <text:p>0.229615</text:p>
          </table:table-cell>
          <table:table-cell office:value-type="float" office:value="0.242819219" calcext:value-type="float">
            <text:p>0.242819219</text:p>
          </table:table-cell>
          <table:table-cell office:value-type="float" office:value="0.243713885" calcext:value-type="float">
            <text:p>0.243713885</text:p>
          </table:table-cell>
          <table:table-cell office:value-type="float" office:value="0.242819219" calcext:value-type="float">
            <text:p>0.242819219</text:p>
          </table:table-cell>
          <table:table-cell office:value-type="float" office:value="0.010435147" calcext:value-type="float">
            <text:p>0.0104351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4206815" calcext:value-type="float">
            <text:p>0.244206815</text:p>
          </table:table-cell>
          <table:table-cell office:value-type="float" office:value="0.254861147" calcext:value-type="float">
            <text:p>0.254861147</text:p>
          </table:table-cell>
          <table:table-cell office:value-type="float" office:value="0.228902129" calcext:value-type="float">
            <text:p>0.228902129</text:p>
          </table:table-cell>
          <table:table-cell office:value-type="float" office:value="0.242656697" calcext:value-type="float">
            <text:p>0.242656697</text:p>
          </table:table-cell>
          <table:table-cell office:value-type="float" office:value="0.244206815" calcext:value-type="float">
            <text:p>0.244206815</text:p>
          </table:table-cell>
          <table:table-cell office:value-type="float" office:value="0.242656697" calcext:value-type="float">
            <text:p>0.242656697</text:p>
          </table:table-cell>
          <table:table-cell office:value-type="float" office:value="0.010654257" calcext:value-type="float">
            <text:p>0.01065425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4828492" calcext:value-type="float">
            <text:p>0.244828492</text:p>
          </table:table-cell>
          <table:table-cell office:value-type="float" office:value="0.25385204" calcext:value-type="float">
            <text:p>0.25385204</text:p>
          </table:table-cell>
          <table:table-cell office:value-type="float" office:value="0.228474167" calcext:value-type="float">
            <text:p>0.228474167</text:p>
          </table:table-cell>
          <table:table-cell office:value-type="float" office:value="0.2423849" calcext:value-type="float">
            <text:p>0.2423849</text:p>
          </table:table-cell>
          <table:table-cell office:value-type="float" office:value="0.244828492" calcext:value-type="float">
            <text:p>0.244828492</text:p>
          </table:table-cell>
          <table:table-cell office:value-type="float" office:value="0.2423849" calcext:value-type="float">
            <text:p>0.2423849</text:p>
          </table:table-cell>
          <table:table-cell office:value-type="float" office:value="0.01050357" calcext:value-type="float">
            <text:p>0.0105035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4982868" calcext:value-type="float">
            <text:p>0.244982868</text:p>
          </table:table-cell>
          <table:table-cell office:value-type="float" office:value="0.253317982" calcext:value-type="float">
            <text:p>0.253317982</text:p>
          </table:table-cell>
          <table:table-cell office:value-type="float" office:value="0.22789183" calcext:value-type="float">
            <text:p>0.22789183</text:p>
          </table:table-cell>
          <table:table-cell office:value-type="float" office:value="0.242064227" calcext:value-type="float">
            <text:p>0.242064227</text:p>
          </table:table-cell>
          <table:table-cell office:value-type="float" office:value="0.244982868" calcext:value-type="float">
            <text:p>0.244982868</text:p>
          </table:table-cell>
          <table:table-cell office:value-type="float" office:value="0.242064227" calcext:value-type="float">
            <text:p>0.242064227</text:p>
          </table:table-cell>
          <table:table-cell office:value-type="float" office:value="0.010583357" calcext:value-type="float">
            <text:p>0.01058335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5427519" calcext:value-type="float">
            <text:p>0.245427519</text:p>
          </table:table-cell>
          <table:table-cell office:value-type="float" office:value="0.252581865" calcext:value-type="float">
            <text:p>0.252581865</text:p>
          </table:table-cell>
          <table:table-cell office:value-type="float" office:value="0.227848319" calcext:value-type="float">
            <text:p>0.227848319</text:p>
          </table:table-cell>
          <table:table-cell office:value-type="float" office:value="0.241952567" calcext:value-type="float">
            <text:p>0.241952567</text:p>
          </table:table-cell>
          <table:table-cell office:value-type="float" office:value="0.245427519" calcext:value-type="float">
            <text:p>0.245427519</text:p>
          </table:table-cell>
          <table:table-cell office:value-type="float" office:value="0.241952567" calcext:value-type="float">
            <text:p>0.241952567</text:p>
          </table:table-cell>
          <table:table-cell office:value-type="float" office:value="0.010392098" calcext:value-type="float">
            <text:p>0.01039209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5409637" calcext:value-type="float">
            <text:p>0.245409637</text:p>
          </table:table-cell>
          <table:table-cell office:value-type="float" office:value="0.252006084" calcext:value-type="float">
            <text:p>0.252006084</text:p>
          </table:table-cell>
          <table:table-cell office:value-type="float" office:value="0.228133825" calcext:value-type="float">
            <text:p>0.228133825</text:p>
          </table:table-cell>
          <table:table-cell office:value-type="float" office:value="0.241849849" calcext:value-type="float">
            <text:p>0.241849849</text:p>
          </table:table-cell>
          <table:table-cell office:value-type="float" office:value="0.245409637" calcext:value-type="float">
            <text:p>0.245409637</text:p>
          </table:table-cell>
          <table:table-cell office:value-type="float" office:value="0.241849849" calcext:value-type="float">
            <text:p>0.241849849</text:p>
          </table:table-cell>
          <table:table-cell office:value-type="float" office:value="0.010065627" calcext:value-type="float">
            <text:p>0.01006562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5254665" calcext:value-type="float">
            <text:p>0.245254665</text:p>
          </table:table-cell>
          <table:table-cell office:value-type="float" office:value="0.251728326" calcext:value-type="float">
            <text:p>0.251728326</text:p>
          </table:table-cell>
          <table:table-cell office:value-type="float" office:value="0.22807422" calcext:value-type="float">
            <text:p>0.22807422</text:p>
          </table:table-cell>
          <table:table-cell office:value-type="float" office:value="0.241685737" calcext:value-type="float">
            <text:p>0.241685737</text:p>
          </table:table-cell>
          <table:table-cell office:value-type="float" office:value="0.245254665" calcext:value-type="float">
            <text:p>0.245254665</text:p>
          </table:table-cell>
          <table:table-cell office:value-type="float" office:value="0.241685737" calcext:value-type="float">
            <text:p>0.241685737</text:p>
          </table:table-cell>
          <table:table-cell office:value-type="float" office:value="0.009981053" calcext:value-type="float">
            <text:p>0.00998105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5285659" calcext:value-type="float">
            <text:p>0.245285659</text:p>
          </table:table-cell>
          <table:table-cell office:value-type="float" office:value="0.2519584" calcext:value-type="float">
            <text:p>0.2519584</text:p>
          </table:table-cell>
          <table:table-cell office:value-type="float" office:value="0.228394893" calcext:value-type="float">
            <text:p>0.228394893</text:p>
          </table:table-cell>
          <table:table-cell office:value-type="float" office:value="0.241879651" calcext:value-type="float">
            <text:p>0.241879651</text:p>
          </table:table-cell>
          <table:table-cell office:value-type="float" office:value="0.245285659" calcext:value-type="float">
            <text:p>0.245285659</text:p>
          </table:table-cell>
          <table:table-cell office:value-type="float" office:value="0.241879651" calcext:value-type="float">
            <text:p>0.241879651</text:p>
          </table:table-cell>
          <table:table-cell office:value-type="float" office:value="0.009916666" calcext:value-type="float">
            <text:p>0.00991666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4949489" calcext:value-type="float">
            <text:p>0.244949489</text:p>
          </table:table-cell>
          <table:table-cell office:value-type="float" office:value="0.251499444" calcext:value-type="float">
            <text:p>0.251499444</text:p>
          </table:table-cell>
          <table:table-cell office:value-type="float" office:value="0.228639868" calcext:value-type="float">
            <text:p>0.228639868</text:p>
          </table:table-cell>
          <table:table-cell office:value-type="float" office:value="0.241696267" calcext:value-type="float">
            <text:p>0.241696267</text:p>
          </table:table-cell>
          <table:table-cell office:value-type="float" office:value="0.244949489" calcext:value-type="float">
            <text:p>0.244949489</text:p>
          </table:table-cell>
          <table:table-cell office:value-type="float" office:value="0.241696267" calcext:value-type="float">
            <text:p>0.241696267</text:p>
          </table:table-cell>
          <table:table-cell office:value-type="float" office:value="0.009611717" calcext:value-type="float">
            <text:p>0.00961171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4405895" calcext:value-type="float">
            <text:p>0.244405895</text:p>
          </table:table-cell>
          <table:table-cell office:value-type="float" office:value="0.252003104" calcext:value-type="float">
            <text:p>0.252003104</text:p>
          </table:table-cell>
          <table:table-cell office:value-type="float" office:value="0.22960308" calcext:value-type="float">
            <text:p>0.22960308</text:p>
          </table:table-cell>
          <table:table-cell office:value-type="float" office:value="0.242004026" calcext:value-type="float">
            <text:p>0.242004026</text:p>
          </table:table-cell>
          <table:table-cell office:value-type="float" office:value="0.244405895" calcext:value-type="float">
            <text:p>0.244405895</text:p>
          </table:table-cell>
          <table:table-cell office:value-type="float" office:value="0.242004026" calcext:value-type="float">
            <text:p>0.242004026</text:p>
          </table:table-cell>
          <table:table-cell office:value-type="float" office:value="0.009301147" calcext:value-type="float">
            <text:p>0.00930114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629246" calcext:value-type="float">
            <text:p>0.243629246</text:p>
          </table:table-cell>
          <table:table-cell office:value-type="float" office:value="0.252826244" calcext:value-type="float">
            <text:p>0.252826244</text:p>
          </table:table-cell>
          <table:table-cell office:value-type="float" office:value="0.231028227" calcext:value-type="float">
            <text:p>0.231028227</text:p>
          </table:table-cell>
          <table:table-cell office:value-type="float" office:value="0.242494572" calcext:value-type="float">
            <text:p>0.242494572</text:p>
          </table:table-cell>
          <table:table-cell office:value-type="float" office:value="0.243629246" calcext:value-type="float">
            <text:p>0.243629246</text:p>
          </table:table-cell>
          <table:table-cell office:value-type="float" office:value="0.242494572" calcext:value-type="float">
            <text:p>0.242494572</text:p>
          </table:table-cell>
          <table:table-cell office:value-type="float" office:value="0.008935099" calcext:value-type="float">
            <text:p>0.00893509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3119626" calcext:value-type="float">
            <text:p>0.243119626</text:p>
          </table:table-cell>
          <table:table-cell office:value-type="float" office:value="0.252802998" calcext:value-type="float">
            <text:p>0.252802998</text:p>
          </table:table-cell>
          <table:table-cell office:value-type="float" office:value="0.231439499" calcext:value-type="float">
            <text:p>0.231439499</text:p>
          </table:table-cell>
          <table:table-cell office:value-type="float" office:value="0.242454041" calcext:value-type="float">
            <text:p>0.242454041</text:p>
          </table:table-cell>
          <table:table-cell office:value-type="float" office:value="0.243119626" calcext:value-type="float">
            <text:p>0.243119626</text:p>
          </table:table-cell>
          <table:table-cell office:value-type="float" office:value="0.242454041" calcext:value-type="float">
            <text:p>0.242454041</text:p>
          </table:table-cell>
          <table:table-cell office:value-type="float" office:value="0.008734301" calcext:value-type="float">
            <text:p>0.00873430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068962" calcext:value-type="float">
            <text:p>0.243068962</text:p>
          </table:table-cell>
          <table:table-cell office:value-type="float" office:value="0.252580077" calcext:value-type="float">
            <text:p>0.252580077</text:p>
          </table:table-cell>
          <table:table-cell office:value-type="float" office:value="0.232423572" calcext:value-type="float">
            <text:p>0.232423572</text:p>
          </table:table-cell>
          <table:table-cell office:value-type="float" office:value="0.24269087" calcext:value-type="float">
            <text:p>0.24269087</text:p>
          </table:table-cell>
          <table:table-cell office:value-type="float" office:value="0.243068962" calcext:value-type="float">
            <text:p>0.243068962</text:p>
          </table:table-cell>
          <table:table-cell office:value-type="float" office:value="0.24269087" calcext:value-type="float">
            <text:p>0.24269087</text:p>
          </table:table-cell>
          <table:table-cell office:value-type="float" office:value="0.008233201" calcext:value-type="float">
            <text:p>0.00823320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450266" calcext:value-type="float">
            <text:p>0.242450266</text:p>
          </table:table-cell>
          <table:table-cell office:value-type="float" office:value="0.252521068" calcext:value-type="float">
            <text:p>0.252521068</text:p>
          </table:table-cell>
          <table:table-cell office:value-type="float" office:value="0.231238631" calcext:value-type="float">
            <text:p>0.231238631</text:p>
          </table:table-cell>
          <table:table-cell office:value-type="float" office:value="0.242069988" calcext:value-type="float">
            <text:p>0.242069988</text:p>
          </table:table-cell>
          <table:table-cell office:value-type="float" office:value="0.242450266" calcext:value-type="float">
            <text:p>0.242450266</text:p>
          </table:table-cell>
          <table:table-cell office:value-type="float" office:value="0.242069988" calcext:value-type="float">
            <text:p>0.242069988</text:p>
          </table:table-cell>
          <table:table-cell office:value-type="float" office:value="0.008692679" calcext:value-type="float">
            <text:p>0.00869267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5327979" calcext:value-type="float">
            <text:p>0.245327979</text:p>
          </table:table-cell>
          <table:table-cell office:value-type="float" office:value="0.251795083" calcext:value-type="float">
            <text:p>0.251795083</text:p>
          </table:table-cell>
          <table:table-cell office:value-type="float" office:value="0.228239325" calcext:value-type="float">
            <text:p>0.228239325</text:p>
          </table:table-cell>
          <table:table-cell office:value-type="float" office:value="0.241787462" calcext:value-type="float">
            <text:p>0.241787462</text:p>
          </table:table-cell>
          <table:table-cell office:value-type="float" office:value="0.245327979" calcext:value-type="float">
            <text:p>0.245327979</text:p>
          </table:table-cell>
          <table:table-cell office:value-type="float" office:value="0.241787462" calcext:value-type="float">
            <text:p>0.241787462</text:p>
          </table:table-cell>
          <table:table-cell office:value-type="float" office:value="0.009937132" calcext:value-type="float">
            <text:p>0.00993713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4861274" calcext:value-type="float">
            <text:p>0.244861274</text:p>
          </table:table-cell>
          <table:table-cell office:value-type="float" office:value="0.252552659" calcext:value-type="float">
            <text:p>0.252552659</text:p>
          </table:table-cell>
          <table:table-cell office:value-type="float" office:value="0.22871497" calcext:value-type="float">
            <text:p>0.22871497</text:p>
          </table:table-cell>
          <table:table-cell office:value-type="float" office:value="0.242042968" calcext:value-type="float">
            <text:p>0.242042968</text:p>
          </table:table-cell>
          <table:table-cell office:value-type="float" office:value="0.244861274" calcext:value-type="float">
            <text:p>0.244861274</text:p>
          </table:table-cell>
          <table:table-cell office:value-type="float" office:value="0.242042968" calcext:value-type="float">
            <text:p>0.242042968</text:p>
          </table:table-cell>
          <table:table-cell office:value-type="float" office:value="0.009933646" calcext:value-type="float">
            <text:p>0.00993364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4053631" calcext:value-type="float">
            <text:p>0.244053631</text:p>
          </table:table-cell>
          <table:table-cell office:value-type="float" office:value="0.253533751" calcext:value-type="float">
            <text:p>0.253533751</text:p>
          </table:table-cell>
          <table:table-cell office:value-type="float" office:value="0.230051903" calcext:value-type="float">
            <text:p>0.230051903</text:p>
          </table:table-cell>
          <table:table-cell office:value-type="float" office:value="0.242546428" calcext:value-type="float">
            <text:p>0.242546428</text:p>
          </table:table-cell>
          <table:table-cell office:value-type="float" office:value="0.244053631" calcext:value-type="float">
            <text:p>0.244053631</text:p>
          </table:table-cell>
          <table:table-cell office:value-type="float" office:value="0.242546428" calcext:value-type="float">
            <text:p>0.242546428</text:p>
          </table:table-cell>
          <table:table-cell office:value-type="float" office:value="0.009645484" calcext:value-type="float">
            <text:p>0.00964548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539243" calcext:value-type="float">
            <text:p>0.243539243</text:p>
          </table:table-cell>
          <table:table-cell office:value-type="float" office:value="0.253279239" calcext:value-type="float">
            <text:p>0.253279239</text:p>
          </table:table-cell>
          <table:table-cell office:value-type="float" office:value="0.230851797" calcext:value-type="float">
            <text:p>0.230851797</text:p>
          </table:table-cell>
          <table:table-cell office:value-type="float" office:value="0.24255676" calcext:value-type="float">
            <text:p>0.24255676</text:p>
          </table:table-cell>
          <table:table-cell office:value-type="float" office:value="0.243539243" calcext:value-type="float">
            <text:p>0.243539243</text:p>
          </table:table-cell>
          <table:table-cell office:value-type="float" office:value="0.24255676" calcext:value-type="float">
            <text:p>0.24255676</text:p>
          </table:table-cell>
          <table:table-cell office:value-type="float" office:value="0.009182284" calcext:value-type="float">
            <text:p>0.00918228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060022" calcext:value-type="float">
            <text:p>0.243060022</text:p>
          </table:table-cell>
          <table:table-cell office:value-type="float" office:value="0.252984792" calcext:value-type="float">
            <text:p>0.252984792</text:p>
          </table:table-cell>
          <table:table-cell office:value-type="float" office:value="0.232096938" calcext:value-type="float">
            <text:p>0.232096938</text:p>
          </table:table-cell>
          <table:table-cell office:value-type="float" office:value="0.242713917" calcext:value-type="float">
            <text:p>0.242713917</text:p>
          </table:table-cell>
          <table:table-cell office:value-type="float" office:value="0.243060022" calcext:value-type="float">
            <text:p>0.243060022</text:p>
          </table:table-cell>
          <table:table-cell office:value-type="float" office:value="0.242713917" calcext:value-type="float">
            <text:p>0.242713917</text:p>
          </table:table-cell>
          <table:table-cell office:value-type="float" office:value="0.008530942" calcext:value-type="float">
            <text:p>0.00853094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791801" calcext:value-type="float">
            <text:p>0.242791801</text:p>
          </table:table-cell>
          <table:table-cell office:value-type="float" office:value="0.252628357" calcext:value-type="float">
            <text:p>0.252628357</text:p>
          </table:table-cell>
          <table:table-cell office:value-type="float" office:value="0.232819347" calcext:value-type="float">
            <text:p>0.232819347</text:p>
          </table:table-cell>
          <table:table-cell office:value-type="float" office:value="0.242746501" calcext:value-type="float">
            <text:p>0.242746501</text:p>
          </table:table-cell>
          <table:table-cell office:value-type="float" office:value="0.242791801" calcext:value-type="float">
            <text:p>0.242791801</text:p>
          </table:table-cell>
          <table:table-cell office:value-type="float" office:value="0.242746501" calcext:value-type="float">
            <text:p>0.242746501</text:p>
          </table:table-cell>
          <table:table-cell office:value-type="float" office:value="0.008087058" calcext:value-type="float">
            <text:p>0.00808705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305427" calcext:value-type="float">
            <text:p>0.242305427</text:p>
          </table:table-cell>
          <table:table-cell office:value-type="float" office:value="0.252473384" calcext:value-type="float">
            <text:p>0.252473384</text:p>
          </table:table-cell>
          <table:table-cell office:value-type="float" office:value="0.23287001" calcext:value-type="float">
            <text:p>0.23287001</text:p>
          </table:table-cell>
          <table:table-cell office:value-type="float" office:value="0.242549607" calcext:value-type="float">
            <text:p>0.242549607</text:p>
          </table:table-cell>
          <table:table-cell office:value-type="float" office:value="0.242305427" calcext:value-type="float">
            <text:p>0.242305427</text:p>
          </table:table-cell>
          <table:table-cell office:value-type="float" office:value="0.242549607" calcext:value-type="float">
            <text:p>0.242549607</text:p>
          </table:table-cell>
          <table:table-cell office:value-type="float" office:value="0.008004906" calcext:value-type="float">
            <text:p>0.00800490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242246" calcext:value-type="float">
            <text:p>0.242242246</text:p>
          </table:table-cell>
          <table:table-cell office:value-type="float" office:value="0.252454907" calcext:value-type="float">
            <text:p>0.252454907</text:p>
          </table:table-cell>
          <table:table-cell office:value-type="float" office:value="0.23267868" calcext:value-type="float">
            <text:p>0.23267868</text:p>
          </table:table-cell>
          <table:table-cell office:value-type="float" office:value="0.242458611" calcext:value-type="float">
            <text:p>0.242458611</text:p>
          </table:table-cell>
          <table:table-cell office:value-type="float" office:value="0.242242246" calcext:value-type="float">
            <text:p>0.242242246</text:p>
          </table:table-cell>
          <table:table-cell office:value-type="float" office:value="0.242458611" calcext:value-type="float">
            <text:p>0.242458611</text:p>
          </table:table-cell>
          <table:table-cell office:value-type="float" office:value="0.008075061" calcext:value-type="float">
            <text:p>0.00807506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399602" calcext:value-type="float">
            <text:p>0.242399602</text:p>
          </table:table-cell>
          <table:table-cell office:value-type="float" office:value="0.252565176" calcext:value-type="float">
            <text:p>0.252565176</text:p>
          </table:table-cell>
          <table:table-cell office:value-type="float" office:value="0.232361583" calcext:value-type="float">
            <text:p>0.232361583</text:p>
          </table:table-cell>
          <table:table-cell office:value-type="float" office:value="0.24244212" calcext:value-type="float">
            <text:p>0.24244212</text:p>
          </table:table-cell>
          <table:table-cell office:value-type="float" office:value="0.242399602" calcext:value-type="float">
            <text:p>0.242399602</text:p>
          </table:table-cell>
          <table:table-cell office:value-type="float" office:value="0.24244212" calcext:value-type="float">
            <text:p>0.24244212</text:p>
          </table:table-cell>
          <table:table-cell office:value-type="float" office:value="0.008248137" calcext:value-type="float">
            <text:p>0.00824813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407351" calcext:value-type="float">
            <text:p>0.242407351</text:p>
          </table:table-cell>
          <table:table-cell office:value-type="float" office:value="0.253458649" calcext:value-type="float">
            <text:p>0.253458649</text:p>
          </table:table-cell>
          <table:table-cell office:value-type="float" office:value="0.231829909" calcext:value-type="float">
            <text:p>0.231829909</text:p>
          </table:table-cell>
          <table:table-cell office:value-type="float" office:value="0.242565303" calcext:value-type="float">
            <text:p>0.242565303</text:p>
          </table:table-cell>
          <table:table-cell office:value-type="float" office:value="0.242407351" calcext:value-type="float">
            <text:p>0.242407351</text:p>
          </table:table-cell>
          <table:table-cell office:value-type="float" office:value="0.242565303" calcext:value-type="float">
            <text:p>0.242565303</text:p>
          </table:table-cell>
          <table:table-cell office:value-type="float" office:value="0.008830602" calcext:value-type="float">
            <text:p>0.00883060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661267" calcext:value-type="float">
            <text:p>0.242661267</text:p>
          </table:table-cell>
          <table:table-cell office:value-type="float" office:value="0.254313976" calcext:value-type="float">
            <text:p>0.254313976</text:p>
          </table:table-cell>
          <table:table-cell office:value-type="float" office:value="0.231161145" calcext:value-type="float">
            <text:p>0.231161145</text:p>
          </table:table-cell>
          <table:table-cell office:value-type="float" office:value="0.242712129" calcext:value-type="float">
            <text:p>0.242712129</text:p>
          </table:table-cell>
          <table:table-cell office:value-type="float" office:value="0.242661267" calcext:value-type="float">
            <text:p>0.242661267</text:p>
          </table:table-cell>
          <table:table-cell office:value-type="float" office:value="0.242712129" calcext:value-type="float">
            <text:p>0.242712129</text:p>
          </table:table-cell>
          <table:table-cell office:value-type="float" office:value="0.009452172" calcext:value-type="float">
            <text:p>0.00945217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036776" calcext:value-type="float">
            <text:p>0.243036776</text:p>
          </table:table-cell>
          <table:table-cell office:value-type="float" office:value="0.254592926" calcext:value-type="float">
            <text:p>0.254592926</text:p>
          </table:table-cell>
          <table:table-cell office:value-type="float" office:value="0.230233101" calcext:value-type="float">
            <text:p>0.230233101</text:p>
          </table:table-cell>
          <table:table-cell office:value-type="float" office:value="0.242620934" calcext:value-type="float">
            <text:p>0.242620934</text:p>
          </table:table-cell>
          <table:table-cell office:value-type="float" office:value="0.243036776" calcext:value-type="float">
            <text:p>0.243036776</text:p>
          </table:table-cell>
          <table:table-cell office:value-type="float" office:value="0.242620934" calcext:value-type="float">
            <text:p>0.242620934</text:p>
          </table:table-cell>
          <table:table-cell office:value-type="float" office:value="0.009949203" calcext:value-type="float">
            <text:p>0.00994920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52315" calcext:value-type="float">
            <text:p>0.24352315</text:p>
          </table:table-cell>
          <table:table-cell office:value-type="float" office:value="0.254661471" calcext:value-type="float">
            <text:p>0.254661471</text:p>
          </table:table-cell>
          <table:table-cell office:value-type="float" office:value="0.229565529" calcext:value-type="float">
            <text:p>0.229565529</text:p>
          </table:table-cell>
          <table:table-cell office:value-type="float" office:value="0.242583383" calcext:value-type="float">
            <text:p>0.242583383</text:p>
          </table:table-cell>
          <table:table-cell office:value-type="float" office:value="0.24352315" calcext:value-type="float">
            <text:p>0.24352315</text:p>
          </table:table-cell>
          <table:table-cell office:value-type="float" office:value="0.242583383" calcext:value-type="float">
            <text:p>0.242583383</text:p>
          </table:table-cell>
          <table:table-cell office:value-type="float" office:value="0.010266903" calcext:value-type="float">
            <text:p>0.01026690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730574" calcext:value-type="float">
            <text:p>0.243730574</text:p>
          </table:table-cell>
          <table:table-cell office:value-type="float" office:value="0.254445106" calcext:value-type="float">
            <text:p>0.254445106</text:p>
          </table:table-cell>
          <table:table-cell office:value-type="float" office:value="0.229031471" calcext:value-type="float">
            <text:p>0.229031471</text:p>
          </table:table-cell>
          <table:table-cell office:value-type="float" office:value="0.242402384" calcext:value-type="float">
            <text:p>0.242402384</text:p>
          </table:table-cell>
          <table:table-cell office:value-type="float" office:value="0.243730574" calcext:value-type="float">
            <text:p>0.243730574</text:p>
          </table:table-cell>
          <table:table-cell office:value-type="float" office:value="0.242402384" calcext:value-type="float">
            <text:p>0.242402384</text:p>
          </table:table-cell>
          <table:table-cell office:value-type="float" office:value="0.010417494" calcext:value-type="float">
            <text:p>0.01041749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09297" calcext:value-type="float">
            <text:p>0.24409297</text:p>
          </table:table-cell>
          <table:table-cell office:value-type="float" office:value="0.25402847" calcext:value-type="float">
            <text:p>0.25402847</text:p>
          </table:table-cell>
          <table:table-cell office:value-type="float" office:value="0.22830489" calcext:value-type="float">
            <text:p>0.22830489</text:p>
          </table:table-cell>
          <table:table-cell office:value-type="float" office:value="0.24214211" calcext:value-type="float">
            <text:p>0.24214211</text:p>
          </table:table-cell>
          <table:table-cell office:value-type="float" office:value="0.24409297" calcext:value-type="float">
            <text:p>0.24409297</text:p>
          </table:table-cell>
          <table:table-cell office:value-type="float" office:value="0.24214211" calcext:value-type="float">
            <text:p>0.24214211</text:p>
          </table:table-cell>
          <table:table-cell office:value-type="float" office:value="0.010591822" calcext:value-type="float">
            <text:p>0.0105918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19251" calcext:value-type="float">
            <text:p>0.24419251</text:p>
          </table:table-cell>
          <table:table-cell office:value-type="float" office:value="0.253446728" calcext:value-type="float">
            <text:p>0.253446728</text:p>
          </table:table-cell>
          <table:table-cell office:value-type="float" office:value="0.227931765" calcext:value-type="float">
            <text:p>0.227931765</text:p>
          </table:table-cell>
          <table:table-cell office:value-type="float" office:value="0.241857001" calcext:value-type="float">
            <text:p>0.241857001</text:p>
          </table:table-cell>
          <table:table-cell office:value-type="float" office:value="0.24419251" calcext:value-type="float">
            <text:p>0.24419251</text:p>
          </table:table-cell>
          <table:table-cell office:value-type="float" office:value="0.241857001" calcext:value-type="float">
            <text:p>0.241857001</text:p>
          </table:table-cell>
          <table:table-cell office:value-type="float" office:value="0.010546541" calcext:value-type="float">
            <text:p>0.01054654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895249" calcext:value-type="float">
            <text:p>0.244895249</text:p>
          </table:table-cell>
          <table:table-cell office:value-type="float" office:value="0.253133208" calcext:value-type="float">
            <text:p>0.253133208</text:p>
          </table:table-cell>
          <table:table-cell office:value-type="float" office:value="0.228027729" calcext:value-type="float">
            <text:p>0.228027729</text:p>
          </table:table-cell>
          <table:table-cell office:value-type="float" office:value="0.242018728" calcext:value-type="float">
            <text:p>0.242018728</text:p>
          </table:table-cell>
          <table:table-cell office:value-type="float" office:value="0.244895249" calcext:value-type="float">
            <text:p>0.244895249</text:p>
          </table:table-cell>
          <table:table-cell office:value-type="float" office:value="0.242018728" calcext:value-type="float">
            <text:p>0.242018728</text:p>
          </table:table-cell>
          <table:table-cell office:value-type="float" office:value="0.010449148" calcext:value-type="float">
            <text:p>0.01044914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960814" calcext:value-type="float">
            <text:p>0.244960814</text:p>
          </table:table-cell>
          <table:table-cell office:value-type="float" office:value="0.252550274" calcext:value-type="float">
            <text:p>0.252550274</text:p>
          </table:table-cell>
          <table:table-cell office:value-type="float" office:value="0.228073028" calcext:value-type="float">
            <text:p>0.228073028</text:p>
          </table:table-cell>
          <table:table-cell office:value-type="float" office:value="0.241861372" calcext:value-type="float">
            <text:p>0.241861372</text:p>
          </table:table-cell>
          <table:table-cell office:value-type="float" office:value="0.244960814" calcext:value-type="float">
            <text:p>0.244960814</text:p>
          </table:table-cell>
          <table:table-cell office:value-type="float" office:value="0.241861372" calcext:value-type="float">
            <text:p>0.241861372</text:p>
          </table:table-cell>
          <table:table-cell office:value-type="float" office:value="0.010230308" calcext:value-type="float">
            <text:p>0.01023030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5001941" calcext:value-type="float">
            <text:p>0.245001941</text:p>
          </table:table-cell>
          <table:table-cell office:value-type="float" office:value="0.252070457" calcext:value-type="float">
            <text:p>0.252070457</text:p>
          </table:table-cell>
          <table:table-cell office:value-type="float" office:value="0.228080777" calcext:value-type="float">
            <text:p>0.228080777</text:p>
          </table:table-cell>
          <table:table-cell office:value-type="float" office:value="0.241717725" calcext:value-type="float">
            <text:p>0.241717725</text:p>
          </table:table-cell>
          <table:table-cell office:value-type="float" office:value="0.245001941" calcext:value-type="float">
            <text:p>0.245001941</text:p>
          </table:table-cell>
          <table:table-cell office:value-type="float" office:value="0.241717725" calcext:value-type="float">
            <text:p>0.241717725</text:p>
          </table:table-cell>
          <table:table-cell office:value-type="float" office:value="0.010065312" calcext:value-type="float">
            <text:p>0.01006531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5412617" calcext:value-type="float">
            <text:p>0.245412617</text:p>
          </table:table-cell>
          <table:table-cell office:value-type="float" office:value="0.251868993" calcext:value-type="float">
            <text:p>0.251868993</text:p>
          </table:table-cell>
          <table:table-cell office:value-type="float" office:value="0.228568343" calcext:value-type="float">
            <text:p>0.228568343</text:p>
          </table:table-cell>
          <table:table-cell office:value-type="float" office:value="0.241949984" calcext:value-type="float">
            <text:p>0.241949984</text:p>
          </table:table-cell>
          <table:table-cell office:value-type="float" office:value="0.245412617" calcext:value-type="float">
            <text:p>0.245412617</text:p>
          </table:table-cell>
          <table:table-cell office:value-type="float" office:value="0.241949984" calcext:value-type="float">
            <text:p>0.241949984</text:p>
          </table:table-cell>
          <table:table-cell office:value-type="float" office:value="0.009822506" calcext:value-type="float">
            <text:p>0.00982250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853526" calcext:value-type="float">
            <text:p>0.244853526</text:p>
          </table:table-cell>
          <table:table-cell office:value-type="float" office:value="0.252030522" calcext:value-type="float">
            <text:p>0.252030522</text:p>
          </table:table-cell>
          <table:table-cell office:value-type="float" office:value="0.229033855" calcext:value-type="float">
            <text:p>0.229033855</text:p>
          </table:table-cell>
          <table:table-cell office:value-type="float" office:value="0.241972634" calcext:value-type="float">
            <text:p>0.241972634</text:p>
          </table:table-cell>
          <table:table-cell office:value-type="float" office:value="0.244853526" calcext:value-type="float">
            <text:p>0.244853526</text:p>
          </table:table-cell>
          <table:table-cell office:value-type="float" office:value="0.241972634" calcext:value-type="float">
            <text:p>0.241972634</text:p>
          </table:table-cell>
          <table:table-cell office:value-type="float" office:value="0.009606814" calcext:value-type="float">
            <text:p>0.0096068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97822" calcext:value-type="float">
            <text:p>0.244597822</text:p>
          </table:table-cell>
          <table:table-cell office:value-type="float" office:value="0.252733261" calcext:value-type="float">
            <text:p>0.252733261</text:p>
          </table:table-cell>
          <table:table-cell office:value-type="float" office:value="0.229452876" calcext:value-type="float">
            <text:p>0.229452876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44597822" calcext:value-type="float">
            <text:p>0.244597822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00964671" calcext:value-type="float">
            <text:p>0.009646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248969" calcext:value-type="float">
            <text:p>0.243248969</text:p>
          </table:table-cell>
          <table:table-cell office:value-type="float" office:value="0.253744156" calcext:value-type="float">
            <text:p>0.253744156</text:p>
          </table:table-cell>
          <table:table-cell office:value-type="float" office:value="0.231206445" calcext:value-type="float">
            <text:p>0.231206445</text:p>
          </table:table-cell>
          <table:table-cell office:value-type="float" office:value="0.24273319" calcext:value-type="float">
            <text:p>0.24273319</text:p>
          </table:table-cell>
          <table:table-cell office:value-type="float" office:value="0.243248969" calcext:value-type="float">
            <text:p>0.243248969</text:p>
          </table:table-cell>
          <table:table-cell office:value-type="float" office:value="0.24273319" calcext:value-type="float">
            <text:p>0.24273319</text:p>
          </table:table-cell>
          <table:table-cell office:value-type="float" office:value="0.009208207" calcext:value-type="float">
            <text:p>0.00920820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326455" calcext:value-type="float">
            <text:p>0.243326455</text:p>
          </table:table-cell>
          <table:table-cell office:value-type="float" office:value="0.253571302" calcext:value-type="float">
            <text:p>0.253571302</text:p>
          </table:table-cell>
          <table:table-cell office:value-type="float" office:value="0.231894878" calcext:value-type="float">
            <text:p>0.231894878</text:p>
          </table:table-cell>
          <table:table-cell office:value-type="float" office:value="0.242930878" calcext:value-type="float">
            <text:p>0.242930878</text:p>
          </table:table-cell>
          <table:table-cell office:value-type="float" office:value="0.243326455" calcext:value-type="float">
            <text:p>0.243326455</text:p>
          </table:table-cell>
          <table:table-cell office:value-type="float" office:value="0.242930878" calcext:value-type="float">
            <text:p>0.242930878</text:p>
          </table:table-cell>
          <table:table-cell office:value-type="float" office:value="0.008853783" calcext:value-type="float">
            <text:p>0.00885378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458611" calcext:value-type="float">
            <text:p>0.242458611</text:p>
          </table:table-cell>
          <table:table-cell office:value-type="float" office:value="0.25259021" calcext:value-type="float">
            <text:p>0.25259021</text:p>
          </table:table-cell>
          <table:table-cell office:value-type="float" office:value="0.232905773" calcext:value-type="float">
            <text:p>0.232905773</text:p>
          </table:table-cell>
          <table:table-cell office:value-type="float" office:value="0.242651531" calcext:value-type="float">
            <text:p>0.242651531</text:p>
          </table:table-cell>
          <table:table-cell office:value-type="float" office:value="0.242458611" calcext:value-type="float">
            <text:p>0.242458611</text:p>
          </table:table-cell>
          <table:table-cell office:value-type="float" office:value="0.242651531" calcext:value-type="float">
            <text:p>0.242651531</text:p>
          </table:table-cell>
          <table:table-cell office:value-type="float" office:value="0.008037295" calcext:value-type="float">
            <text:p>0.00803729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370396" calcext:value-type="float">
            <text:p>0.242370396</text:p>
          </table:table-cell>
          <table:table-cell office:value-type="float" office:value="0.25236252" calcext:value-type="float">
            <text:p>0.25236252</text:p>
          </table:table-cell>
          <table:table-cell office:value-type="float" office:value="0.232715038" calcext:value-type="float">
            <text:p>0.232715038</text:p>
          </table:table-cell>
          <table:table-cell office:value-type="float" office:value="0.242482651" calcext:value-type="float">
            <text:p>0.242482651</text:p>
          </table:table-cell>
          <table:table-cell office:value-type="float" office:value="0.242370396" calcext:value-type="float">
            <text:p>0.242370396</text:p>
          </table:table-cell>
          <table:table-cell office:value-type="float" office:value="0.242482651" calcext:value-type="float">
            <text:p>0.242482651</text:p>
          </table:table-cell>
          <table:table-cell office:value-type="float" office:value="0.008021443" calcext:value-type="float">
            <text:p>0.00802144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252682597" calcext:value-type="float">
            <text:p>0.252682597</text:p>
          </table:table-cell>
          <table:table-cell office:value-type="float" office:value="0.232543377" calcext:value-type="float">
            <text:p>0.232543377</text:p>
          </table:table-cell>
          <table:table-cell office:value-type="float" office:value="0.242461988" calcext:value-type="float">
            <text:p>0.242461988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242461988" calcext:value-type="float">
            <text:p>0.242461988</text:p>
          </table:table-cell>
          <table:table-cell office:value-type="float" office:value="0.008224575" calcext:value-type="float">
            <text:p>0.00822457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399602" calcext:value-type="float">
            <text:p>0.242399602</text:p>
          </table:table-cell>
          <table:table-cell office:value-type="float" office:value="0.252835781" calcext:value-type="float">
            <text:p>0.252835781</text:p>
          </table:table-cell>
          <table:table-cell office:value-type="float" office:value="0.23242536" calcext:value-type="float">
            <text:p>0.23242536</text:p>
          </table:table-cell>
          <table:table-cell office:value-type="float" office:value="0.242553581" calcext:value-type="float">
            <text:p>0.242553581</text:p>
          </table:table-cell>
          <table:table-cell office:value-type="float" office:value="0.242399602" calcext:value-type="float">
            <text:p>0.242399602</text:p>
          </table:table-cell>
          <table:table-cell office:value-type="float" office:value="0.242553581" calcext:value-type="float">
            <text:p>0.242553581</text:p>
          </table:table-cell>
          <table:table-cell office:value-type="float" office:value="0.008333231" calcext:value-type="float">
            <text:p>0.00833323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510467" calcext:value-type="float">
            <text:p>0.242510467</text:p>
          </table:table-cell>
          <table:table-cell office:value-type="float" office:value="0.253555805" calcext:value-type="float">
            <text:p>0.253555805</text:p>
          </table:table-cell>
          <table:table-cell office:value-type="float" office:value="0.231717257" calcext:value-type="float">
            <text:p>0.231717257</text:p>
          </table:table-cell>
          <table:table-cell office:value-type="float" office:value="0.242594509" calcext:value-type="float">
            <text:p>0.242594509</text:p>
          </table:table-cell>
          <table:table-cell office:value-type="float" office:value="0.242510467" calcext:value-type="float">
            <text:p>0.242510467</text:p>
          </table:table-cell>
          <table:table-cell office:value-type="float" office:value="0.242594509" calcext:value-type="float">
            <text:p>0.242594509</text:p>
          </table:table-cell>
          <table:table-cell office:value-type="float" office:value="0.008915748" calcext:value-type="float">
            <text:p>0.00891574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75247" calcext:value-type="float">
            <text:p>0.242875247</text:p>
          </table:table-cell>
          <table:table-cell office:value-type="float" office:value="0.254120261" calcext:value-type="float">
            <text:p>0.254120261</text:p>
          </table:table-cell>
          <table:table-cell office:value-type="float" office:value="0.230465559" calcext:value-type="float">
            <text:p>0.230465559</text:p>
          </table:table-cell>
          <table:table-cell office:value-type="float" office:value="0.242487022" calcext:value-type="float">
            <text:p>0.242487022</text:p>
          </table:table-cell>
          <table:table-cell office:value-type="float" office:value="0.242875247" calcext:value-type="float">
            <text:p>0.242875247</text:p>
          </table:table-cell>
          <table:table-cell office:value-type="float" office:value="0.242487022" calcext:value-type="float">
            <text:p>0.242487022</text:p>
          </table:table-cell>
          <table:table-cell office:value-type="float" office:value="0.009660893" calcext:value-type="float">
            <text:p>0.00966089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854982" calcext:value-type="float">
            <text:p>0.242854982</text:p>
          </table:table-cell>
          <table:table-cell office:value-type="float" office:value="0.254734189" calcext:value-type="float">
            <text:p>0.254734189</text:p>
          </table:table-cell>
          <table:table-cell office:value-type="float" office:value="0.230250982" calcext:value-type="float">
            <text:p>0.230250982</text:p>
          </table:table-cell>
          <table:table-cell office:value-type="float" office:value="0.242613384" calcext:value-type="float">
            <text:p>0.242613384</text:p>
          </table:table-cell>
          <table:table-cell office:value-type="float" office:value="0.242854982" calcext:value-type="float">
            <text:p>0.242854982</text:p>
          </table:table-cell>
          <table:table-cell office:value-type="float" office:value="0.242613384" calcext:value-type="float">
            <text:p>0.242613384</text:p>
          </table:table-cell>
          <table:table-cell office:value-type="float" office:value="0.009996687" calcext:value-type="float">
            <text:p>0.00999668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3246584" calcext:value-type="float">
            <text:p>0.243246584</text:p>
          </table:table-cell>
          <table:table-cell office:value-type="float" office:value="0.254967839" calcext:value-type="float">
            <text:p>0.254967839</text:p>
          </table:table-cell>
          <table:table-cell office:value-type="float" office:value="0.229907063" calcext:value-type="float">
            <text:p>0.229907063</text:p>
          </table:table-cell>
          <table:table-cell office:value-type="float" office:value="0.242707162" calcext:value-type="float">
            <text:p>0.242707162</text:p>
          </table:table-cell>
          <table:table-cell office:value-type="float" office:value="0.243246584" calcext:value-type="float">
            <text:p>0.243246584</text:p>
          </table:table-cell>
          <table:table-cell office:value-type="float" office:value="0.242707162" calcext:value-type="float">
            <text:p>0.242707162</text:p>
          </table:table-cell>
          <table:table-cell office:value-type="float" office:value="0.010238127" calcext:value-type="float">
            <text:p>0.01023812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228273" calcext:value-type="float">
            <text:p>0.244228273</text:p>
          </table:table-cell>
          <table:table-cell office:value-type="float" office:value="0.253685147" calcext:value-type="float">
            <text:p>0.253685147</text:p>
          </table:table-cell>
          <table:table-cell office:value-type="float" office:value="0.228945044" calcext:value-type="float">
            <text:p>0.228945044</text:p>
          </table:table-cell>
          <table:table-cell office:value-type="float" office:value="0.242286155" calcext:value-type="float">
            <text:p>0.242286155</text:p>
          </table:table-cell>
          <table:table-cell office:value-type="float" office:value="0.244228273" calcext:value-type="float">
            <text:p>0.244228273</text:p>
          </table:table-cell>
          <table:table-cell office:value-type="float" office:value="0.242286155" calcext:value-type="float">
            <text:p>0.242286155</text:p>
          </table:table-cell>
          <table:table-cell office:value-type="float" office:value="0.010193038" calcext:value-type="float">
            <text:p>0.01019303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303375" calcext:value-type="float">
            <text:p>0.244303375</text:p>
          </table:table-cell>
          <table:table-cell office:value-type="float" office:value="0.253835351" calcext:value-type="float">
            <text:p>0.253835351</text:p>
          </table:table-cell>
          <table:table-cell office:value-type="float" office:value="0.228349594" calcext:value-type="float">
            <text:p>0.228349594</text:p>
          </table:table-cell>
          <table:table-cell office:value-type="float" office:value="0.242162773" calcext:value-type="float">
            <text:p>0.242162773</text:p>
          </table:table-cell>
          <table:table-cell office:value-type="float" office:value="0.244303375" calcext:value-type="float">
            <text:p>0.244303375</text:p>
          </table:table-cell>
          <table:table-cell office:value-type="float" office:value="0.242162773" calcext:value-type="float">
            <text:p>0.242162773</text:p>
          </table:table-cell>
          <table:table-cell office:value-type="float" office:value="0.010514041" calcext:value-type="float">
            <text:p>0.01051404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444285" calcext:value-type="float">
            <text:p>0.24444285</text:p>
          </table:table-cell>
          <table:table-cell office:value-type="float" office:value="0.252549678" calcext:value-type="float">
            <text:p>0.252549678</text:p>
          </table:table-cell>
          <table:table-cell office:value-type="float" office:value="0.228220848" calcext:value-type="float">
            <text:p>0.228220848</text:p>
          </table:table-cell>
          <table:table-cell office:value-type="float" office:value="0.241737792" calcext:value-type="float">
            <text:p>0.241737792</text:p>
          </table:table-cell>
          <table:table-cell office:value-type="float" office:value="0.24444285" calcext:value-type="float">
            <text:p>0.24444285</text:p>
          </table:table-cell>
          <table:table-cell office:value-type="float" office:value="0.241737792" calcext:value-type="float">
            <text:p>0.241737792</text:p>
          </table:table-cell>
          <table:table-cell office:value-type="float" office:value="0.010114709" calcext:value-type="float">
            <text:p>0.01011470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4693189" calcext:value-type="float">
            <text:p>0.244693189</text:p>
          </table:table-cell>
          <table:table-cell office:value-type="float" office:value="0.25128308" calcext:value-type="float">
            <text:p>0.25128308</text:p>
          </table:table-cell>
          <table:table-cell office:value-type="float" office:value="0.228142766" calcext:value-type="float">
            <text:p>0.228142766</text:p>
          </table:table-cell>
          <table:table-cell office:value-type="float" office:value="0.241373011" calcext:value-type="float">
            <text:p>0.241373011</text:p>
          </table:table-cell>
          <table:table-cell office:value-type="float" office:value="0.244693189" calcext:value-type="float">
            <text:p>0.244693189</text:p>
          </table:table-cell>
          <table:table-cell office:value-type="float" office:value="0.241373011" calcext:value-type="float">
            <text:p>0.241373011</text:p>
          </table:table-cell>
          <table:table-cell office:value-type="float" office:value="0.009734345" calcext:value-type="float">
            <text:p>0.00973434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5242744" calcext:value-type="float">
            <text:p>0.245242744</text:p>
          </table:table-cell>
          <table:table-cell office:value-type="float" office:value="0.251598388" calcext:value-type="float">
            <text:p>0.251598388</text:p>
          </table:table-cell>
          <table:table-cell office:value-type="float" office:value="0.228161243" calcext:value-type="float">
            <text:p>0.228161243</text:p>
          </table:table-cell>
          <table:table-cell office:value-type="float" office:value="0.241667458" calcext:value-type="float">
            <text:p>0.241667458</text:p>
          </table:table-cell>
          <table:table-cell office:value-type="float" office:value="0.245242744" calcext:value-type="float">
            <text:p>0.245242744</text:p>
          </table:table-cell>
          <table:table-cell office:value-type="float" office:value="0.241667458" calcext:value-type="float">
            <text:p>0.241667458</text:p>
          </table:table-cell>
          <table:table-cell office:value-type="float" office:value="0.00989653" calcext:value-type="float">
            <text:p>0.0098965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9328" calcext:value-type="float">
            <text:p>0.2449328</text:p>
          </table:table-cell>
          <table:table-cell office:value-type="float" office:value="0.25148812" calcext:value-type="float">
            <text:p>0.25148812</text:p>
          </table:table-cell>
          <table:table-cell office:value-type="float" office:value="0.228419331" calcext:value-type="float">
            <text:p>0.228419331</text:p>
          </table:table-cell>
          <table:table-cell office:value-type="float" office:value="0.241613417" calcext:value-type="float">
            <text:p>0.241613417</text:p>
          </table:table-cell>
          <table:table-cell office:value-type="float" office:value="0.2449328" calcext:value-type="float">
            <text:p>0.2449328</text:p>
          </table:table-cell>
          <table:table-cell office:value-type="float" office:value="0.241613417" calcext:value-type="float">
            <text:p>0.241613417</text:p>
          </table:table-cell>
          <table:table-cell office:value-type="float" office:value="0.009705874" calcext:value-type="float">
            <text:p>0.00970587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343906" calcext:value-type="float">
            <text:p>0.244343906</text:p>
          </table:table-cell>
          <table:table-cell office:value-type="float" office:value="0.251870781" calcext:value-type="float">
            <text:p>0.251870781</text:p>
          </table:table-cell>
          <table:table-cell office:value-type="float" office:value="0.229437379" calcext:value-type="float">
            <text:p>0.229437379</text:p>
          </table:table-cell>
          <table:table-cell office:value-type="float" office:value="0.241884022" calcext:value-type="float">
            <text:p>0.241884022</text:p>
          </table:table-cell>
          <table:table-cell office:value-type="float" office:value="0.244343906" calcext:value-type="float">
            <text:p>0.244343906</text:p>
          </table:table-cell>
          <table:table-cell office:value-type="float" office:value="0.241884022" calcext:value-type="float">
            <text:p>0.241884022</text:p>
          </table:table-cell>
          <table:table-cell office:value-type="float" office:value="0.009322112" calcext:value-type="float">
            <text:p>0.00932211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825345" calcext:value-type="float">
            <text:p>0.243825345</text:p>
          </table:table-cell>
          <table:table-cell office:value-type="float" office:value="0.252472192" calcext:value-type="float">
            <text:p>0.252472192</text:p>
          </table:table-cell>
          <table:table-cell office:value-type="float" office:value="0.229860572" calcext:value-type="float">
            <text:p>0.229860572</text:p>
          </table:table-cell>
          <table:table-cell office:value-type="float" office:value="0.242052703" calcext:value-type="float">
            <text:p>0.242052703</text:p>
          </table:table-cell>
          <table:table-cell office:value-type="float" office:value="0.243825345" calcext:value-type="float">
            <text:p>0.243825345</text:p>
          </table:table-cell>
          <table:table-cell office:value-type="float" office:value="0.242052703" calcext:value-type="float">
            <text:p>0.242052703</text:p>
          </table:table-cell>
          <table:table-cell office:value-type="float" office:value="0.009315866" calcext:value-type="float">
            <text:p>0.00931586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671565" calcext:value-type="float">
            <text:p>0.243671565</text:p>
          </table:table-cell>
          <table:table-cell office:value-type="float" office:value="0.252648622" calcext:value-type="float">
            <text:p>0.252648622</text:p>
          </table:table-cell>
          <table:table-cell office:value-type="float" office:value="0.230564503" calcext:value-type="float">
            <text:p>0.230564503</text:p>
          </table:table-cell>
          <table:table-cell office:value-type="float" office:value="0.242294897" calcext:value-type="float">
            <text:p>0.242294897</text:p>
          </table:table-cell>
          <table:table-cell office:value-type="float" office:value="0.243671565" calcext:value-type="float">
            <text:p>0.243671565</text:p>
          </table:table-cell>
          <table:table-cell office:value-type="float" office:value="0.242294897" calcext:value-type="float">
            <text:p>0.242294897</text:p>
          </table:table-cell>
          <table:table-cell office:value-type="float" office:value="0.009068204" calcext:value-type="float">
            <text:p>0.00906820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170886" calcext:value-type="float">
            <text:p>0.243170886</text:p>
          </table:table-cell>
          <table:table-cell office:value-type="float" office:value="0.252856046" calcext:value-type="float">
            <text:p>0.252856046</text:p>
          </table:table-cell>
          <table:table-cell office:value-type="float" office:value="0.231689838" calcext:value-type="float">
            <text:p>0.231689838</text:p>
          </table:table-cell>
          <table:table-cell office:value-type="float" office:value="0.242572257" calcext:value-type="float">
            <text:p>0.242572257</text:p>
          </table:table-cell>
          <table:table-cell office:value-type="float" office:value="0.243170886" calcext:value-type="float">
            <text:p>0.243170886</text:p>
          </table:table-cell>
          <table:table-cell office:value-type="float" office:value="0.242572257" calcext:value-type="float">
            <text:p>0.242572257</text:p>
          </table:table-cell>
          <table:table-cell office:value-type="float" office:value="0.00865143" calcext:value-type="float">
            <text:p>0.0086514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714315" calcext:value-type="float">
            <text:p>0.242714315</text:p>
          </table:table-cell>
          <table:table-cell office:value-type="float" office:value="0.251917273" calcext:value-type="float">
            <text:p>0.251917273</text:p>
          </table:table-cell>
          <table:table-cell office:value-type="float" office:value="0.232822923" calcext:value-type="float">
            <text:p>0.232822923</text:p>
          </table:table-cell>
          <table:table-cell office:value-type="float" office:value="0.242484837" calcext:value-type="float">
            <text:p>0.242484837</text:p>
          </table:table-cell>
          <table:table-cell office:value-type="float" office:value="0.242714315" calcext:value-type="float">
            <text:p>0.242714315</text:p>
          </table:table-cell>
          <table:table-cell office:value-type="float" office:value="0.242484837" calcext:value-type="float">
            <text:p>0.242484837</text:p>
          </table:table-cell>
          <table:table-cell office:value-type="float" office:value="0.007796925" calcext:value-type="float">
            <text:p>0.00779692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294102" calcext:value-type="float">
            <text:p>0.242294102</text:p>
          </table:table-cell>
          <table:table-cell office:value-type="float" office:value="0.251907736" calcext:value-type="float">
            <text:p>0.251907736</text:p>
          </table:table-cell>
          <table:table-cell office:value-type="float" office:value="0.23310068" calcext:value-type="float">
            <text:p>0.23310068</text:p>
          </table:table-cell>
          <table:table-cell office:value-type="float" office:value="0.242434173" calcext:value-type="float">
            <text:p>0.242434173</text:p>
          </table:table-cell>
          <table:table-cell office:value-type="float" office:value="0.242294102" calcext:value-type="float">
            <text:p>0.242294102</text:p>
          </table:table-cell>
          <table:table-cell office:value-type="float" office:value="0.242434173" calcext:value-type="float">
            <text:p>0.242434173</text:p>
          </table:table-cell>
          <table:table-cell office:value-type="float" office:value="0.007678587" calcext:value-type="float">
            <text:p>0.00767858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2416292" calcext:value-type="float">
            <text:p>0.242416292</text:p>
          </table:table-cell>
          <table:table-cell office:value-type="float" office:value="0.251957804" calcext:value-type="float">
            <text:p>0.251957804</text:p>
          </table:table-cell>
          <table:table-cell office:value-type="float" office:value="0.232853917" calcext:value-type="float">
            <text:p>0.232853917</text:p>
          </table:table-cell>
          <table:table-cell office:value-type="float" office:value="0.242409338" calcext:value-type="float">
            <text:p>0.242409338</text:p>
          </table:table-cell>
          <table:table-cell office:value-type="float" office:value="0.242416292" calcext:value-type="float">
            <text:p>0.242416292</text:p>
          </table:table-cell>
          <table:table-cell office:value-type="float" office:value="0.242409338" calcext:value-type="float">
            <text:p>0.242409338</text:p>
          </table:table-cell>
          <table:table-cell office:value-type="float" office:value="0.007799131" calcext:value-type="float">
            <text:p>0.00779913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2438345" calcext:value-type="float">
            <text:p>0.242438345</text:p>
          </table:table-cell>
          <table:table-cell office:value-type="float" office:value="0.25259915" calcext:value-type="float">
            <text:p>0.25259915</text:p>
          </table:table-cell>
          <table:table-cell office:value-type="float" office:value="0.233150748" calcext:value-type="float">
            <text:p>0.233150748</text:p>
          </table:table-cell>
          <table:table-cell office:value-type="float" office:value="0.242729415" calcext:value-type="float">
            <text:p>0.242729415</text:p>
          </table:table-cell>
          <table:table-cell office:value-type="float" office:value="0.242438345" calcext:value-type="float">
            <text:p>0.242438345</text:p>
          </table:table-cell>
          <table:table-cell office:value-type="float" office:value="0.242729415" calcext:value-type="float">
            <text:p>0.242729415</text:p>
          </table:table-cell>
          <table:table-cell office:value-type="float" office:value="0.007942444" calcext:value-type="float">
            <text:p>0.00794244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492585" calcext:value-type="float">
            <text:p>0.242492585</text:p>
          </table:table-cell>
          <table:table-cell office:value-type="float" office:value="0.252364904" calcext:value-type="float">
            <text:p>0.252364904</text:p>
          </table:table-cell>
          <table:table-cell office:value-type="float" office:value="0.23298922" calcext:value-type="float">
            <text:p>0.23298922</text:p>
          </table:table-cell>
          <table:table-cell office:value-type="float" office:value="0.24261557" calcext:value-type="float">
            <text:p>0.24261557</text:p>
          </table:table-cell>
          <table:table-cell office:value-type="float" office:value="0.242492585" calcext:value-type="float">
            <text:p>0.242492585</text:p>
          </table:table-cell>
          <table:table-cell office:value-type="float" office:value="0.24261557" calcext:value-type="float">
            <text:p>0.24261557</text:p>
          </table:table-cell>
          <table:table-cell office:value-type="float" office:value="0.007910568" calcext:value-type="float">
            <text:p>0.00791056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506295" calcext:value-type="float">
            <text:p>0.242506295</text:p>
          </table:table-cell>
          <table:table-cell office:value-type="float" office:value="0.252746374" calcext:value-type="float">
            <text:p>0.252746374</text:p>
          </table:table-cell>
          <table:table-cell office:value-type="float" office:value="0.232458738" calcext:value-type="float">
            <text:p>0.232458738</text:p>
          </table:table-cell>
          <table:table-cell office:value-type="float" office:value="0.242570469" calcext:value-type="float">
            <text:p>0.242570469</text:p>
          </table:table-cell>
          <table:table-cell office:value-type="float" office:value="0.242506295" calcext:value-type="float">
            <text:p>0.242506295</text:p>
          </table:table-cell>
          <table:table-cell office:value-type="float" office:value="0.242570469" calcext:value-type="float">
            <text:p>0.242570469</text:p>
          </table:table-cell>
          <table:table-cell office:value-type="float" office:value="0.008282517" calcext:value-type="float">
            <text:p>0.00828251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53197581" calcext:value-type="float">
            <text:p>0.253197581</text:p>
          </table:table-cell>
          <table:table-cell office:value-type="float" office:value="0.231892494" calcext:value-type="float">
            <text:p>0.231892494</text:p>
          </table:table-cell>
          <table:table-cell office:value-type="float" office:value="0.242506891" calcext:value-type="float">
            <text:p>0.242506891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42506891" calcext:value-type="float">
            <text:p>0.242506891</text:p>
          </table:table-cell>
          <table:table-cell office:value-type="float" office:value="0.008697933" calcext:value-type="float">
            <text:p>0.00869793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897301" calcext:value-type="float">
            <text:p>0.242897301</text:p>
          </table:table-cell>
          <table:table-cell office:value-type="float" office:value="0.253698856" calcext:value-type="float">
            <text:p>0.253698856</text:p>
          </table:table-cell>
          <table:table-cell office:value-type="float" office:value="0.23088458" calcext:value-type="float">
            <text:p>0.23088458</text:p>
          </table:table-cell>
          <table:table-cell office:value-type="float" office:value="0.242493579" calcext:value-type="float">
            <text:p>0.242493579</text:p>
          </table:table-cell>
          <table:table-cell office:value-type="float" office:value="0.242897301" calcext:value-type="float">
            <text:p>0.242897301</text:p>
          </table:table-cell>
          <table:table-cell office:value-type="float" office:value="0.242493579" calcext:value-type="float">
            <text:p>0.242493579</text:p>
          </table:table-cell>
          <table:table-cell office:value-type="float" office:value="0.009318263" calcext:value-type="float">
            <text:p>0.00931826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786436" calcext:value-type="float">
            <text:p>0.242786436</text:p>
          </table:table-cell>
          <table:table-cell office:value-type="float" office:value="0.254153044" calcext:value-type="float">
            <text:p>0.254153044</text:p>
          </table:table-cell>
          <table:table-cell office:value-type="float" office:value="0.230612186" calcext:value-type="float">
            <text:p>0.230612186</text:p>
          </table:table-cell>
          <table:table-cell office:value-type="float" office:value="0.242517222" calcext:value-type="float">
            <text:p>0.242517222</text:p>
          </table:table-cell>
          <table:table-cell office:value-type="float" office:value="0.242786436" calcext:value-type="float">
            <text:p>0.242786436</text:p>
          </table:table-cell>
          <table:table-cell office:value-type="float" office:value="0.242517222" calcext:value-type="float">
            <text:p>0.242517222</text:p>
          </table:table-cell>
          <table:table-cell office:value-type="float" office:value="0.0096124" calcext:value-type="float">
            <text:p>0.009612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3111878" calcext:value-type="float">
            <text:p>0.243111878</text:p>
          </table:table-cell>
          <table:table-cell office:value-type="float" office:value="0.254711539" calcext:value-type="float">
            <text:p>0.254711539</text:p>
          </table:table-cell>
          <table:table-cell office:value-type="float" office:value="0.229650763" calcext:value-type="float">
            <text:p>0.229650763</text:p>
          </table:table-cell>
          <table:table-cell office:value-type="float" office:value="0.242491393" calcext:value-type="float">
            <text:p>0.242491393</text:p>
          </table:table-cell>
          <table:table-cell office:value-type="float" office:value="0.243111878" calcext:value-type="float">
            <text:p>0.243111878</text:p>
          </table:table-cell>
          <table:table-cell office:value-type="float" office:value="0.242491393" calcext:value-type="float">
            <text:p>0.242491393</text:p>
          </table:table-cell>
          <table:table-cell office:value-type="float" office:value="0.010240422" calcext:value-type="float">
            <text:p>0.01024042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4085222" calcext:value-type="float">
            <text:p>0.244085222</text:p>
          </table:table-cell>
          <table:table-cell office:value-type="float" office:value="0.254112512" calcext:value-type="float">
            <text:p>0.254112512</text:p>
          </table:table-cell>
          <table:table-cell office:value-type="float" office:value="0.22889736" calcext:value-type="float">
            <text:p>0.22889736</text:p>
          </table:table-cell>
          <table:table-cell office:value-type="float" office:value="0.242365032" calcext:value-type="float">
            <text:p>0.242365032</text:p>
          </table:table-cell>
          <table:table-cell office:value-type="float" office:value="0.244085222" calcext:value-type="float">
            <text:p>0.244085222</text:p>
          </table:table-cell>
          <table:table-cell office:value-type="float" office:value="0.242365032" calcext:value-type="float">
            <text:p>0.242365032</text:p>
          </table:table-cell>
          <table:table-cell office:value-type="float" office:value="0.010365657" calcext:value-type="float">
            <text:p>0.01036565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4276553" calcext:value-type="float">
            <text:p>0.244276553</text:p>
          </table:table-cell>
          <table:table-cell office:value-type="float" office:value="0.25321725" calcext:value-type="float">
            <text:p>0.25321725</text:p>
          </table:table-cell>
          <table:table-cell office:value-type="float" office:value="0.228483108" calcext:value-type="float">
            <text:p>0.228483108</text:p>
          </table:table-cell>
          <table:table-cell office:value-type="float" office:value="0.241992304" calcext:value-type="float">
            <text:p>0.241992304</text:p>
          </table:table-cell>
          <table:table-cell office:value-type="float" office:value="0.244276553" calcext:value-type="float">
            <text:p>0.244276553</text:p>
          </table:table-cell>
          <table:table-cell office:value-type="float" office:value="0.241992304" calcext:value-type="float">
            <text:p>0.241992304</text:p>
          </table:table-cell>
          <table:table-cell office:value-type="float" office:value="0.010226038" calcext:value-type="float">
            <text:p>0.01022603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4982868" calcext:value-type="float">
            <text:p>0.244982868</text:p>
          </table:table-cell>
          <table:table-cell office:value-type="float" office:value="0.252793461" calcext:value-type="float">
            <text:p>0.252793461</text:p>
          </table:table-cell>
          <table:table-cell office:value-type="float" office:value="0.228253034" calcext:value-type="float">
            <text:p>0.228253034</text:p>
          </table:table-cell>
          <table:table-cell office:value-type="float" office:value="0.242009788" calcext:value-type="float">
            <text:p>0.242009788</text:p>
          </table:table-cell>
          <table:table-cell office:value-type="float" office:value="0.244982868" calcext:value-type="float">
            <text:p>0.244982868</text:p>
          </table:table-cell>
          <table:table-cell office:value-type="float" office:value="0.242009788" calcext:value-type="float">
            <text:p>0.242009788</text:p>
          </table:table-cell>
          <table:table-cell office:value-type="float" office:value="0.010236782" calcext:value-type="float">
            <text:p>0.01023678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5208173" calcext:value-type="float">
            <text:p>0.245208173</text:p>
          </table:table-cell>
          <table:table-cell office:value-type="float" office:value="0.25259319" calcext:value-type="float">
            <text:p>0.25259319</text:p>
          </table:table-cell>
          <table:table-cell office:value-type="float" office:value="0.228499201" calcext:value-type="float">
            <text:p>0.228499201</text:p>
          </table:table-cell>
          <table:table-cell office:value-type="float" office:value="0.242100188" calcext:value-type="float">
            <text:p>0.242100188</text:p>
          </table:table-cell>
          <table:table-cell office:value-type="float" office:value="0.245208173" calcext:value-type="float">
            <text:p>0.245208173</text:p>
          </table:table-cell>
          <table:table-cell office:value-type="float" office:value="0.242100188" calcext:value-type="float">
            <text:p>0.242100188</text:p>
          </table:table-cell>
          <table:table-cell office:value-type="float" office:value="0.010078847" calcext:value-type="float">
            <text:p>0.01007884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4942933" calcext:value-type="float">
            <text:p>0.244942933</text:p>
          </table:table-cell>
          <table:table-cell office:value-type="float" office:value="0.25225702" calcext:value-type="float">
            <text:p>0.25225702</text:p>
          </table:table-cell>
          <table:table-cell office:value-type="float" office:value="0.228849081" calcext:value-type="float">
            <text:p>0.228849081</text:p>
          </table:table-cell>
          <table:table-cell office:value-type="float" office:value="0.242016344" calcext:value-type="float">
            <text:p>0.242016344</text:p>
          </table:table-cell>
          <table:table-cell office:value-type="float" office:value="0.244942933" calcext:value-type="float">
            <text:p>0.244942933</text:p>
          </table:table-cell>
          <table:table-cell office:value-type="float" office:value="0.242016344" calcext:value-type="float">
            <text:p>0.242016344</text:p>
          </table:table-cell>
          <table:table-cell office:value-type="float" office:value="0.00977775" calcext:value-type="float">
            <text:p>0.0097777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258671" calcext:value-type="float">
            <text:p>0.244258671</text:p>
          </table:table-cell>
          <table:table-cell office:value-type="float" office:value="0.252922207" calcext:value-type="float">
            <text:p>0.252922207</text:p>
          </table:table-cell>
          <table:table-cell office:value-type="float" office:value="0.22922161" calcext:value-type="float">
            <text:p>0.22922161</text:p>
          </table:table-cell>
          <table:table-cell office:value-type="float" office:value="0.242134163" calcext:value-type="float">
            <text:p>0.242134163</text:p>
          </table:table-cell>
          <table:table-cell office:value-type="float" office:value="0.244258671" calcext:value-type="float">
            <text:p>0.244258671</text:p>
          </table:table-cell>
          <table:table-cell office:value-type="float" office:value="0.242134163" calcext:value-type="float">
            <text:p>0.242134163</text:p>
          </table:table-cell>
          <table:table-cell office:value-type="float" office:value="0.009791654" calcext:value-type="float">
            <text:p>0.00979165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950515" calcext:value-type="float">
            <text:p>0.243950515</text:p>
          </table:table-cell>
          <table:table-cell office:value-type="float" office:value="0.253608853" calcext:value-type="float">
            <text:p>0.253608853</text:p>
          </table:table-cell>
          <table:table-cell office:value-type="float" office:value="0.230303434" calcext:value-type="float">
            <text:p>0.230303434</text:p>
          </table:table-cell>
          <table:table-cell office:value-type="float" office:value="0.242620934" calcext:value-type="float">
            <text:p>0.242620934</text:p>
          </table:table-cell>
          <table:table-cell office:value-type="float" office:value="0.243950515" calcext:value-type="float">
            <text:p>0.243950515</text:p>
          </table:table-cell>
          <table:table-cell office:value-type="float" office:value="0.242620934" calcext:value-type="float">
            <text:p>0.242620934</text:p>
          </table:table-cell>
          <table:table-cell office:value-type="float" office:value="0.009560735" calcext:value-type="float">
            <text:p>0.00956073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405729" calcext:value-type="float">
            <text:p>0.243405729</text:p>
          </table:table-cell>
          <table:table-cell office:value-type="float" office:value="0.252966911" calcext:value-type="float">
            <text:p>0.252966911</text:p>
          </table:table-cell>
          <table:table-cell office:value-type="float" office:value="0.231363801" calcext:value-type="float">
            <text:p>0.231363801</text:p>
          </table:table-cell>
          <table:table-cell office:value-type="float" office:value="0.242578814" calcext:value-type="float">
            <text:p>0.242578814</text:p>
          </table:table-cell>
          <table:table-cell office:value-type="float" office:value="0.243405729" calcext:value-type="float">
            <text:p>0.243405729</text:p>
          </table:table-cell>
          <table:table-cell office:value-type="float" office:value="0.242578814" calcext:value-type="float">
            <text:p>0.242578814</text:p>
          </table:table-cell>
          <table:table-cell office:value-type="float" office:value="0.008838794" calcext:value-type="float">
            <text:p>0.00883879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658286" calcext:value-type="float">
            <text:p>0.242658286</text:p>
          </table:table-cell>
          <table:table-cell office:value-type="float" office:value="0.25277856" calcext:value-type="float">
            <text:p>0.25277856</text:p>
          </table:table-cell>
          <table:table-cell office:value-type="float" office:value="0.23261073" calcext:value-type="float">
            <text:p>0.23261073</text:p>
          </table:table-cell>
          <table:table-cell office:value-type="float" office:value="0.242682526" calcext:value-type="float">
            <text:p>0.242682526</text:p>
          </table:table-cell>
          <table:table-cell office:value-type="float" office:value="0.242658286" calcext:value-type="float">
            <text:p>0.242658286</text:p>
          </table:table-cell>
          <table:table-cell office:value-type="float" office:value="0.242682526" calcext:value-type="float">
            <text:p>0.242682526</text:p>
          </table:table-cell>
          <table:table-cell office:value-type="float" office:value="0.0082335" calcext:value-type="float">
            <text:p>0.008233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29546" calcext:value-type="float">
            <text:p>0.24329546</text:p>
          </table:table-cell>
          <table:table-cell office:value-type="float" office:value="0.25443557" calcext:value-type="float">
            <text:p>0.25443557</text:p>
          </table:table-cell>
          <table:table-cell office:value-type="float" office:value="0.22983673" calcext:value-type="float">
            <text:p>0.22983673</text:p>
          </table:table-cell>
          <table:table-cell office:value-type="float" office:value="0.242522586" calcext:value-type="float">
            <text:p>0.242522586</text:p>
          </table:table-cell>
          <table:table-cell office:value-type="float" office:value="0.24329546" calcext:value-type="float">
            <text:p>0.24329546</text:p>
          </table:table-cell>
          <table:table-cell office:value-type="float" office:value="0.242522586" calcext:value-type="float">
            <text:p>0.242522586</text:p>
          </table:table-cell>
          <table:table-cell office:value-type="float" office:value="0.010057294" calcext:value-type="float">
            <text:p>0.01005729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4364768" calcext:value-type="float">
            <text:p>0.244364768</text:p>
          </table:table-cell>
          <table:table-cell office:value-type="float" office:value="0.253623158" calcext:value-type="float">
            <text:p>0.253623158</text:p>
          </table:table-cell>
          <table:table-cell office:value-type="float" office:value="0.228585032" calcext:value-type="float">
            <text:p>0.228585032</text:p>
          </table:table-cell>
          <table:table-cell office:value-type="float" office:value="0.242190986" calcext:value-type="float">
            <text:p>0.242190986</text:p>
          </table:table-cell>
          <table:table-cell office:value-type="float" office:value="0.244364768" calcext:value-type="float">
            <text:p>0.244364768</text:p>
          </table:table-cell>
          <table:table-cell office:value-type="float" office:value="0.242190986" calcext:value-type="float">
            <text:p>0.242190986</text:p>
          </table:table-cell>
          <table:table-cell office:value-type="float" office:value="0.010336696" calcext:value-type="float">
            <text:p>0.01033669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4416624" calcext:value-type="float">
            <text:p>0.244416624</text:p>
          </table:table-cell>
          <table:table-cell office:value-type="float" office:value="0.25282088" calcext:value-type="float">
            <text:p>0.25282088</text:p>
          </table:table-cell>
          <table:table-cell office:value-type="float" office:value="0.228454498" calcext:value-type="float">
            <text:p>0.228454498</text:p>
          </table:table-cell>
          <table:table-cell office:value-type="float" office:value="0.241897334" calcext:value-type="float">
            <text:p>0.241897334</text:p>
          </table:table-cell>
          <table:table-cell office:value-type="float" office:value="0.244416624" calcext:value-type="float">
            <text:p>0.244416624</text:p>
          </table:table-cell>
          <table:table-cell office:value-type="float" office:value="0.241897334" calcext:value-type="float">
            <text:p>0.241897334</text:p>
          </table:table-cell>
          <table:table-cell office:value-type="float" office:value="0.010105782" calcext:value-type="float">
            <text:p>0.01010578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473372" calcext:value-type="float">
            <text:p>0.24473372</text:p>
          </table:table-cell>
          <table:table-cell office:value-type="float" office:value="0.251629383" calcext:value-type="float">
            <text:p>0.251629383</text:p>
          </table:table-cell>
          <table:table-cell office:value-type="float" office:value="0.228130845" calcext:value-type="float">
            <text:p>0.228130845</text:p>
          </table:table-cell>
          <table:table-cell office:value-type="float" office:value="0.241497983" calcext:value-type="float">
            <text:p>0.241497983</text:p>
          </table:table-cell>
          <table:table-cell office:value-type="float" office:value="0.24473372" calcext:value-type="float">
            <text:p>0.24473372</text:p>
          </table:table-cell>
          <table:table-cell office:value-type="float" office:value="0.241497983" calcext:value-type="float">
            <text:p>0.241497983</text:p>
          </table:table-cell>
          <table:table-cell office:value-type="float" office:value="0.009862313" calcext:value-type="float">
            <text:p>0.0098623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891673" calcext:value-type="float">
            <text:p>0.244891673</text:p>
          </table:table-cell>
          <table:table-cell office:value-type="float" office:value="0.251719386" calcext:value-type="float">
            <text:p>0.251719386</text:p>
          </table:table-cell>
          <table:table-cell office:value-type="float" office:value="0.228483704" calcext:value-type="float">
            <text:p>0.228483704</text:p>
          </table:table-cell>
          <table:table-cell office:value-type="float" office:value="0.241698254" calcext:value-type="float">
            <text:p>0.241698254</text:p>
          </table:table-cell>
          <table:table-cell office:value-type="float" office:value="0.244891673" calcext:value-type="float">
            <text:p>0.244891673</text:p>
          </table:table-cell>
          <table:table-cell office:value-type="float" office:value="0.241698254" calcext:value-type="float">
            <text:p>0.241698254</text:p>
          </table:table-cell>
          <table:table-cell office:value-type="float" office:value="0.009750988" calcext:value-type="float">
            <text:p>0.00975098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5130091" calcext:value-type="float">
            <text:p>0.245130091</text:p>
          </table:table-cell>
          <table:table-cell office:value-type="float" office:value="0.25149408" calcext:value-type="float">
            <text:p>0.25149408</text:p>
          </table:table-cell>
          <table:table-cell office:value-type="float" office:value="0.228715566" calcext:value-type="float">
            <text:p>0.228715566</text:p>
          </table:table-cell>
          <table:table-cell office:value-type="float" office:value="0.241779913" calcext:value-type="float">
            <text:p>0.241779913</text:p>
          </table:table-cell>
          <table:table-cell office:value-type="float" office:value="0.245130091" calcext:value-type="float">
            <text:p>0.245130091</text:p>
          </table:table-cell>
          <table:table-cell office:value-type="float" office:value="0.241779913" calcext:value-type="float">
            <text:p>0.241779913</text:p>
          </table:table-cell>
          <table:table-cell office:value-type="float" office:value="0.009596282" calcext:value-type="float">
            <text:p>0.00959628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4715243" calcext:value-type="float">
            <text:p>0.244715243</text:p>
          </table:table-cell>
          <table:table-cell office:value-type="float" office:value="0.251600176" calcext:value-type="float">
            <text:p>0.251600176</text:p>
          </table:table-cell>
          <table:table-cell office:value-type="float" office:value="0.228721527" calcext:value-type="float">
            <text:p>0.228721527</text:p>
          </table:table-cell>
          <table:table-cell office:value-type="float" office:value="0.241678982" calcext:value-type="float">
            <text:p>0.241678982</text:p>
          </table:table-cell>
          <table:table-cell office:value-type="float" office:value="0.244715243" calcext:value-type="float">
            <text:p>0.244715243</text:p>
          </table:table-cell>
          <table:table-cell office:value-type="float" office:value="0.241678982" calcext:value-type="float">
            <text:p>0.241678982</text:p>
          </table:table-cell>
          <table:table-cell office:value-type="float" office:value="0.009583747" calcext:value-type="float">
            <text:p>0.0095837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308143" calcext:value-type="float">
            <text:p>0.244308143</text:p>
          </table:table-cell>
          <table:table-cell office:value-type="float" office:value="0.251873166" calcext:value-type="float">
            <text:p>0.251873166</text:p>
          </table:table-cell>
          <table:table-cell office:value-type="float" office:value="0.229600099" calcext:value-type="float">
            <text:p>0.229600099</text:p>
          </table:table-cell>
          <table:table-cell office:value-type="float" office:value="0.241927136" calcext:value-type="float">
            <text:p>0.241927136</text:p>
          </table:table-cell>
          <table:table-cell office:value-type="float" office:value="0.244308143" calcext:value-type="float">
            <text:p>0.244308143</text:p>
          </table:table-cell>
          <table:table-cell office:value-type="float" office:value="0.241927136" calcext:value-type="float">
            <text:p>0.241927136</text:p>
          </table:table-cell>
          <table:table-cell office:value-type="float" office:value="0.009247496" calcext:value-type="float">
            <text:p>0.00924749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13913" calcext:value-type="float">
            <text:p>0.24213913</text:p>
          </table:table-cell>
          <table:table-cell office:value-type="float" office:value="0.251938135" calcext:value-type="float">
            <text:p>0.251938135</text:p>
          </table:table-cell>
          <table:table-cell office:value-type="float" office:value="0.232542185" calcext:value-type="float">
            <text:p>0.232542185</text:p>
          </table:table-cell>
          <table:table-cell office:value-type="float" office:value="0.242206483" calcext:value-type="float">
            <text:p>0.242206483</text:p>
          </table:table-cell>
          <table:table-cell office:value-type="float" office:value="0.24213913" calcext:value-type="float">
            <text:p>0.24213913</text:p>
          </table:table-cell>
          <table:table-cell office:value-type="float" office:value="0.242206483" calcext:value-type="float">
            <text:p>0.242206483</text:p>
          </table:table-cell>
          <table:table-cell office:value-type="float" office:value="0.007918507" calcext:value-type="float">
            <text:p>0.00791850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499738" calcext:value-type="float">
            <text:p>0.242499738</text:p>
          </table:table-cell>
          <table:table-cell office:value-type="float" office:value="0.253176719" calcext:value-type="float">
            <text:p>0.253176719</text:p>
          </table:table-cell>
          <table:table-cell office:value-type="float" office:value="0.232412247" calcext:value-type="float">
            <text:p>0.232412247</text:p>
          </table:table-cell>
          <table:table-cell office:value-type="float" office:value="0.242696235" calcext:value-type="float">
            <text:p>0.242696235</text:p>
          </table:table-cell>
          <table:table-cell office:value-type="float" office:value="0.242499738" calcext:value-type="float">
            <text:p>0.242499738</text:p>
          </table:table-cell>
          <table:table-cell office:value-type="float" office:value="0.242696235" calcext:value-type="float">
            <text:p>0.242696235</text:p>
          </table:table-cell>
          <table:table-cell office:value-type="float" office:value="0.008478199" calcext:value-type="float">
            <text:p>0.00847819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42404" calcext:value-type="float">
            <text:p>0.24242404</text:p>
          </table:table-cell>
          <table:table-cell office:value-type="float" office:value="0.253748924" calcext:value-type="float">
            <text:p>0.253748924</text:p>
          </table:table-cell>
          <table:table-cell office:value-type="float" office:value="0.231507448" calcext:value-type="float">
            <text:p>0.231507448</text:p>
          </table:table-cell>
          <table:table-cell office:value-type="float" office:value="0.242560137" calcext:value-type="float">
            <text:p>0.242560137</text:p>
          </table:table-cell>
          <table:table-cell office:value-type="float" office:value="0.24242404" calcext:value-type="float">
            <text:p>0.24242404</text:p>
          </table:table-cell>
          <table:table-cell office:value-type="float" office:value="0.242560137" calcext:value-type="float">
            <text:p>0.242560137</text:p>
          </table:table-cell>
          <table:table-cell office:value-type="float" office:value="0.009080554" calcext:value-type="float">
            <text:p>0.00908055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431359" calcext:value-type="float">
            <text:p>0.243431359</text:p>
          </table:table-cell>
          <table:table-cell office:value-type="float" office:value="0.254568488" calcext:value-type="float">
            <text:p>0.254568488</text:p>
          </table:table-cell>
          <table:table-cell office:value-type="float" office:value="0.228787688" calcext:value-type="float">
            <text:p>0.228787688</text:p>
          </table:table-cell>
          <table:table-cell office:value-type="float" office:value="0.242262512" calcext:value-type="float">
            <text:p>0.242262512</text:p>
          </table:table-cell>
          <table:table-cell office:value-type="float" office:value="0.243431359" calcext:value-type="float">
            <text:p>0.243431359</text:p>
          </table:table-cell>
          <table:table-cell office:value-type="float" office:value="0.242262512" calcext:value-type="float">
            <text:p>0.242262512</text:p>
          </table:table-cell>
          <table:table-cell office:value-type="float" office:value="0.010557369" calcext:value-type="float">
            <text:p>0.01055736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185358" calcext:value-type="float">
            <text:p>0.244185358</text:p>
          </table:table-cell>
          <table:table-cell office:value-type="float" office:value="0.254474909" calcext:value-type="float">
            <text:p>0.254474909</text:p>
          </table:table-cell>
          <table:table-cell office:value-type="float" office:value="0.228425888" calcext:value-type="float">
            <text:p>0.228425888</text:p>
          </table:table-cell>
          <table:table-cell office:value-type="float" office:value="0.242362051" calcext:value-type="float">
            <text:p>0.242362051</text:p>
          </table:table-cell>
          <table:table-cell office:value-type="float" office:value="0.244185358" calcext:value-type="float">
            <text:p>0.244185358</text:p>
          </table:table-cell>
          <table:table-cell office:value-type="float" office:value="0.242362051" calcext:value-type="float">
            <text:p>0.242362051</text:p>
          </table:table-cell>
          <table:table-cell office:value-type="float" office:value="0.010712336" calcext:value-type="float">
            <text:p>0.01071233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476824" calcext:value-type="float">
            <text:p>0.244476824</text:p>
          </table:table-cell>
          <table:table-cell office:value-type="float" office:value="0.25383237" calcext:value-type="float">
            <text:p>0.25383237</text:p>
          </table:table-cell>
          <table:table-cell office:value-type="float" office:value="0.228514103" calcext:value-type="float">
            <text:p>0.228514103</text:p>
          </table:table-cell>
          <table:table-cell office:value-type="float" office:value="0.242274432" calcext:value-type="float">
            <text:p>0.242274432</text:p>
          </table:table-cell>
          <table:table-cell office:value-type="float" office:value="0.244476824" calcext:value-type="float">
            <text:p>0.244476824</text:p>
          </table:table-cell>
          <table:table-cell office:value-type="float" office:value="0.242274432" calcext:value-type="float">
            <text:p>0.242274432</text:p>
          </table:table-cell>
          <table:table-cell office:value-type="float" office:value="0.010452801" calcext:value-type="float">
            <text:p>0.01045280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698554" calcext:value-type="float">
            <text:p>0.244698554</text:p>
          </table:table-cell>
          <table:table-cell office:value-type="float" office:value="0.253183872" calcext:value-type="float">
            <text:p>0.253183872</text:p>
          </table:table-cell>
          <table:table-cell office:value-type="float" office:value="0.228207735" calcext:value-type="float">
            <text:p>0.228207735</text:p>
          </table:table-cell>
          <table:table-cell office:value-type="float" office:value="0.242030053" calcext:value-type="float">
            <text:p>0.242030053</text:p>
          </table:table-cell>
          <table:table-cell office:value-type="float" office:value="0.244698554" calcext:value-type="float">
            <text:p>0.244698554</text:p>
          </table:table-cell>
          <table:table-cell office:value-type="float" office:value="0.242030053" calcext:value-type="float">
            <text:p>0.242030053</text:p>
          </table:table-cell>
          <table:table-cell office:value-type="float" office:value="0.010369588" calcext:value-type="float">
            <text:p>0.01036958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4906574" calcext:value-type="float">
            <text:p>0.244906574</text:p>
          </table:table-cell>
          <table:table-cell office:value-type="float" office:value="0.252785713" calcext:value-type="float">
            <text:p>0.252785713</text:p>
          </table:table-cell>
          <table:table-cell office:value-type="float" office:value="0.22781494" calcext:value-type="float">
            <text:p>0.22781494</text:p>
          </table:table-cell>
          <table:table-cell office:value-type="float" office:value="0.241835742" calcext:value-type="float">
            <text:p>0.241835742</text:p>
          </table:table-cell>
          <table:table-cell office:value-type="float" office:value="0.244906574" calcext:value-type="float">
            <text:p>0.244906574</text:p>
          </table:table-cell>
          <table:table-cell office:value-type="float" office:value="0.241835742" calcext:value-type="float">
            <text:p>0.241835742</text:p>
          </table:table-cell>
          <table:table-cell office:value-type="float" office:value="0.010422968" calcext:value-type="float">
            <text:p>0.0104229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821935" calcext:value-type="float">
            <text:p>0.244821935</text:p>
          </table:table-cell>
          <table:table-cell office:value-type="float" office:value="0.252380401" calcext:value-type="float">
            <text:p>0.252380401</text:p>
          </table:table-cell>
          <table:table-cell office:value-type="float" office:value="0.228405622" calcext:value-type="float">
            <text:p>0.228405622</text:p>
          </table:table-cell>
          <table:table-cell office:value-type="float" office:value="0.24186932" calcext:value-type="float">
            <text:p>0.24186932</text:p>
          </table:table-cell>
          <table:table-cell office:value-type="float" office:value="0.244821935" calcext:value-type="float">
            <text:p>0.244821935</text:p>
          </table:table-cell>
          <table:table-cell office:value-type="float" office:value="0.24186932" calcext:value-type="float">
            <text:p>0.24186932</text:p>
          </table:table-cell>
          <table:table-cell office:value-type="float" office:value="0.010007862" calcext:value-type="float">
            <text:p>0.01000786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5074063" calcext:value-type="float">
            <text:p>0.245074063</text:p>
          </table:table-cell>
          <table:table-cell office:value-type="float" office:value="0.252626568" calcext:value-type="float">
            <text:p>0.252626568</text:p>
          </table:table-cell>
          <table:table-cell office:value-type="float" office:value="0.228897956" calcext:value-type="float">
            <text:p>0.228897956</text:p>
          </table:table-cell>
          <table:table-cell office:value-type="float" office:value="0.242199529" calcext:value-type="float">
            <text:p>0.242199529</text:p>
          </table:table-cell>
          <table:table-cell office:value-type="float" office:value="0.245074063" calcext:value-type="float">
            <text:p>0.245074063</text:p>
          </table:table-cell>
          <table:table-cell office:value-type="float" office:value="0.242199529" calcext:value-type="float">
            <text:p>0.242199529</text:p>
          </table:table-cell>
          <table:table-cell office:value-type="float" office:value="0.009898113" calcext:value-type="float">
            <text:p>0.00989811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07223" calcext:value-type="float">
            <text:p>0.244507223</text:p>
          </table:table-cell>
          <table:table-cell office:value-type="float" office:value="0.253134996" calcext:value-type="float">
            <text:p>0.253134996</text:p>
          </table:table-cell>
          <table:table-cell office:value-type="float" office:value="0.229451088" calcext:value-type="float">
            <text:p>0.229451088</text:p>
          </table:table-cell>
          <table:table-cell office:value-type="float" office:value="0.242364435" calcext:value-type="float">
            <text:p>0.242364435</text:p>
          </table:table-cell>
          <table:table-cell office:value-type="float" office:value="0.244507223" calcext:value-type="float">
            <text:p>0.244507223</text:p>
          </table:table-cell>
          <table:table-cell office:value-type="float" office:value="0.242364435" calcext:value-type="float">
            <text:p>0.242364435</text:p>
          </table:table-cell>
          <table:table-cell office:value-type="float" office:value="0.009786914" calcext:value-type="float">
            <text:p>0.00978691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16092" calcext:value-type="float">
            <text:p>0.24416092</text:p>
          </table:table-cell>
          <table:table-cell office:value-type="float" office:value="0.253309638" calcext:value-type="float">
            <text:p>0.253309638</text:p>
          </table:table-cell>
          <table:table-cell office:value-type="float" office:value="0.230065612" calcext:value-type="float">
            <text:p>0.230065612</text:p>
          </table:table-cell>
          <table:table-cell office:value-type="float" office:value="0.242512056" calcext:value-type="float">
            <text:p>0.242512056</text:p>
          </table:table-cell>
          <table:table-cell office:value-type="float" office:value="0.24416092" calcext:value-type="float">
            <text:p>0.24416092</text:p>
          </table:table-cell>
          <table:table-cell office:value-type="float" office:value="0.242512056" calcext:value-type="float">
            <text:p>0.242512056</text:p>
          </table:table-cell>
          <table:table-cell office:value-type="float" office:value="0.009560692" calcext:value-type="float">
            <text:p>0.00956069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556529" calcext:value-type="float">
            <text:p>0.243556529</text:p>
          </table:table-cell>
          <table:table-cell office:value-type="float" office:value="0.253647596" calcext:value-type="float">
            <text:p>0.253647596</text:p>
          </table:table-cell>
          <table:table-cell office:value-type="float" office:value="0.230962066" calcext:value-type="float">
            <text:p>0.230962066</text:p>
          </table:table-cell>
          <table:table-cell office:value-type="float" office:value="0.242722063" calcext:value-type="float">
            <text:p>0.242722063</text:p>
          </table:table-cell>
          <table:table-cell office:value-type="float" office:value="0.243556529" calcext:value-type="float">
            <text:p>0.243556529</text:p>
          </table:table-cell>
          <table:table-cell office:value-type="float" office:value="0.242722063" calcext:value-type="float">
            <text:p>0.242722063</text:p>
          </table:table-cell>
          <table:table-cell office:value-type="float" office:value="0.009280107" calcext:value-type="float">
            <text:p>0.00928010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91937" calcext:value-type="float">
            <text:p>0.242891937</text:p>
          </table:table-cell>
          <table:table-cell office:value-type="float" office:value="0.253753692" calcext:value-type="float">
            <text:p>0.253753692</text:p>
          </table:table-cell>
          <table:table-cell office:value-type="float" office:value="0.232347874" calcext:value-type="float">
            <text:p>0.232347874</text:p>
          </table:table-cell>
          <table:table-cell office:value-type="float" office:value="0.242997834" calcext:value-type="float">
            <text:p>0.242997834</text:p>
          </table:table-cell>
          <table:table-cell office:value-type="float" office:value="0.242891937" calcext:value-type="float">
            <text:p>0.242891937</text:p>
          </table:table-cell>
          <table:table-cell office:value-type="float" office:value="0.242997834" calcext:value-type="float">
            <text:p>0.242997834</text:p>
          </table:table-cell>
          <table:table-cell office:value-type="float" office:value="0.00873921" calcext:value-type="float">
            <text:p>0.0087392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447882" calcext:value-type="float">
            <text:p>0.242447882</text:p>
          </table:table-cell>
          <table:table-cell office:value-type="float" office:value="0.25316599" calcext:value-type="float">
            <text:p>0.25316599</text:p>
          </table:table-cell>
          <table:table-cell office:value-type="float" office:value="0.232712654" calcext:value-type="float">
            <text:p>0.232712654</text:p>
          </table:table-cell>
          <table:table-cell office:value-type="float" office:value="0.242775509" calcext:value-type="float">
            <text:p>0.242775509</text:p>
          </table:table-cell>
          <table:table-cell office:value-type="float" office:value="0.242447882" calcext:value-type="float">
            <text:p>0.242447882</text:p>
          </table:table-cell>
          <table:table-cell office:value-type="float" office:value="0.242775509" calcext:value-type="float">
            <text:p>0.242775509</text:p>
          </table:table-cell>
          <table:table-cell office:value-type="float" office:value="0.008353253" calcext:value-type="float">
            <text:p>0.00835325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334633" calcext:value-type="float">
            <text:p>0.242334633</text:p>
          </table:table-cell>
          <table:table-cell office:value-type="float" office:value="0.252686769" calcext:value-type="float">
            <text:p>0.252686769</text:p>
          </table:table-cell>
          <table:table-cell office:value-type="float" office:value="0.232875375" calcext:value-type="float">
            <text:p>0.232875375</text:p>
          </table:table-cell>
          <table:table-cell office:value-type="float" office:value="0.242632259" calcext:value-type="float">
            <text:p>0.242632259</text:p>
          </table:table-cell>
          <table:table-cell office:value-type="float" office:value="0.242334633" calcext:value-type="float">
            <text:p>0.242334633</text:p>
          </table:table-cell>
          <table:table-cell office:value-type="float" office:value="0.242632259" calcext:value-type="float">
            <text:p>0.242632259</text:p>
          </table:table-cell>
          <table:table-cell office:value-type="float" office:value="0.008090705" calcext:value-type="float">
            <text:p>0.00809070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14509" calcext:value-type="float">
            <text:p>0.24214509</text:p>
          </table:table-cell>
          <table:table-cell office:value-type="float" office:value="0.253024727" calcext:value-type="float">
            <text:p>0.253024727</text:p>
          </table:table-cell>
          <table:table-cell office:value-type="float" office:value="0.232497481" calcext:value-type="float">
            <text:p>0.232497481</text:p>
          </table:table-cell>
          <table:table-cell office:value-type="float" office:value="0.242555766" calcext:value-type="float">
            <text:p>0.242555766</text:p>
          </table:table-cell>
          <table:table-cell office:value-type="float" office:value="0.24214509" calcext:value-type="float">
            <text:p>0.24214509</text:p>
          </table:table-cell>
          <table:table-cell office:value-type="float" office:value="0.242555766" calcext:value-type="float">
            <text:p>0.242555766</text:p>
          </table:table-cell>
          <table:table-cell office:value-type="float" office:value="0.008385243" calcext:value-type="float">
            <text:p>0.00838524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53353149" calcext:value-type="float">
            <text:p>0.253353149</text:p>
          </table:table-cell>
          <table:table-cell office:value-type="float" office:value="0.232045082" calcext:value-type="float">
            <text:p>0.232045082</text:p>
          </table:table-cell>
          <table:table-cell office:value-type="float" office:value="0.242609609" calcext:value-type="float">
            <text:p>0.242609609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42609609" calcext:value-type="float">
            <text:p>0.242609609</text:p>
          </table:table-cell>
          <table:table-cell office:value-type="float" office:value="0.008699903" calcext:value-type="float">
            <text:p>0.00869990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386489" calcext:value-type="float">
            <text:p>0.242386489</text:p>
          </table:table-cell>
          <table:table-cell office:value-type="float" office:value="0.254118473" calcext:value-type="float">
            <text:p>0.254118473</text:p>
          </table:table-cell>
          <table:table-cell office:value-type="float" office:value="0.231686858" calcext:value-type="float">
            <text:p>0.231686858</text:p>
          </table:table-cell>
          <table:table-cell office:value-type="float" office:value="0.242730607" calcext:value-type="float">
            <text:p>0.242730607</text:p>
          </table:table-cell>
          <table:table-cell office:value-type="float" office:value="0.242386489" calcext:value-type="float">
            <text:p>0.242386489</text:p>
          </table:table-cell>
          <table:table-cell office:value-type="float" office:value="0.242730607" calcext:value-type="float">
            <text:p>0.242730607</text:p>
          </table:table-cell>
          <table:table-cell office:value-type="float" office:value="0.009160901" calcext:value-type="float">
            <text:p>0.00916090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338805" calcext:value-type="float">
            <text:p>0.242338805</text:p>
          </table:table-cell>
          <table:table-cell office:value-type="float" office:value="0.254482061" calcext:value-type="float">
            <text:p>0.254482061</text:p>
          </table:table-cell>
          <table:table-cell office:value-type="float" office:value="0.231167106" calcext:value-type="float">
            <text:p>0.231167106</text:p>
          </table:table-cell>
          <table:table-cell office:value-type="float" office:value="0.242662657" calcext:value-type="float">
            <text:p>0.242662657</text:p>
          </table:table-cell>
          <table:table-cell office:value-type="float" office:value="0.242338805" calcext:value-type="float">
            <text:p>0.242338805</text:p>
          </table:table-cell>
          <table:table-cell office:value-type="float" office:value="0.242662657" calcext:value-type="float">
            <text:p>0.242662657</text:p>
          </table:table-cell>
          <table:table-cell office:value-type="float" office:value="0.009521045" calcext:value-type="float">
            <text:p>0.00952104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64875" calcext:value-type="float">
            <text:p>0.24264875</text:p>
          </table:table-cell>
          <table:table-cell office:value-type="float" office:value="0.254763991" calcext:value-type="float">
            <text:p>0.254763991</text:p>
          </table:table-cell>
          <table:table-cell office:value-type="float" office:value="0.230863718" calcext:value-type="float">
            <text:p>0.230863718</text:p>
          </table:table-cell>
          <table:table-cell office:value-type="float" office:value="0.24275882" calcext:value-type="float">
            <text:p>0.24275882</text:p>
          </table:table-cell>
          <table:table-cell office:value-type="float" office:value="0.24264875" calcext:value-type="float">
            <text:p>0.24264875</text:p>
          </table:table-cell>
          <table:table-cell office:value-type="float" office:value="0.24275882" calcext:value-type="float">
            <text:p>0.24275882</text:p>
          </table:table-cell>
          <table:table-cell office:value-type="float" office:value="0.009757556" calcext:value-type="float">
            <text:p>0.00975755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279533" calcext:value-type="float">
            <text:p>0.244279533</text:p>
          </table:table-cell>
          <table:table-cell office:value-type="float" office:value="0.252785713" calcext:value-type="float">
            <text:p>0.252785713</text:p>
          </table:table-cell>
          <table:table-cell office:value-type="float" office:value="0.229034451" calcext:value-type="float">
            <text:p>0.229034451</text:p>
          </table:table-cell>
          <table:table-cell office:value-type="float" office:value="0.242033232" calcext:value-type="float">
            <text:p>0.242033232</text:p>
          </table:table-cell>
          <table:table-cell office:value-type="float" office:value="0.244279533" calcext:value-type="float">
            <text:p>0.244279533</text:p>
          </table:table-cell>
          <table:table-cell office:value-type="float" office:value="0.242033232" calcext:value-type="float">
            <text:p>0.242033232</text:p>
          </table:table-cell>
          <table:table-cell office:value-type="float" office:value="0.009825647" calcext:value-type="float">
            <text:p>0.0098256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787199" calcext:value-type="float">
            <text:p>0.243787199</text:p>
          </table:table-cell>
          <table:table-cell office:value-type="float" office:value="0.253143341" calcext:value-type="float">
            <text:p>0.253143341</text:p>
          </table:table-cell>
          <table:table-cell office:value-type="float" office:value="0.229836134" calcext:value-type="float">
            <text:p>0.229836134</text:p>
          </table:table-cell>
          <table:table-cell office:value-type="float" office:value="0.242255558" calcext:value-type="float">
            <text:p>0.242255558</text:p>
          </table:table-cell>
          <table:table-cell office:value-type="float" office:value="0.243787199" calcext:value-type="float">
            <text:p>0.243787199</text:p>
          </table:table-cell>
          <table:table-cell office:value-type="float" office:value="0.242255558" calcext:value-type="float">
            <text:p>0.242255558</text:p>
          </table:table-cell>
          <table:table-cell office:value-type="float" office:value="0.009576566" calcext:value-type="float">
            <text:p>0.00957656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329435" calcext:value-type="float">
            <text:p>0.243329435</text:p>
          </table:table-cell>
          <table:table-cell office:value-type="float" office:value="0.253831774" calcext:value-type="float">
            <text:p>0.253831774</text:p>
          </table:table-cell>
          <table:table-cell office:value-type="float" office:value="0.230610398" calcext:value-type="float">
            <text:p>0.230610398</text:p>
          </table:table-cell>
          <table:table-cell office:value-type="float" office:value="0.242590536" calcext:value-type="float">
            <text:p>0.242590536</text:p>
          </table:table-cell>
          <table:table-cell office:value-type="float" office:value="0.243329435" calcext:value-type="float">
            <text:p>0.243329435</text:p>
          </table:table-cell>
          <table:table-cell office:value-type="float" office:value="0.242590536" calcext:value-type="float">
            <text:p>0.242590536</text:p>
          </table:table-cell>
          <table:table-cell office:value-type="float" office:value="0.009494474" calcext:value-type="float">
            <text:p>0.00949447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184595" calcext:value-type="float">
            <text:p>0.243184595</text:p>
          </table:table-cell>
          <table:table-cell office:value-type="float" office:value="0.253840715" calcext:value-type="float">
            <text:p>0.253840715</text:p>
          </table:table-cell>
          <table:table-cell office:value-type="float" office:value="0.230392841" calcext:value-type="float">
            <text:p>0.230392841</text:p>
          </table:table-cell>
          <table:table-cell office:value-type="float" office:value="0.242472717" calcext:value-type="float">
            <text:p>0.242472717</text:p>
          </table:table-cell>
          <table:table-cell office:value-type="float" office:value="0.243184595" calcext:value-type="float">
            <text:p>0.243184595</text:p>
          </table:table-cell>
          <table:table-cell office:value-type="float" office:value="0.242472717" calcext:value-type="float">
            <text:p>0.242472717</text:p>
          </table:table-cell>
          <table:table-cell office:value-type="float" office:value="0.00958578" calcext:value-type="float">
            <text:p>0.0095857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111282" calcext:value-type="float">
            <text:p>0.243111282</text:p>
          </table:table-cell>
          <table:table-cell office:value-type="float" office:value="0.254202515" calcext:value-type="float">
            <text:p>0.254202515</text:p>
          </table:table-cell>
          <table:table-cell office:value-type="float" office:value="0.231131939" calcext:value-type="float">
            <text:p>0.231131939</text:p>
          </table:table-cell>
          <table:table-cell office:value-type="float" office:value="0.242815245" calcext:value-type="float">
            <text:p>0.242815245</text:p>
          </table:table-cell>
          <table:table-cell office:value-type="float" office:value="0.243111282" calcext:value-type="float">
            <text:p>0.243111282</text:p>
          </table:table-cell>
          <table:table-cell office:value-type="float" office:value="0.242815245" calcext:value-type="float">
            <text:p>0.242815245</text:p>
          </table:table-cell>
          <table:table-cell office:value-type="float" office:value="0.009420849" calcext:value-type="float">
            <text:p>0.00942084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599874" calcext:value-type="float">
            <text:p>0.242599874</text:p>
          </table:table-cell>
          <table:table-cell office:value-type="float" office:value="0.253843695" calcext:value-type="float">
            <text:p>0.253843695</text:p>
          </table:table-cell>
          <table:table-cell office:value-type="float" office:value="0.231878785" calcext:value-type="float">
            <text:p>0.231878785</text:p>
          </table:table-cell>
          <table:table-cell office:value-type="float" office:value="0.242774118" calcext:value-type="float">
            <text:p>0.242774118</text:p>
          </table:table-cell>
          <table:table-cell office:value-type="float" office:value="0.242599874" calcext:value-type="float">
            <text:p>0.242599874</text:p>
          </table:table-cell>
          <table:table-cell office:value-type="float" office:value="0.242774118" calcext:value-type="float">
            <text:p>0.242774118</text:p>
          </table:table-cell>
          <table:table-cell office:value-type="float" office:value="0.008967983" calcext:value-type="float">
            <text:p>0.00896798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761999" calcext:value-type="float">
            <text:p>0.242761999</text:p>
          </table:table-cell>
          <table:table-cell office:value-type="float" office:value="0.25344792" calcext:value-type="float">
            <text:p>0.25344792</text:p>
          </table:table-cell>
          <table:table-cell office:value-type="float" office:value="0.231987266" calcext:value-type="float">
            <text:p>0.231987266</text:p>
          </table:table-cell>
          <table:table-cell office:value-type="float" office:value="0.242732395" calcext:value-type="float">
            <text:p>0.242732395</text:p>
          </table:table-cell>
          <table:table-cell office:value-type="float" office:value="0.242761999" calcext:value-type="float">
            <text:p>0.242761999</text:p>
          </table:table-cell>
          <table:table-cell office:value-type="float" office:value="0.242732395" calcext:value-type="float">
            <text:p>0.242732395</text:p>
          </table:table-cell>
          <table:table-cell office:value-type="float" office:value="0.008761301" calcext:value-type="float">
            <text:p>0.00876130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46934" calcext:value-type="float">
            <text:p>0.24246934</text:p>
          </table:table-cell>
          <table:table-cell office:value-type="float" office:value="0.253314406" calcext:value-type="float">
            <text:p>0.253314406</text:p>
          </table:table-cell>
          <table:table-cell office:value-type="float" office:value="0.232902197" calcext:value-type="float">
            <text:p>0.232902197</text:p>
          </table:table-cell>
          <table:table-cell office:value-type="float" office:value="0.242895314" calcext:value-type="float">
            <text:p>0.242895314</text:p>
          </table:table-cell>
          <table:table-cell office:value-type="float" office:value="0.24246934" calcext:value-type="float">
            <text:p>0.24246934</text:p>
          </table:table-cell>
          <table:table-cell office:value-type="float" office:value="0.242895314" calcext:value-type="float">
            <text:p>0.242895314</text:p>
          </table:table-cell>
          <table:table-cell office:value-type="float" office:value="0.008338691" calcext:value-type="float">
            <text:p>0.00833869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968661" calcext:value-type="float">
            <text:p>0.241968661</text:p>
          </table:table-cell>
          <table:table-cell office:value-type="float" office:value="0.252823264" calcext:value-type="float">
            <text:p>0.252823264</text:p>
          </table:table-cell>
          <table:table-cell office:value-type="float" office:value="0.232058195" calcext:value-type="float">
            <text:p>0.232058195</text:p>
          </table:table-cell>
          <table:table-cell office:value-type="float" office:value="0.242283373" calcext:value-type="float">
            <text:p>0.242283373</text:p>
          </table:table-cell>
          <table:table-cell office:value-type="float" office:value="0.241968661" calcext:value-type="float">
            <text:p>0.241968661</text:p>
          </table:table-cell>
          <table:table-cell office:value-type="float" office:value="0.242283373" calcext:value-type="float">
            <text:p>0.242283373</text:p>
          </table:table-cell>
          <table:table-cell office:value-type="float" office:value="0.008480224" calcext:value-type="float">
            <text:p>0.0084802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323904" calcext:value-type="float">
            <text:p>0.242323904</text:p>
          </table:table-cell>
          <table:table-cell office:value-type="float" office:value="0.252973467" calcext:value-type="float">
            <text:p>0.252973467</text:p>
          </table:table-cell>
          <table:table-cell office:value-type="float" office:value="0.232367543" calcext:value-type="float">
            <text:p>0.232367543</text:p>
          </table:table-cell>
          <table:table-cell office:value-type="float" office:value="0.242554972" calcext:value-type="float">
            <text:p>0.242554972</text:p>
          </table:table-cell>
          <table:table-cell office:value-type="float" office:value="0.242323904" calcext:value-type="float">
            <text:p>0.242323904</text:p>
          </table:table-cell>
          <table:table-cell office:value-type="float" office:value="0.242554972" calcext:value-type="float">
            <text:p>0.242554972</text:p>
          </table:table-cell>
          <table:table-cell office:value-type="float" office:value="0.00841392" calcext:value-type="float">
            <text:p>0.0084139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2067604" calcext:value-type="float">
            <text:p>0.242067604</text:p>
          </table:table-cell>
          <table:table-cell office:value-type="float" office:value="0.253542096" calcext:value-type="float">
            <text:p>0.253542096</text:p>
          </table:table-cell>
          <table:table-cell office:value-type="float" office:value="0.232180385" calcext:value-type="float">
            <text:p>0.232180385</text:p>
          </table:table-cell>
          <table:table-cell office:value-type="float" office:value="0.242596695" calcext:value-type="float">
            <text:p>0.242596695</text:p>
          </table:table-cell>
          <table:table-cell office:value-type="float" office:value="0.242067604" calcext:value-type="float">
            <text:p>0.242067604</text:p>
          </table:table-cell>
          <table:table-cell office:value-type="float" office:value="0.242596695" calcext:value-type="float">
            <text:p>0.242596695</text:p>
          </table:table-cell>
          <table:table-cell office:value-type="float" office:value="0.008728903" calcext:value-type="float">
            <text:p>0.00872890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427949" calcext:value-type="float">
            <text:p>0.244427949</text:p>
          </table:table-cell>
          <table:table-cell office:value-type="float" office:value="0.252398283" calcext:value-type="float">
            <text:p>0.252398283</text:p>
          </table:table-cell>
          <table:table-cell office:value-type="float" office:value="0.229020146" calcext:value-type="float">
            <text:p>0.229020146</text:p>
          </table:table-cell>
          <table:table-cell office:value-type="float" office:value="0.241948792" calcext:value-type="float">
            <text:p>0.241948792</text:p>
          </table:table-cell>
          <table:table-cell office:value-type="float" office:value="0.244427949" calcext:value-type="float">
            <text:p>0.244427949</text:p>
          </table:table-cell>
          <table:table-cell office:value-type="float" office:value="0.241948792" calcext:value-type="float">
            <text:p>0.241948792</text:p>
          </table:table-cell>
          <table:table-cell office:value-type="float" office:value="0.009703744" calcext:value-type="float">
            <text:p>0.00970374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877798" calcext:value-type="float">
            <text:p>0.243877798</text:p>
          </table:table-cell>
          <table:table-cell office:value-type="float" office:value="0.253067643" calcext:value-type="float">
            <text:p>0.253067643</text:p>
          </table:table-cell>
          <table:table-cell office:value-type="float" office:value="0.229941038" calcext:value-type="float">
            <text:p>0.229941038</text:p>
          </table:table-cell>
          <table:table-cell office:value-type="float" office:value="0.242295493" calcext:value-type="float">
            <text:p>0.242295493</text:p>
          </table:table-cell>
          <table:table-cell office:value-type="float" office:value="0.243877798" calcext:value-type="float">
            <text:p>0.243877798</text:p>
          </table:table-cell>
          <table:table-cell office:value-type="float" office:value="0.242295493" calcext:value-type="float">
            <text:p>0.242295493</text:p>
          </table:table-cell>
          <table:table-cell office:value-type="float" office:value="0.009507461" calcext:value-type="float">
            <text:p>0.0095074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348508" calcext:value-type="float">
            <text:p>0.243348508</text:p>
          </table:table-cell>
          <table:table-cell office:value-type="float" office:value="0.253915817" calcext:value-type="float">
            <text:p>0.253915817</text:p>
          </table:table-cell>
          <table:table-cell office:value-type="float" office:value="0.230416087" calcext:value-type="float">
            <text:p>0.230416087</text:p>
          </table:table-cell>
          <table:table-cell office:value-type="float" office:value="0.242560137" calcext:value-type="float">
            <text:p>0.242560137</text:p>
          </table:table-cell>
          <table:table-cell office:value-type="float" office:value="0.243348508" calcext:value-type="float">
            <text:p>0.243348508</text:p>
          </table:table-cell>
          <table:table-cell office:value-type="float" office:value="0.242560137" calcext:value-type="float">
            <text:p>0.242560137</text:p>
          </table:table-cell>
          <table:table-cell office:value-type="float" office:value="0.009609907" calcext:value-type="float">
            <text:p>0.00960990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214994" calcext:value-type="float">
            <text:p>0.243214994</text:p>
          </table:table-cell>
          <table:table-cell office:value-type="float" office:value="0.253887207" calcext:value-type="float">
            <text:p>0.253887207</text:p>
          </table:table-cell>
          <table:table-cell office:value-type="float" office:value="0.230453042" calcext:value-type="float">
            <text:p>0.230453042</text:p>
          </table:table-cell>
          <table:table-cell office:value-type="float" office:value="0.242518414" calcext:value-type="float">
            <text:p>0.242518414</text:p>
          </table:table-cell>
          <table:table-cell office:value-type="float" office:value="0.243214994" calcext:value-type="float">
            <text:p>0.243214994</text:p>
          </table:table-cell>
          <table:table-cell office:value-type="float" office:value="0.242518414" calcext:value-type="float">
            <text:p>0.242518414</text:p>
          </table:table-cell>
          <table:table-cell office:value-type="float" office:value="0.009579629" calcext:value-type="float">
            <text:p>0.00957962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369966" calcext:value-type="float">
            <text:p>0.243369966</text:p>
          </table:table-cell>
          <table:table-cell office:value-type="float" office:value="0.253871114" calcext:value-type="float">
            <text:p>0.253871114</text:p>
          </table:table-cell>
          <table:table-cell office:value-type="float" office:value="0.231099156" calcext:value-type="float">
            <text:p>0.231099156</text:p>
          </table:table-cell>
          <table:table-cell office:value-type="float" office:value="0.242780079" calcext:value-type="float">
            <text:p>0.242780079</text:p>
          </table:table-cell>
          <table:table-cell office:value-type="float" office:value="0.243369966" calcext:value-type="float">
            <text:p>0.243369966</text:p>
          </table:table-cell>
          <table:table-cell office:value-type="float" office:value="0.242780079" calcext:value-type="float">
            <text:p>0.242780079</text:p>
          </table:table-cell>
          <table:table-cell office:value-type="float" office:value="0.009305965" calcext:value-type="float">
            <text:p>0.00930596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211418" calcext:value-type="float">
            <text:p>0.243211418</text:p>
          </table:table-cell>
          <table:table-cell office:value-type="float" office:value="0.253750116" calcext:value-type="float">
            <text:p>0.253750116</text:p>
          </table:table-cell>
          <table:table-cell office:value-type="float" office:value="0.230456022" calcext:value-type="float">
            <text:p>0.230456022</text:p>
          </table:table-cell>
          <table:table-cell office:value-type="float" office:value="0.242472519" calcext:value-type="float">
            <text:p>0.242472519</text:p>
          </table:table-cell>
          <table:table-cell office:value-type="float" office:value="0.243211418" calcext:value-type="float">
            <text:p>0.243211418</text:p>
          </table:table-cell>
          <table:table-cell office:value-type="float" office:value="0.242472519" calcext:value-type="float">
            <text:p>0.242472519</text:p>
          </table:table-cell>
          <table:table-cell office:value-type="float" office:value="0.009524116" calcext:value-type="float">
            <text:p>0.00952411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991476" calcext:value-type="float">
            <text:p>0.242991476</text:p>
          </table:table-cell>
          <table:table-cell office:value-type="float" office:value="0.253811509" calcext:value-type="float">
            <text:p>0.253811509</text:p>
          </table:table-cell>
          <table:table-cell office:value-type="float" office:value="0.231223134" calcext:value-type="float">
            <text:p>0.231223134</text:p>
          </table:table-cell>
          <table:table-cell office:value-type="float" office:value="0.242675373" calcext:value-type="float">
            <text:p>0.242675373</text:p>
          </table:table-cell>
          <table:table-cell office:value-type="float" office:value="0.242991476" calcext:value-type="float">
            <text:p>0.242991476</text:p>
          </table:table-cell>
          <table:table-cell office:value-type="float" office:value="0.242675373" calcext:value-type="float">
            <text:p>0.242675373</text:p>
          </table:table-cell>
          <table:table-cell office:value-type="float" office:value="0.009224374" calcext:value-type="float">
            <text:p>0.00922437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588549" calcext:value-type="float">
            <text:p>0.242588549</text:p>
          </table:table-cell>
          <table:table-cell office:value-type="float" office:value="0.253643424" calcext:value-type="float">
            <text:p>0.253643424</text:p>
          </table:table-cell>
          <table:table-cell office:value-type="float" office:value="0.231868056" calcext:value-type="float">
            <text:p>0.231868056</text:p>
          </table:table-cell>
          <table:table-cell office:value-type="float" office:value="0.24270001" calcext:value-type="float">
            <text:p>0.24270001</text:p>
          </table:table-cell>
          <table:table-cell office:value-type="float" office:value="0.242588549" calcext:value-type="float">
            <text:p>0.242588549</text:p>
          </table:table-cell>
          <table:table-cell office:value-type="float" office:value="0.24270001" calcext:value-type="float">
            <text:p>0.24270001</text:p>
          </table:table-cell>
          <table:table-cell office:value-type="float" office:value="0.008890106" calcext:value-type="float">
            <text:p>0.00889010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539077" calcext:value-type="float">
            <text:p>0.242539077</text:p>
          </table:table-cell>
          <table:table-cell office:value-type="float" office:value="0.25357607" calcext:value-type="float">
            <text:p>0.25357607</text:p>
          </table:table-cell>
          <table:table-cell office:value-type="float" office:value="0.232125548" calcext:value-type="float">
            <text:p>0.232125548</text:p>
          </table:table-cell>
          <table:table-cell office:value-type="float" office:value="0.242746899" calcext:value-type="float">
            <text:p>0.242746899</text:p>
          </table:table-cell>
          <table:table-cell office:value-type="float" office:value="0.242539077" calcext:value-type="float">
            <text:p>0.242539077</text:p>
          </table:table-cell>
          <table:table-cell office:value-type="float" office:value="0.242746899" calcext:value-type="float">
            <text:p>0.242746899</text:p>
          </table:table-cell>
          <table:table-cell office:value-type="float" office:value="0.008758372" calcext:value-type="float">
            <text:p>0.00875837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893559" calcext:value-type="float">
            <text:p>0.241893559</text:p>
          </table:table-cell>
          <table:table-cell office:value-type="float" office:value="0.252773792" calcext:value-type="float">
            <text:p>0.252773792</text:p>
          </table:table-cell>
          <table:table-cell office:value-type="float" office:value="0.232302574" calcext:value-type="float">
            <text:p>0.232302574</text:p>
          </table:table-cell>
          <table:table-cell office:value-type="float" office:value="0.242323308" calcext:value-type="float">
            <text:p>0.242323308</text:p>
          </table:table-cell>
          <table:table-cell office:value-type="float" office:value="0.241893559" calcext:value-type="float">
            <text:p>0.241893559</text:p>
          </table:table-cell>
          <table:table-cell office:value-type="float" office:value="0.242323308" calcext:value-type="float">
            <text:p>0.242323308</text:p>
          </table:table-cell>
          <table:table-cell office:value-type="float" office:value="0.008362862" calcext:value-type="float">
            <text:p>0.00836286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87985" calcext:value-type="float">
            <text:p>0.24187985</text:p>
          </table:table-cell>
          <table:table-cell office:value-type="float" office:value="0.252885253" calcext:value-type="float">
            <text:p>0.252885253</text:p>
          </table:table-cell>
          <table:table-cell office:value-type="float" office:value="0.232645301" calcext:value-type="float">
            <text:p>0.232645301</text:p>
          </table:table-cell>
          <table:table-cell office:value-type="float" office:value="0.242470134" calcext:value-type="float">
            <text:p>0.242470134</text:p>
          </table:table-cell>
          <table:table-cell office:value-type="float" office:value="0.24187985" calcext:value-type="float">
            <text:p>0.24187985</text:p>
          </table:table-cell>
          <table:table-cell office:value-type="float" office:value="0.242470134" calcext:value-type="float">
            <text:p>0.242470134</text:p>
          </table:table-cell>
          <table:table-cell office:value-type="float" office:value="0.008273461" calcext:value-type="float">
            <text:p>0.00827346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898923" calcext:value-type="float">
            <text:p>0.241898923</text:p>
          </table:table-cell>
          <table:table-cell office:value-type="float" office:value="0.252689153" calcext:value-type="float">
            <text:p>0.252689153</text:p>
          </table:table-cell>
          <table:table-cell office:value-type="float" office:value="0.23285809" calcext:value-type="float">
            <text:p>0.23285809</text:p>
          </table:table-cell>
          <table:table-cell office:value-type="float" office:value="0.242482055" calcext:value-type="float">
            <text:p>0.242482055</text:p>
          </table:table-cell>
          <table:table-cell office:value-type="float" office:value="0.241898923" calcext:value-type="float">
            <text:p>0.241898923</text:p>
          </table:table-cell>
          <table:table-cell office:value-type="float" office:value="0.242482055" calcext:value-type="float">
            <text:p>0.242482055</text:p>
          </table:table-cell>
          <table:table-cell office:value-type="float" office:value="0.008106491" calcext:value-type="float">
            <text:p>0.00810649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779118" calcext:value-type="float">
            <text:p>0.241779118</text:p>
          </table:table-cell>
          <table:table-cell office:value-type="float" office:value="0.252763063" calcext:value-type="float">
            <text:p>0.252763063</text:p>
          </table:table-cell>
          <table:table-cell office:value-type="float" office:value="0.232821731" calcext:value-type="float">
            <text:p>0.232821731</text:p>
          </table:table-cell>
          <table:table-cell office:value-type="float" office:value="0.242454637" calcext:value-type="float">
            <text:p>0.242454637</text:p>
          </table:table-cell>
          <table:table-cell office:value-type="float" office:value="0.241779118" calcext:value-type="float">
            <text:p>0.241779118</text:p>
          </table:table-cell>
          <table:table-cell office:value-type="float" office:value="0.242454637" calcext:value-type="float">
            <text:p>0.242454637</text:p>
          </table:table-cell>
          <table:table-cell office:value-type="float" office:value="0.008155016" calcext:value-type="float">
            <text:p>0.00815501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095618" calcext:value-type="float">
            <text:p>0.242095618</text:p>
          </table:table-cell>
          <table:table-cell office:value-type="float" office:value="0.252648026" calcext:value-type="float">
            <text:p>0.252648026</text:p>
          </table:table-cell>
          <table:table-cell office:value-type="float" office:value="0.232617287" calcext:value-type="float">
            <text:p>0.232617287</text:p>
          </table:table-cell>
          <table:table-cell office:value-type="float" office:value="0.242453644" calcext:value-type="float">
            <text:p>0.242453644</text:p>
          </table:table-cell>
          <table:table-cell office:value-type="float" office:value="0.242095618" calcext:value-type="float">
            <text:p>0.242095618</text:p>
          </table:table-cell>
          <table:table-cell office:value-type="float" office:value="0.242453644" calcext:value-type="float">
            <text:p>0.242453644</text:p>
          </table:table-cell>
          <table:table-cell office:value-type="float" office:value="0.008181433" calcext:value-type="float">
            <text:p>0.0081814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1933494" calcext:value-type="float">
            <text:p>0.241933494</text:p>
          </table:table-cell>
          <table:table-cell office:value-type="float" office:value="0.253630907" calcext:value-type="float">
            <text:p>0.253630907</text:p>
          </table:table-cell>
          <table:table-cell office:value-type="float" office:value="0.231850175" calcext:value-type="float">
            <text:p>0.231850175</text:p>
          </table:table-cell>
          <table:table-cell office:value-type="float" office:value="0.242471525" calcext:value-type="float">
            <text:p>0.242471525</text:p>
          </table:table-cell>
          <table:table-cell office:value-type="float" office:value="0.241933494" calcext:value-type="float">
            <text:p>0.241933494</text:p>
          </table:table-cell>
          <table:table-cell office:value-type="float" office:value="0.242471525" calcext:value-type="float">
            <text:p>0.242471525</text:p>
          </table:table-cell>
          <table:table-cell office:value-type="float" office:value="0.008900082" calcext:value-type="float">
            <text:p>0.00890008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190986" calcext:value-type="float">
            <text:p>0.242190986</text:p>
          </table:table-cell>
          <table:table-cell office:value-type="float" office:value="0.253148705" calcext:value-type="float">
            <text:p>0.253148705</text:p>
          </table:table-cell>
          <table:table-cell office:value-type="float" office:value="0.231578378" calcext:value-type="float">
            <text:p>0.231578378</text:p>
          </table:table-cell>
          <table:table-cell office:value-type="float" office:value="0.242306023" calcext:value-type="float">
            <text:p>0.242306023</text:p>
          </table:table-cell>
          <table:table-cell office:value-type="float" office:value="0.242190986" calcext:value-type="float">
            <text:p>0.242190986</text:p>
          </table:table-cell>
          <table:table-cell office:value-type="float" office:value="0.242306023" calcext:value-type="float">
            <text:p>0.242306023</text:p>
          </table:table-cell>
          <table:table-cell office:value-type="float" office:value="0.008806425" calcext:value-type="float">
            <text:p>0.00880642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061048" calcext:value-type="float">
            <text:p>0.242061048</text:p>
          </table:table-cell>
          <table:table-cell office:value-type="float" office:value="0.253328711" calcext:value-type="float">
            <text:p>0.253328711</text:p>
          </table:table-cell>
          <table:table-cell office:value-type="float" office:value="0.232026605" calcext:value-type="float">
            <text:p>0.232026605</text:p>
          </table:table-cell>
          <table:table-cell office:value-type="float" office:value="0.242472121" calcext:value-type="float">
            <text:p>0.242472121</text:p>
          </table:table-cell>
          <table:table-cell office:value-type="float" office:value="0.242061048" calcext:value-type="float">
            <text:p>0.242061048</text:p>
          </table:table-cell>
          <table:table-cell office:value-type="float" office:value="0.242472121" calcext:value-type="float">
            <text:p>0.242472121</text:p>
          </table:table-cell>
          <table:table-cell office:value-type="float" office:value="0.008701405" calcext:value-type="float">
            <text:p>0.00870140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2122441" calcext:value-type="float">
            <text:p>0.242122441</text:p>
          </table:table-cell>
          <table:table-cell office:value-type="float" office:value="0.253660113" calcext:value-type="float">
            <text:p>0.253660113</text:p>
          </table:table-cell>
          <table:table-cell office:value-type="float" office:value="0.231580166" calcext:value-type="float">
            <text:p>0.231580166</text:p>
          </table:table-cell>
          <table:table-cell office:value-type="float" office:value="0.24245424" calcext:value-type="float">
            <text:p>0.24245424</text:p>
          </table:table-cell>
          <table:table-cell office:value-type="float" office:value="0.242122441" calcext:value-type="float">
            <text:p>0.242122441</text:p>
          </table:table-cell>
          <table:table-cell office:value-type="float" office:value="0.24245424" calcext:value-type="float">
            <text:p>0.24245424</text:p>
          </table:table-cell>
          <table:table-cell office:value-type="float" office:value="0.009017153" calcext:value-type="float">
            <text:p>0.00901715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2177277" calcext:value-type="float">
            <text:p>0.242177277</text:p>
          </table:table-cell>
          <table:table-cell office:value-type="float" office:value="0.25383237" calcext:value-type="float">
            <text:p>0.25383237</text:p>
          </table:table-cell>
          <table:table-cell office:value-type="float" office:value="0.231420425" calcext:value-type="float">
            <text:p>0.231420425</text:p>
          </table:table-cell>
          <table:table-cell office:value-type="float" office:value="0.242476691" calcext:value-type="float">
            <text:p>0.242476691</text:p>
          </table:table-cell>
          <table:table-cell office:value-type="float" office:value="0.242177277" calcext:value-type="float">
            <text:p>0.242177277</text:p>
          </table:table-cell>
          <table:table-cell office:value-type="float" office:value="0.242476691" calcext:value-type="float">
            <text:p>0.242476691</text:p>
          </table:table-cell>
          <table:table-cell office:value-type="float" office:value="0.009152087" calcext:value-type="float">
            <text:p>0.00915208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053299" calcext:value-type="float">
            <text:p>0.242053299</text:p>
          </table:table-cell>
          <table:table-cell office:value-type="float" office:value="0.254232914" calcext:value-type="float">
            <text:p>0.254232914</text:p>
          </table:table-cell>
          <table:table-cell office:value-type="float" office:value="0.231102733" calcext:value-type="float">
            <text:p>0.231102733</text:p>
          </table:table-cell>
          <table:table-cell office:value-type="float" office:value="0.242462982" calcext:value-type="float">
            <text:p>0.242462982</text:p>
          </table:table-cell>
          <table:table-cell office:value-type="float" office:value="0.242053299" calcext:value-type="float">
            <text:p>0.242053299</text:p>
          </table:table-cell>
          <table:table-cell office:value-type="float" office:value="0.242462982" calcext:value-type="float">
            <text:p>0.242462982</text:p>
          </table:table-cell>
          <table:table-cell office:value-type="float" office:value="0.009447299" calcext:value-type="float">
            <text:p>0.00944729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968661" calcext:value-type="float">
            <text:p>0.241968661</text:p>
          </table:table-cell>
          <table:table-cell office:value-type="float" office:value="0.254019529" calcext:value-type="float">
            <text:p>0.254019529</text:p>
          </table:table-cell>
          <table:table-cell office:value-type="float" office:value="0.231006769" calcext:value-type="float">
            <text:p>0.231006769</text:p>
          </table:table-cell>
          <table:table-cell office:value-type="float" office:value="0.242331653" calcext:value-type="float">
            <text:p>0.242331653</text:p>
          </table:table-cell>
          <table:table-cell office:value-type="float" office:value="0.241968661" calcext:value-type="float">
            <text:p>0.241968661</text:p>
          </table:table-cell>
          <table:table-cell office:value-type="float" office:value="0.242331653" calcext:value-type="float">
            <text:p>0.242331653</text:p>
          </table:table-cell>
          <table:table-cell office:value-type="float" office:value="0.009398426" calcext:value-type="float">
            <text:p>0.00939842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52954" calcext:value-type="float">
            <text:p>0.24252954</text:p>
          </table:table-cell>
          <table:table-cell office:value-type="float" office:value="0.255218179" calcext:value-type="float">
            <text:p>0.255218179</text:p>
          </table:table-cell>
          <table:table-cell office:value-type="float" office:value="0.229952363" calcext:value-type="float">
            <text:p>0.229952363</text:p>
          </table:table-cell>
          <table:table-cell office:value-type="float" office:value="0.242566694" calcext:value-type="float">
            <text:p>0.242566694</text:p>
          </table:table-cell>
          <table:table-cell office:value-type="float" office:value="0.24252954" calcext:value-type="float">
            <text:p>0.24252954</text:p>
          </table:table-cell>
          <table:table-cell office:value-type="float" office:value="0.242566694" calcext:value-type="float">
            <text:p>0.242566694</text:p>
          </table:table-cell>
          <table:table-cell office:value-type="float" office:value="0.01031476" calcext:value-type="float">
            <text:p>0.0103147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844253" calcext:value-type="float">
            <text:p>0.242844253</text:p>
          </table:table-cell>
          <table:table-cell office:value-type="float" office:value="0.255109698" calcext:value-type="float">
            <text:p>0.255109698</text:p>
          </table:table-cell>
          <table:table-cell office:value-type="float" office:value="0.229491619" calcext:value-type="float">
            <text:p>0.229491619</text:p>
          </table:table-cell>
          <table:table-cell office:value-type="float" office:value="0.242481857" calcext:value-type="float">
            <text:p>0.242481857</text:p>
          </table:table-cell>
          <table:table-cell office:value-type="float" office:value="0.242844253" calcext:value-type="float">
            <text:p>0.242844253</text:p>
          </table:table-cell>
          <table:table-cell office:value-type="float" office:value="0.242481857" calcext:value-type="float">
            <text:p>0.242481857</text:p>
          </table:table-cell>
          <table:table-cell office:value-type="float" office:value="0.010461676" calcext:value-type="float">
            <text:p>0.01046167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937236" calcext:value-type="float">
            <text:p>0.242937236</text:p>
          </table:table-cell>
          <table:table-cell office:value-type="float" office:value="0.254916579" calcext:value-type="float">
            <text:p>0.254916579</text:p>
          </table:table-cell>
          <table:table-cell office:value-type="float" office:value="0.229581622" calcext:value-type="float">
            <text:p>0.229581622</text:p>
          </table:table-cell>
          <table:table-cell office:value-type="float" office:value="0.242478479" calcext:value-type="float">
            <text:p>0.242478479</text:p>
          </table:table-cell>
          <table:table-cell office:value-type="float" office:value="0.242937236" calcext:value-type="float">
            <text:p>0.242937236</text:p>
          </table:table-cell>
          <table:table-cell office:value-type="float" office:value="0.242478479" calcext:value-type="float">
            <text:p>0.242478479</text:p>
          </table:table-cell>
          <table:table-cell office:value-type="float" office:value="0.010348039" calcext:value-type="float">
            <text:p>0.01034803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598682" calcext:value-type="float">
            <text:p>0.242598682</text:p>
          </table:table-cell>
          <table:table-cell office:value-type="float" office:value="0.254883797" calcext:value-type="float">
            <text:p>0.254883797</text:p>
          </table:table-cell>
          <table:table-cell office:value-type="float" office:value="0.22934678" calcext:value-type="float">
            <text:p>0.22934678</text:p>
          </table:table-cell>
          <table:table-cell office:value-type="float" office:value="0.242276419" calcext:value-type="float">
            <text:p>0.242276419</text:p>
          </table:table-cell>
          <table:table-cell office:value-type="float" office:value="0.242598682" calcext:value-type="float">
            <text:p>0.242598682</text:p>
          </table:table-cell>
          <table:table-cell office:value-type="float" office:value="0.242276419" calcext:value-type="float">
            <text:p>0.242276419</text:p>
          </table:table-cell>
          <table:table-cell office:value-type="float" office:value="0.010427934" calcext:value-type="float">
            <text:p>0.01042793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048101" calcext:value-type="float">
            <text:p>0.243048101</text:p>
          </table:table-cell>
          <table:table-cell office:value-type="float" office:value="0.254781873" calcext:value-type="float">
            <text:p>0.254781873</text:p>
          </table:table-cell>
          <table:table-cell office:value-type="float" office:value="0.228650001" calcext:value-type="float">
            <text:p>0.228650001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243048101" calcext:value-type="float">
            <text:p>0.243048101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010686759" calcext:value-type="float">
            <text:p>0.01068675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353873" calcext:value-type="float">
            <text:p>0.243353873</text:p>
          </table:table-cell>
          <table:table-cell office:value-type="float" office:value="0.254630477" calcext:value-type="float">
            <text:p>0.254630477</text:p>
          </table:table-cell>
          <table:table-cell office:value-type="float" office:value="0.228774575" calcext:value-type="float">
            <text:p>0.228774575</text:p>
          </table:table-cell>
          <table:table-cell office:value-type="float" office:value="0.242252975" calcext:value-type="float">
            <text:p>0.242252975</text:p>
          </table:table-cell>
          <table:table-cell office:value-type="float" office:value="0.243353873" calcext:value-type="float">
            <text:p>0.243353873</text:p>
          </table:table-cell>
          <table:table-cell office:value-type="float" office:value="0.242252975" calcext:value-type="float">
            <text:p>0.242252975</text:p>
          </table:table-cell>
          <table:table-cell office:value-type="float" office:value="0.010584293" calcext:value-type="float">
            <text:p>0.01058429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44419" calcext:value-type="float">
            <text:p>0.243844419</text:p>
          </table:table-cell>
          <table:table-cell office:value-type="float" office:value="0.254571468" calcext:value-type="float">
            <text:p>0.254571468</text:p>
          </table:table-cell>
          <table:table-cell office:value-type="float" office:value="0.228115347" calcext:value-type="float">
            <text:p>0.228115347</text:p>
          </table:table-cell>
          <table:table-cell office:value-type="float" office:value="0.242177078" calcext:value-type="float">
            <text:p>0.242177078</text:p>
          </table:table-cell>
          <table:table-cell office:value-type="float" office:value="0.243844419" calcext:value-type="float">
            <text:p>0.243844419</text:p>
          </table:table-cell>
          <table:table-cell office:value-type="float" office:value="0.242177078" calcext:value-type="float">
            <text:p>0.242177078</text:p>
          </table:table-cell>
          <table:table-cell office:value-type="float" office:value="0.010864824" calcext:value-type="float">
            <text:p>0.01086482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768291" calcext:value-type="float">
            <text:p>0.244768291</text:p>
          </table:table-cell>
          <table:table-cell office:value-type="float" office:value="0.252511531" calcext:value-type="float">
            <text:p>0.252511531</text:p>
          </table:table-cell>
          <table:table-cell office:value-type="float" office:value="0.227770833" calcext:value-type="float">
            <text:p>0.227770833</text:p>
          </table:table-cell>
          <table:table-cell office:value-type="float" office:value="0.241683552" calcext:value-type="float">
            <text:p>0.241683552</text:p>
          </table:table-cell>
          <table:table-cell office:value-type="float" office:value="0.244768291" calcext:value-type="float">
            <text:p>0.244768291</text:p>
          </table:table-cell>
          <table:table-cell office:value-type="float" office:value="0.241683552" calcext:value-type="float">
            <text:p>0.241683552</text:p>
          </table:table-cell>
          <table:table-cell office:value-type="float" office:value="0.010333191" calcext:value-type="float">
            <text:p>0.01033319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466692" calcext:value-type="float">
            <text:p>0.244466692</text:p>
          </table:table-cell>
          <table:table-cell office:value-type="float" office:value="0.252242118" calcext:value-type="float">
            <text:p>0.252242118</text:p>
          </table:table-cell>
          <table:table-cell office:value-type="float" office:value="0.228276876" calcext:value-type="float">
            <text:p>0.228276876</text:p>
          </table:table-cell>
          <table:table-cell office:value-type="float" office:value="0.241661895" calcext:value-type="float">
            <text:p>0.241661895</text:p>
          </table:table-cell>
          <table:table-cell office:value-type="float" office:value="0.244466692" calcext:value-type="float">
            <text:p>0.244466692</text:p>
          </table:table-cell>
          <table:table-cell office:value-type="float" office:value="0.241661895" calcext:value-type="float">
            <text:p>0.241661895</text:p>
          </table:table-cell>
          <table:table-cell office:value-type="float" office:value="0.009982764" calcext:value-type="float">
            <text:p>0.00998276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57887" calcext:value-type="float">
            <text:p>0.244557887</text:p>
          </table:table-cell>
          <table:table-cell office:value-type="float" office:value="0.252280265" calcext:value-type="float">
            <text:p>0.252280265</text:p>
          </table:table-cell>
          <table:table-cell office:value-type="float" office:value="0.228416947" calcext:value-type="float">
            <text:p>0.228416947</text:p>
          </table:table-cell>
          <table:table-cell office:value-type="float" office:value="0.2417517" calcext:value-type="float">
            <text:p>0.2417517</text:p>
          </table:table-cell>
          <table:table-cell office:value-type="float" office:value="0.244557887" calcext:value-type="float">
            <text:p>0.244557887</text:p>
          </table:table-cell>
          <table:table-cell office:value-type="float" office:value="0.2417517" calcext:value-type="float">
            <text:p>0.2417517</text:p>
          </table:table-cell>
          <table:table-cell office:value-type="float" office:value="0.009942183" calcext:value-type="float">
            <text:p>0.00994218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82566" calcext:value-type="float">
            <text:p>0.243882566</text:p>
          </table:table-cell>
          <table:table-cell office:value-type="float" office:value="0.252666504" calcext:value-type="float">
            <text:p>0.252666504</text:p>
          </table:table-cell>
          <table:table-cell office:value-type="float" office:value="0.230301646" calcext:value-type="float">
            <text:p>0.230301646</text:p>
          </table:table-cell>
          <table:table-cell office:value-type="float" office:value="0.242283572" calcext:value-type="float">
            <text:p>0.242283572</text:p>
          </table:table-cell>
          <table:table-cell office:value-type="float" office:value="0.243882566" calcext:value-type="float">
            <text:p>0.243882566</text:p>
          </table:table-cell>
          <table:table-cell office:value-type="float" office:value="0.242283572" calcext:value-type="float">
            <text:p>0.242283572</text:p>
          </table:table-cell>
          <table:table-cell office:value-type="float" office:value="0.009200156" calcext:value-type="float">
            <text:p>0.00920015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50434" calcext:value-type="float">
            <text:p>0.24150434</text:p>
          </table:table-cell>
          <table:table-cell office:value-type="float" office:value="0.252525837" calcext:value-type="float">
            <text:p>0.252525837</text:p>
          </table:table-cell>
          <table:table-cell office:value-type="float" office:value="0.232501058" calcext:value-type="float">
            <text:p>0.232501058</text:p>
          </table:table-cell>
          <table:table-cell office:value-type="float" office:value="0.242177078" calcext:value-type="float">
            <text:p>0.242177078</text:p>
          </table:table-cell>
          <table:table-cell office:value-type="float" office:value="0.24150434" calcext:value-type="float">
            <text:p>0.24150434</text:p>
          </table:table-cell>
          <table:table-cell office:value-type="float" office:value="0.242177078" calcext:value-type="float">
            <text:p>0.242177078</text:p>
          </table:table-cell>
          <table:table-cell office:value-type="float" office:value="0.00818891" calcext:value-type="float">
            <text:p>0.0081889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784482" calcext:value-type="float">
            <text:p>0.241784482</text:p>
          </table:table-cell>
          <table:table-cell office:value-type="float" office:value="0.25285545" calcext:value-type="float">
            <text:p>0.25285545</text:p>
          </table:table-cell>
          <table:table-cell office:value-type="float" office:value="0.23265305" calcext:value-type="float">
            <text:p>0.23265305</text:p>
          </table:table-cell>
          <table:table-cell office:value-type="float" office:value="0.242430994" calcext:value-type="float">
            <text:p>0.242430994</text:p>
          </table:table-cell>
          <table:table-cell office:value-type="float" office:value="0.241784482" calcext:value-type="float">
            <text:p>0.241784482</text:p>
          </table:table-cell>
          <table:table-cell office:value-type="float" office:value="0.242430994" calcext:value-type="float">
            <text:p>0.242430994</text:p>
          </table:table-cell>
          <table:table-cell office:value-type="float" office:value="0.008260256" calcext:value-type="float">
            <text:p>0.00826025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8119" calcext:value-type="float">
            <text:p>0.2418119</text:p>
          </table:table-cell>
          <table:table-cell office:value-type="float" office:value="0.251796276" calcext:value-type="float">
            <text:p>0.251796276</text:p>
          </table:table-cell>
          <table:table-cell office:value-type="float" office:value="0.232924251" calcext:value-type="float">
            <text:p>0.232924251</text:p>
          </table:table-cell>
          <table:table-cell office:value-type="float" office:value="0.242177476" calcext:value-type="float">
            <text:p>0.242177476</text:p>
          </table:table-cell>
          <table:table-cell office:value-type="float" office:value="0.2418119" calcext:value-type="float">
            <text:p>0.2418119</text:p>
          </table:table-cell>
          <table:table-cell office:value-type="float" office:value="0.242177476" calcext:value-type="float">
            <text:p>0.242177476</text:p>
          </table:table-cell>
          <table:table-cell office:value-type="float" office:value="0.007708807" calcext:value-type="float">
            <text:p>0.00770880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372614" calcext:value-type="float">
            <text:p>0.241372614</text:p>
          </table:table-cell>
          <table:table-cell office:value-type="float" office:value="0.251460701" calcext:value-type="float">
            <text:p>0.251460701</text:p>
          </table:table-cell>
          <table:table-cell office:value-type="float" office:value="0.232753781" calcext:value-type="float">
            <text:p>0.232753781</text:p>
          </table:table-cell>
          <table:table-cell office:value-type="float" office:value="0.241862366" calcext:value-type="float">
            <text:p>0.241862366</text:p>
          </table:table-cell>
          <table:table-cell office:value-type="float" office:value="0.241372614" calcext:value-type="float">
            <text:p>0.241372614</text:p>
          </table:table-cell>
          <table:table-cell office:value-type="float" office:value="0.241862366" calcext:value-type="float">
            <text:p>0.241862366</text:p>
          </table:table-cell>
          <table:table-cell office:value-type="float" office:value="0.007644916" calcext:value-type="float">
            <text:p>0.00764491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62355" calcext:value-type="float">
            <text:p>0.24162355</text:p>
          </table:table-cell>
          <table:table-cell office:value-type="float" office:value="0.25177899" calcext:value-type="float">
            <text:p>0.25177899</text:p>
          </table:table-cell>
          <table:table-cell office:value-type="float" office:value="0.232825903" calcext:value-type="float">
            <text:p>0.232825903</text:p>
          </table:table-cell>
          <table:table-cell office:value-type="float" office:value="0.242076148" calcext:value-type="float">
            <text:p>0.242076148</text:p>
          </table:table-cell>
          <table:table-cell office:value-type="float" office:value="0.24162355" calcext:value-type="float">
            <text:p>0.24162355</text:p>
          </table:table-cell>
          <table:table-cell office:value-type="float" office:value="0.242076148" calcext:value-type="float">
            <text:p>0.242076148</text:p>
          </table:table-cell>
          <table:table-cell office:value-type="float" office:value="0.007744181" calcext:value-type="float">
            <text:p>0.00774418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49783" calcext:value-type="float">
            <text:p>0.243849783</text:p>
          </table:table-cell>
          <table:table-cell office:value-type="float" office:value="0.253130824" calcext:value-type="float">
            <text:p>0.253130824</text:p>
          </table:table-cell>
          <table:table-cell office:value-type="float" office:value="0.22903922" calcext:value-type="float">
            <text:p>0.22903922</text:p>
          </table:table-cell>
          <table:table-cell office:value-type="float" office:value="0.242006609" calcext:value-type="float">
            <text:p>0.242006609</text:p>
          </table:table-cell>
          <table:table-cell office:value-type="float" office:value="0.243849783" calcext:value-type="float">
            <text:p>0.243849783</text:p>
          </table:table-cell>
          <table:table-cell office:value-type="float" office:value="0.242006609" calcext:value-type="float">
            <text:p>0.242006609</text:p>
          </table:table-cell>
          <table:table-cell office:value-type="float" office:value="0.009921335" calcext:value-type="float">
            <text:p>0.00992133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753224" calcext:value-type="float">
            <text:p>0.243753224</text:p>
          </table:table-cell>
          <table:table-cell office:value-type="float" office:value="0.253079564" calcext:value-type="float">
            <text:p>0.253079564</text:p>
          </table:table-cell>
          <table:table-cell office:value-type="float" office:value="0.229402212" calcext:value-type="float">
            <text:p>0.229402212</text:p>
          </table:table-cell>
          <table:table-cell office:value-type="float" office:value="0.242078333" calcext:value-type="float">
            <text:p>0.242078333</text:p>
          </table:table-cell>
          <table:table-cell office:value-type="float" office:value="0.243753224" calcext:value-type="float">
            <text:p>0.243753224</text:p>
          </table:table-cell>
          <table:table-cell office:value-type="float" office:value="0.242078333" calcext:value-type="float">
            <text:p>0.242078333</text:p>
          </table:table-cell>
          <table:table-cell office:value-type="float" office:value="0.009738521" calcext:value-type="float">
            <text:p>0.00973852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3626862" calcext:value-type="float">
            <text:p>0.243626862</text:p>
          </table:table-cell>
          <table:table-cell office:value-type="float" office:value="0.25323096" calcext:value-type="float">
            <text:p>0.25323096</text:p>
          </table:table-cell>
          <table:table-cell office:value-type="float" office:value="0.229956535" calcext:value-type="float">
            <text:p>0.229956535</text:p>
          </table:table-cell>
          <table:table-cell office:value-type="float" office:value="0.242271452" calcext:value-type="float">
            <text:p>0.242271452</text:p>
          </table:table-cell>
          <table:table-cell office:value-type="float" office:value="0.243626862" calcext:value-type="float">
            <text:p>0.243626862</text:p>
          </table:table-cell>
          <table:table-cell office:value-type="float" office:value="0.242271452" calcext:value-type="float">
            <text:p>0.242271452</text:p>
          </table:table-cell>
          <table:table-cell office:value-type="float" office:value="0.009549958" calcext:value-type="float">
            <text:p>0.00954995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931706" calcext:value-type="float">
            <text:p>0.241931706</text:p>
          </table:table-cell>
          <table:table-cell office:value-type="float" office:value="0.252297551" calcext:value-type="float">
            <text:p>0.252297551</text:p>
          </table:table-cell>
          <table:table-cell office:value-type="float" office:value="0.232612518" calcext:value-type="float">
            <text:p>0.232612518</text:p>
          </table:table-cell>
          <table:table-cell office:value-type="float" office:value="0.242280592" calcext:value-type="float">
            <text:p>0.242280592</text:p>
          </table:table-cell>
          <table:table-cell office:value-type="float" office:value="0.241931706" calcext:value-type="float">
            <text:p>0.241931706</text:p>
          </table:table-cell>
          <table:table-cell office:value-type="float" office:value="0.242280592" calcext:value-type="float">
            <text:p>0.242280592</text:p>
          </table:table-cell>
          <table:table-cell office:value-type="float" office:value="0.008040166" calcext:value-type="float">
            <text:p>0.00804016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771369" calcext:value-type="float">
            <text:p>0.241771369</text:p>
          </table:table-cell>
          <table:table-cell office:value-type="float" office:value="0.253021747" calcext:value-type="float">
            <text:p>0.253021747</text:p>
          </table:table-cell>
          <table:table-cell office:value-type="float" office:value="0.231760768" calcext:value-type="float">
            <text:p>0.231760768</text:p>
          </table:table-cell>
          <table:table-cell office:value-type="float" office:value="0.242184628" calcext:value-type="float">
            <text:p>0.242184628</text:p>
          </table:table-cell>
          <table:table-cell office:value-type="float" office:value="0.241771369" calcext:value-type="float">
            <text:p>0.241771369</text:p>
          </table:table-cell>
          <table:table-cell office:value-type="float" office:value="0.242184628" calcext:value-type="float">
            <text:p>0.242184628</text:p>
          </table:table-cell>
          <table:table-cell office:value-type="float" office:value="0.008684676" calcext:value-type="float">
            <text:p>0.00868467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143898" calcext:value-type="float">
            <text:p>0.242143898</text:p>
          </table:table-cell>
          <table:table-cell office:value-type="float" office:value="0.254916579" calcext:value-type="float">
            <text:p>0.254916579</text:p>
          </table:table-cell>
          <table:table-cell office:value-type="float" office:value="0.230106143" calcext:value-type="float">
            <text:p>0.230106143</text:p>
          </table:table-cell>
          <table:table-cell office:value-type="float" office:value="0.242388873" calcext:value-type="float">
            <text:p>0.242388873</text:p>
          </table:table-cell>
          <table:table-cell office:value-type="float" office:value="0.242143898" calcext:value-type="float">
            <text:p>0.242143898</text:p>
          </table:table-cell>
          <table:table-cell office:value-type="float" office:value="0.242388873" calcext:value-type="float">
            <text:p>0.242388873</text:p>
          </table:table-cell>
          <table:table-cell office:value-type="float" office:value="0.010130299" calcext:value-type="float">
            <text:p>0.01013029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741137" calcext:value-type="float">
            <text:p>0.242741137</text:p>
          </table:table-cell>
          <table:table-cell office:value-type="float" office:value="0.253278047" calcext:value-type="float">
            <text:p>0.253278047</text:p>
          </table:table-cell>
          <table:table-cell office:value-type="float" office:value="0.23086491" calcext:value-type="float">
            <text:p>0.23086491</text:p>
          </table:table-cell>
          <table:table-cell office:value-type="float" office:value="0.242294698" calcext:value-type="float">
            <text:p>0.242294698</text:p>
          </table:table-cell>
          <table:table-cell office:value-type="float" office:value="0.242741137" calcext:value-type="float">
            <text:p>0.242741137</text:p>
          </table:table-cell>
          <table:table-cell office:value-type="float" office:value="0.242294698" calcext:value-type="float">
            <text:p>0.242294698</text:p>
          </table:table-cell>
          <table:table-cell office:value-type="float" office:value="0.009155569" calcext:value-type="float">
            <text:p>0.00915556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784648" calcext:value-type="float">
            <text:p>0.242784648</text:p>
          </table:table-cell>
          <table:table-cell office:value-type="float" office:value="0.253478915" calcext:value-type="float">
            <text:p>0.253478915</text:p>
          </table:table-cell>
          <table:table-cell office:value-type="float" office:value="0.231250552" calcext:value-type="float">
            <text:p>0.231250552</text:p>
          </table:table-cell>
          <table:table-cell office:value-type="float" office:value="0.242504705" calcext:value-type="float">
            <text:p>0.242504705</text:p>
          </table:table-cell>
          <table:table-cell office:value-type="float" office:value="0.242784648" calcext:value-type="float">
            <text:p>0.242784648</text:p>
          </table:table-cell>
          <table:table-cell office:value-type="float" office:value="0.242504705" calcext:value-type="float">
            <text:p>0.242504705</text:p>
          </table:table-cell>
          <table:table-cell office:value-type="float" office:value="0.00907685" calcext:value-type="float">
            <text:p>0.0090768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19635" calcext:value-type="float">
            <text:p>0.24219635</text:p>
          </table:table-cell>
          <table:table-cell office:value-type="float" office:value="0.253535539" calcext:value-type="float">
            <text:p>0.253535539</text:p>
          </table:table-cell>
          <table:table-cell office:value-type="float" office:value="0.231881169" calcext:value-type="float">
            <text:p>0.231881169</text:p>
          </table:table-cell>
          <table:table-cell office:value-type="float" office:value="0.242537686" calcext:value-type="float">
            <text:p>0.242537686</text:p>
          </table:table-cell>
          <table:table-cell office:value-type="float" office:value="0.24219635" calcext:value-type="float">
            <text:p>0.24219635</text:p>
          </table:table-cell>
          <table:table-cell office:value-type="float" office:value="0.242537686" calcext:value-type="float">
            <text:p>0.242537686</text:p>
          </table:table-cell>
          <table:table-cell office:value-type="float" office:value="0.008843654" calcext:value-type="float">
            <text:p>0.00884365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954355" calcext:value-type="float">
            <text:p>0.241954355</text:p>
          </table:table-cell>
          <table:table-cell office:value-type="float" office:value="0.253092081" calcext:value-type="float">
            <text:p>0.253092081</text:p>
          </table:table-cell>
          <table:table-cell office:value-type="float" office:value="0.23231986" calcext:value-type="float">
            <text:p>0.23231986</text:p>
          </table:table-cell>
          <table:table-cell office:value-type="float" office:value="0.242455432" calcext:value-type="float">
            <text:p>0.242455432</text:p>
          </table:table-cell>
          <table:table-cell office:value-type="float" office:value="0.241954355" calcext:value-type="float">
            <text:p>0.241954355</text:p>
          </table:table-cell>
          <table:table-cell office:value-type="float" office:value="0.242455432" calcext:value-type="float">
            <text:p>0.242455432</text:p>
          </table:table-cell>
          <table:table-cell office:value-type="float" office:value="0.008487622" calcext:value-type="float">
            <text:p>0.00848762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055683" calcext:value-type="float">
            <text:p>0.242055683</text:p>
          </table:table-cell>
          <table:table-cell office:value-type="float" office:value="0.25346759" calcext:value-type="float">
            <text:p>0.25346759</text:p>
          </table:table-cell>
          <table:table-cell office:value-type="float" office:value="0.232585696" calcext:value-type="float">
            <text:p>0.232585696</text:p>
          </table:table-cell>
          <table:table-cell office:value-type="float" office:value="0.24270299" calcext:value-type="float">
            <text:p>0.24270299</text:p>
          </table:table-cell>
          <table:table-cell office:value-type="float" office:value="0.242055683" calcext:value-type="float">
            <text:p>0.242055683</text:p>
          </table:table-cell>
          <table:table-cell office:value-type="float" office:value="0.24270299" calcext:value-type="float">
            <text:p>0.24270299</text:p>
          </table:table-cell>
          <table:table-cell office:value-type="float" office:value="0.008537276" calcext:value-type="float">
            <text:p>0.00853727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953759" calcext:value-type="float">
            <text:p>0.241953759</text:p>
          </table:table-cell>
          <table:table-cell office:value-type="float" office:value="0.253184468" calcext:value-type="float">
            <text:p>0.253184468</text:p>
          </table:table-cell>
          <table:table-cell office:value-type="float" office:value="0.232511787" calcext:value-type="float">
            <text:p>0.232511787</text:p>
          </table:table-cell>
          <table:table-cell office:value-type="float" office:value="0.242550005" calcext:value-type="float">
            <text:p>0.242550005</text:p>
          </table:table-cell>
          <table:table-cell office:value-type="float" office:value="0.241953759" calcext:value-type="float">
            <text:p>0.241953759</text:p>
          </table:table-cell>
          <table:table-cell office:value-type="float" office:value="0.242550005" calcext:value-type="float">
            <text:p>0.242550005</text:p>
          </table:table-cell>
          <table:table-cell office:value-type="float" office:value="0.008450111" calcext:value-type="float">
            <text:p>0.00845011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941242" calcext:value-type="float">
            <text:p>0.241941242</text:p>
          </table:table-cell>
          <table:table-cell office:value-type="float" office:value="0.252589614" calcext:value-type="float">
            <text:p>0.252589614</text:p>
          </table:table-cell>
          <table:table-cell office:value-type="float" office:value="0.232980875" calcext:value-type="float">
            <text:p>0.232980875</text:p>
          </table:table-cell>
          <table:table-cell office:value-type="float" office:value="0.24250391" calcext:value-type="float">
            <text:p>0.24250391</text:p>
          </table:table-cell>
          <table:table-cell office:value-type="float" office:value="0.241941242" calcext:value-type="float">
            <text:p>0.241941242</text:p>
          </table:table-cell>
          <table:table-cell office:value-type="float" office:value="0.24250391" calcext:value-type="float">
            <text:p>0.24250391</text:p>
          </table:table-cell>
          <table:table-cell office:value-type="float" office:value="0.008015115" calcext:value-type="float">
            <text:p>0.0080151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742759" calcext:value-type="float">
            <text:p>0.241742759</text:p>
          </table:table-cell>
          <table:table-cell office:value-type="float" office:value="0.252736837" calcext:value-type="float">
            <text:p>0.252736837</text:p>
          </table:table-cell>
          <table:table-cell office:value-type="float" office:value="0.232442049" calcext:value-type="float">
            <text:p>0.232442049</text:p>
          </table:table-cell>
          <table:table-cell office:value-type="float" office:value="0.242307215" calcext:value-type="float">
            <text:p>0.242307215</text:p>
          </table:table-cell>
          <table:table-cell office:value-type="float" office:value="0.241742759" calcext:value-type="float">
            <text:p>0.241742759</text:p>
          </table:table-cell>
          <table:table-cell office:value-type="float" office:value="0.242307215" calcext:value-type="float">
            <text:p>0.242307215</text:p>
          </table:table-cell>
          <table:table-cell office:value-type="float" office:value="0.008294921" calcext:value-type="float">
            <text:p>0.00829492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706996" calcext:value-type="float">
            <text:p>0.241706996</text:p>
          </table:table-cell>
          <table:table-cell office:value-type="float" office:value="0.253408581" calcext:value-type="float">
            <text:p>0.253408581</text:p>
          </table:table-cell>
          <table:table-cell office:value-type="float" office:value="0.231596855" calcext:value-type="float">
            <text:p>0.231596855</text:p>
          </table:table-cell>
          <table:table-cell office:value-type="float" office:value="0.242237478" calcext:value-type="float">
            <text:p>0.242237478</text:p>
          </table:table-cell>
          <table:table-cell office:value-type="float" office:value="0.241706996" calcext:value-type="float">
            <text:p>0.241706996</text:p>
          </table:table-cell>
          <table:table-cell office:value-type="float" office:value="0.242237478" calcext:value-type="float">
            <text:p>0.242237478</text:p>
          </table:table-cell>
          <table:table-cell office:value-type="float" office:value="0.008912497" calcext:value-type="float">
            <text:p>0.00891249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491823" calcext:value-type="float">
            <text:p>0.241491823</text:p>
          </table:table-cell>
          <table:table-cell office:value-type="float" office:value="0.253992707" calcext:value-type="float">
            <text:p>0.253992707</text:p>
          </table:table-cell>
          <table:table-cell office:value-type="float" office:value="0.231161145" calcext:value-type="float">
            <text:p>0.231161145</text:p>
          </table:table-cell>
          <table:table-cell office:value-type="float" office:value="0.242215225" calcext:value-type="float">
            <text:p>0.242215225</text:p>
          </table:table-cell>
          <table:table-cell office:value-type="float" office:value="0.241491823" calcext:value-type="float">
            <text:p>0.241491823</text:p>
          </table:table-cell>
          <table:table-cell office:value-type="float" office:value="0.242215225" calcext:value-type="float">
            <text:p>0.242215225</text:p>
          </table:table-cell>
          <table:table-cell office:value-type="float" office:value="0.009334971" calcext:value-type="float">
            <text:p>0.00933497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216616" calcext:value-type="float">
            <text:p>0.242216616</text:p>
          </table:table-cell>
          <table:table-cell office:value-type="float" office:value="0.254736573" calcext:value-type="float">
            <text:p>0.254736573</text:p>
          </table:table-cell>
          <table:table-cell office:value-type="float" office:value="0.230541257" calcext:value-type="float">
            <text:p>0.230541257</text:p>
          </table:table-cell>
          <table:table-cell office:value-type="float" office:value="0.242498149" calcext:value-type="float">
            <text:p>0.242498149</text:p>
          </table:table-cell>
          <table:table-cell office:value-type="float" office:value="0.242216616" calcext:value-type="float">
            <text:p>0.242216616</text:p>
          </table:table-cell>
          <table:table-cell office:value-type="float" office:value="0.242498149" calcext:value-type="float">
            <text:p>0.242498149</text:p>
          </table:table-cell>
          <table:table-cell office:value-type="float" office:value="0.009879702" calcext:value-type="float">
            <text:p>0.00987970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210655" calcext:value-type="float">
            <text:p>0.242210655</text:p>
          </table:table-cell>
          <table:table-cell office:value-type="float" office:value="0.254937441" calcext:value-type="float">
            <text:p>0.254937441</text:p>
          </table:table-cell>
          <table:table-cell office:value-type="float" office:value="0.23024383" calcext:value-type="float">
            <text:p>0.23024383</text:p>
          </table:table-cell>
          <table:table-cell office:value-type="float" office:value="0.242463975" calcext:value-type="float">
            <text:p>0.242463975</text:p>
          </table:table-cell>
          <table:table-cell office:value-type="float" office:value="0.242210655" calcext:value-type="float">
            <text:p>0.242210655</text:p>
          </table:table-cell>
          <table:table-cell office:value-type="float" office:value="0.242463975" calcext:value-type="float">
            <text:p>0.242463975</text:p>
          </table:table-cell>
          <table:table-cell office:value-type="float" office:value="0.010082716" calcext:value-type="float">
            <text:p>0.01008271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601066" calcext:value-type="float">
            <text:p>0.242601066</text:p>
          </table:table-cell>
          <table:table-cell office:value-type="float" office:value="0.25500539" calcext:value-type="float">
            <text:p>0.25500539</text:p>
          </table:table-cell>
          <table:table-cell office:value-type="float" office:value="0.230087665" calcext:value-type="float">
            <text:p>0.230087665</text:p>
          </table:table-cell>
          <table:table-cell office:value-type="float" office:value="0.242564707" calcext:value-type="float">
            <text:p>0.242564707</text:p>
          </table:table-cell>
          <table:table-cell office:value-type="float" office:value="0.242601066" calcext:value-type="float">
            <text:p>0.242601066</text:p>
          </table:table-cell>
          <table:table-cell office:value-type="float" office:value="0.242564707" calcext:value-type="float">
            <text:p>0.242564707</text:p>
          </table:table-cell>
          <table:table-cell office:value-type="float" office:value="0.010172651" calcext:value-type="float">
            <text:p>0.01017265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481261" calcext:value-type="float">
            <text:p>0.242481261</text:p>
          </table:table-cell>
          <table:table-cell office:value-type="float" office:value="0.254722268" calcext:value-type="float">
            <text:p>0.254722268</text:p>
          </table:table-cell>
          <table:table-cell office:value-type="float" office:value="0.22999051" calcext:value-type="float">
            <text:p>0.22999051</text:p>
          </table:table-cell>
          <table:table-cell office:value-type="float" office:value="0.242398013" calcext:value-type="float">
            <text:p>0.242398013</text:p>
          </table:table-cell>
          <table:table-cell office:value-type="float" office:value="0.242481261" calcext:value-type="float">
            <text:p>0.242481261</text:p>
          </table:table-cell>
          <table:table-cell office:value-type="float" office:value="0.242398013" calcext:value-type="float">
            <text:p>0.242398013</text:p>
          </table:table-cell>
          <table:table-cell office:value-type="float" office:value="0.01009687" calcext:value-type="float">
            <text:p>0.0100968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753058" calcext:value-type="float">
            <text:p>0.242753058</text:p>
          </table:table-cell>
          <table:table-cell office:value-type="float" office:value="0.255221755" calcext:value-type="float">
            <text:p>0.255221755</text:p>
          </table:table-cell>
          <table:table-cell office:value-type="float" office:value="0.228679803" calcext:value-type="float">
            <text:p>0.228679803</text:p>
          </table:table-cell>
          <table:table-cell office:value-type="float" office:value="0.242218205" calcext:value-type="float">
            <text:p>0.242218205</text:p>
          </table:table-cell>
          <table:table-cell office:value-type="float" office:value="0.242753058" calcext:value-type="float">
            <text:p>0.242753058</text:p>
          </table:table-cell>
          <table:table-cell office:value-type="float" office:value="0.242218205" calcext:value-type="float">
            <text:p>0.242218205</text:p>
          </table:table-cell>
          <table:table-cell office:value-type="float" office:value="0.010842304" calcext:value-type="float">
            <text:p>0.01084230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089228" calcext:value-type="float">
            <text:p>0.243089228</text:p>
          </table:table-cell>
          <table:table-cell office:value-type="float" office:value="0.254535109" calcext:value-type="float">
            <text:p>0.254535109</text:p>
          </table:table-cell>
          <table:table-cell office:value-type="float" office:value="0.228747753" calcext:value-type="float">
            <text:p>0.228747753</text:p>
          </table:table-cell>
          <table:table-cell office:value-type="float" office:value="0.24212403" calcext:value-type="float">
            <text:p>0.24212403</text:p>
          </table:table-cell>
          <table:table-cell office:value-type="float" office:value="0.243089228" calcext:value-type="float">
            <text:p>0.243089228</text:p>
          </table:table-cell>
          <table:table-cell office:value-type="float" office:value="0.24212403" calcext:value-type="float">
            <text:p>0.24212403</text:p>
          </table:table-cell>
          <table:table-cell office:value-type="float" office:value="0.010549744" calcext:value-type="float">
            <text:p>0.01054974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401556" calcext:value-type="float">
            <text:p>0.243401556</text:p>
          </table:table-cell>
          <table:table-cell office:value-type="float" office:value="0.253636271" calcext:value-type="float">
            <text:p>0.253636271</text:p>
          </table:table-cell>
          <table:table-cell office:value-type="float" office:value="0.228840736" calcext:value-type="float">
            <text:p>0.228840736</text:p>
          </table:table-cell>
          <table:table-cell office:value-type="float" office:value="0.241959521" calcext:value-type="float">
            <text:p>0.241959521</text:p>
          </table:table-cell>
          <table:table-cell office:value-type="float" office:value="0.243401556" calcext:value-type="float">
            <text:p>0.243401556</text:p>
          </table:table-cell>
          <table:table-cell office:value-type="float" office:value="0.241959521" calcext:value-type="float">
            <text:p>0.241959521</text:p>
          </table:table-cell>
          <table:table-cell office:value-type="float" office:value="0.010173962" calcext:value-type="float">
            <text:p>0.01017396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559509" calcext:value-type="float">
            <text:p>0.243559509</text:p>
          </table:table-cell>
          <table:table-cell office:value-type="float" office:value="0.253108174" calcext:value-type="float">
            <text:p>0.253108174</text:p>
          </table:table-cell>
          <table:table-cell office:value-type="float" office:value="0.228357342" calcext:value-type="float">
            <text:p>0.228357342</text:p>
          </table:table-cell>
          <table:table-cell office:value-type="float" office:value="0.241675008" calcext:value-type="float">
            <text:p>0.241675008</text:p>
          </table:table-cell>
          <table:table-cell office:value-type="float" office:value="0.243559509" calcext:value-type="float">
            <text:p>0.243559509</text:p>
          </table:table-cell>
          <table:table-cell office:value-type="float" office:value="0.241675008" calcext:value-type="float">
            <text:p>0.241675008</text:p>
          </table:table-cell>
          <table:table-cell office:value-type="float" office:value="0.010191971" calcext:value-type="float">
            <text:p>0.01019197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070917" calcext:value-type="float">
            <text:p>0.244070917</text:p>
          </table:table-cell>
          <table:table-cell office:value-type="float" office:value="0.252605111" calcext:value-type="float">
            <text:p>0.252605111</text:p>
          </table:table-cell>
          <table:table-cell office:value-type="float" office:value="0.228217271" calcext:value-type="float">
            <text:p>0.228217271</text:p>
          </table:table-cell>
          <table:table-cell office:value-type="float" office:value="0.2416311" calcext:value-type="float">
            <text:p>0.2416311</text:p>
          </table:table-cell>
          <table:table-cell office:value-type="float" office:value="0.244070917" calcext:value-type="float">
            <text:p>0.244070917</text:p>
          </table:table-cell>
          <table:table-cell office:value-type="float" office:value="0.2416311" calcext:value-type="float">
            <text:p>0.2416311</text:p>
          </table:table-cell>
          <table:table-cell office:value-type="float" office:value="0.010104659" calcext:value-type="float">
            <text:p>0.01010465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098931" calcext:value-type="float">
            <text:p>0.244098931</text:p>
          </table:table-cell>
          <table:table-cell office:value-type="float" office:value="0.251686603" calcext:value-type="float">
            <text:p>0.251686603</text:p>
          </table:table-cell>
          <table:table-cell office:value-type="float" office:value="0.227990178" calcext:value-type="float">
            <text:p>0.227990178</text:p>
          </table:table-cell>
          <table:table-cell office:value-type="float" office:value="0.241258571" calcext:value-type="float">
            <text:p>0.241258571</text:p>
          </table:table-cell>
          <table:table-cell office:value-type="float" office:value="0.244098931" calcext:value-type="float">
            <text:p>0.244098931</text:p>
          </table:table-cell>
          <table:table-cell office:value-type="float" office:value="0.241258571" calcext:value-type="float">
            <text:p>0.241258571</text:p>
          </table:table-cell>
          <table:table-cell office:value-type="float" office:value="0.009880313" calcext:value-type="float">
            <text:p>0.00988031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336157" calcext:value-type="float">
            <text:p>0.244336157</text:p>
          </table:table-cell>
          <table:table-cell office:value-type="float" office:value="0.251492888" calcext:value-type="float">
            <text:p>0.251492888</text:p>
          </table:table-cell>
          <table:table-cell office:value-type="float" office:value="0.228217867" calcext:value-type="float">
            <text:p>0.228217867</text:p>
          </table:table-cell>
          <table:table-cell office:value-type="float" office:value="0.241348971" calcext:value-type="float">
            <text:p>0.241348971</text:p>
          </table:table-cell>
          <table:table-cell office:value-type="float" office:value="0.244336157" calcext:value-type="float">
            <text:p>0.244336157</text:p>
          </table:table-cell>
          <table:table-cell office:value-type="float" office:value="0.241348971" calcext:value-type="float">
            <text:p>0.241348971</text:p>
          </table:table-cell>
          <table:table-cell office:value-type="float" office:value="0.009733931" calcext:value-type="float">
            <text:p>0.00973393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419604" calcext:value-type="float">
            <text:p>0.244419604</text:p>
          </table:table-cell>
          <table:table-cell office:value-type="float" office:value="0.25229457" calcext:value-type="float">
            <text:p>0.25229457</text:p>
          </table:table-cell>
          <table:table-cell office:value-type="float" office:value="0.228399662" calcext:value-type="float">
            <text:p>0.228399662</text:p>
          </table:table-cell>
          <table:table-cell office:value-type="float" office:value="0.241704612" calcext:value-type="float">
            <text:p>0.241704612</text:p>
          </table:table-cell>
          <table:table-cell office:value-type="float" office:value="0.244419604" calcext:value-type="float">
            <text:p>0.244419604</text:p>
          </table:table-cell>
          <table:table-cell office:value-type="float" office:value="0.241704612" calcext:value-type="float">
            <text:p>0.241704612</text:p>
          </table:table-cell>
          <table:table-cell office:value-type="float" office:value="0.009942168" calcext:value-type="float">
            <text:p>0.00994216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921309" calcext:value-type="float">
            <text:p>0.243921309</text:p>
          </table:table-cell>
          <table:table-cell office:value-type="float" office:value="0.252151519" calcext:value-type="float">
            <text:p>0.252151519</text:p>
          </table:table-cell>
          <table:table-cell office:value-type="float" office:value="0.228554634" calcext:value-type="float">
            <text:p>0.228554634</text:p>
          </table:table-cell>
          <table:table-cell office:value-type="float" office:value="0.241542487" calcext:value-type="float">
            <text:p>0.241542487</text:p>
          </table:table-cell>
          <table:table-cell office:value-type="float" office:value="0.243921309" calcext:value-type="float">
            <text:p>0.243921309</text:p>
          </table:table-cell>
          <table:table-cell office:value-type="float" office:value="0.241542487" calcext:value-type="float">
            <text:p>0.241542487</text:p>
          </table:table-cell>
          <table:table-cell office:value-type="float" office:value="0.009779139" calcext:value-type="float">
            <text:p>0.00977913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060452" calcext:value-type="float">
            <text:p>0.242060452</text:p>
          </table:table-cell>
          <table:table-cell office:value-type="float" office:value="0.254508287" calcext:value-type="float">
            <text:p>0.254508287</text:p>
          </table:table-cell>
          <table:table-cell office:value-type="float" office:value="0.230957297" calcext:value-type="float">
            <text:p>0.230957297</text:p>
          </table:table-cell>
          <table:table-cell office:value-type="float" office:value="0.242508679" calcext:value-type="float">
            <text:p>0.242508679</text:p>
          </table:table-cell>
          <table:table-cell office:value-type="float" office:value="0.242060452" calcext:value-type="float">
            <text:p>0.242060452</text:p>
          </table:table-cell>
          <table:table-cell office:value-type="float" office:value="0.242508679" calcext:value-type="float">
            <text:p>0.242508679</text:p>
          </table:table-cell>
          <table:table-cell office:value-type="float" office:value="0.009619874" calcext:value-type="float">
            <text:p>0.00961987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42106" calcext:value-type="float">
            <text:p>0.24242106</text:p>
          </table:table-cell>
          <table:table-cell office:value-type="float" office:value="0.254627497" calcext:value-type="float">
            <text:p>0.254627497</text:p>
          </table:table-cell>
          <table:table-cell office:value-type="float" office:value="0.230436353" calcext:value-type="float">
            <text:p>0.230436353</text:p>
          </table:table-cell>
          <table:table-cell office:value-type="float" office:value="0.24249497" calcext:value-type="float">
            <text:p>0.24249497</text:p>
          </table:table-cell>
          <table:table-cell office:value-type="float" office:value="0.24242106" calcext:value-type="float">
            <text:p>0.24242106</text:p>
          </table:table-cell>
          <table:table-cell office:value-type="float" office:value="0.24249497" calcext:value-type="float">
            <text:p>0.24249497</text:p>
          </table:table-cell>
          <table:table-cell office:value-type="float" office:value="0.009876131" calcext:value-type="float">
            <text:p>0.00987613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726832" calcext:value-type="float">
            <text:p>0.242726832</text:p>
          </table:table-cell>
          <table:table-cell office:value-type="float" office:value="0.255252153" calcext:value-type="float">
            <text:p>0.255252153</text:p>
          </table:table-cell>
          <table:table-cell office:value-type="float" office:value="0.229417709" calcext:value-type="float">
            <text:p>0.229417709</text:p>
          </table:table-cell>
          <table:table-cell office:value-type="float" office:value="0.242465565" calcext:value-type="float">
            <text:p>0.242465565</text:p>
          </table:table-cell>
          <table:table-cell office:value-type="float" office:value="0.242726832" calcext:value-type="float">
            <text:p>0.242726832</text:p>
          </table:table-cell>
          <table:table-cell office:value-type="float" office:value="0.242465565" calcext:value-type="float">
            <text:p>0.242465565</text:p>
          </table:table-cell>
          <table:table-cell office:value-type="float" office:value="0.010548486" calcext:value-type="float">
            <text:p>0.01054848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111878" calcext:value-type="float">
            <text:p>0.243111878</text:p>
          </table:table-cell>
          <table:table-cell office:value-type="float" office:value="0.254745514" calcext:value-type="float">
            <text:p>0.254745514</text:p>
          </table:table-cell>
          <table:table-cell office:value-type="float" office:value="0.229187635" calcext:value-type="float">
            <text:p>0.229187635</text:p>
          </table:table-cell>
          <table:table-cell office:value-type="float" office:value="0.242348342" calcext:value-type="float">
            <text:p>0.242348342</text:p>
          </table:table-cell>
          <table:table-cell office:value-type="float" office:value="0.243111878" calcext:value-type="float">
            <text:p>0.243111878</text:p>
          </table:table-cell>
          <table:table-cell office:value-type="float" office:value="0.242348342" calcext:value-type="float">
            <text:p>0.242348342</text:p>
          </table:table-cell>
          <table:table-cell office:value-type="float" office:value="0.010447919" calcext:value-type="float">
            <text:p>0.01044791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057042" calcext:value-type="float">
            <text:p>0.243057042</text:p>
          </table:table-cell>
          <table:table-cell office:value-type="float" office:value="0.254879028" calcext:value-type="float">
            <text:p>0.254879028</text:p>
          </table:table-cell>
          <table:table-cell office:value-type="float" office:value="0.228847889" calcext:value-type="float">
            <text:p>0.228847889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43057042" calcext:value-type="float">
            <text:p>0.243057042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010642053" calcext:value-type="float">
            <text:p>0.01064205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26685" calcext:value-type="float">
            <text:p>0.24326685</text:p>
          </table:table-cell>
          <table:table-cell office:value-type="float" office:value="0.254136354" calcext:value-type="float">
            <text:p>0.254136354</text:p>
          </table:table-cell>
          <table:table-cell office:value-type="float" office:value="0.228295353" calcext:value-type="float">
            <text:p>0.228295353</text:p>
          </table:table-cell>
          <table:table-cell office:value-type="float" office:value="0.241899519" calcext:value-type="float">
            <text:p>0.241899519</text:p>
          </table:table-cell>
          <table:table-cell office:value-type="float" office:value="0.24326685" calcext:value-type="float">
            <text:p>0.24326685</text:p>
          </table:table-cell>
          <table:table-cell office:value-type="float" office:value="0.241899519" calcext:value-type="float">
            <text:p>0.241899519</text:p>
          </table:table-cell>
          <table:table-cell office:value-type="float" office:value="0.010593757" calcext:value-type="float">
            <text:p>0.01059375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637591" calcext:value-type="float">
            <text:p>0.243637591</text:p>
          </table:table-cell>
          <table:table-cell office:value-type="float" office:value="0.253707201" calcext:value-type="float">
            <text:p>0.253707201</text:p>
          </table:table-cell>
          <table:table-cell office:value-type="float" office:value="0.227873949" calcext:value-type="float">
            <text:p>0.227873949</text:p>
          </table:table-cell>
          <table:table-cell office:value-type="float" office:value="0.24173958" calcext:value-type="float">
            <text:p>0.24173958</text:p>
          </table:table-cell>
          <table:table-cell office:value-type="float" office:value="0.243637591" calcext:value-type="float">
            <text:p>0.243637591</text:p>
          </table:table-cell>
          <table:table-cell office:value-type="float" office:value="0.24173958" calcext:value-type="float">
            <text:p>0.24173958</text:p>
          </table:table-cell>
          <table:table-cell office:value-type="float" office:value="0.010631433" calcext:value-type="float">
            <text:p>0.01063143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895083" calcext:value-type="float">
            <text:p>0.243895083</text:p>
          </table:table-cell>
          <table:table-cell office:value-type="float" office:value="0.253227383" calcext:value-type="float">
            <text:p>0.253227383</text:p>
          </table:table-cell>
          <table:table-cell office:value-type="float" office:value="0.228101638" calcext:value-type="float">
            <text:p>0.228101638</text:p>
          </table:table-cell>
          <table:table-cell office:value-type="float" office:value="0.241741368" calcext:value-type="float">
            <text:p>0.241741368</text:p>
          </table:table-cell>
          <table:table-cell office:value-type="float" office:value="0.243895083" calcext:value-type="float">
            <text:p>0.243895083</text:p>
          </table:table-cell>
          <table:table-cell office:value-type="float" office:value="0.241741368" calcext:value-type="float">
            <text:p>0.241741368</text:p>
          </table:table-cell>
          <table:table-cell office:value-type="float" office:value="0.010369977" calcext:value-type="float">
            <text:p>0.01036997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08403" calcext:value-type="float">
            <text:p>0.24408403</text:p>
          </table:table-cell>
          <table:table-cell office:value-type="float" office:value="0.252687365" calcext:value-type="float">
            <text:p>0.252687365</text:p>
          </table:table-cell>
          <table:table-cell office:value-type="float" office:value="0.227834013" calcext:value-type="float">
            <text:p>0.227834013</text:p>
          </table:table-cell>
          <table:table-cell office:value-type="float" office:value="0.241535136" calcext:value-type="float">
            <text:p>0.241535136</text:p>
          </table:table-cell>
          <table:table-cell office:value-type="float" office:value="0.24408403" calcext:value-type="float">
            <text:p>0.24408403</text:p>
          </table:table-cell>
          <table:table-cell office:value-type="float" office:value="0.241535136" calcext:value-type="float">
            <text:p>0.241535136</text:p>
          </table:table-cell>
          <table:table-cell office:value-type="float" office:value="0.010305174" calcext:value-type="float">
            <text:p>0.01030517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4336753" calcext:value-type="float">
            <text:p>0.244336753</text:p>
          </table:table-cell>
          <table:table-cell office:value-type="float" office:value="0.252104432" calcext:value-type="float">
            <text:p>0.252104432</text:p>
          </table:table-cell>
          <table:table-cell office:value-type="float" office:value="0.228310851" calcext:value-type="float">
            <text:p>0.228310851</text:p>
          </table:table-cell>
          <table:table-cell office:value-type="float" office:value="0.241584012" calcext:value-type="float">
            <text:p>0.241584012</text:p>
          </table:table-cell>
          <table:table-cell office:value-type="float" office:value="0.244336753" calcext:value-type="float">
            <text:p>0.244336753</text:p>
          </table:table-cell>
          <table:table-cell office:value-type="float" office:value="0.241584012" calcext:value-type="float">
            <text:p>0.241584012</text:p>
          </table:table-cell>
          <table:table-cell office:value-type="float" office:value="0.009906793" calcext:value-type="float">
            <text:p>0.00990679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693189" calcext:value-type="float">
            <text:p>0.244693189</text:p>
          </table:table-cell>
          <table:table-cell office:value-type="float" office:value="0.252196819" calcext:value-type="float">
            <text:p>0.252196819</text:p>
          </table:table-cell>
          <table:table-cell office:value-type="float" office:value="0.227763084" calcext:value-type="float">
            <text:p>0.227763084</text:p>
          </table:table-cell>
          <table:table-cell office:value-type="float" office:value="0.241551031" calcext:value-type="float">
            <text:p>0.241551031</text:p>
          </table:table-cell>
          <table:table-cell office:value-type="float" office:value="0.244693189" calcext:value-type="float">
            <text:p>0.244693189</text:p>
          </table:table-cell>
          <table:table-cell office:value-type="float" office:value="0.241551031" calcext:value-type="float">
            <text:p>0.241551031</text:p>
          </table:table-cell>
          <table:table-cell office:value-type="float" office:value="0.010219482" calcext:value-type="float">
            <text:p>0.01021948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51974" calcext:value-type="float">
            <text:p>0.24451974</text:p>
          </table:table-cell>
          <table:table-cell office:value-type="float" office:value="0.251829654" calcext:value-type="float">
            <text:p>0.251829654</text:p>
          </table:table-cell>
          <table:table-cell office:value-type="float" office:value="0.22838178" calcext:value-type="float">
            <text:p>0.22838178</text:p>
          </table:table-cell>
          <table:table-cell office:value-type="float" office:value="0.241577058" calcext:value-type="float">
            <text:p>0.241577058</text:p>
          </table:table-cell>
          <table:table-cell office:value-type="float" office:value="0.24451974" calcext:value-type="float">
            <text:p>0.24451974</text:p>
          </table:table-cell>
          <table:table-cell office:value-type="float" office:value="0.241577058" calcext:value-type="float">
            <text:p>0.241577058</text:p>
          </table:table-cell>
          <table:table-cell office:value-type="float" office:value="0.009796095" calcext:value-type="float">
            <text:p>0.00979609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4203239" calcext:value-type="float">
            <text:p>0.244203239</text:p>
          </table:table-cell>
          <table:table-cell office:value-type="float" office:value="0.252427489" calcext:value-type="float">
            <text:p>0.252427489</text:p>
          </table:table-cell>
          <table:table-cell office:value-type="float" office:value="0.228469995" calcext:value-type="float">
            <text:p>0.228469995</text:p>
          </table:table-cell>
          <table:table-cell office:value-type="float" office:value="0.241700241" calcext:value-type="float">
            <text:p>0.241700241</text:p>
          </table:table-cell>
          <table:table-cell office:value-type="float" office:value="0.244203239" calcext:value-type="float">
            <text:p>0.244203239</text:p>
          </table:table-cell>
          <table:table-cell office:value-type="float" office:value="0.241700241" calcext:value-type="float">
            <text:p>0.241700241</text:p>
          </table:table-cell>
          <table:table-cell office:value-type="float" office:value="0.009939454" calcext:value-type="float">
            <text:p>0.00993945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723422" calcext:value-type="float">
            <text:p>0.243723422</text:p>
          </table:table-cell>
          <table:table-cell office:value-type="float" office:value="0.253187448" calcext:value-type="float">
            <text:p>0.253187448</text:p>
          </table:table-cell>
          <table:table-cell office:value-type="float" office:value="0.229395059" calcext:value-type="float">
            <text:p>0.229395059</text:p>
          </table:table-cell>
          <table:table-cell office:value-type="float" office:value="0.242101976" calcext:value-type="float">
            <text:p>0.242101976</text:p>
          </table:table-cell>
          <table:table-cell office:value-type="float" office:value="0.243723422" calcext:value-type="float">
            <text:p>0.243723422</text:p>
          </table:table-cell>
          <table:table-cell office:value-type="float" office:value="0.242101976" calcext:value-type="float">
            <text:p>0.242101976</text:p>
          </table:table-cell>
          <table:table-cell office:value-type="float" office:value="0.009780636" calcext:value-type="float">
            <text:p>0.00978063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196516" calcext:value-type="float">
            <text:p>0.243196516</text:p>
          </table:table-cell>
          <table:table-cell office:value-type="float" office:value="0.253312618" calcext:value-type="float">
            <text:p>0.253312618</text:p>
          </table:table-cell>
          <table:table-cell office:value-type="float" office:value="0.230302242" calcext:value-type="float">
            <text:p>0.230302242</text:p>
          </table:table-cell>
          <table:table-cell office:value-type="float" office:value="0.242270459" calcext:value-type="float">
            <text:p>0.242270459</text:p>
          </table:table-cell>
          <table:table-cell office:value-type="float" office:value="0.243196516" calcext:value-type="float">
            <text:p>0.243196516</text:p>
          </table:table-cell>
          <table:table-cell office:value-type="float" office:value="0.242270459" calcext:value-type="float">
            <text:p>0.242270459</text:p>
          </table:table-cell>
          <table:table-cell office:value-type="float" office:value="0.009416742" calcext:value-type="float">
            <text:p>0.00941674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078333" calcext:value-type="float">
            <text:p>0.242078333</text:p>
          </table:table-cell>
          <table:table-cell office:value-type="float" office:value="0.253519446" calcext:value-type="float">
            <text:p>0.253519446</text:p>
          </table:table-cell>
          <table:table-cell office:value-type="float" office:value="0.232023028" calcext:value-type="float">
            <text:p>0.232023028</text:p>
          </table:table-cell>
          <table:table-cell office:value-type="float" office:value="0.242540269" calcext:value-type="float">
            <text:p>0.242540269</text:p>
          </table:table-cell>
          <table:table-cell office:value-type="float" office:value="0.242078333" calcext:value-type="float">
            <text:p>0.242078333</text:p>
          </table:table-cell>
          <table:table-cell office:value-type="float" office:value="0.242540269" calcext:value-type="float">
            <text:p>0.242540269</text:p>
          </table:table-cell>
          <table:table-cell office:value-type="float" office:value="0.008781952" calcext:value-type="float">
            <text:p>0.00878195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582589" calcext:value-type="float">
            <text:p>0.242582589</text:p>
          </table:table-cell>
          <table:table-cell office:value-type="float" office:value="0.25377515" calcext:value-type="float">
            <text:p>0.25377515</text:p>
          </table:table-cell>
          <table:table-cell office:value-type="float" office:value="0.231080679" calcext:value-type="float">
            <text:p>0.231080679</text:p>
          </table:table-cell>
          <table:table-cell office:value-type="float" office:value="0.242479472" calcext:value-type="float">
            <text:p>0.242479472</text:p>
          </table:table-cell>
          <table:table-cell office:value-type="float" office:value="0.242582589" calcext:value-type="float">
            <text:p>0.242582589</text:p>
          </table:table-cell>
          <table:table-cell office:value-type="float" office:value="0.242479472" calcext:value-type="float">
            <text:p>0.242479472</text:p>
          </table:table-cell>
          <table:table-cell office:value-type="float" office:value="0.009265266" calcext:value-type="float">
            <text:p>0.00926526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645769" calcext:value-type="float">
            <text:p>0.242645769</text:p>
          </table:table-cell>
          <table:table-cell office:value-type="float" office:value="0.253664881" calcext:value-type="float">
            <text:p>0.253664881</text:p>
          </table:table-cell>
          <table:table-cell office:value-type="float" office:value="0.230568675" calcext:value-type="float">
            <text:p>0.230568675</text:p>
          </table:table-cell>
          <table:table-cell office:value-type="float" office:value="0.242293109" calcext:value-type="float">
            <text:p>0.242293109</text:p>
          </table:table-cell>
          <table:table-cell office:value-type="float" office:value="0.242645769" calcext:value-type="float">
            <text:p>0.242645769</text:p>
          </table:table-cell>
          <table:table-cell office:value-type="float" office:value="0.242293109" calcext:value-type="float">
            <text:p>0.242293109</text:p>
          </table:table-cell>
          <table:table-cell office:value-type="float" office:value="0.009432284" calcext:value-type="float">
            <text:p>0.00943228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23391" calcext:value-type="float">
            <text:p>0.242823391</text:p>
          </table:table-cell>
          <table:table-cell office:value-type="float" office:value="0.253571898" calcext:value-type="float">
            <text:p>0.253571898</text:p>
          </table:table-cell>
          <table:table-cell office:value-type="float" office:value="0.230562118" calcext:value-type="float">
            <text:p>0.230562118</text:p>
          </table:table-cell>
          <table:table-cell office:value-type="float" office:value="0.242319136" calcext:value-type="float">
            <text:p>0.242319136</text:p>
          </table:table-cell>
          <table:table-cell office:value-type="float" office:value="0.242823391" calcext:value-type="float">
            <text:p>0.242823391</text:p>
          </table:table-cell>
          <table:table-cell office:value-type="float" office:value="0.242319136" calcext:value-type="float">
            <text:p>0.242319136</text:p>
          </table:table-cell>
          <table:table-cell office:value-type="float" office:value="0.009400468" calcext:value-type="float">
            <text:p>0.00940046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52911" calcext:value-type="float">
            <text:p>0.24352911</text:p>
          </table:table-cell>
          <table:table-cell office:value-type="float" office:value="0.253412754" calcext:value-type="float">
            <text:p>0.253412754</text:p>
          </table:table-cell>
          <table:table-cell office:value-type="float" office:value="0.229549435" calcext:value-type="float">
            <text:p>0.229549435</text:p>
          </table:table-cell>
          <table:table-cell office:value-type="float" office:value="0.242163766" calcext:value-type="float">
            <text:p>0.242163766</text:p>
          </table:table-cell>
          <table:table-cell office:value-type="float" office:value="0.24352911" calcext:value-type="float">
            <text:p>0.24352911</text:p>
          </table:table-cell>
          <table:table-cell office:value-type="float" office:value="0.242163766" calcext:value-type="float">
            <text:p>0.242163766</text:p>
          </table:table-cell>
          <table:table-cell office:value-type="float" office:value="0.00978988" calcext:value-type="float">
            <text:p>0.00978988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756204" calcext:value-type="float">
            <text:p>0.243756204</text:p>
          </table:table-cell>
          <table:table-cell office:value-type="float" office:value="0.252876908" calcext:value-type="float">
            <text:p>0.252876908</text:p>
          </table:table-cell>
          <table:table-cell office:value-type="float" office:value="0.229430226" calcext:value-type="float">
            <text:p>0.229430226</text:p>
          </table:table-cell>
          <table:table-cell office:value-type="float" office:value="0.242021113" calcext:value-type="float">
            <text:p>0.242021113</text:p>
          </table:table-cell>
          <table:table-cell office:value-type="float" office:value="0.243756204" calcext:value-type="float">
            <text:p>0.243756204</text:p>
          </table:table-cell>
          <table:table-cell office:value-type="float" office:value="0.242021113" calcext:value-type="float">
            <text:p>0.242021113</text:p>
          </table:table-cell>
          <table:table-cell office:value-type="float" office:value="0.009650376" calcext:value-type="float">
            <text:p>0.00965037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43227" calcext:value-type="float">
            <text:p>0.243843227</text:p>
          </table:table-cell>
          <table:table-cell office:value-type="float" office:value="0.252918035" calcext:value-type="float">
            <text:p>0.252918035</text:p>
          </table:table-cell>
          <table:table-cell office:value-type="float" office:value="0.228626159" calcext:value-type="float">
            <text:p>0.228626159</text:p>
          </table:table-cell>
          <table:table-cell office:value-type="float" office:value="0.241795807" calcext:value-type="float">
            <text:p>0.241795807</text:p>
          </table:table-cell>
          <table:table-cell office:value-type="float" office:value="0.243843227" calcext:value-type="float">
            <text:p>0.243843227</text:p>
          </table:table-cell>
          <table:table-cell office:value-type="float" office:value="0.241795807" calcext:value-type="float">
            <text:p>0.241795807</text:p>
          </table:table-cell>
          <table:table-cell office:value-type="float" office:value="0.010022234" calcext:value-type="float">
            <text:p>0.01002223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989854" calcext:value-type="float">
            <text:p>0.243989854</text:p>
          </table:table-cell>
          <table:table-cell office:value-type="float" office:value="0.252658755" calcext:value-type="float">
            <text:p>0.252658755</text:p>
          </table:table-cell>
          <table:table-cell office:value-type="float" office:value="0.228876499" calcext:value-type="float">
            <text:p>0.228876499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243989854" calcext:value-type="float">
            <text:p>0.243989854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009827168" calcext:value-type="float">
            <text:p>0.009827168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601232" calcext:value-type="float">
            <text:p>0.243601232</text:p>
          </table:table-cell>
          <table:table-cell office:value-type="float" office:value="0.253531963" calcext:value-type="float">
            <text:p>0.253531963</text:p>
          </table:table-cell>
          <table:table-cell office:value-type="float" office:value="0.229350952" calcext:value-type="float">
            <text:p>0.229350952</text:p>
          </table:table-cell>
          <table:table-cell office:value-type="float" office:value="0.242161382" calcext:value-type="float">
            <text:p>0.242161382</text:p>
          </table:table-cell>
          <table:table-cell office:value-type="float" office:value="0.243601232" calcext:value-type="float">
            <text:p>0.243601232</text:p>
          </table:table-cell>
          <table:table-cell office:value-type="float" office:value="0.242161382" calcext:value-type="float">
            <text:p>0.242161382</text:p>
          </table:table-cell>
          <table:table-cell office:value-type="float" office:value="0.00992422" calcext:value-type="float">
            <text:p>0.0099242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849187" calcext:value-type="float">
            <text:p>0.243849187</text:p>
          </table:table-cell>
          <table:table-cell office:value-type="float" office:value="0.252888829" calcext:value-type="float">
            <text:p>0.252888829</text:p>
          </table:table-cell>
          <table:table-cell office:value-type="float" office:value="0.228865174" calcext:value-type="float">
            <text:p>0.228865174</text:p>
          </table:table-cell>
          <table:table-cell office:value-type="float" office:value="0.24186773" calcext:value-type="float">
            <text:p>0.24186773</text:p>
          </table:table-cell>
          <table:table-cell office:value-type="float" office:value="0.243849187" calcext:value-type="float">
            <text:p>0.243849187</text:p>
          </table:table-cell>
          <table:table-cell office:value-type="float" office:value="0.24186773" calcext:value-type="float">
            <text:p>0.24186773</text:p>
          </table:table-cell>
          <table:table-cell office:value-type="float" office:value="0.00990719" calcext:value-type="float">
            <text:p>0.0099071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980914" calcext:value-type="float">
            <text:p>0.243980914</text:p>
          </table:table-cell>
          <table:table-cell office:value-type="float" office:value="0.252423913" calcext:value-type="float">
            <text:p>0.252423913</text:p>
          </table:table-cell>
          <table:table-cell office:value-type="float" office:value="0.228867558" calcext:value-type="float">
            <text:p>0.228867558</text:p>
          </table:table-cell>
          <table:table-cell office:value-type="float" office:value="0.241757461" calcext:value-type="float">
            <text:p>0.241757461</text:p>
          </table:table-cell>
          <table:table-cell office:value-type="float" office:value="0.243980914" calcext:value-type="float">
            <text:p>0.243980914</text:p>
          </table:table-cell>
          <table:table-cell office:value-type="float" office:value="0.241757461" calcext:value-type="float">
            <text:p>0.241757461</text:p>
          </table:table-cell>
          <table:table-cell office:value-type="float" office:value="0.009744512" calcext:value-type="float">
            <text:p>0.00974451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834286" calcext:value-type="float">
            <text:p>0.243834286</text:p>
          </table:table-cell>
          <table:table-cell office:value-type="float" office:value="0.252738029" calcext:value-type="float">
            <text:p>0.252738029</text:p>
          </table:table-cell>
          <table:table-cell office:value-type="float" office:value="0.228712586" calcext:value-type="float">
            <text:p>0.228712586</text:p>
          </table:table-cell>
          <table:table-cell office:value-type="float" office:value="0.241761634" calcext:value-type="float">
            <text:p>0.241761634</text:p>
          </table:table-cell>
          <table:table-cell office:value-type="float" office:value="0.243834286" calcext:value-type="float">
            <text:p>0.243834286</text:p>
          </table:table-cell>
          <table:table-cell office:value-type="float" office:value="0.241761634" calcext:value-type="float">
            <text:p>0.241761634</text:p>
          </table:table-cell>
          <table:table-cell office:value-type="float" office:value="0.009917237" calcext:value-type="float">
            <text:p>0.00991723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324666" calcext:value-type="float">
            <text:p>0.243324666</text:p>
          </table:table-cell>
          <table:table-cell office:value-type="float" office:value="0.253335864" calcext:value-type="float">
            <text:p>0.253335864</text:p>
          </table:table-cell>
          <table:table-cell office:value-type="float" office:value="0.229547051" calcext:value-type="float">
            <text:p>0.229547051</text:p>
          </table:table-cell>
          <table:table-cell office:value-type="float" office:value="0.242069194" calcext:value-type="float">
            <text:p>0.242069194</text:p>
          </table:table-cell>
          <table:table-cell office:value-type="float" office:value="0.243324666" calcext:value-type="float">
            <text:p>0.243324666</text:p>
          </table:table-cell>
          <table:table-cell office:value-type="float" office:value="0.242069194" calcext:value-type="float">
            <text:p>0.242069194</text:p>
          </table:table-cell>
          <table:table-cell office:value-type="float" office:value="0.009752233" calcext:value-type="float">
            <text:p>0.00975223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012338" calcext:value-type="float">
            <text:p>0.243012338</text:p>
          </table:table-cell>
          <table:table-cell office:value-type="float" office:value="0.253609449" calcext:value-type="float">
            <text:p>0.253609449</text:p>
          </table:table-cell>
          <table:table-cell office:value-type="float" office:value="0.23009005" calcext:value-type="float">
            <text:p>0.23009005</text:p>
          </table:table-cell>
          <table:table-cell office:value-type="float" office:value="0.242237279" calcext:value-type="float">
            <text:p>0.242237279</text:p>
          </table:table-cell>
          <table:table-cell office:value-type="float" office:value="0.243012338" calcext:value-type="float">
            <text:p>0.243012338</text:p>
          </table:table-cell>
          <table:table-cell office:value-type="float" office:value="0.242237279" calcext:value-type="float">
            <text:p>0.242237279</text:p>
          </table:table-cell>
          <table:table-cell office:value-type="float" office:value="0.009617383" calcext:value-type="float">
            <text:p>0.00961738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682128" calcext:value-type="float">
            <text:p>0.242682128</text:p>
          </table:table-cell>
          <table:table-cell office:value-type="float" office:value="0.253585607" calcext:value-type="float">
            <text:p>0.253585607</text:p>
          </table:table-cell>
          <table:table-cell office:value-type="float" office:value="0.230410126" calcext:value-type="float">
            <text:p>0.230410126</text:p>
          </table:table-cell>
          <table:table-cell office:value-type="float" office:value="0.242225954" calcext:value-type="float">
            <text:p>0.242225954</text:p>
          </table:table-cell>
          <table:table-cell office:value-type="float" office:value="0.242682128" calcext:value-type="float">
            <text:p>0.242682128</text:p>
          </table:table-cell>
          <table:table-cell office:value-type="float" office:value="0.242225954" calcext:value-type="float">
            <text:p>0.242225954</text:p>
          </table:table-cell>
          <table:table-cell office:value-type="float" office:value="0.009466847" calcext:value-type="float">
            <text:p>0.00946684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451888" calcext:value-type="float">
            <text:p>0.241451888</text:p>
          </table:table-cell>
          <table:table-cell office:value-type="float" office:value="0.25238815" calcext:value-type="float">
            <text:p>0.25238815</text:p>
          </table:table-cell>
          <table:table-cell office:value-type="float" office:value="0.232602386" calcext:value-type="float">
            <text:p>0.232602386</text:p>
          </table:table-cell>
          <table:table-cell office:value-type="float" office:value="0.242147475" calcext:value-type="float">
            <text:p>0.242147475</text:p>
          </table:table-cell>
          <table:table-cell office:value-type="float" office:value="0.241451888" calcext:value-type="float">
            <text:p>0.241451888</text:p>
          </table:table-cell>
          <table:table-cell office:value-type="float" office:value="0.242147475" calcext:value-type="float">
            <text:p>0.242147475</text:p>
          </table:table-cell>
          <table:table-cell office:value-type="float" office:value="0.008092465" calcext:value-type="float">
            <text:p>0.00809246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650372" calcext:value-type="float">
            <text:p>0.241650372</text:p>
          </table:table-cell>
          <table:table-cell office:value-type="float" office:value="0.251797468" calcext:value-type="float">
            <text:p>0.251797468</text:p>
          </table:table-cell>
          <table:table-cell office:value-type="float" office:value="0.232425956" calcext:value-type="float">
            <text:p>0.232425956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41650372" calcext:value-type="float">
            <text:p>0.241650372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007911376" calcext:value-type="float">
            <text:p>0.00791137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682558" calcext:value-type="float">
            <text:p>0.241682558</text:p>
          </table:table-cell>
          <table:table-cell office:value-type="float" office:value="0.252006084" calcext:value-type="float">
            <text:p>0.252006084</text:p>
          </table:table-cell>
          <table:table-cell office:value-type="float" office:value="0.232721595" calcext:value-type="float">
            <text:p>0.232721595</text:p>
          </table:table-cell>
          <table:table-cell office:value-type="float" office:value="0.242136746" calcext:value-type="float">
            <text:p>0.242136746</text:p>
          </table:table-cell>
          <table:table-cell office:value-type="float" office:value="0.241682558" calcext:value-type="float">
            <text:p>0.241682558</text:p>
          </table:table-cell>
          <table:table-cell office:value-type="float" office:value="0.242136746" calcext:value-type="float">
            <text:p>0.242136746</text:p>
          </table:table-cell>
          <table:table-cell office:value-type="float" office:value="0.007879408" calcext:value-type="float">
            <text:p>0.00787940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52401" calcext:value-type="float">
            <text:p>0.24152401</text:p>
          </table:table-cell>
          <table:table-cell office:value-type="float" office:value="0.252558619" calcext:value-type="float">
            <text:p>0.252558619</text:p>
          </table:table-cell>
          <table:table-cell office:value-type="float" office:value="0.231893686" calcext:value-type="float">
            <text:p>0.231893686</text:p>
          </table:table-cell>
          <table:table-cell office:value-type="float" office:value="0.241992105" calcext:value-type="float">
            <text:p>0.241992105</text:p>
          </table:table-cell>
          <table:table-cell office:value-type="float" office:value="0.24152401" calcext:value-type="float">
            <text:p>0.24152401</text:p>
          </table:table-cell>
          <table:table-cell office:value-type="float" office:value="0.241992105" calcext:value-type="float">
            <text:p>0.241992105</text:p>
          </table:table-cell>
          <table:table-cell office:value-type="float" office:value="0.008442914" calcext:value-type="float">
            <text:p>0.00844291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821437" calcext:value-type="float">
            <text:p>0.241821437</text:p>
          </table:table-cell>
          <table:table-cell office:value-type="float" office:value="0.252912075" calcext:value-type="float">
            <text:p>0.252912075</text:p>
          </table:table-cell>
          <table:table-cell office:value-type="float" office:value="0.231891302" calcext:value-type="float">
            <text:p>0.231891302</text:p>
          </table:table-cell>
          <table:table-cell office:value-type="float" office:value="0.242208271" calcext:value-type="float">
            <text:p>0.242208271</text:p>
          </table:table-cell>
          <table:table-cell office:value-type="float" office:value="0.241821437" calcext:value-type="float">
            <text:p>0.241821437</text:p>
          </table:table-cell>
          <table:table-cell office:value-type="float" office:value="0.242208271" calcext:value-type="float">
            <text:p>0.242208271</text:p>
          </table:table-cell>
          <table:table-cell office:value-type="float" office:value="0.008586053" calcext:value-type="float">
            <text:p>0.00858605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023067" calcext:value-type="float">
            <text:p>0.243023067</text:p>
          </table:table-cell>
          <table:table-cell office:value-type="float" office:value="0.253502161" calcext:value-type="float">
            <text:p>0.253502161</text:p>
          </table:table-cell>
          <table:table-cell office:value-type="float" office:value="0.228402046" calcext:value-type="float">
            <text:p>0.228402046</text:p>
          </table:table-cell>
          <table:table-cell office:value-type="float" office:value="0.241642424" calcext:value-type="float">
            <text:p>0.241642424</text:p>
          </table:table-cell>
          <table:table-cell office:value-type="float" office:value="0.243023067" calcext:value-type="float">
            <text:p>0.243023067</text:p>
          </table:table-cell>
          <table:table-cell office:value-type="float" office:value="0.241642424" calcext:value-type="float">
            <text:p>0.241642424</text:p>
          </table:table-cell>
          <table:table-cell office:value-type="float" office:value="0.010293479" calcext:value-type="float">
            <text:p>0.01029347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810444" calcext:value-type="float">
            <text:p>0.243810444</text:p>
          </table:table-cell>
          <table:table-cell office:value-type="float" office:value="0.253021747" calcext:value-type="float">
            <text:p>0.253021747</text:p>
          </table:table-cell>
          <table:table-cell office:value-type="float" office:value="0.227922228" calcext:value-type="float">
            <text:p>0.227922228</text:p>
          </table:table-cell>
          <table:table-cell office:value-type="float" office:value="0.241584807" calcext:value-type="float">
            <text:p>0.241584807</text:p>
          </table:table-cell>
          <table:table-cell office:value-type="float" office:value="0.243810444" calcext:value-type="float">
            <text:p>0.243810444</text:p>
          </table:table-cell>
          <table:table-cell office:value-type="float" office:value="0.241584807" calcext:value-type="float">
            <text:p>0.241584807</text:p>
          </table:table-cell>
          <table:table-cell office:value-type="float" office:value="0.010366985" calcext:value-type="float">
            <text:p>0.01036698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870909" calcext:value-type="float">
            <text:p>0.241870909</text:p>
          </table:table-cell>
          <table:table-cell office:value-type="float" office:value="0.251943499" calcext:value-type="float">
            <text:p>0.251943499</text:p>
          </table:table-cell>
          <table:table-cell office:value-type="float" office:value="0.232665567" calcext:value-type="float">
            <text:p>0.232665567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241870909" calcext:value-type="float">
            <text:p>0.241870909</text:p>
          </table:table-cell>
          <table:table-cell office:value-type="float" office:value="0.242159992" calcext:value-type="float">
            <text:p>0.242159992</text:p>
          </table:table-cell>
          <table:table-cell office:value-type="float" office:value="0.007872837" calcext:value-type="float">
            <text:p>0.0078728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714149" calcext:value-type="float">
            <text:p>0.241714149</text:p>
          </table:table-cell>
          <table:table-cell office:value-type="float" office:value="0.252125889" calcext:value-type="float">
            <text:p>0.252125889</text:p>
          </table:table-cell>
          <table:table-cell office:value-type="float" office:value="0.232352046" calcext:value-type="float">
            <text:p>0.232352046</text:p>
          </table:table-cell>
          <table:table-cell office:value-type="float" office:value="0.242064028" calcext:value-type="float">
            <text:p>0.242064028</text:p>
          </table:table-cell>
          <table:table-cell office:value-type="float" office:value="0.241714149" calcext:value-type="float">
            <text:p>0.241714149</text:p>
          </table:table-cell>
          <table:table-cell office:value-type="float" office:value="0.242064028" calcext:value-type="float">
            <text:p>0.242064028</text:p>
          </table:table-cell>
          <table:table-cell office:value-type="float" office:value="0.008076428" calcext:value-type="float">
            <text:p>0.008076428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438775" calcext:value-type="float">
            <text:p>0.241438775</text:p>
          </table:table-cell>
          <table:table-cell office:value-type="float" office:value="0.251941711" calcext:value-type="float">
            <text:p>0.251941711</text:p>
          </table:table-cell>
          <table:table-cell office:value-type="float" office:value="0.232576756" calcext:value-type="float">
            <text:p>0.232576756</text:p>
          </table:table-cell>
          <table:table-cell office:value-type="float" office:value="0.241985747" calcext:value-type="float">
            <text:p>0.241985747</text:p>
          </table:table-cell>
          <table:table-cell office:value-type="float" office:value="0.241438775" calcext:value-type="float">
            <text:p>0.241438775</text:p>
          </table:table-cell>
          <table:table-cell office:value-type="float" office:value="0.241985747" calcext:value-type="float">
            <text:p>0.241985747</text:p>
          </table:table-cell>
          <table:table-cell office:value-type="float" office:value="0.007915165" calcext:value-type="float">
            <text:p>0.00791516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77733" calcext:value-type="float">
            <text:p>0.24177733</text:p>
          </table:table-cell>
          <table:table-cell office:value-type="float" office:value="0.252366096" calcext:value-type="float">
            <text:p>0.252366096</text:p>
          </table:table-cell>
          <table:table-cell office:value-type="float" office:value="0.23181322" calcext:value-type="float">
            <text:p>0.23181322</text:p>
          </table:table-cell>
          <table:table-cell office:value-type="float" office:value="0.241985549" calcext:value-type="float">
            <text:p>0.241985549</text:p>
          </table:table-cell>
          <table:table-cell office:value-type="float" office:value="0.24177733" calcext:value-type="float">
            <text:p>0.24177733</text:p>
          </table:table-cell>
          <table:table-cell office:value-type="float" office:value="0.241985549" calcext:value-type="float">
            <text:p>0.241985549</text:p>
          </table:table-cell>
          <table:table-cell office:value-type="float" office:value="0.008391968" calcext:value-type="float">
            <text:p>0.00839196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919785" calcext:value-type="float">
            <text:p>0.241919785</text:p>
          </table:table-cell>
          <table:table-cell office:value-type="float" office:value="0.253273279" calcext:value-type="float">
            <text:p>0.253273279</text:p>
          </table:table-cell>
          <table:table-cell office:value-type="float" office:value="0.231239227" calcext:value-type="float">
            <text:p>0.231239227</text:p>
          </table:table-cell>
          <table:table-cell office:value-type="float" office:value="0.242144097" calcext:value-type="float">
            <text:p>0.242144097</text:p>
          </table:table-cell>
          <table:table-cell office:value-type="float" office:value="0.241919785" calcext:value-type="float">
            <text:p>0.241919785</text:p>
          </table:table-cell>
          <table:table-cell office:value-type="float" office:value="0.242144097" calcext:value-type="float">
            <text:p>0.242144097</text:p>
          </table:table-cell>
          <table:table-cell office:value-type="float" office:value="0.008996762" calcext:value-type="float">
            <text:p>0.00899676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307811" calcext:value-type="float">
            <text:p>0.242307811</text:p>
          </table:table-cell>
          <table:table-cell office:value-type="float" office:value="0.253962309" calcext:value-type="float">
            <text:p>0.253962309</text:p>
          </table:table-cell>
          <table:table-cell office:value-type="float" office:value="0.230411915" calcext:value-type="float">
            <text:p>0.230411915</text:p>
          </table:table-cell>
          <table:table-cell office:value-type="float" office:value="0.242227345" calcext:value-type="float">
            <text:p>0.242227345</text:p>
          </table:table-cell>
          <table:table-cell office:value-type="float" office:value="0.242307811" calcext:value-type="float">
            <text:p>0.242307811</text:p>
          </table:table-cell>
          <table:table-cell office:value-type="float" office:value="0.242227345" calcext:value-type="float">
            <text:p>0.242227345</text:p>
          </table:table-cell>
          <table:table-cell office:value-type="float" office:value="0.009614576" calcext:value-type="float">
            <text:p>0.00961457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42404" calcext:value-type="float">
            <text:p>0.24242404</text:p>
          </table:table-cell>
          <table:table-cell office:value-type="float" office:value="0.254465372" calcext:value-type="float">
            <text:p>0.254465372</text:p>
          </table:table-cell>
          <table:table-cell office:value-type="float" office:value="0.230003623" calcext:value-type="float">
            <text:p>0.230003623</text:p>
          </table:table-cell>
          <table:table-cell office:value-type="float" office:value="0.242297678" calcext:value-type="float">
            <text:p>0.242297678</text:p>
          </table:table-cell>
          <table:table-cell office:value-type="float" office:value="0.24242404" calcext:value-type="float">
            <text:p>0.24242404</text:p>
          </table:table-cell>
          <table:table-cell office:value-type="float" office:value="0.242297678" calcext:value-type="float">
            <text:p>0.242297678</text:p>
          </table:table-cell>
          <table:table-cell office:value-type="float" office:value="0.009986867" calcext:value-type="float">
            <text:p>0.00998686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85976" calcext:value-type="float">
            <text:p>0.242885976</text:p>
          </table:table-cell>
          <table:table-cell office:value-type="float" office:value="0.253791243" calcext:value-type="float">
            <text:p>0.253791243</text:p>
          </table:table-cell>
          <table:table-cell office:value-type="float" office:value="0.22894564" calcext:value-type="float">
            <text:p>0.22894564</text:p>
          </table:table-cell>
          <table:table-cell office:value-type="float" office:value="0.241874287" calcext:value-type="float">
            <text:p>0.241874287</text:p>
          </table:table-cell>
          <table:table-cell office:value-type="float" office:value="0.242885976" calcext:value-type="float">
            <text:p>0.242885976</text:p>
          </table:table-cell>
          <table:table-cell office:value-type="float" office:value="0.241874287" calcext:value-type="float">
            <text:p>0.241874287</text:p>
          </table:table-cell>
          <table:table-cell office:value-type="float" office:value="0.01016837" calcext:value-type="float">
            <text:p>0.0101683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507653" calcext:value-type="float">
            <text:p>0.243507653</text:p>
          </table:table-cell>
          <table:table-cell office:value-type="float" office:value="0.253167183" calcext:value-type="float">
            <text:p>0.253167183</text:p>
          </table:table-cell>
          <table:table-cell office:value-type="float" office:value="0.228083757" calcext:value-type="float">
            <text:p>0.228083757</text:p>
          </table:table-cell>
          <table:table-cell office:value-type="float" office:value="0.241586197" calcext:value-type="float">
            <text:p>0.241586197</text:p>
          </table:table-cell>
          <table:table-cell office:value-type="float" office:value="0.243507653" calcext:value-type="float">
            <text:p>0.243507653</text:p>
          </table:table-cell>
          <table:table-cell office:value-type="float" office:value="0.241586197" calcext:value-type="float">
            <text:p>0.241586197</text:p>
          </table:table-cell>
          <table:table-cell office:value-type="float" office:value="0.010330007" calcext:value-type="float">
            <text:p>0.01033000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047075" calcext:value-type="float">
            <text:p>0.244047075</text:p>
          </table:table-cell>
          <table:table-cell office:value-type="float" office:value="0.252357751" calcext:value-type="float">
            <text:p>0.252357751</text:p>
          </table:table-cell>
          <table:table-cell office:value-type="float" office:value="0.227981237" calcext:value-type="float">
            <text:p>0.227981237</text:p>
          </table:table-cell>
          <table:table-cell office:value-type="float" office:value="0.241462021" calcext:value-type="float">
            <text:p>0.241462021</text:p>
          </table:table-cell>
          <table:table-cell office:value-type="float" office:value="0.244047075" calcext:value-type="float">
            <text:p>0.244047075</text:p>
          </table:table-cell>
          <table:table-cell office:value-type="float" office:value="0.241462021" calcext:value-type="float">
            <text:p>0.241462021</text:p>
          </table:table-cell>
          <table:table-cell office:value-type="float" office:value="0.010118152" calcext:value-type="float">
            <text:p>0.01011815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4191318" calcext:value-type="float">
            <text:p>0.244191318</text:p>
          </table:table-cell>
          <table:table-cell office:value-type="float" office:value="0.252235562" calcext:value-type="float">
            <text:p>0.252235562</text:p>
          </table:table-cell>
          <table:table-cell office:value-type="float" office:value="0.228055743" calcext:value-type="float">
            <text:p>0.228055743</text:p>
          </table:table-cell>
          <table:table-cell office:value-type="float" office:value="0.241494208" calcext:value-type="float">
            <text:p>0.241494208</text:p>
          </table:table-cell>
          <table:table-cell office:value-type="float" office:value="0.244191318" calcext:value-type="float">
            <text:p>0.244191318</text:p>
          </table:table-cell>
          <table:table-cell office:value-type="float" office:value="0.241494208" calcext:value-type="float">
            <text:p>0.241494208</text:p>
          </table:table-cell>
          <table:table-cell office:value-type="float" office:value="0.010053912" calcext:value-type="float">
            <text:p>0.01005391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4202047" calcext:value-type="float">
            <text:p>0.244202047</text:p>
          </table:table-cell>
          <table:table-cell office:value-type="float" office:value="0.252249271" calcext:value-type="float">
            <text:p>0.252249271</text:p>
          </table:table-cell>
          <table:table-cell office:value-type="float" office:value="0.228101042" calcext:value-type="float">
            <text:p>0.228101042</text:p>
          </table:table-cell>
          <table:table-cell office:value-type="float" office:value="0.241517453" calcext:value-type="float">
            <text:p>0.241517453</text:p>
          </table:table-cell>
          <table:table-cell office:value-type="float" office:value="0.244202047" calcext:value-type="float">
            <text:p>0.244202047</text:p>
          </table:table-cell>
          <table:table-cell office:value-type="float" office:value="0.241517453" calcext:value-type="float">
            <text:p>0.241517453</text:p>
          </table:table-cell>
          <table:table-cell office:value-type="float" office:value="0.010039572" calcext:value-type="float">
            <text:p>0.01003957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4099527" calcext:value-type="float">
            <text:p>0.244099527</text:p>
          </table:table-cell>
          <table:table-cell office:value-type="float" office:value="0.25259617" calcext:value-type="float">
            <text:p>0.25259617</text:p>
          </table:table-cell>
          <table:table-cell office:value-type="float" office:value="0.2283788" calcext:value-type="float">
            <text:p>0.2283788</text:p>
          </table:table-cell>
          <table:table-cell office:value-type="float" office:value="0.241691499" calcext:value-type="float">
            <text:p>0.241691499</text:p>
          </table:table-cell>
          <table:table-cell office:value-type="float" office:value="0.244099527" calcext:value-type="float">
            <text:p>0.244099527</text:p>
          </table:table-cell>
          <table:table-cell office:value-type="float" office:value="0.241691499" calcext:value-type="float">
            <text:p>0.241691499</text:p>
          </table:table-cell>
          <table:table-cell office:value-type="float" office:value="0.010032255" calcext:value-type="float">
            <text:p>0.01003225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422682" calcext:value-type="float">
            <text:p>0.241422682</text:p>
          </table:table-cell>
          <table:table-cell office:value-type="float" office:value="0.252972275" calcext:value-type="float">
            <text:p>0.252972275</text:p>
          </table:table-cell>
          <table:table-cell office:value-type="float" office:value="0.232438473" calcext:value-type="float">
            <text:p>0.232438473</text:p>
          </table:table-cell>
          <table:table-cell office:value-type="float" office:value="0.24227781" calcext:value-type="float">
            <text:p>0.24227781</text:p>
          </table:table-cell>
          <table:table-cell office:value-type="float" office:value="0.241422682" calcext:value-type="float">
            <text:p>0.241422682</text:p>
          </table:table-cell>
          <table:table-cell office:value-type="float" office:value="0.24227781" calcext:value-type="float">
            <text:p>0.24227781</text:p>
          </table:table-cell>
          <table:table-cell office:value-type="float" office:value="0.008404669" calcext:value-type="float">
            <text:p>0.00840466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205721" calcext:value-type="float">
            <text:p>0.241205721</text:p>
          </table:table-cell>
          <table:table-cell office:value-type="float" office:value="0.252536565" calcext:value-type="float">
            <text:p>0.252536565</text:p>
          </table:table-cell>
          <table:table-cell office:value-type="float" office:value="0.232723979" calcext:value-type="float">
            <text:p>0.232723979</text:p>
          </table:table-cell>
          <table:table-cell office:value-type="float" office:value="0.242155422" calcext:value-type="float">
            <text:p>0.242155422</text:p>
          </table:table-cell>
          <table:table-cell office:value-type="float" office:value="0.241205721" calcext:value-type="float">
            <text:p>0.241205721</text:p>
          </table:table-cell>
          <table:table-cell office:value-type="float" office:value="0.242155422" calcext:value-type="float">
            <text:p>0.242155422</text:p>
          </table:table-cell>
          <table:table-cell office:value-type="float" office:value="0.008116284" calcext:value-type="float">
            <text:p>0.00811628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442352" calcext:value-type="float">
            <text:p>0.241442352</text:p>
          </table:table-cell>
          <table:table-cell office:value-type="float" office:value="0.253096253" calcext:value-type="float">
            <text:p>0.253096253</text:p>
          </table:table-cell>
          <table:table-cell office:value-type="float" office:value="0.232211379" calcext:value-type="float">
            <text:p>0.232211379</text:p>
          </table:table-cell>
          <table:table-cell office:value-type="float" office:value="0.242249995" calcext:value-type="float">
            <text:p>0.242249995</text:p>
          </table:table-cell>
          <table:table-cell office:value-type="float" office:value="0.241442352" calcext:value-type="float">
            <text:p>0.241442352</text:p>
          </table:table-cell>
          <table:table-cell office:value-type="float" office:value="0.242249995" calcext:value-type="float">
            <text:p>0.242249995</text:p>
          </table:table-cell>
          <table:table-cell office:value-type="float" office:value="0.008545319" calcext:value-type="float">
            <text:p>0.00854531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448908" calcext:value-type="float">
            <text:p>0.241448908</text:p>
          </table:table-cell>
          <table:table-cell office:value-type="float" office:value="0.253431231" calcext:value-type="float">
            <text:p>0.253431231</text:p>
          </table:table-cell>
          <table:table-cell office:value-type="float" office:value="0.231891302" calcext:value-type="float">
            <text:p>0.231891302</text:p>
          </table:table-cell>
          <table:table-cell office:value-type="float" office:value="0.242257147" calcext:value-type="float">
            <text:p>0.242257147</text:p>
          </table:table-cell>
          <table:table-cell office:value-type="float" office:value="0.241448908" calcext:value-type="float">
            <text:p>0.241448908</text:p>
          </table:table-cell>
          <table:table-cell office:value-type="float" office:value="0.242257147" calcext:value-type="float">
            <text:p>0.242257147</text:p>
          </table:table-cell>
          <table:table-cell office:value-type="float" office:value="0.008812191" calcext:value-type="float">
            <text:p>0.00881219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1666465" calcext:value-type="float">
            <text:p>0.241666465</text:p>
          </table:table-cell>
          <table:table-cell office:value-type="float" office:value="0.253914029" calcext:value-type="float">
            <text:p>0.253914029</text:p>
          </table:table-cell>
          <table:table-cell office:value-type="float" office:value="0.231270818" calcext:value-type="float">
            <text:p>0.231270818</text:p>
          </table:table-cell>
          <table:table-cell office:value-type="float" office:value="0.242283771" calcext:value-type="float">
            <text:p>0.242283771</text:p>
          </table:table-cell>
          <table:table-cell office:value-type="float" office:value="0.241666465" calcext:value-type="float">
            <text:p>0.241666465</text:p>
          </table:table-cell>
          <table:table-cell office:value-type="float" office:value="0.242283771" calcext:value-type="float">
            <text:p>0.242283771</text:p>
          </table:table-cell>
          <table:table-cell office:value-type="float" office:value="0.009254352" calcext:value-type="float">
            <text:p>0.00925435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925149" calcext:value-type="float">
            <text:p>0.241925149</text:p>
          </table:table-cell>
          <table:table-cell office:value-type="float" office:value="0.255077512" calcext:value-type="float">
            <text:p>0.255077512</text:p>
          </table:table-cell>
          <table:table-cell office:value-type="float" office:value="0.23024979" calcext:value-type="float">
            <text:p>0.23024979</text:p>
          </table:table-cell>
          <table:table-cell office:value-type="float" office:value="0.242417484" calcext:value-type="float">
            <text:p>0.242417484</text:p>
          </table:table-cell>
          <table:table-cell office:value-type="float" office:value="0.241925149" calcext:value-type="float">
            <text:p>0.241925149</text:p>
          </table:table-cell>
          <table:table-cell office:value-type="float" office:value="0.242417484" calcext:value-type="float">
            <text:p>0.242417484</text:p>
          </table:table-cell>
          <table:table-cell office:value-type="float" office:value="0.010141852" calcext:value-type="float">
            <text:p>0.01014185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169528" calcext:value-type="float">
            <text:p>0.242169528</text:p>
          </table:table-cell>
          <table:table-cell office:value-type="float" office:value="0.255405337" calcext:value-type="float">
            <text:p>0.255405337</text:p>
          </table:table-cell>
          <table:table-cell office:value-type="float" office:value="0.229823021" calcext:value-type="float">
            <text:p>0.229823021</text:p>
          </table:table-cell>
          <table:table-cell office:value-type="float" office:value="0.242465962" calcext:value-type="float">
            <text:p>0.242465962</text:p>
          </table:table-cell>
          <table:table-cell office:value-type="float" office:value="0.242169528" calcext:value-type="float">
            <text:p>0.242169528</text:p>
          </table:table-cell>
          <table:table-cell office:value-type="float" office:value="0.242465962" calcext:value-type="float">
            <text:p>0.242465962</text:p>
          </table:table-cell>
          <table:table-cell office:value-type="float" office:value="0.01044604" calcext:value-type="float">
            <text:p>0.0104460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537289" calcext:value-type="float">
            <text:p>0.242537289</text:p>
          </table:table-cell>
          <table:table-cell office:value-type="float" office:value="0.25517884" calcext:value-type="float">
            <text:p>0.25517884</text:p>
          </table:table-cell>
          <table:table-cell office:value-type="float" office:value="0.229311017" calcext:value-type="float">
            <text:p>0.229311017</text:p>
          </table:table-cell>
          <table:table-cell office:value-type="float" office:value="0.242342382" calcext:value-type="float">
            <text:p>0.242342382</text:p>
          </table:table-cell>
          <table:table-cell office:value-type="float" office:value="0.242537289" calcext:value-type="float">
            <text:p>0.242537289</text:p>
          </table:table-cell>
          <table:table-cell office:value-type="float" office:value="0.242342382" calcext:value-type="float">
            <text:p>0.242342382</text:p>
          </table:table-cell>
          <table:table-cell office:value-type="float" office:value="0.010561394" calcext:value-type="float">
            <text:p>0.01056139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911606" calcext:value-type="float">
            <text:p>0.242911606</text:p>
          </table:table-cell>
          <table:table-cell office:value-type="float" office:value="0.25466624" calcext:value-type="float">
            <text:p>0.25466624</text:p>
          </table:table-cell>
          <table:table-cell office:value-type="float" office:value="0.228690532" calcext:value-type="float">
            <text:p>0.228690532</text:p>
          </table:table-cell>
          <table:table-cell office:value-type="float" office:value="0.242089459" calcext:value-type="float">
            <text:p>0.242089459</text:p>
          </table:table-cell>
          <table:table-cell office:value-type="float" office:value="0.242911606" calcext:value-type="float">
            <text:p>0.242911606</text:p>
          </table:table-cell>
          <table:table-cell office:value-type="float" office:value="0.242089459" calcext:value-type="float">
            <text:p>0.242089459</text:p>
          </table:table-cell>
          <table:table-cell office:value-type="float" office:value="0.010620461" calcext:value-type="float">
            <text:p>0.01062046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316918" calcext:value-type="float">
            <text:p>0.243316918</text:p>
          </table:table-cell>
          <table:table-cell office:value-type="float" office:value="0.254491598" calcext:value-type="float">
            <text:p>0.254491598</text:p>
          </table:table-cell>
          <table:table-cell office:value-type="float" office:value="0.228741792" calcext:value-type="float">
            <text:p>0.228741792</text:p>
          </table:table-cell>
          <table:table-cell office:value-type="float" office:value="0.242183436" calcext:value-type="float">
            <text:p>0.242183436</text:p>
          </table:table-cell>
          <table:table-cell office:value-type="float" office:value="0.243316918" calcext:value-type="float">
            <text:p>0.243316918</text:p>
          </table:table-cell>
          <table:table-cell office:value-type="float" office:value="0.242183436" calcext:value-type="float">
            <text:p>0.242183436</text:p>
          </table:table-cell>
          <table:table-cell office:value-type="float" office:value="0.010542824" calcext:value-type="float">
            <text:p>0.01054282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902235" calcext:value-type="float">
            <text:p>0.243902235</text:p>
          </table:table-cell>
          <table:table-cell office:value-type="float" office:value="0.253574878" calcext:value-type="float">
            <text:p>0.253574878</text:p>
          </table:table-cell>
          <table:table-cell office:value-type="float" office:value="0.228388933" calcext:value-type="float">
            <text:p>0.228388933</text:p>
          </table:table-cell>
          <table:table-cell office:value-type="float" office:value="0.241955349" calcext:value-type="float">
            <text:p>0.241955349</text:p>
          </table:table-cell>
          <table:table-cell office:value-type="float" office:value="0.243902235" calcext:value-type="float">
            <text:p>0.243902235</text:p>
          </table:table-cell>
          <table:table-cell office:value-type="float" office:value="0.241955349" calcext:value-type="float">
            <text:p>0.241955349</text:p>
          </table:table-cell>
          <table:table-cell office:value-type="float" office:value="0.010373869" calcext:value-type="float">
            <text:p>0.01037386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983298" calcext:value-type="float">
            <text:p>0.243983298</text:p>
          </table:table-cell>
          <table:table-cell office:value-type="float" office:value="0.252902538" calcext:value-type="float">
            <text:p>0.252902538</text:p>
          </table:table-cell>
          <table:table-cell office:value-type="float" office:value="0.227723745" calcext:value-type="float">
            <text:p>0.227723745</text:p>
          </table:table-cell>
          <table:table-cell office:value-type="float" office:value="0.241536527" calcext:value-type="float">
            <text:p>0.241536527</text:p>
          </table:table-cell>
          <table:table-cell office:value-type="float" office:value="0.243983298" calcext:value-type="float">
            <text:p>0.243983298</text:p>
          </table:table-cell>
          <table:table-cell office:value-type="float" office:value="0.241536527" calcext:value-type="float">
            <text:p>0.241536527</text:p>
          </table:table-cell>
          <table:table-cell office:value-type="float" office:value="0.010423784" calcext:value-type="float">
            <text:p>0.01042378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4060784" calcext:value-type="float">
            <text:p>0.244060784</text:p>
          </table:table-cell>
          <table:table-cell office:value-type="float" office:value="0.252218277" calcext:value-type="float">
            <text:p>0.252218277</text:p>
          </table:table-cell>
          <table:table-cell office:value-type="float" office:value="0.228272704" calcext:value-type="float">
            <text:p>0.228272704</text:p>
          </table:table-cell>
          <table:table-cell office:value-type="float" office:value="0.241517255" calcext:value-type="float">
            <text:p>0.241517255</text:p>
          </table:table-cell>
          <table:table-cell office:value-type="float" office:value="0.244060784" calcext:value-type="float">
            <text:p>0.244060784</text:p>
          </table:table-cell>
          <table:table-cell office:value-type="float" office:value="0.241517255" calcext:value-type="float">
            <text:p>0.241517255</text:p>
          </table:table-cell>
          <table:table-cell office:value-type="float" office:value="0.009939811" calcext:value-type="float">
            <text:p>0.00993981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938594" calcext:value-type="float">
            <text:p>0.243938594</text:p>
          </table:table-cell>
          <table:table-cell office:value-type="float" office:value="0.252293378" calcext:value-type="float">
            <text:p>0.252293378</text:p>
          </table:table-cell>
          <table:table-cell office:value-type="float" office:value="0.228207735" calcext:value-type="float">
            <text:p>0.228207735</text:p>
          </table:table-cell>
          <table:table-cell office:value-type="float" office:value="0.241479902" calcext:value-type="float">
            <text:p>0.241479902</text:p>
          </table:table-cell>
          <table:table-cell office:value-type="float" office:value="0.243938594" calcext:value-type="float">
            <text:p>0.243938594</text:p>
          </table:table-cell>
          <table:table-cell office:value-type="float" office:value="0.241479902" calcext:value-type="float">
            <text:p>0.241479902</text:p>
          </table:table-cell>
          <table:table-cell office:value-type="float" office:value="0.009985437" calcext:value-type="float">
            <text:p>0.00998543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884354" calcext:value-type="float">
            <text:p>0.243884354</text:p>
          </table:table-cell>
          <table:table-cell office:value-type="float" office:value="0.252677232" calcext:value-type="float">
            <text:p>0.252677232</text:p>
          </table:table-cell>
          <table:table-cell office:value-type="float" office:value="0.228501586" calcext:value-type="float">
            <text:p>0.228501586</text:p>
          </table:table-cell>
          <table:table-cell office:value-type="float" office:value="0.241687724" calcext:value-type="float">
            <text:p>0.241687724</text:p>
          </table:table-cell>
          <table:table-cell office:value-type="float" office:value="0.243884354" calcext:value-type="float">
            <text:p>0.243884354</text:p>
          </table:table-cell>
          <table:table-cell office:value-type="float" office:value="0.241687724" calcext:value-type="float">
            <text:p>0.241687724</text:p>
          </table:table-cell>
          <table:table-cell office:value-type="float" office:value="0.009991141" calcext:value-type="float">
            <text:p>0.00999114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456989" calcext:value-type="float">
            <text:p>0.243456989</text:p>
          </table:table-cell>
          <table:table-cell office:value-type="float" office:value="0.252381593" calcext:value-type="float">
            <text:p>0.252381593</text:p>
          </table:table-cell>
          <table:table-cell office:value-type="float" office:value="0.229130415" calcext:value-type="float">
            <text:p>0.229130415</text:p>
          </table:table-cell>
          <table:table-cell office:value-type="float" office:value="0.241656332" calcext:value-type="float">
            <text:p>0.241656332</text:p>
          </table:table-cell>
          <table:table-cell office:value-type="float" office:value="0.243456989" calcext:value-type="float">
            <text:p>0.243456989</text:p>
          </table:table-cell>
          <table:table-cell office:value-type="float" office:value="0.241656332" calcext:value-type="float">
            <text:p>0.241656332</text:p>
          </table:table-cell>
          <table:table-cell office:value-type="float" office:value="0.009577268" calcext:value-type="float">
            <text:p>0.00957726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06181" calcext:value-type="float">
            <text:p>0.24306181</text:p>
          </table:table-cell>
          <table:table-cell office:value-type="float" office:value="0.253110558" calcext:value-type="float">
            <text:p>0.253110558</text:p>
          </table:table-cell>
          <table:table-cell office:value-type="float" office:value="0.229929117" calcext:value-type="float">
            <text:p>0.229929117</text:p>
          </table:table-cell>
          <table:table-cell office:value-type="float" office:value="0.242033828" calcext:value-type="float">
            <text:p>0.242033828</text:p>
          </table:table-cell>
          <table:table-cell office:value-type="float" office:value="0.24306181" calcext:value-type="float">
            <text:p>0.24306181</text:p>
          </table:table-cell>
          <table:table-cell office:value-type="float" office:value="0.242033828" calcext:value-type="float">
            <text:p>0.242033828</text:p>
          </table:table-cell>
          <table:table-cell office:value-type="float" office:value="0.009491658" calcext:value-type="float">
            <text:p>0.00949165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2521792" calcext:value-type="float">
            <text:p>0.242521792</text:p>
          </table:table-cell>
          <table:table-cell office:value-type="float" office:value="0.25318566" calcext:value-type="float">
            <text:p>0.25318566</text:p>
          </table:table-cell>
          <table:table-cell office:value-type="float" office:value="0.230622915" calcext:value-type="float">
            <text:p>0.230622915</text:p>
          </table:table-cell>
          <table:table-cell office:value-type="float" office:value="0.242110122" calcext:value-type="float">
            <text:p>0.242110122</text:p>
          </table:table-cell>
          <table:table-cell office:value-type="float" office:value="0.242521792" calcext:value-type="float">
            <text:p>0.242521792</text:p>
          </table:table-cell>
          <table:table-cell office:value-type="float" office:value="0.242110122" calcext:value-type="float">
            <text:p>0.242110122</text:p>
          </table:table-cell>
          <table:table-cell office:value-type="float" office:value="0.009215801" calcext:value-type="float">
            <text:p>0.00921580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2279201" calcext:value-type="float">
            <text:p>0.242279201</text:p>
          </table:table-cell>
          <table:table-cell office:value-type="float" office:value="0.253166587" calcext:value-type="float">
            <text:p>0.253166587</text:p>
          </table:table-cell>
          <table:table-cell office:value-type="float" office:value="0.231630234" calcext:value-type="float">
            <text:p>0.231630234</text:p>
          </table:table-cell>
          <table:table-cell office:value-type="float" office:value="0.242358674" calcext:value-type="float">
            <text:p>0.242358674</text:p>
          </table:table-cell>
          <table:table-cell office:value-type="float" office:value="0.242279201" calcext:value-type="float">
            <text:p>0.242279201</text:p>
          </table:table-cell>
          <table:table-cell office:value-type="float" office:value="0.242358674" calcext:value-type="float">
            <text:p>0.242358674</text:p>
          </table:table-cell>
          <table:table-cell office:value-type="float" office:value="0.008792359" calcext:value-type="float">
            <text:p>0.00879235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1389899" calcext:value-type="float">
            <text:p>0.241389899</text:p>
          </table:table-cell>
          <table:table-cell office:value-type="float" office:value="0.252057344" calcext:value-type="float">
            <text:p>0.252057344</text:p>
          </table:table-cell>
          <table:table-cell office:value-type="float" office:value="0.232855705" calcext:value-type="float">
            <text:p>0.232855705</text:p>
          </table:table-cell>
          <table:table-cell office:value-type="float" office:value="0.242100983" calcext:value-type="float">
            <text:p>0.242100983</text:p>
          </table:table-cell>
          <table:table-cell office:value-type="float" office:value="0.241389899" calcext:value-type="float">
            <text:p>0.241389899</text:p>
          </table:table-cell>
          <table:table-cell office:value-type="float" office:value="0.242100983" calcext:value-type="float">
            <text:p>0.242100983</text:p>
          </table:table-cell>
          <table:table-cell office:value-type="float" office:value="0.007855145" calcext:value-type="float">
            <text:p>0.00785514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284399" calcext:value-type="float">
            <text:p>0.241284399</text:p>
          </table:table-cell>
          <table:table-cell office:value-type="float" office:value="0.252273709" calcext:value-type="float">
            <text:p>0.252273709</text:p>
          </table:table-cell>
          <table:table-cell office:value-type="float" office:value="0.232658414" calcext:value-type="float">
            <text:p>0.232658414</text:p>
          </table:table-cell>
          <table:table-cell office:value-type="float" office:value="0.242072174" calcext:value-type="float">
            <text:p>0.242072174</text:p>
          </table:table-cell>
          <table:table-cell office:value-type="float" office:value="0.241284399" calcext:value-type="float">
            <text:p>0.241284399</text:p>
          </table:table-cell>
          <table:table-cell office:value-type="float" office:value="0.242072174" calcext:value-type="float">
            <text:p>0.242072174</text:p>
          </table:table-cell>
          <table:table-cell office:value-type="float" office:value="0.008027261" calcext:value-type="float">
            <text:p>0.00802726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115718" calcext:value-type="float">
            <text:p>0.241115718</text:p>
          </table:table-cell>
          <table:table-cell office:value-type="float" office:value="0.252514512" calcext:value-type="float">
            <text:p>0.252514512</text:p>
          </table:table-cell>
          <table:table-cell office:value-type="float" office:value="0.232195286" calcext:value-type="float">
            <text:p>0.232195286</text:p>
          </table:table-cell>
          <table:table-cell office:value-type="float" office:value="0.241941838" calcext:value-type="float">
            <text:p>0.241941838</text:p>
          </table:table-cell>
          <table:table-cell office:value-type="float" office:value="0.241115718" calcext:value-type="float">
            <text:p>0.241115718</text:p>
          </table:table-cell>
          <table:table-cell office:value-type="float" office:value="0.241941838" calcext:value-type="float">
            <text:p>0.241941838</text:p>
          </table:table-cell>
          <table:table-cell office:value-type="float" office:value="0.008315832" calcext:value-type="float">
            <text:p>0.00831583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152997" calcext:value-type="float">
            <text:p>0.24152997</text:p>
          </table:table-cell>
          <table:table-cell office:value-type="float" office:value="0.252630145" calcext:value-type="float">
            <text:p>0.252630145</text:p>
          </table:table-cell>
          <table:table-cell office:value-type="float" office:value="0.231809048" calcext:value-type="float">
            <text:p>0.231809048</text:p>
          </table:table-cell>
          <table:table-cell office:value-type="float" office:value="0.241989721" calcext:value-type="float">
            <text:p>0.241989721</text:p>
          </table:table-cell>
          <table:table-cell office:value-type="float" office:value="0.24152997" calcext:value-type="float">
            <text:p>0.24152997</text:p>
          </table:table-cell>
          <table:table-cell office:value-type="float" office:value="0.241989721" calcext:value-type="float">
            <text:p>0.241989721</text:p>
          </table:table-cell>
          <table:table-cell office:value-type="float" office:value="0.008506392" calcext:value-type="float">
            <text:p>0.00850639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1503744" calcext:value-type="float">
            <text:p>0.241503744</text:p>
          </table:table-cell>
          <table:table-cell office:value-type="float" office:value="0.252668292" calcext:value-type="float">
            <text:p>0.252668292</text:p>
          </table:table-cell>
          <table:table-cell office:value-type="float" office:value="0.231930641" calcext:value-type="float">
            <text:p>0.231930641</text:p>
          </table:table-cell>
          <table:table-cell office:value-type="float" office:value="0.242034226" calcext:value-type="float">
            <text:p>0.242034226</text:p>
          </table:table-cell>
          <table:table-cell office:value-type="float" office:value="0.241503744" calcext:value-type="float">
            <text:p>0.241503744</text:p>
          </table:table-cell>
          <table:table-cell office:value-type="float" office:value="0.242034226" calcext:value-type="float">
            <text:p>0.242034226</text:p>
          </table:table-cell>
          <table:table-cell office:value-type="float" office:value="0.008474416" calcext:value-type="float">
            <text:p>0.0084744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1665273" calcext:value-type="float">
            <text:p>0.241665273</text:p>
          </table:table-cell>
          <table:table-cell office:value-type="float" office:value="0.253064663" calcext:value-type="float">
            <text:p>0.253064663</text:p>
          </table:table-cell>
          <table:table-cell office:value-type="float" office:value="0.231550363" calcext:value-type="float">
            <text:p>0.231550363</text:p>
          </table:table-cell>
          <table:table-cell office:value-type="float" office:value="0.242093433" calcext:value-type="float">
            <text:p>0.242093433</text:p>
          </table:table-cell>
          <table:table-cell office:value-type="float" office:value="0.241665273" calcext:value-type="float">
            <text:p>0.241665273</text:p>
          </table:table-cell>
          <table:table-cell office:value-type="float" office:value="0.242093433" calcext:value-type="float">
            <text:p>0.242093433</text:p>
          </table:table-cell>
          <table:table-cell office:value-type="float" office:value="0.008788392" calcext:value-type="float">
            <text:p>0.00878839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2008" calcext:value-type="float">
            <text:p>0.242008</text:p>
          </table:table-cell>
          <table:table-cell office:value-type="float" office:value="0.254657299" calcext:value-type="float">
            <text:p>0.254657299</text:p>
          </table:table-cell>
          <table:table-cell office:value-type="float" office:value="0.230336217" calcext:value-type="float">
            <text:p>0.230336217</text:p>
          </table:table-cell>
          <table:table-cell office:value-type="float" office:value="0.242333838" calcext:value-type="float">
            <text:p>0.242333838</text:p>
          </table:table-cell>
          <table:table-cell office:value-type="float" office:value="0.242008" calcext:value-type="float">
            <text:p>0.242008</text:p>
          </table:table-cell>
          <table:table-cell office:value-type="float" office:value="0.242333838" calcext:value-type="float">
            <text:p>0.242333838</text:p>
          </table:table-cell>
          <table:table-cell office:value-type="float" office:value="0.009931713" calcext:value-type="float">
            <text:p>0.00993171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278605" calcext:value-type="float">
            <text:p>0.242278605</text:p>
          </table:table-cell>
          <table:table-cell office:value-type="float" office:value="0.255234868" calcext:value-type="float">
            <text:p>0.255234868</text:p>
          </table:table-cell>
          <table:table-cell office:value-type="float" office:value="0.230003623" calcext:value-type="float">
            <text:p>0.230003623</text:p>
          </table:table-cell>
          <table:table-cell office:value-type="float" office:value="0.242505699" calcext:value-type="float">
            <text:p>0.242505699</text:p>
          </table:table-cell>
          <table:table-cell office:value-type="float" office:value="0.242278605" calcext:value-type="float">
            <text:p>0.242278605</text:p>
          </table:table-cell>
          <table:table-cell office:value-type="float" office:value="0.242505699" calcext:value-type="float">
            <text:p>0.242505699</text:p>
          </table:table-cell>
          <table:table-cell office:value-type="float" office:value="0.010301864" calcext:value-type="float">
            <text:p>0.01030186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1977005" calcext:value-type="float">
            <text:p>0.241977005</text:p>
          </table:table-cell>
          <table:table-cell office:value-type="float" office:value="0.255247981" calcext:value-type="float">
            <text:p>0.255247981</text:p>
          </table:table-cell>
          <table:table-cell office:value-type="float" office:value="0.230296282" calcext:value-type="float">
            <text:p>0.230296282</text:p>
          </table:table-cell>
          <table:table-cell office:value-type="float" office:value="0.242507089" calcext:value-type="float">
            <text:p>0.242507089</text:p>
          </table:table-cell>
          <table:table-cell office:value-type="float" office:value="0.241977005" calcext:value-type="float">
            <text:p>0.241977005</text:p>
          </table:table-cell>
          <table:table-cell office:value-type="float" office:value="0.242507089" calcext:value-type="float">
            <text:p>0.242507089</text:p>
          </table:table-cell>
          <table:table-cell office:value-type="float" office:value="0.010193382" calcext:value-type="float">
            <text:p>0.01019338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2400794" calcext:value-type="float">
            <text:p>0.242400794</text:p>
          </table:table-cell>
          <table:table-cell office:value-type="float" office:value="0.255277783" calcext:value-type="float">
            <text:p>0.255277783</text:p>
          </table:table-cell>
          <table:table-cell office:value-type="float" office:value="0.229766396" calcext:value-type="float">
            <text:p>0.229766396</text:p>
          </table:table-cell>
          <table:table-cell office:value-type="float" office:value="0.242481658" calcext:value-type="float">
            <text:p>0.242481658</text:p>
          </table:table-cell>
          <table:table-cell office:value-type="float" office:value="0.242400794" calcext:value-type="float">
            <text:p>0.242400794</text:p>
          </table:table-cell>
          <table:table-cell office:value-type="float" office:value="0.242481658" calcext:value-type="float">
            <text:p>0.242481658</text:p>
          </table:table-cell>
          <table:table-cell office:value-type="float" office:value="0.010415137" calcext:value-type="float">
            <text:p>0.01041513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2394834" calcext:value-type="float">
            <text:p>0.242394834</text:p>
          </table:table-cell>
          <table:table-cell office:value-type="float" office:value="0.255234868" calcext:value-type="float">
            <text:p>0.255234868</text:p>
          </table:table-cell>
          <table:table-cell office:value-type="float" office:value="0.229154256" calcext:value-type="float">
            <text:p>0.229154256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42394834" calcext:value-type="float">
            <text:p>0.242394834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010647784" calcext:value-type="float">
            <text:p>0.01064778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303618" calcext:value-type="float">
            <text:p>0.24303618</text:p>
          </table:table-cell>
          <table:table-cell office:value-type="float" office:value="0.255072743" calcext:value-type="float">
            <text:p>0.255072743</text:p>
          </table:table-cell>
          <table:table-cell office:value-type="float" office:value="0.228473571" calcext:value-type="float">
            <text:p>0.228473571</text:p>
          </table:table-cell>
          <table:table-cell office:value-type="float" office:value="0.242194165" calcext:value-type="float">
            <text:p>0.242194165</text:p>
          </table:table-cell>
          <table:table-cell office:value-type="float" office:value="0.24303618" calcext:value-type="float">
            <text:p>0.24303618</text:p>
          </table:table-cell>
          <table:table-cell office:value-type="float" office:value="0.242194165" calcext:value-type="float">
            <text:p>0.242194165</text:p>
          </table:table-cell>
          <table:table-cell office:value-type="float" office:value="0.010875377" calcext:value-type="float">
            <text:p>0.01087537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2903262" calcext:value-type="float">
            <text:p>0.242903262</text:p>
          </table:table-cell>
          <table:table-cell office:value-type="float" office:value="0.254455835" calcext:value-type="float">
            <text:p>0.254455835</text:p>
          </table:table-cell>
          <table:table-cell office:value-type="float" office:value="0.228572515" calcext:value-type="float">
            <text:p>0.228572515</text:p>
          </table:table-cell>
          <table:table-cell office:value-type="float" office:value="0.241977204" calcext:value-type="float">
            <text:p>0.241977204</text:p>
          </table:table-cell>
          <table:table-cell office:value-type="float" office:value="0.242903262" calcext:value-type="float">
            <text:p>0.242903262</text:p>
          </table:table-cell>
          <table:table-cell office:value-type="float" office:value="0.241977204" calcext:value-type="float">
            <text:p>0.241977204</text:p>
          </table:table-cell>
          <table:table-cell office:value-type="float" office:value="0.010587091" calcext:value-type="float">
            <text:p>0.01058709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139296" calcext:value-type="float">
            <text:p>0.243139296</text:p>
          </table:table-cell>
          <table:table-cell office:value-type="float" office:value="0.254488022" calcext:value-type="float">
            <text:p>0.254488022</text:p>
          </table:table-cell>
          <table:table-cell office:value-type="float" office:value="0.228464631" calcext:value-type="float">
            <text:p>0.228464631</text:p>
          </table:table-cell>
          <table:table-cell office:value-type="float" office:value="0.242030649" calcext:value-type="float">
            <text:p>0.242030649</text:p>
          </table:table-cell>
          <table:table-cell office:value-type="float" office:value="0.243139296" calcext:value-type="float">
            <text:p>0.243139296</text:p>
          </table:table-cell>
          <table:table-cell office:value-type="float" office:value="0.242030649" calcext:value-type="float">
            <text:p>0.242030649</text:p>
          </table:table-cell>
          <table:table-cell office:value-type="float" office:value="0.010652888" calcext:value-type="float">
            <text:p>0.010652888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531495" calcext:value-type="float">
            <text:p>0.243531495</text:p>
          </table:table-cell>
          <table:table-cell office:value-type="float" office:value="0.254010588" calcext:value-type="float">
            <text:p>0.254010588</text:p>
          </table:table-cell>
          <table:table-cell office:value-type="float" office:value="0.228062299" calcext:value-type="float">
            <text:p>0.228062299</text:p>
          </table:table-cell>
          <table:table-cell office:value-type="float" office:value="0.241868127" calcext:value-type="float">
            <text:p>0.241868127</text:p>
          </table:table-cell>
          <table:table-cell office:value-type="float" office:value="0.243531495" calcext:value-type="float">
            <text:p>0.243531495</text:p>
          </table:table-cell>
          <table:table-cell office:value-type="float" office:value="0.241868127" calcext:value-type="float">
            <text:p>0.241868127</text:p>
          </table:table-cell>
          <table:table-cell office:value-type="float" office:value="0.01065844" calcext:value-type="float">
            <text:p>0.0106584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3623882" calcext:value-type="float">
            <text:p>0.243623882</text:p>
          </table:table-cell>
          <table:table-cell office:value-type="float" office:value="0.253869325" calcext:value-type="float">
            <text:p>0.253869325</text:p>
          </table:table-cell>
          <table:table-cell office:value-type="float" office:value="0.228130249" calcext:value-type="float">
            <text:p>0.228130249</text:p>
          </table:table-cell>
          <table:table-cell office:value-type="float" office:value="0.241874485" calcext:value-type="float">
            <text:p>0.241874485</text:p>
          </table:table-cell>
          <table:table-cell office:value-type="float" office:value="0.243623882" calcext:value-type="float">
            <text:p>0.243623882</text:p>
          </table:table-cell>
          <table:table-cell office:value-type="float" office:value="0.241874485" calcext:value-type="float">
            <text:p>0.241874485</text:p>
          </table:table-cell>
          <table:table-cell office:value-type="float" office:value="0.010580495" calcext:value-type="float">
            <text:p>0.01058049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4055419" calcext:value-type="float">
            <text:p>0.244055419</text:p>
          </table:table-cell>
          <table:table-cell office:value-type="float" office:value="0.252616436" calcext:value-type="float">
            <text:p>0.252616436</text:p>
          </table:table-cell>
          <table:table-cell office:value-type="float" office:value="0.228188065" calcext:value-type="float">
            <text:p>0.228188065</text:p>
          </table:table-cell>
          <table:table-cell office:value-type="float" office:value="0.241619973" calcext:value-type="float">
            <text:p>0.241619973</text:p>
          </table:table-cell>
          <table:table-cell office:value-type="float" office:value="0.244055419" calcext:value-type="float">
            <text:p>0.244055419</text:p>
          </table:table-cell>
          <table:table-cell office:value-type="float" office:value="0.241619973" calcext:value-type="float">
            <text:p>0.241619973</text:p>
          </table:table-cell>
          <table:table-cell office:value-type="float" office:value="0.010120437" calcext:value-type="float">
            <text:p>0.01012043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3777662" calcext:value-type="float">
            <text:p>0.243777662</text:p>
          </table:table-cell>
          <table:table-cell office:value-type="float" office:value="0.252376825" calcext:value-type="float">
            <text:p>0.252376825</text:p>
          </table:table-cell>
          <table:table-cell office:value-type="float" office:value="0.228245286" calcext:value-type="float">
            <text:p>0.228245286</text:p>
          </table:table-cell>
          <table:table-cell office:value-type="float" office:value="0.241466591" calcext:value-type="float">
            <text:p>0.241466591</text:p>
          </table:table-cell>
          <table:table-cell office:value-type="float" office:value="0.243777662" calcext:value-type="float">
            <text:p>0.243777662</text:p>
          </table:table-cell>
          <table:table-cell office:value-type="float" office:value="0.241466591" calcext:value-type="float">
            <text:p>0.241466591</text:p>
          </table:table-cell>
          <table:table-cell office:value-type="float" office:value="0.009986277" calcext:value-type="float">
            <text:p>0.00998627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870049" calcext:value-type="float">
            <text:p>0.243870049</text:p>
          </table:table-cell>
          <table:table-cell office:value-type="float" office:value="0.252440006" calcext:value-type="float">
            <text:p>0.252440006</text:p>
          </table:table-cell>
          <table:table-cell office:value-type="float" office:value="0.228127864" calcext:value-type="float">
            <text:p>0.228127864</text:p>
          </table:table-cell>
          <table:table-cell office:value-type="float" office:value="0.241479306" calcext:value-type="float">
            <text:p>0.241479306</text:p>
          </table:table-cell>
          <table:table-cell office:value-type="float" office:value="0.243870049" calcext:value-type="float">
            <text:p>0.243870049</text:p>
          </table:table-cell>
          <table:table-cell office:value-type="float" office:value="0.241479306" calcext:value-type="float">
            <text:p>0.241479306</text:p>
          </table:table-cell>
          <table:table-cell office:value-type="float" office:value="0.010068326" calcext:value-type="float">
            <text:p>0.010068326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703752" calcext:value-type="float">
            <text:p>0.243703752</text:p>
          </table:table-cell>
          <table:table-cell office:value-type="float" office:value="0.252472192" calcext:value-type="float">
            <text:p>0.252472192</text:p>
          </table:table-cell>
          <table:table-cell office:value-type="float" office:value="0.22871199" calcext:value-type="float">
            <text:p>0.22871199</text:p>
          </table:table-cell>
          <table:table-cell office:value-type="float" office:value="0.241629311" calcext:value-type="float">
            <text:p>0.241629311</text:p>
          </table:table-cell>
          <table:table-cell office:value-type="float" office:value="0.243703752" calcext:value-type="float">
            <text:p>0.243703752</text:p>
          </table:table-cell>
          <table:table-cell office:value-type="float" office:value="0.241629311" calcext:value-type="float">
            <text:p>0.241629311</text:p>
          </table:table-cell>
          <table:table-cell office:value-type="float" office:value="0.009810344" calcext:value-type="float">
            <text:p>0.00981034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534475" calcext:value-type="float">
            <text:p>0.243534475</text:p>
          </table:table-cell>
          <table:table-cell office:value-type="float" office:value="0.25219205" calcext:value-type="float">
            <text:p>0.25219205</text:p>
          </table:table-cell>
          <table:table-cell office:value-type="float" office:value="0.228842524" calcext:value-type="float">
            <text:p>0.228842524</text:p>
          </table:table-cell>
          <table:table-cell office:value-type="float" office:value="0.241523016" calcext:value-type="float">
            <text:p>0.241523016</text:p>
          </table:table-cell>
          <table:table-cell office:value-type="float" office:value="0.243534475" calcext:value-type="float">
            <text:p>0.243534475</text:p>
          </table:table-cell>
          <table:table-cell office:value-type="float" office:value="0.241523016" calcext:value-type="float">
            <text:p>0.241523016</text:p>
          </table:table-cell>
          <table:table-cell office:value-type="float" office:value="0.009637931" calcext:value-type="float">
            <text:p>0.00963793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01934" calcext:value-type="float">
            <text:p>0.242801934</text:p>
          </table:table-cell>
          <table:table-cell office:value-type="float" office:value="0.252985984" calcext:value-type="float">
            <text:p>0.252985984</text:p>
          </table:table-cell>
          <table:table-cell office:value-type="float" office:value="0.229207305" calcext:value-type="float">
            <text:p>0.229207305</text:p>
          </table:table-cell>
          <table:table-cell office:value-type="float" office:value="0.241665074" calcext:value-type="float">
            <text:p>0.241665074</text:p>
          </table:table-cell>
          <table:table-cell office:value-type="float" office:value="0.242801934" calcext:value-type="float">
            <text:p>0.242801934</text:p>
          </table:table-cell>
          <table:table-cell office:value-type="float" office:value="0.241665074" calcext:value-type="float">
            <text:p>0.241665074</text:p>
          </table:table-cell>
          <table:table-cell office:value-type="float" office:value="0.009740833" calcext:value-type="float">
            <text:p>0.00974083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2883592" calcext:value-type="float">
            <text:p>0.242883592</text:p>
          </table:table-cell>
          <table:table-cell office:value-type="float" office:value="0.253348381" calcext:value-type="float">
            <text:p>0.253348381</text:p>
          </table:table-cell>
          <table:table-cell office:value-type="float" office:value="0.229803351" calcext:value-type="float">
            <text:p>0.229803351</text:p>
          </table:table-cell>
          <table:table-cell office:value-type="float" office:value="0.242011775" calcext:value-type="float">
            <text:p>0.242011775</text:p>
          </table:table-cell>
          <table:table-cell office:value-type="float" office:value="0.242883592" calcext:value-type="float">
            <text:p>0.242883592</text:p>
          </table:table-cell>
          <table:table-cell office:value-type="float" office:value="0.242011775" calcext:value-type="float">
            <text:p>0.242011775</text:p>
          </table:table-cell>
          <table:table-cell office:value-type="float" office:value="0.009631966" calcext:value-type="float">
            <text:p>0.00963196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820411" calcext:value-type="float">
            <text:p>0.242820411</text:p>
          </table:table-cell>
          <table:table-cell office:value-type="float" office:value="0.253533751" calcext:value-type="float">
            <text:p>0.253533751</text:p>
          </table:table-cell>
          <table:table-cell office:value-type="float" office:value="0.230276612" calcext:value-type="float">
            <text:p>0.230276612</text:p>
          </table:table-cell>
          <table:table-cell office:value-type="float" office:value="0.242210258" calcext:value-type="float">
            <text:p>0.242210258</text:p>
          </table:table-cell>
          <table:table-cell office:value-type="float" office:value="0.242820411" calcext:value-type="float">
            <text:p>0.242820411</text:p>
          </table:table-cell>
          <table:table-cell office:value-type="float" office:value="0.242210258" calcext:value-type="float">
            <text:p>0.242210258</text:p>
          </table:table-cell>
          <table:table-cell office:value-type="float" office:value="0.009504485" calcext:value-type="float">
            <text:p>0.00950448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907864" calcext:value-type="float">
            <text:p>0.241907864</text:p>
          </table:table-cell>
          <table:table-cell office:value-type="float" office:value="0.253613025" calcext:value-type="float">
            <text:p>0.253613025</text:p>
          </table:table-cell>
          <table:table-cell office:value-type="float" office:value="0.232384233" calcext:value-type="float">
            <text:p>0.232384233</text:p>
          </table:table-cell>
          <table:table-cell office:value-type="float" office:value="0.242635041" calcext:value-type="float">
            <text:p>0.242635041</text:p>
          </table:table-cell>
          <table:table-cell office:value-type="float" office:value="0.241907864" calcext:value-type="float">
            <text:p>0.241907864</text:p>
          </table:table-cell>
          <table:table-cell office:value-type="float" office:value="0.242635041" calcext:value-type="float">
            <text:p>0.242635041</text:p>
          </table:table-cell>
          <table:table-cell office:value-type="float" office:value="0.008681859" calcext:value-type="float">
            <text:p>0.00868185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566925" calcext:value-type="float">
            <text:p>0.241566925</text:p>
          </table:table-cell>
          <table:table-cell office:value-type="float" office:value="0.252766043" calcext:value-type="float">
            <text:p>0.252766043</text:p>
          </table:table-cell>
          <table:table-cell office:value-type="float" office:value="0.232385425" calcext:value-type="float">
            <text:p>0.232385425</text:p>
          </table:table-cell>
          <table:table-cell office:value-type="float" office:value="0.242239464" calcext:value-type="float">
            <text:p>0.242239464</text:p>
          </table:table-cell>
          <table:table-cell office:value-type="float" office:value="0.241566925" calcext:value-type="float">
            <text:p>0.241566925</text:p>
          </table:table-cell>
          <table:table-cell office:value-type="float" office:value="0.242239464" calcext:value-type="float">
            <text:p>0.242239464</text:p>
          </table:table-cell>
          <table:table-cell office:value-type="float" office:value="0.008333932" calcext:value-type="float">
            <text:p>0.00833393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32493" calcext:value-type="float">
            <text:p>0.24132493</text:p>
          </table:table-cell>
          <table:table-cell office:value-type="float" office:value="0.252597362" calcext:value-type="float">
            <text:p>0.252597362</text:p>
          </table:table-cell>
          <table:table-cell office:value-type="float" office:value="0.232782392" calcext:value-type="float">
            <text:p>0.232782392</text:p>
          </table:table-cell>
          <table:table-cell office:value-type="float" office:value="0.242234895" calcext:value-type="float">
            <text:p>0.242234895</text:p>
          </table:table-cell>
          <table:table-cell office:value-type="float" office:value="0.24132493" calcext:value-type="float">
            <text:p>0.24132493</text:p>
          </table:table-cell>
          <table:table-cell office:value-type="float" office:value="0.242234895" calcext:value-type="float">
            <text:p>0.242234895</text:p>
          </table:table-cell>
          <table:table-cell office:value-type="float" office:value="0.008114978" calcext:value-type="float">
            <text:p>0.00811497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459637" calcext:value-type="float">
            <text:p>0.241459637</text:p>
          </table:table-cell>
          <table:table-cell office:value-type="float" office:value="0.252965123" calcext:value-type="float">
            <text:p>0.252965123</text:p>
          </table:table-cell>
          <table:table-cell office:value-type="float" office:value="0.232397942" calcext:value-type="float">
            <text:p>0.232397942</text:p>
          </table:table-cell>
          <table:table-cell office:value-type="float" office:value="0.242274234" calcext:value-type="float">
            <text:p>0.242274234</text:p>
          </table:table-cell>
          <table:table-cell office:value-type="float" office:value="0.241459637" calcext:value-type="float">
            <text:p>0.241459637</text:p>
          </table:table-cell>
          <table:table-cell office:value-type="float" office:value="0.242274234" calcext:value-type="float">
            <text:p>0.242274234</text:p>
          </table:table-cell>
          <table:table-cell office:value-type="float" office:value="0.008416251" calcext:value-type="float">
            <text:p>0.00841625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237312" calcext:value-type="float">
            <text:p>0.241237312</text:p>
          </table:table-cell>
          <table:table-cell office:value-type="float" office:value="0.253642828" calcext:value-type="float">
            <text:p>0.253642828</text:p>
          </table:table-cell>
          <table:table-cell office:value-type="float" office:value="0.232173828" calcext:value-type="float">
            <text:p>0.232173828</text:p>
          </table:table-cell>
          <table:table-cell office:value-type="float" office:value="0.242351322" calcext:value-type="float">
            <text:p>0.242351322</text:p>
          </table:table-cell>
          <table:table-cell office:value-type="float" office:value="0.241237312" calcext:value-type="float">
            <text:p>0.241237312</text:p>
          </table:table-cell>
          <table:table-cell office:value-type="float" office:value="0.242351322" calcext:value-type="float">
            <text:p>0.242351322</text:p>
          </table:table-cell>
          <table:table-cell office:value-type="float" office:value="0.00880001" calcext:value-type="float">
            <text:p>0.0088000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677194" calcext:value-type="float">
            <text:p>0.241677194</text:p>
          </table:table-cell>
          <table:table-cell office:value-type="float" office:value="0.254459411" calcext:value-type="float">
            <text:p>0.254459411</text:p>
          </table:table-cell>
          <table:table-cell office:value-type="float" office:value="0.230761198" calcext:value-type="float">
            <text:p>0.230761198</text:p>
          </table:table-cell>
          <table:table-cell office:value-type="float" office:value="0.242299268" calcext:value-type="float">
            <text:p>0.242299268</text:p>
          </table:table-cell>
          <table:table-cell office:value-type="float" office:value="0.241677194" calcext:value-type="float">
            <text:p>0.241677194</text:p>
          </table:table-cell>
          <table:table-cell office:value-type="float" office:value="0.242299268" calcext:value-type="float">
            <text:p>0.242299268</text:p>
          </table:table-cell>
          <table:table-cell office:value-type="float" office:value="0.00968475" calcext:value-type="float">
            <text:p>0.0096847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881042" calcext:value-type="float">
            <text:p>0.241881042</text:p>
          </table:table-cell>
          <table:table-cell office:value-type="float" office:value="0.255289108" calcext:value-type="float">
            <text:p>0.255289108</text:p>
          </table:table-cell>
          <table:table-cell office:value-type="float" office:value="0.229439763" calcext:value-type="float">
            <text:p>0.229439763</text:p>
          </table:table-cell>
          <table:table-cell office:value-type="float" office:value="0.242203304" calcext:value-type="float">
            <text:p>0.242203304</text:p>
          </table:table-cell>
          <table:table-cell office:value-type="float" office:value="0.241881042" calcext:value-type="float">
            <text:p>0.241881042</text:p>
          </table:table-cell>
          <table:table-cell office:value-type="float" office:value="0.242203304" calcext:value-type="float">
            <text:p>0.242203304</text:p>
          </table:table-cell>
          <table:table-cell office:value-type="float" office:value="0.010555411" calcext:value-type="float">
            <text:p>0.01055541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602258" calcext:value-type="float">
            <text:p>0.242602258</text:p>
          </table:table-cell>
          <table:table-cell office:value-type="float" office:value="0.254716904" calcext:value-type="float">
            <text:p>0.254716904</text:p>
          </table:table-cell>
          <table:table-cell office:value-type="float" office:value="0.228813914" calcext:value-type="float">
            <text:p>0.228813914</text:p>
          </table:table-cell>
          <table:table-cell office:value-type="float" office:value="0.242044358" calcext:value-type="float">
            <text:p>0.242044358</text:p>
          </table:table-cell>
          <table:table-cell office:value-type="float" office:value="0.242602258" calcext:value-type="float">
            <text:p>0.242602258</text:p>
          </table:table-cell>
          <table:table-cell office:value-type="float" office:value="0.242044358" calcext:value-type="float">
            <text:p>0.242044358</text:p>
          </table:table-cell>
          <table:table-cell office:value-type="float" office:value="0.010582207" calcext:value-type="float">
            <text:p>0.01058220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220358" calcext:value-type="float">
            <text:p>0.243220358</text:p>
          </table:table-cell>
          <table:table-cell office:value-type="float" office:value="0.253711969" calcext:value-type="float">
            <text:p>0.253711969</text:p>
          </table:table-cell>
          <table:table-cell office:value-type="float" office:value="0.228220848" calcext:value-type="float">
            <text:p>0.228220848</text:p>
          </table:table-cell>
          <table:table-cell office:value-type="float" office:value="0.241717725" calcext:value-type="float">
            <text:p>0.241717725</text:p>
          </table:table-cell>
          <table:table-cell office:value-type="float" office:value="0.243220358" calcext:value-type="float">
            <text:p>0.243220358</text:p>
          </table:table-cell>
          <table:table-cell office:value-type="float" office:value="0.241717725" calcext:value-type="float">
            <text:p>0.241717725</text:p>
          </table:table-cell>
          <table:table-cell office:value-type="float" office:value="0.010460808" calcext:value-type="float">
            <text:p>0.01046080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3715077" calcext:value-type="float">
            <text:p>0.243715077</text:p>
          </table:table-cell>
          <table:table-cell office:value-type="float" office:value="0.252524644" calcext:value-type="float">
            <text:p>0.252524644</text:p>
          </table:table-cell>
          <table:table-cell office:value-type="float" office:value="0.228950409" calcext:value-type="float">
            <text:p>0.228950409</text:p>
          </table:table-cell>
          <table:table-cell office:value-type="float" office:value="0.241730043" calcext:value-type="float">
            <text:p>0.241730043</text:p>
          </table:table-cell>
          <table:table-cell office:value-type="float" office:value="0.243715077" calcext:value-type="float">
            <text:p>0.243715077</text:p>
          </table:table-cell>
          <table:table-cell office:value-type="float" office:value="0.241730043" calcext:value-type="float">
            <text:p>0.241730043</text:p>
          </table:table-cell>
          <table:table-cell office:value-type="float" office:value="0.009725959" calcext:value-type="float">
            <text:p>0.00972595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32493" calcext:value-type="float">
            <text:p>0.24132493</text:p>
          </table:table-cell>
          <table:table-cell office:value-type="float" office:value="0.252702266" calcext:value-type="float">
            <text:p>0.252702266</text:p>
          </table:table-cell>
          <table:table-cell office:value-type="float" office:value="0.232444433" calcext:value-type="float">
            <text:p>0.232444433</text:p>
          </table:table-cell>
          <table:table-cell office:value-type="float" office:value="0.24215721" calcext:value-type="float">
            <text:p>0.24215721</text:p>
          </table:table-cell>
          <table:table-cell office:value-type="float" office:value="0.24132493" calcext:value-type="float">
            <text:p>0.24132493</text:p>
          </table:table-cell>
          <table:table-cell office:value-type="float" office:value="0.24215721" calcext:value-type="float">
            <text:p>0.24215721</text:p>
          </table:table-cell>
          <table:table-cell office:value-type="float" office:value="0.008291139" calcext:value-type="float">
            <text:p>0.00829113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0986972" calcext:value-type="float">
            <text:p>0.240986972</text:p>
          </table:table-cell>
          <table:table-cell office:value-type="float" office:value="0.252418548" calcext:value-type="float">
            <text:p>0.252418548</text:p>
          </table:table-cell>
          <table:table-cell office:value-type="float" office:value="0.232637552" calcext:value-type="float">
            <text:p>0.232637552</text:p>
          </table:table-cell>
          <table:table-cell office:value-type="float" office:value="0.242014357" calcext:value-type="float">
            <text:p>0.242014357</text:p>
          </table:table-cell>
          <table:table-cell office:value-type="float" office:value="0.240986972" calcext:value-type="float">
            <text:p>0.240986972</text:p>
          </table:table-cell>
          <table:table-cell office:value-type="float" office:value="0.242014357" calcext:value-type="float">
            <text:p>0.242014357</text:p>
          </table:table-cell>
          <table:table-cell office:value-type="float" office:value="0.008108168" calcext:value-type="float">
            <text:p>0.00810816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1115122" calcext:value-type="float">
            <text:p>0.241115122</text:p>
          </table:table-cell>
          <table:table-cell office:value-type="float" office:value="0.253102214" calcext:value-type="float">
            <text:p>0.253102214</text:p>
          </table:table-cell>
          <table:table-cell office:value-type="float" office:value="0.231906799" calcext:value-type="float">
            <text:p>0.231906799</text:p>
          </table:table-cell>
          <table:table-cell office:value-type="float" office:value="0.242041378" calcext:value-type="float">
            <text:p>0.242041378</text:p>
          </table:table-cell>
          <table:table-cell office:value-type="float" office:value="0.241115122" calcext:value-type="float">
            <text:p>0.241115122</text:p>
          </table:table-cell>
          <table:table-cell office:value-type="float" office:value="0.242041378" calcext:value-type="float">
            <text:p>0.242041378</text:p>
          </table:table-cell>
          <table:table-cell office:value-type="float" office:value="0.008677744" calcext:value-type="float">
            <text:p>0.00867774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1441159" calcext:value-type="float">
            <text:p>0.241441159</text:p>
          </table:table-cell>
          <table:table-cell office:value-type="float" office:value="0.254014165" calcext:value-type="float">
            <text:p>0.254014165</text:p>
          </table:table-cell>
          <table:table-cell office:value-type="float" office:value="0.231503872" calcext:value-type="float">
            <text:p>0.231503872</text:p>
          </table:table-cell>
          <table:table-cell office:value-type="float" office:value="0.242319732" calcext:value-type="float">
            <text:p>0.242319732</text:p>
          </table:table-cell>
          <table:table-cell office:value-type="float" office:value="0.241441159" calcext:value-type="float">
            <text:p>0.241441159</text:p>
          </table:table-cell>
          <table:table-cell office:value-type="float" office:value="0.242319732" calcext:value-type="float">
            <text:p>0.242319732</text:p>
          </table:table-cell>
          <table:table-cell office:value-type="float" office:value="0.009210763" calcext:value-type="float">
            <text:p>0.00921076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1491227" calcext:value-type="float">
            <text:p>0.241491227</text:p>
          </table:table-cell>
          <table:table-cell office:value-type="float" office:value="0.254483253" calcext:value-type="float">
            <text:p>0.254483253</text:p>
          </table:table-cell>
          <table:table-cell office:value-type="float" office:value="0.230644969" calcext:value-type="float">
            <text:p>0.230644969</text:p>
          </table:table-cell>
          <table:table-cell office:value-type="float" office:value="0.242206483" calcext:value-type="float">
            <text:p>0.242206483</text:p>
          </table:table-cell>
          <table:table-cell office:value-type="float" office:value="0.241491227" calcext:value-type="float">
            <text:p>0.241491227</text:p>
          </table:table-cell>
          <table:table-cell office:value-type="float" office:value="0.242206483" calcext:value-type="float">
            <text:p>0.242206483</text:p>
          </table:table-cell>
          <table:table-cell office:value-type="float" office:value="0.009745072" calcext:value-type="float">
            <text:p>0.00974507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01098" calcext:value-type="float">
            <text:p>0.24201098</text:p>
          </table:table-cell>
          <table:table-cell office:value-type="float" office:value="0.254852206" calcext:value-type="float">
            <text:p>0.254852206</text:p>
          </table:table-cell>
          <table:table-cell office:value-type="float" office:value="0.230155615" calcext:value-type="float">
            <text:p>0.230155615</text:p>
          </table:table-cell>
          <table:table-cell office:value-type="float" office:value="0.2423396" calcext:value-type="float">
            <text:p>0.2423396</text:p>
          </table:table-cell>
          <table:table-cell office:value-type="float" office:value="0.24201098" calcext:value-type="float">
            <text:p>0.24201098</text:p>
          </table:table-cell>
          <table:table-cell office:value-type="float" office:value="0.2423396" calcext:value-type="float">
            <text:p>0.2423396</text:p>
          </table:table-cell>
          <table:table-cell office:value-type="float" office:value="0.010085019" calcext:value-type="float">
            <text:p>0.01008501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310791" calcext:value-type="float">
            <text:p>0.242310791</text:p>
          </table:table-cell>
          <table:table-cell office:value-type="float" office:value="0.255532295" calcext:value-type="float">
            <text:p>0.255532295</text:p>
          </table:table-cell>
          <table:table-cell office:value-type="float" office:value="0.229152468" calcext:value-type="float">
            <text:p>0.229152468</text:p>
          </table:table-cell>
          <table:table-cell office:value-type="float" office:value="0.242331852" calcext:value-type="float">
            <text:p>0.242331852</text:p>
          </table:table-cell>
          <table:table-cell office:value-type="float" office:value="0.242310791" calcext:value-type="float">
            <text:p>0.242310791</text:p>
          </table:table-cell>
          <table:table-cell office:value-type="float" office:value="0.242331852" calcext:value-type="float">
            <text:p>0.242331852</text:p>
          </table:table-cell>
          <table:table-cell office:value-type="float" office:value="0.01076953" calcext:value-type="float">
            <text:p>0.0107695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583781" calcext:value-type="float">
            <text:p>0.242583781</text:p>
          </table:table-cell>
          <table:table-cell office:value-type="float" office:value="0.254647762" calcext:value-type="float">
            <text:p>0.254647762</text:p>
          </table:table-cell>
          <table:table-cell office:value-type="float" office:value="0.228773383" calcext:value-type="float">
            <text:p>0.228773383</text:p>
          </table:table-cell>
          <table:table-cell office:value-type="float" office:value="0.242001642" calcext:value-type="float">
            <text:p>0.242001642</text:p>
          </table:table-cell>
          <table:table-cell office:value-type="float" office:value="0.242583781" calcext:value-type="float">
            <text:p>0.242583781</text:p>
          </table:table-cell>
          <table:table-cell office:value-type="float" office:value="0.242001642" calcext:value-type="float">
            <text:p>0.242001642</text:p>
          </table:table-cell>
          <table:table-cell office:value-type="float" office:value="0.010571189" calcext:value-type="float">
            <text:p>0.01057118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2704182" calcext:value-type="float">
            <text:p>0.242704182</text:p>
          </table:table-cell>
          <table:table-cell office:value-type="float" office:value="0.254289538" calcext:value-type="float">
            <text:p>0.254289538</text:p>
          </table:table-cell>
          <table:table-cell office:value-type="float" office:value="0.228517083" calcext:value-type="float">
            <text:p>0.228517083</text:p>
          </table:table-cell>
          <table:table-cell office:value-type="float" office:value="0.241836934" calcext:value-type="float">
            <text:p>0.241836934</text:p>
          </table:table-cell>
          <table:table-cell office:value-type="float" office:value="0.242704182" calcext:value-type="float">
            <text:p>0.242704182</text:p>
          </table:table-cell>
          <table:table-cell office:value-type="float" office:value="0.241836934" calcext:value-type="float">
            <text:p>0.241836934</text:p>
          </table:table-cell>
          <table:table-cell office:value-type="float" office:value="0.010539417" calcext:value-type="float">
            <text:p>0.01053941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4098335" calcext:value-type="float">
            <text:p>0.244098335</text:p>
          </table:table-cell>
          <table:table-cell office:value-type="float" office:value="0.25223437" calcext:value-type="float">
            <text:p>0.25223437</text:p>
          </table:table-cell>
          <table:table-cell office:value-type="float" office:value="0.227810172" calcext:value-type="float">
            <text:p>0.227810172</text:p>
          </table:table-cell>
          <table:table-cell office:value-type="float" office:value="0.241380959" calcext:value-type="float">
            <text:p>0.241380959</text:p>
          </table:table-cell>
          <table:table-cell office:value-type="float" office:value="0.244098335" calcext:value-type="float">
            <text:p>0.244098335</text:p>
          </table:table-cell>
          <table:table-cell office:value-type="float" office:value="0.241380959" calcext:value-type="float">
            <text:p>0.241380959</text:p>
          </table:table-cell>
          <table:table-cell office:value-type="float" office:value="0.010154587" calcext:value-type="float">
            <text:p>0.01015458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3704348" calcext:value-type="float">
            <text:p>0.243704348</text:p>
          </table:table-cell>
          <table:table-cell office:value-type="float" office:value="0.252088338" calcext:value-type="float">
            <text:p>0.252088338</text:p>
          </table:table-cell>
          <table:table-cell office:value-type="float" office:value="0.228457478" calcext:value-type="float">
            <text:p>0.228457478</text:p>
          </table:table-cell>
          <table:table-cell office:value-type="float" office:value="0.241416722" calcext:value-type="float">
            <text:p>0.241416722</text:p>
          </table:table-cell>
          <table:table-cell office:value-type="float" office:value="0.243704348" calcext:value-type="float">
            <text:p>0.243704348</text:p>
          </table:table-cell>
          <table:table-cell office:value-type="float" office:value="0.241416722" calcext:value-type="float">
            <text:p>0.241416722</text:p>
          </table:table-cell>
          <table:table-cell office:value-type="float" office:value="0.009781933" calcext:value-type="float">
            <text:p>0.00978193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610173" calcext:value-type="float">
            <text:p>0.243610173</text:p>
          </table:table-cell>
          <table:table-cell office:value-type="float" office:value="0.251859457" calcext:value-type="float">
            <text:p>0.251859457</text:p>
          </table:table-cell>
          <table:table-cell office:value-type="float" office:value="0.228591589" calcext:value-type="float">
            <text:p>0.228591589</text:p>
          </table:table-cell>
          <table:table-cell office:value-type="float" office:value="0.241353739" calcext:value-type="float">
            <text:p>0.241353739</text:p>
          </table:table-cell>
          <table:table-cell office:value-type="float" office:value="0.243610173" calcext:value-type="float">
            <text:p>0.243610173</text:p>
          </table:table-cell>
          <table:table-cell office:value-type="float" office:value="0.241353739" calcext:value-type="float">
            <text:p>0.241353739</text:p>
          </table:table-cell>
          <table:table-cell office:value-type="float" office:value="0.009632135" calcext:value-type="float">
            <text:p>0.00963213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511659" calcext:value-type="float">
            <text:p>0.242511659</text:p>
          </table:table-cell>
          <table:table-cell office:value-type="float" office:value="0.25355044" calcext:value-type="float">
            <text:p>0.25355044</text:p>
          </table:table-cell>
          <table:table-cell office:value-type="float" office:value="0.229772357" calcext:value-type="float">
            <text:p>0.229772357</text:p>
          </table:table-cell>
          <table:table-cell office:value-type="float" office:value="0.241944819" calcext:value-type="float">
            <text:p>0.241944819</text:p>
          </table:table-cell>
          <table:table-cell office:value-type="float" office:value="0.242511659" calcext:value-type="float">
            <text:p>0.242511659</text:p>
          </table:table-cell>
          <table:table-cell office:value-type="float" office:value="0.241944819" calcext:value-type="float">
            <text:p>0.241944819</text:p>
          </table:table-cell>
          <table:table-cell office:value-type="float" office:value="0.009715633" calcext:value-type="float">
            <text:p>0.00971563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41928725" calcext:value-type="float">
            <text:p>0.241928725</text:p>
          </table:table-cell>
          <table:table-cell office:value-type="float" office:value="0.253756673" calcext:value-type="float">
            <text:p>0.253756673</text:p>
          </table:table-cell>
          <table:table-cell office:value-type="float" office:value="0.230469135" calcext:value-type="float">
            <text:p>0.230469135</text:p>
          </table:table-cell>
          <table:table-cell office:value-type="float" office:value="0.242051511" calcext:value-type="float">
            <text:p>0.242051511</text:p>
          </table:table-cell>
          <table:table-cell office:value-type="float" office:value="0.241928725" calcext:value-type="float">
            <text:p>0.241928725</text:p>
          </table:table-cell>
          <table:table-cell office:value-type="float" office:value="0.242051511" calcext:value-type="float">
            <text:p>0.242051511</text:p>
          </table:table-cell>
          <table:table-cell office:value-type="float" office:value="0.009507494" calcext:value-type="float">
            <text:p>0.00950749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1721897" calcext:value-type="float">
            <text:p>0.241721897</text:p>
          </table:table-cell>
          <table:table-cell office:value-type="float" office:value="0.253608257" calcext:value-type="float">
            <text:p>0.253608257</text:p>
          </table:table-cell>
          <table:table-cell office:value-type="float" office:value="0.231314925" calcext:value-type="float">
            <text:p>0.231314925</text:p>
          </table:table-cell>
          <table:table-cell office:value-type="float" office:value="0.242215026" calcext:value-type="float">
            <text:p>0.242215026</text:p>
          </table:table-cell>
          <table:table-cell office:value-type="float" office:value="0.241721897" calcext:value-type="float">
            <text:p>0.241721897</text:p>
          </table:table-cell>
          <table:table-cell office:value-type="float" office:value="0.242215026" calcext:value-type="float">
            <text:p>0.242215026</text:p>
          </table:table-cell>
          <table:table-cell office:value-type="float" office:value="0.009107892" calcext:value-type="float">
            <text:p>0.00910789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1441755" calcext:value-type="float">
            <text:p>0.241441755</text:p>
          </table:table-cell>
          <table:table-cell office:value-type="float" office:value="0.253047377" calcext:value-type="float">
            <text:p>0.253047377</text:p>
          </table:table-cell>
          <table:table-cell office:value-type="float" office:value="0.232460527" calcext:value-type="float">
            <text:p>0.232460527</text:p>
          </table:table-cell>
          <table:table-cell office:value-type="float" office:value="0.242316553" calcext:value-type="float">
            <text:p>0.242316553</text:p>
          </table:table-cell>
          <table:table-cell office:value-type="float" office:value="0.241441755" calcext:value-type="float">
            <text:p>0.241441755</text:p>
          </table:table-cell>
          <table:table-cell office:value-type="float" office:value="0.242316553" calcext:value-type="float">
            <text:p>0.242316553</text:p>
          </table:table-cell>
          <table:table-cell office:value-type="float" office:value="0.008427279" calcext:value-type="float">
            <text:p>0.00842727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0954189" calcext:value-type="float">
            <text:p>0.240954189</text:p>
          </table:table-cell>
          <table:table-cell office:value-type="float" office:value="0.252666504" calcext:value-type="float">
            <text:p>0.252666504</text:p>
          </table:table-cell>
          <table:table-cell office:value-type="float" office:value="0.232970146" calcext:value-type="float">
            <text:p>0.232970146</text:p>
          </table:table-cell>
          <table:table-cell office:value-type="float" office:value="0.242196946" calcext:value-type="float">
            <text:p>0.242196946</text:p>
          </table:table-cell>
          <table:table-cell office:value-type="float" office:value="0.240954189" calcext:value-type="float">
            <text:p>0.240954189</text:p>
          </table:table-cell>
          <table:table-cell office:value-type="float" office:value="0.242196946" calcext:value-type="float">
            <text:p>0.242196946</text:p>
          </table:table-cell>
          <table:table-cell office:value-type="float" office:value="0.008088879" calcext:value-type="float">
            <text:p>0.008088879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0882068" calcext:value-type="float">
            <text:p>0.240882068</text:p>
          </table:table-cell>
          <table:table-cell office:value-type="float" office:value="0.252505571" calcext:value-type="float">
            <text:p>0.252505571</text:p>
          </table:table-cell>
          <table:table-cell office:value-type="float" office:value="0.23258808" calcext:value-type="float">
            <text:p>0.23258808</text:p>
          </table:table-cell>
          <table:table-cell office:value-type="float" office:value="0.241991906" calcext:value-type="float">
            <text:p>0.241991906</text:p>
          </table:table-cell>
          <table:table-cell office:value-type="float" office:value="0.240882068" calcext:value-type="float">
            <text:p>0.240882068</text:p>
          </table:table-cell>
          <table:table-cell office:value-type="float" office:value="0.241991906" calcext:value-type="float">
            <text:p>0.241991906</text:p>
          </table:table-cell>
          <table:table-cell office:value-type="float" office:value="0.008169064" calcext:value-type="float">
            <text:p>0.00816906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0899949" calcext:value-type="float">
            <text:p>0.240899949</text:p>
          </table:table-cell>
          <table:table-cell office:value-type="float" office:value="0.252661735" calcext:value-type="float">
            <text:p>0.252661735</text:p>
          </table:table-cell>
          <table:table-cell office:value-type="float" office:value="0.23242238" calcext:value-type="float">
            <text:p>0.23242238</text:p>
          </table:table-cell>
          <table:table-cell office:value-type="float" office:value="0.241994688" calcext:value-type="float">
            <text:p>0.241994688</text:p>
          </table:table-cell>
          <table:table-cell office:value-type="float" office:value="0.240899949" calcext:value-type="float">
            <text:p>0.240899949</text:p>
          </table:table-cell>
          <table:table-cell office:value-type="float" office:value="0.241994688" calcext:value-type="float">
            <text:p>0.241994688</text:p>
          </table:table-cell>
          <table:table-cell office:value-type="float" office:value="0.008298864" calcext:value-type="float">
            <text:p>0.00829886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1128831" calcext:value-type="float">
            <text:p>0.241128831</text:p>
          </table:table-cell>
          <table:table-cell office:value-type="float" office:value="0.252978236" calcext:value-type="float">
            <text:p>0.252978236</text:p>
          </table:table-cell>
          <table:table-cell office:value-type="float" office:value="0.231531886" calcext:value-type="float">
            <text:p>0.231531886</text:p>
          </table:table-cell>
          <table:table-cell office:value-type="float" office:value="0.241879651" calcext:value-type="float">
            <text:p>0.241879651</text:p>
          </table:table-cell>
          <table:table-cell office:value-type="float" office:value="0.241128831" calcext:value-type="float">
            <text:p>0.241128831</text:p>
          </table:table-cell>
          <table:table-cell office:value-type="float" office:value="0.241879651" calcext:value-type="float">
            <text:p>0.241879651</text:p>
          </table:table-cell>
          <table:table-cell office:value-type="float" office:value="0.008771517" calcext:value-type="float">
            <text:p>0.00877151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385727" calcext:value-type="float">
            <text:p>0.241385727</text:p>
          </table:table-cell>
          <table:table-cell office:value-type="float" office:value="0.254420072" calcext:value-type="float">
            <text:p>0.254420072</text:p>
          </table:table-cell>
          <table:table-cell office:value-type="float" office:value="0.23097041" calcext:value-type="float">
            <text:p>0.23097041</text:p>
          </table:table-cell>
          <table:table-cell office:value-type="float" office:value="0.242258737" calcext:value-type="float">
            <text:p>0.242258737</text:p>
          </table:table-cell>
          <table:table-cell office:value-type="float" office:value="0.241385727" calcext:value-type="float">
            <text:p>0.241385727</text:p>
          </table:table-cell>
          <table:table-cell office:value-type="float" office:value="0.242258737" calcext:value-type="float">
            <text:p>0.242258737</text:p>
          </table:table-cell>
          <table:table-cell office:value-type="float" office:value="0.009593167" calcext:value-type="float">
            <text:p>0.00959316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545468" calcext:value-type="float">
            <text:p>0.241545468</text:p>
          </table:table-cell>
          <table:table-cell office:value-type="float" office:value="0.254569084" calcext:value-type="float">
            <text:p>0.254569084</text:p>
          </table:table-cell>
          <table:table-cell office:value-type="float" office:value="0.229629306" calcext:value-type="float">
            <text:p>0.229629306</text:p>
          </table:table-cell>
          <table:table-cell office:value-type="float" office:value="0.241914619" calcext:value-type="float">
            <text:p>0.241914619</text:p>
          </table:table-cell>
          <table:table-cell office:value-type="float" office:value="0.241545468" calcext:value-type="float">
            <text:p>0.241545468</text:p>
          </table:table-cell>
          <table:table-cell office:value-type="float" office:value="0.241914619" calcext:value-type="float">
            <text:p>0.241914619</text:p>
          </table:table-cell>
          <table:table-cell office:value-type="float" office:value="0.010184967" calcext:value-type="float">
            <text:p>0.01018496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2494374" calcext:value-type="float">
            <text:p>0.242494374</text:p>
          </table:table-cell>
          <table:table-cell office:value-type="float" office:value="0.254414112" calcext:value-type="float">
            <text:p>0.254414112</text:p>
          </table:table-cell>
          <table:table-cell office:value-type="float" office:value="0.228636888" calcext:value-type="float">
            <text:p>0.228636888</text:p>
          </table:table-cell>
          <table:table-cell office:value-type="float" office:value="0.241848458" calcext:value-type="float">
            <text:p>0.241848458</text:p>
          </table:table-cell>
          <table:table-cell office:value-type="float" office:value="0.242494374" calcext:value-type="float">
            <text:p>0.242494374</text:p>
          </table:table-cell>
          <table:table-cell office:value-type="float" office:value="0.241848458" calcext:value-type="float">
            <text:p>0.241848458</text:p>
          </table:table-cell>
          <table:table-cell office:value-type="float" office:value="0.010533414" calcext:value-type="float">
            <text:p>0.01053341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034392" calcext:value-type="float">
            <text:p>0.243034392</text:p>
          </table:table-cell>
          <table:table-cell office:value-type="float" office:value="0.254530937" calcext:value-type="float">
            <text:p>0.254530937</text:p>
          </table:table-cell>
          <table:table-cell office:value-type="float" office:value="0.228221444" calcext:value-type="float">
            <text:p>0.228221444</text:p>
          </table:table-cell>
          <table:table-cell office:value-type="float" office:value="0.241928924" calcext:value-type="float">
            <text:p>0.241928924</text:p>
          </table:table-cell>
          <table:table-cell office:value-type="float" office:value="0.243034392" calcext:value-type="float">
            <text:p>0.243034392</text:p>
          </table:table-cell>
          <table:table-cell office:value-type="float" office:value="0.241928924" calcext:value-type="float">
            <text:p>0.241928924</text:p>
          </table:table-cell>
          <table:table-cell office:value-type="float" office:value="0.010769212" calcext:value-type="float">
            <text:p>0.01076921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942005" calcext:value-type="float">
            <text:p>0.242942005</text:p>
          </table:table-cell>
          <table:table-cell office:value-type="float" office:value="0.253670246" calcext:value-type="float">
            <text:p>0.253670246</text:p>
          </table:table-cell>
          <table:table-cell office:value-type="float" office:value="0.227951435" calcext:value-type="float">
            <text:p>0.227951435</text:p>
          </table:table-cell>
          <table:table-cell office:value-type="float" office:value="0.241521228" calcext:value-type="float">
            <text:p>0.241521228</text:p>
          </table:table-cell>
          <table:table-cell office:value-type="float" office:value="0.242942005" calcext:value-type="float">
            <text:p>0.242942005</text:p>
          </table:table-cell>
          <table:table-cell office:value-type="float" office:value="0.241521228" calcext:value-type="float">
            <text:p>0.241521228</text:p>
          </table:table-cell>
          <table:table-cell office:value-type="float" office:value="0.010547615" calcext:value-type="float">
            <text:p>0.01054761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526726" calcext:value-type="float">
            <text:p>0.243526726</text:p>
          </table:table-cell>
          <table:table-cell office:value-type="float" office:value="0.252563387" calcext:value-type="float">
            <text:p>0.252563387</text:p>
          </table:table-cell>
          <table:table-cell office:value-type="float" office:value="0.227787522" calcext:value-type="float">
            <text:p>0.227787522</text:p>
          </table:table-cell>
          <table:table-cell office:value-type="float" office:value="0.241292545" calcext:value-type="float">
            <text:p>0.241292545</text:p>
          </table:table-cell>
          <table:table-cell office:value-type="float" office:value="0.243526726" calcext:value-type="float">
            <text:p>0.243526726</text:p>
          </table:table-cell>
          <table:table-cell office:value-type="float" office:value="0.241292545" calcext:value-type="float">
            <text:p>0.241292545</text:p>
          </table:table-cell>
          <table:table-cell office:value-type="float" office:value="0.010237335" calcext:value-type="float">
            <text:p>0.01023733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772893" calcext:value-type="float">
            <text:p>0.243772893</text:p>
          </table:table-cell>
          <table:table-cell office:value-type="float" office:value="0.252319008" calcext:value-type="float">
            <text:p>0.252319008</text:p>
          </table:table-cell>
          <table:table-cell office:value-type="float" office:value="0.227993158" calcext:value-type="float">
            <text:p>0.227993158</text:p>
          </table:table-cell>
          <table:table-cell office:value-type="float" office:value="0.241361687" calcext:value-type="float">
            <text:p>0.241361687</text:p>
          </table:table-cell>
          <table:table-cell office:value-type="float" office:value="0.243772893" calcext:value-type="float">
            <text:p>0.243772893</text:p>
          </table:table-cell>
          <table:table-cell office:value-type="float" office:value="0.241361687" calcext:value-type="float">
            <text:p>0.241361687</text:p>
          </table:table-cell>
          <table:table-cell office:value-type="float" office:value="0.010076282" calcext:value-type="float">
            <text:p>0.01007628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858128" calcext:value-type="float">
            <text:p>0.243858128</text:p>
          </table:table-cell>
          <table:table-cell office:value-type="float" office:value="0.251774222" calcext:value-type="float">
            <text:p>0.251774222</text:p>
          </table:table-cell>
          <table:table-cell office:value-type="float" office:value="0.228157071" calcext:value-type="float">
            <text:p>0.228157071</text:p>
          </table:table-cell>
          <table:table-cell office:value-type="float" office:value="0.24126314" calcext:value-type="float">
            <text:p>0.24126314</text:p>
          </table:table-cell>
          <table:table-cell office:value-type="float" office:value="0.243858128" calcext:value-type="float">
            <text:p>0.243858128</text:p>
          </table:table-cell>
          <table:table-cell office:value-type="float" office:value="0.24126314" calcext:value-type="float">
            <text:p>0.24126314</text:p>
          </table:table-cell>
          <table:table-cell office:value-type="float" office:value="0.009814714" calcext:value-type="float">
            <text:p>0.009814714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3649512" calcext:value-type="float">
            <text:p>0.243649512</text:p>
          </table:table-cell>
          <table:table-cell office:value-type="float" office:value="0.251917273" calcext:value-type="float">
            <text:p>0.251917273</text:p>
          </table:table-cell>
          <table:table-cell office:value-type="float" office:value="0.228368667" calcext:value-type="float">
            <text:p>0.228368667</text:p>
          </table:table-cell>
          <table:table-cell office:value-type="float" office:value="0.241311817" calcext:value-type="float">
            <text:p>0.241311817</text:p>
          </table:table-cell>
          <table:table-cell office:value-type="float" office:value="0.243649512" calcext:value-type="float">
            <text:p>0.243649512</text:p>
          </table:table-cell>
          <table:table-cell office:value-type="float" office:value="0.241311817" calcext:value-type="float">
            <text:p>0.241311817</text:p>
          </table:table-cell>
          <table:table-cell office:value-type="float" office:value="0.009754753" calcext:value-type="float">
            <text:p>0.00975475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3232279" calcext:value-type="float">
            <text:p>0.243232279</text:p>
          </table:table-cell>
          <table:table-cell office:value-type="float" office:value="0.252216488" calcext:value-type="float">
            <text:p>0.252216488</text:p>
          </table:table-cell>
          <table:table-cell office:value-type="float" office:value="0.228956369" calcext:value-type="float">
            <text:p>0.228956369</text:p>
          </table:table-cell>
          <table:table-cell office:value-type="float" office:value="0.241468379" calcext:value-type="float">
            <text:p>0.241468379</text:p>
          </table:table-cell>
          <table:table-cell office:value-type="float" office:value="0.243232279" calcext:value-type="float">
            <text:p>0.243232279</text:p>
          </table:table-cell>
          <table:table-cell office:value-type="float" office:value="0.241468379" calcext:value-type="float">
            <text:p>0.241468379</text:p>
          </table:table-cell>
          <table:table-cell office:value-type="float" office:value="0.009577466" calcext:value-type="float">
            <text:p>0.009577466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43393808" calcext:value-type="float">
            <text:p>0.243393808</text:p>
          </table:table-cell>
          <table:table-cell office:value-type="float" office:value="0.25210622" calcext:value-type="float">
            <text:p>0.25210622</text:p>
          </table:table-cell>
          <table:table-cell office:value-type="float" office:value="0.229318169" calcext:value-type="float">
            <text:p>0.229318169</text:p>
          </table:table-cell>
          <table:table-cell office:value-type="float" office:value="0.241606066" calcext:value-type="float">
            <text:p>0.241606066</text:p>
          </table:table-cell>
          <table:table-cell office:value-type="float" office:value="0.243393808" calcext:value-type="float">
            <text:p>0.243393808</text:p>
          </table:table-cell>
          <table:table-cell office:value-type="float" office:value="0.241606066" calcext:value-type="float">
            <text:p>0.241606066</text:p>
          </table:table-cell>
          <table:table-cell office:value-type="float" office:value="0.009388675" calcext:value-type="float">
            <text:p>0.00938867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2671995" calcext:value-type="float">
            <text:p>0.242671995</text:p>
          </table:table-cell>
          <table:table-cell office:value-type="float" office:value="0.252329737" calcext:value-type="float">
            <text:p>0.252329737</text:p>
          </table:table-cell>
          <table:table-cell office:value-type="float" office:value="0.229731826" calcext:value-type="float">
            <text:p>0.229731826</text:p>
          </table:table-cell>
          <table:table-cell office:value-type="float" office:value="0.241577853" calcext:value-type="float">
            <text:p>0.241577853</text:p>
          </table:table-cell>
          <table:table-cell office:value-type="float" office:value="0.242671995" calcext:value-type="float">
            <text:p>0.242671995</text:p>
          </table:table-cell>
          <table:table-cell office:value-type="float" office:value="0.241577853" calcext:value-type="float">
            <text:p>0.241577853</text:p>
          </table:table-cell>
          <table:table-cell office:value-type="float" office:value="0.009257943" calcext:value-type="float">
            <text:p>0.00925794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593151" calcext:value-type="float">
            <text:p>0.241593151</text:p>
          </table:table-cell>
          <table:table-cell office:value-type="float" office:value="0.252634317" calcext:value-type="float">
            <text:p>0.252634317</text:p>
          </table:table-cell>
          <table:table-cell office:value-type="float" office:value="0.231578378" calcext:value-type="float">
            <text:p>0.231578378</text:p>
          </table:table-cell>
          <table:table-cell office:value-type="float" office:value="0.241935282" calcext:value-type="float">
            <text:p>0.241935282</text:p>
          </table:table-cell>
          <table:table-cell office:value-type="float" office:value="0.241593151" calcext:value-type="float">
            <text:p>0.241593151</text:p>
          </table:table-cell>
          <table:table-cell office:value-type="float" office:value="0.241935282" calcext:value-type="float">
            <text:p>0.241935282</text:p>
          </table:table-cell>
          <table:table-cell office:value-type="float" office:value="0.008599455" calcext:value-type="float">
            <text:p>0.00859945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41253405" calcext:value-type="float">
            <text:p>0.241253405</text:p>
          </table:table-cell>
          <table:table-cell office:value-type="float" office:value="0.25205794" calcext:value-type="float">
            <text:p>0.25205794</text:p>
          </table:table-cell>
          <table:table-cell office:value-type="float" office:value="0.232483176" calcext:value-type="float">
            <text:p>0.232483176</text:p>
          </table:table-cell>
          <table:table-cell office:value-type="float" office:value="0.241931507" calcext:value-type="float">
            <text:p>0.241931507</text:p>
          </table:table-cell>
          <table:table-cell office:value-type="float" office:value="0.241253405" calcext:value-type="float">
            <text:p>0.241253405</text:p>
          </table:table-cell>
          <table:table-cell office:value-type="float" office:value="0.241931507" calcext:value-type="float">
            <text:p>0.241931507</text:p>
          </table:table-cell>
          <table:table-cell office:value-type="float" office:value="0.008005736" calcext:value-type="float">
            <text:p>0.00800573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135388" calcext:value-type="float">
            <text:p>0.241135388</text:p>
          </table:table-cell>
          <table:table-cell office:value-type="float" office:value="0.251768261" calcext:value-type="float">
            <text:p>0.251768261</text:p>
          </table:table-cell>
          <table:table-cell office:value-type="float" office:value="0.232834248" calcext:value-type="float">
            <text:p>0.232834248</text:p>
          </table:table-cell>
          <table:table-cell office:value-type="float" office:value="0.241912632" calcext:value-type="float">
            <text:p>0.241912632</text:p>
          </table:table-cell>
          <table:table-cell office:value-type="float" office:value="0.241135388" calcext:value-type="float">
            <text:p>0.241135388</text:p>
          </table:table-cell>
          <table:table-cell office:value-type="float" office:value="0.241912632" calcext:value-type="float">
            <text:p>0.241912632</text:p>
          </table:table-cell>
          <table:table-cell office:value-type="float" office:value="0.007749292" calcext:value-type="float">
            <text:p>0.00774929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40825443" calcext:value-type="float">
            <text:p>0.240825443</text:p>
          </table:table-cell>
          <table:table-cell office:value-type="float" office:value="0.252100259" calcext:value-type="float">
            <text:p>0.252100259</text:p>
          </table:table-cell>
          <table:table-cell office:value-type="float" office:value="0.232184557" calcext:value-type="float">
            <text:p>0.232184557</text:p>
          </table:table-cell>
          <table:table-cell office:value-type="float" office:value="0.24170342" calcext:value-type="float">
            <text:p>0.24170342</text:p>
          </table:table-cell>
          <table:table-cell office:value-type="float" office:value="0.240825443" calcext:value-type="float">
            <text:p>0.240825443</text:p>
          </table:table-cell>
          <table:table-cell office:value-type="float" office:value="0.24170342" calcext:value-type="float">
            <text:p>0.24170342</text:p>
          </table:table-cell>
          <table:table-cell office:value-type="float" office:value="0.008154219" calcext:value-type="float">
            <text:p>0.00815421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1172342" calcext:value-type="float">
            <text:p>0.241172342</text:p>
          </table:table-cell>
          <table:table-cell office:value-type="float" office:value="0.252581865" calcext:value-type="float">
            <text:p>0.252581865</text:p>
          </table:table-cell>
          <table:table-cell office:value-type="float" office:value="0.231469897" calcext:value-type="float">
            <text:p>0.231469897</text:p>
          </table:table-cell>
          <table:table-cell office:value-type="float" office:value="0.241741368" calcext:value-type="float">
            <text:p>0.241741368</text:p>
          </table:table-cell>
          <table:table-cell office:value-type="float" office:value="0.241172342" calcext:value-type="float">
            <text:p>0.241172342</text:p>
          </table:table-cell>
          <table:table-cell office:value-type="float" office:value="0.241741368" calcext:value-type="float">
            <text:p>0.241741368</text:p>
          </table:table-cell>
          <table:table-cell office:value-type="float" office:value="0.008628311" calcext:value-type="float">
            <text:p>0.00862831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520434" calcext:value-type="float">
            <text:p>0.241520434</text:p>
          </table:table-cell>
          <table:table-cell office:value-type="float" office:value="0.25477174" calcext:value-type="float">
            <text:p>0.25477174</text:p>
          </table:table-cell>
          <table:table-cell office:value-type="float" office:value="0.230260519" calcext:value-type="float">
            <text:p>0.230260519</text:p>
          </table:table-cell>
          <table:table-cell office:value-type="float" office:value="0.242184231" calcext:value-type="float">
            <text:p>0.242184231</text:p>
          </table:table-cell>
          <table:table-cell office:value-type="float" office:value="0.241520434" calcext:value-type="float">
            <text:p>0.241520434</text:p>
          </table:table-cell>
          <table:table-cell office:value-type="float" office:value="0.242184231" calcext:value-type="float">
            <text:p>0.242184231</text:p>
          </table:table-cell>
          <table:table-cell office:value-type="float" office:value="0.010017666" calcext:value-type="float">
            <text:p>0.01001766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1519838" calcext:value-type="float">
            <text:p>0.241519838</text:p>
          </table:table-cell>
          <table:table-cell office:value-type="float" office:value="0.254718692" calcext:value-type="float">
            <text:p>0.254718692</text:p>
          </table:table-cell>
          <table:table-cell office:value-type="float" office:value="0.229267505" calcext:value-type="float">
            <text:p>0.229267505</text:p>
          </table:table-cell>
          <table:table-cell office:value-type="float" office:value="0.241835345" calcext:value-type="float">
            <text:p>0.241835345</text:p>
          </table:table-cell>
          <table:table-cell office:value-type="float" office:value="0.241519838" calcext:value-type="float">
            <text:p>0.241519838</text:p>
          </table:table-cell>
          <table:table-cell office:value-type="float" office:value="0.241835345" calcext:value-type="float">
            <text:p>0.241835345</text:p>
          </table:table-cell>
          <table:table-cell office:value-type="float" office:value="0.010392798" calcext:value-type="float">
            <text:p>0.01039279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2579608" calcext:value-type="float">
            <text:p>0.242579608</text:p>
          </table:table-cell>
          <table:table-cell office:value-type="float" office:value="0.254175693" calcext:value-type="float">
            <text:p>0.254175693</text:p>
          </table:table-cell>
          <table:table-cell office:value-type="float" office:value="0.228669671" calcext:value-type="float">
            <text:p>0.228669671</text:p>
          </table:table-cell>
          <table:table-cell office:value-type="float" office:value="0.241808324" calcext:value-type="float">
            <text:p>0.241808324</text:p>
          </table:table-cell>
          <table:table-cell office:value-type="float" office:value="0.242579608" calcext:value-type="float">
            <text:p>0.242579608</text:p>
          </table:table-cell>
          <table:table-cell office:value-type="float" office:value="0.241808324" calcext:value-type="float">
            <text:p>0.241808324</text:p>
          </table:table-cell>
          <table:table-cell office:value-type="float" office:value="0.010427063" calcext:value-type="float">
            <text:p>0.01042706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43184595" calcext:value-type="float">
            <text:p>0.243184595</text:p>
          </table:table-cell>
          <table:table-cell office:value-type="float" office:value="0.252772004" calcext:value-type="float">
            <text:p>0.252772004</text:p>
          </table:table-cell>
          <table:table-cell office:value-type="float" office:value="0.227973488" calcext:value-type="float">
            <text:p>0.227973488</text:p>
          </table:table-cell>
          <table:table-cell office:value-type="float" office:value="0.241310029" calcext:value-type="float">
            <text:p>0.241310029</text:p>
          </table:table-cell>
          <table:table-cell office:value-type="float" office:value="0.243184595" calcext:value-type="float">
            <text:p>0.243184595</text:p>
          </table:table-cell>
          <table:table-cell office:value-type="float" office:value="0.241310029" calcext:value-type="float">
            <text:p>0.241310029</text:p>
          </table:table-cell>
          <table:table-cell office:value-type="float" office:value="0.010210357" calcext:value-type="float">
            <text:p>0.01021035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43703156" calcext:value-type="float">
            <text:p>0.243703156</text:p>
          </table:table-cell>
          <table:table-cell office:value-type="float" office:value="0.251944691" calcext:value-type="float">
            <text:p>0.251944691</text:p>
          </table:table-cell>
          <table:table-cell office:value-type="float" office:value="0.228100446" calcext:value-type="float">
            <text:p>0.228100446</text:p>
          </table:table-cell>
          <table:table-cell office:value-type="float" office:value="0.241249431" calcext:value-type="float">
            <text:p>0.241249431</text:p>
          </table:table-cell>
          <table:table-cell office:value-type="float" office:value="0.243703156" calcext:value-type="float">
            <text:p>0.243703156</text:p>
          </table:table-cell>
          <table:table-cell office:value-type="float" office:value="0.241249431" calcext:value-type="float">
            <text:p>0.241249431</text:p>
          </table:table-cell>
          <table:table-cell office:value-type="float" office:value="0.00988779" calcext:value-type="float">
            <text:p>0.0098877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3432551" calcext:value-type="float">
            <text:p>0.243432551</text:p>
          </table:table-cell>
          <table:table-cell office:value-type="float" office:value="0.252076417" calcext:value-type="float">
            <text:p>0.252076417</text:p>
          </table:table-cell>
          <table:table-cell office:value-type="float" office:value="0.228488473" calcext:value-type="float">
            <text:p>0.228488473</text:p>
          </table:table-cell>
          <table:table-cell office:value-type="float" office:value="0.24133248" calcext:value-type="float">
            <text:p>0.24133248</text:p>
          </table:table-cell>
          <table:table-cell office:value-type="float" office:value="0.243432551" calcext:value-type="float">
            <text:p>0.243432551</text:p>
          </table:table-cell>
          <table:table-cell office:value-type="float" office:value="0.24133248" calcext:value-type="float">
            <text:p>0.24133248</text:p>
          </table:table-cell>
          <table:table-cell office:value-type="float" office:value="0.009743562" calcext:value-type="float">
            <text:p>0.00974356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3098765" calcext:value-type="float">
            <text:p>0.243098765</text:p>
          </table:table-cell>
          <table:table-cell office:value-type="float" office:value="0.252515108" calcext:value-type="float">
            <text:p>0.252515108</text:p>
          </table:table-cell>
          <table:table-cell office:value-type="float" office:value="0.228523043" calcext:value-type="float">
            <text:p>0.228523043</text:p>
          </table:table-cell>
          <table:table-cell office:value-type="float" office:value="0.241378972" calcext:value-type="float">
            <text:p>0.241378972</text:p>
          </table:table-cell>
          <table:table-cell office:value-type="float" office:value="0.243098765" calcext:value-type="float">
            <text:p>0.243098765</text:p>
          </table:table-cell>
          <table:table-cell office:value-type="float" office:value="0.241378972" calcext:value-type="float">
            <text:p>0.241378972</text:p>
          </table:table-cell>
          <table:table-cell office:value-type="float" office:value="0.009869922" calcext:value-type="float">
            <text:p>0.00986992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42185622" calcext:value-type="float">
            <text:p>0.242185622</text:p>
          </table:table-cell>
          <table:table-cell office:value-type="float" office:value="0.252963931" calcext:value-type="float">
            <text:p>0.252963931</text:p>
          </table:table-cell>
          <table:table-cell office:value-type="float" office:value="0.229716328" calcext:value-type="float">
            <text:p>0.229716328</text:p>
          </table:table-cell>
          <table:table-cell office:value-type="float" office:value="0.24162196" calcext:value-type="float">
            <text:p>0.24162196</text:p>
          </table:table-cell>
          <table:table-cell office:value-type="float" office:value="0.242185622" calcext:value-type="float">
            <text:p>0.242185622</text:p>
          </table:table-cell>
          <table:table-cell office:value-type="float" office:value="0.24162196" calcext:value-type="float">
            <text:p>0.24162196</text:p>
          </table:table-cell>
          <table:table-cell office:value-type="float" office:value="0.009499159" calcext:value-type="float">
            <text:p>0.009499159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677194" calcext:value-type="float">
            <text:p>0.241677194</text:p>
          </table:table-cell>
          <table:table-cell office:value-type="float" office:value="0.253639251" calcext:value-type="float">
            <text:p>0.253639251</text:p>
          </table:table-cell>
          <table:table-cell office:value-type="float" office:value="0.230900673" calcext:value-type="float">
            <text:p>0.230900673</text:p>
          </table:table-cell>
          <table:table-cell office:value-type="float" office:value="0.242072373" calcext:value-type="float">
            <text:p>0.242072373</text:p>
          </table:table-cell>
          <table:table-cell office:value-type="float" office:value="0.241677194" calcext:value-type="float">
            <text:p>0.241677194</text:p>
          </table:table-cell>
          <table:table-cell office:value-type="float" office:value="0.242072373" calcext:value-type="float">
            <text:p>0.242072373</text:p>
          </table:table-cell>
          <table:table-cell office:value-type="float" office:value="0.009287191" calcext:value-type="float">
            <text:p>0.00928719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41306453" calcext:value-type="float">
            <text:p>0.241306453</text:p>
          </table:table-cell>
          <table:table-cell office:value-type="float" office:value="0.253357917" calcext:value-type="float">
            <text:p>0.253357917</text:p>
          </table:table-cell>
          <table:table-cell office:value-type="float" office:value="0.231453208" calcext:value-type="float">
            <text:p>0.231453208</text:p>
          </table:table-cell>
          <table:table-cell office:value-type="float" office:value="0.242039193" calcext:value-type="float">
            <text:p>0.242039193</text:p>
          </table:table-cell>
          <table:table-cell office:value-type="float" office:value="0.241306453" calcext:value-type="float">
            <text:p>0.241306453</text:p>
          </table:table-cell>
          <table:table-cell office:value-type="float" office:value="0.242039193" calcext:value-type="float">
            <text:p>0.242039193</text:p>
          </table:table-cell>
          <table:table-cell office:value-type="float" office:value="0.008957558" calcext:value-type="float">
            <text:p>0.00895755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41708784" calcext:value-type="float">
            <text:p>0.241708784</text:p>
          </table:table-cell>
          <table:table-cell office:value-type="float" office:value="0.2536923" calcext:value-type="float">
            <text:p>0.2536923</text:p>
          </table:table-cell>
          <table:table-cell office:value-type="float" office:value="0.231779841" calcext:value-type="float">
            <text:p>0.231779841</text:p>
          </table:table-cell>
          <table:table-cell office:value-type="float" office:value="0.242393642" calcext:value-type="float">
            <text:p>0.242393642</text:p>
          </table:table-cell>
          <table:table-cell office:value-type="float" office:value="0.241708784" calcext:value-type="float">
            <text:p>0.241708784</text:p>
          </table:table-cell>
          <table:table-cell office:value-type="float" office:value="0.242393642" calcext:value-type="float">
            <text:p>0.242393642</text:p>
          </table:table-cell>
          <table:table-cell office:value-type="float" office:value="0.008958822" calcext:value-type="float">
            <text:p>0.00895882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1665273" calcext:value-type="float">
            <text:p>0.241665273</text:p>
          </table:table-cell>
          <table:table-cell office:value-type="float" office:value="0.253580839" calcext:value-type="float">
            <text:p>0.253580839</text:p>
          </table:table-cell>
          <table:table-cell office:value-type="float" office:value="0.231381682" calcext:value-type="float">
            <text:p>0.231381682</text:p>
          </table:table-cell>
          <table:table-cell office:value-type="float" office:value="0.242209265" calcext:value-type="float">
            <text:p>0.242209265</text:p>
          </table:table-cell>
          <table:table-cell office:value-type="float" office:value="0.241665273" calcext:value-type="float">
            <text:p>0.241665273</text:p>
          </table:table-cell>
          <table:table-cell office:value-type="float" office:value="0.242209265" calcext:value-type="float">
            <text:p>0.242209265</text:p>
          </table:table-cell>
          <table:table-cell office:value-type="float" office:value="0.009070927" calcext:value-type="float">
            <text:p>0.00907092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1886406" calcext:value-type="float">
            <text:p>0.241886406</text:p>
          </table:table-cell>
          <table:table-cell office:value-type="float" office:value="0.253396064" calcext:value-type="float">
            <text:p>0.253396064</text:p>
          </table:table-cell>
          <table:table-cell office:value-type="float" office:value="0.231500892" calcext:value-type="float">
            <text:p>0.231500892</text:p>
          </table:table-cell>
          <table:table-cell office:value-type="float" office:value="0.242261121" calcext:value-type="float">
            <text:p>0.242261121</text:p>
          </table:table-cell>
          <table:table-cell office:value-type="float" office:value="0.241886406" calcext:value-type="float">
            <text:p>0.241886406</text:p>
          </table:table-cell>
          <table:table-cell office:value-type="float" office:value="0.242261121" calcext:value-type="float">
            <text:p>0.242261121</text:p>
          </table:table-cell>
          <table:table-cell office:value-type="float" office:value="0.008942593" calcext:value-type="float">
            <text:p>0.00894259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993098" calcext:value-type="float">
            <text:p>0.241993098</text:p>
          </table:table-cell>
          <table:table-cell office:value-type="float" office:value="0.253636271" calcext:value-type="float">
            <text:p>0.253636271</text:p>
          </table:table-cell>
          <table:table-cell office:value-type="float" office:value="0.231190947" calcext:value-type="float">
            <text:p>0.231190947</text:p>
          </table:table-cell>
          <table:table-cell office:value-type="float" office:value="0.242273439" calcext:value-type="float">
            <text:p>0.242273439</text:p>
          </table:table-cell>
          <table:table-cell office:value-type="float" office:value="0.241993098" calcext:value-type="float">
            <text:p>0.241993098</text:p>
          </table:table-cell>
          <table:table-cell office:value-type="float" office:value="0.242273439" calcext:value-type="float">
            <text:p>0.242273439</text:p>
          </table:table-cell>
          <table:table-cell office:value-type="float" office:value="0.009165409" calcext:value-type="float">
            <text:p>0.00916540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323142" calcext:value-type="float">
            <text:p>0.241323142</text:p>
          </table:table-cell>
          <table:table-cell office:value-type="float" office:value="0.253313214" calcext:value-type="float">
            <text:p>0.253313214</text:p>
          </table:table-cell>
          <table:table-cell office:value-type="float" office:value="0.232445625" calcext:value-type="float">
            <text:p>0.232445625</text:p>
          </table:table-cell>
          <table:table-cell office:value-type="float" office:value="0.242360661" calcext:value-type="float">
            <text:p>0.242360661</text:p>
          </table:table-cell>
          <table:table-cell office:value-type="float" office:value="0.241323142" calcext:value-type="float">
            <text:p>0.241323142</text:p>
          </table:table-cell>
          <table:table-cell office:value-type="float" office:value="0.242360661" calcext:value-type="float">
            <text:p>0.242360661</text:p>
          </table:table-cell>
          <table:table-cell office:value-type="float" office:value="0.008550688" calcext:value-type="float">
            <text:p>0.00855068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1020947" calcext:value-type="float">
            <text:p>0.241020947</text:p>
          </table:table-cell>
          <table:table-cell office:value-type="float" office:value="0.252407819" calcext:value-type="float">
            <text:p>0.252407819</text:p>
          </table:table-cell>
          <table:table-cell office:value-type="float" office:value="0.232185153" calcext:value-type="float">
            <text:p>0.232185153</text:p>
          </table:table-cell>
          <table:table-cell office:value-type="float" office:value="0.241871306" calcext:value-type="float">
            <text:p>0.241871306</text:p>
          </table:table-cell>
          <table:table-cell office:value-type="float" office:value="0.241020947" calcext:value-type="float">
            <text:p>0.241020947</text:p>
          </table:table-cell>
          <table:table-cell office:value-type="float" office:value="0.241871306" calcext:value-type="float">
            <text:p>0.241871306</text:p>
          </table:table-cell>
          <table:table-cell office:value-type="float" office:value="0.008277737" calcext:value-type="float">
            <text:p>0.00827773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0661531" calcext:value-type="float">
            <text:p>0.240661531</text:p>
          </table:table-cell>
          <table:table-cell office:value-type="float" office:value="0.25241974" calcext:value-type="float">
            <text:p>0.25241974</text:p>
          </table:table-cell>
          <table:table-cell office:value-type="float" office:value="0.232419399" calcext:value-type="float">
            <text:p>0.232419399</text:p>
          </table:table-cell>
          <table:table-cell office:value-type="float" office:value="0.241833557" calcext:value-type="float">
            <text:p>0.241833557</text:p>
          </table:table-cell>
          <table:table-cell office:value-type="float" office:value="0.240661531" calcext:value-type="float">
            <text:p>0.240661531</text:p>
          </table:table-cell>
          <table:table-cell office:value-type="float" office:value="0.241833557" calcext:value-type="float">
            <text:p>0.241833557</text:p>
          </table:table-cell>
          <table:table-cell office:value-type="float" office:value="0.008207056" calcext:value-type="float">
            <text:p>0.00820705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40870147" calcext:value-type="float">
            <text:p>0.240870147</text:p>
          </table:table-cell>
          <table:table-cell office:value-type="float" office:value="0.253043801" calcext:value-type="float">
            <text:p>0.253043801</text:p>
          </table:table-cell>
          <table:table-cell office:value-type="float" office:value="0.232200054" calcext:value-type="float">
            <text:p>0.232200054</text:p>
          </table:table-cell>
          <table:table-cell office:value-type="float" office:value="0.242038001" calcext:value-type="float">
            <text:p>0.242038001</text:p>
          </table:table-cell>
          <table:table-cell office:value-type="float" office:value="0.240870147" calcext:value-type="float">
            <text:p>0.240870147</text:p>
          </table:table-cell>
          <table:table-cell office:value-type="float" office:value="0.242038001" calcext:value-type="float">
            <text:p>0.242038001</text:p>
          </table:table-cell>
          <table:table-cell office:value-type="float" office:value="0.0085494" calcext:value-type="float">
            <text:p>0.008549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076975" calcext:value-type="float">
            <text:p>0.241076975</text:p>
          </table:table-cell>
          <table:table-cell office:value-type="float" office:value="0.253698856" calcext:value-type="float">
            <text:p>0.253698856</text:p>
          </table:table-cell>
          <table:table-cell office:value-type="float" office:value="0.231539039" calcext:value-type="float">
            <text:p>0.231539039</text:p>
          </table:table-cell>
          <table:table-cell office:value-type="float" office:value="0.242104957" calcext:value-type="float">
            <text:p>0.242104957</text:p>
          </table:table-cell>
          <table:table-cell office:value-type="float" office:value="0.241076975" calcext:value-type="float">
            <text:p>0.241076975</text:p>
          </table:table-cell>
          <table:table-cell office:value-type="float" office:value="0.242104957" calcext:value-type="float">
            <text:p>0.242104957</text:p>
          </table:table-cell>
          <table:table-cell office:value-type="float" office:value="0.009075863" calcext:value-type="float">
            <text:p>0.00907586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1448908" calcext:value-type="float">
            <text:p>0.241448908</text:p>
          </table:table-cell>
          <table:table-cell office:value-type="float" office:value="0.253863961" calcext:value-type="float">
            <text:p>0.253863961</text:p>
          </table:table-cell>
          <table:table-cell office:value-type="float" office:value="0.230738548" calcext:value-type="float">
            <text:p>0.230738548</text:p>
          </table:table-cell>
          <table:table-cell office:value-type="float" office:value="0.242017139" calcext:value-type="float">
            <text:p>0.242017139</text:p>
          </table:table-cell>
          <table:table-cell office:value-type="float" office:value="0.241448908" calcext:value-type="float">
            <text:p>0.241448908</text:p>
          </table:table-cell>
          <table:table-cell office:value-type="float" office:value="0.242017139" calcext:value-type="float">
            <text:p>0.242017139</text:p>
          </table:table-cell>
          <table:table-cell office:value-type="float" office:value="0.009449457" calcext:value-type="float">
            <text:p>0.00944945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1737395" calcext:value-type="float">
            <text:p>0.241737395</text:p>
          </table:table-cell>
          <table:table-cell office:value-type="float" office:value="0.254944593" calcext:value-type="float">
            <text:p>0.254944593</text:p>
          </table:table-cell>
          <table:table-cell office:value-type="float" office:value="0.229531554" calcext:value-type="float">
            <text:p>0.229531554</text:p>
          </table:table-cell>
          <table:table-cell office:value-type="float" office:value="0.242071181" calcext:value-type="float">
            <text:p>0.242071181</text:p>
          </table:table-cell>
          <table:table-cell office:value-type="float" office:value="0.241737395" calcext:value-type="float">
            <text:p>0.241737395</text:p>
          </table:table-cell>
          <table:table-cell office:value-type="float" office:value="0.242071181" calcext:value-type="float">
            <text:p>0.242071181</text:p>
          </table:table-cell>
          <table:table-cell office:value-type="float" office:value="0.010377514" calcext:value-type="float">
            <text:p>0.01037751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43389039" calcext:value-type="float">
            <text:p>0.243389039</text:p>
          </table:table-cell>
          <table:table-cell office:value-type="float" office:value="0.252336294" calcext:value-type="float">
            <text:p>0.252336294</text:p>
          </table:table-cell>
          <table:table-cell office:value-type="float" office:value="0.227777985" calcext:value-type="float">
            <text:p>0.227777985</text:p>
          </table:table-cell>
          <table:table-cell office:value-type="float" office:value="0.241167773" calcext:value-type="float">
            <text:p>0.241167773</text:p>
          </table:table-cell>
          <table:table-cell office:value-type="float" office:value="0.243389039" calcext:value-type="float">
            <text:p>0.243389039</text:p>
          </table:table-cell>
          <table:table-cell office:value-type="float" office:value="0.241167773" calcext:value-type="float">
            <text:p>0.241167773</text:p>
          </table:table-cell>
          <table:table-cell office:value-type="float" office:value="0.010148174" calcext:value-type="float">
            <text:p>0.01014817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3674546" calcext:value-type="float">
            <text:p>0.243674546</text:p>
          </table:table-cell>
          <table:table-cell office:value-type="float" office:value="0.251406461" calcext:value-type="float">
            <text:p>0.251406461</text:p>
          </table:table-cell>
          <table:table-cell office:value-type="float" office:value="0.228153494" calcext:value-type="float">
            <text:p>0.228153494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243674546" calcext:value-type="float">
            <text:p>0.243674546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009668885" calcext:value-type="float">
            <text:p>0.00966888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1702824" calcext:value-type="float">
            <text:p>0.241702824</text:p>
          </table:table-cell>
          <table:table-cell office:value-type="float" office:value="0.253053934" calcext:value-type="float">
            <text:p>0.253053934</text:p>
          </table:table-cell>
          <table:table-cell office:value-type="float" office:value="0.231441883" calcext:value-type="float">
            <text:p>0.231441883</text:p>
          </table:table-cell>
          <table:table-cell office:value-type="float" office:value="0.242066214" calcext:value-type="float">
            <text:p>0.242066214</text:p>
          </table:table-cell>
          <table:table-cell office:value-type="float" office:value="0.241702824" calcext:value-type="float">
            <text:p>0.241702824</text:p>
          </table:table-cell>
          <table:table-cell office:value-type="float" office:value="0.242066214" calcext:value-type="float">
            <text:p>0.242066214</text:p>
          </table:table-cell>
          <table:table-cell office:value-type="float" office:value="0.008826824" calcext:value-type="float">
            <text:p>0.00882682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1214662" calcext:value-type="float">
            <text:p>0.241214662</text:p>
          </table:table-cell>
          <table:table-cell office:value-type="float" office:value="0.252948434" calcext:value-type="float">
            <text:p>0.252948434</text:p>
          </table:table-cell>
          <table:table-cell office:value-type="float" office:value="0.232254294" calcext:value-type="float">
            <text:p>0.232254294</text:p>
          </table:table-cell>
          <table:table-cell office:value-type="float" office:value="0.24213913" calcext:value-type="float">
            <text:p>0.24213913</text:p>
          </table:table-cell>
          <table:table-cell office:value-type="float" office:value="0.241214662" calcext:value-type="float">
            <text:p>0.241214662</text:p>
          </table:table-cell>
          <table:table-cell office:value-type="float" office:value="0.24213913" calcext:value-type="float">
            <text:p>0.24213913</text:p>
          </table:table-cell>
          <table:table-cell office:value-type="float" office:value="0.008473599" calcext:value-type="float">
            <text:p>0.008473599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0932136" calcext:value-type="float">
            <text:p>0.240932136</text:p>
          </table:table-cell>
          <table:table-cell office:value-type="float" office:value="0.252767831" calcext:value-type="float">
            <text:p>0.252767831</text:p>
          </table:table-cell>
          <table:table-cell office:value-type="float" office:value="0.232635764" calcext:value-type="float">
            <text:p>0.232635764</text:p>
          </table:table-cell>
          <table:table-cell office:value-type="float" office:value="0.24211191" calcext:value-type="float">
            <text:p>0.24211191</text:p>
          </table:table-cell>
          <table:table-cell office:value-type="float" office:value="0.240932136" calcext:value-type="float">
            <text:p>0.240932136</text:p>
          </table:table-cell>
          <table:table-cell office:value-type="float" office:value="0.24211191" calcext:value-type="float">
            <text:p>0.24211191</text:p>
          </table:table-cell>
          <table:table-cell office:value-type="float" office:value="0.008261111" calcext:value-type="float">
            <text:p>0.00826111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41110354" calcext:value-type="float">
            <text:p>0.241110354</text:p>
          </table:table-cell>
          <table:table-cell office:value-type="float" office:value="0.252614647" calcext:value-type="float">
            <text:p>0.252614647</text:p>
          </table:table-cell>
          <table:table-cell office:value-type="float" office:value="0.232752589" calcext:value-type="float">
            <text:p>0.232752589</text:p>
          </table:table-cell>
          <table:table-cell office:value-type="float" office:value="0.242159197" calcext:value-type="float">
            <text:p>0.242159197</text:p>
          </table:table-cell>
          <table:table-cell office:value-type="float" office:value="0.241110354" calcext:value-type="float">
            <text:p>0.241110354</text:p>
          </table:table-cell>
          <table:table-cell office:value-type="float" office:value="0.242159197" calcext:value-type="float">
            <text:p>0.242159197</text:p>
          </table:table-cell>
          <table:table-cell office:value-type="float" office:value="0.008142497" calcext:value-type="float">
            <text:p>0.008142497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40950613" calcext:value-type="float">
            <text:p>0.240950613</text:p>
          </table:table-cell>
          <table:table-cell office:value-type="float" office:value="0.252943665" calcext:value-type="float">
            <text:p>0.252943665</text:p>
          </table:table-cell>
          <table:table-cell office:value-type="float" office:value="0.232507018" calcext:value-type="float">
            <text:p>0.232507018</text:p>
          </table:table-cell>
          <table:table-cell office:value-type="float" office:value="0.242133765" calcext:value-type="float">
            <text:p>0.242133765</text:p>
          </table:table-cell>
          <table:table-cell office:value-type="float" office:value="0.240950613" calcext:value-type="float">
            <text:p>0.240950613</text:p>
          </table:table-cell>
          <table:table-cell office:value-type="float" office:value="0.242133765" calcext:value-type="float">
            <text:p>0.242133765</text:p>
          </table:table-cell>
          <table:table-cell office:value-type="float" office:value="0.008385067" calcext:value-type="float">
            <text:p>0.00838506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1015582" calcext:value-type="float">
            <text:p>0.241015582</text:p>
          </table:table-cell>
          <table:table-cell office:value-type="float" office:value="0.25347355" calcext:value-type="float">
            <text:p>0.25347355</text:p>
          </table:table-cell>
          <table:table-cell office:value-type="float" office:value="0.231771497" calcext:value-type="float">
            <text:p>0.231771497</text:p>
          </table:table-cell>
          <table:table-cell office:value-type="float" office:value="0.242086876" calcext:value-type="float">
            <text:p>0.242086876</text:p>
          </table:table-cell>
          <table:table-cell office:value-type="float" office:value="0.241015582" calcext:value-type="float">
            <text:p>0.241015582</text:p>
          </table:table-cell>
          <table:table-cell office:value-type="float" office:value="0.242086876" calcext:value-type="float">
            <text:p>0.242086876</text:p>
          </table:table-cell>
          <table:table-cell office:value-type="float" office:value="0.008892152" calcext:value-type="float">
            <text:p>0.00889215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11938" calcext:value-type="float">
            <text:p>0.2411938</text:p>
          </table:table-cell>
          <table:table-cell office:value-type="float" office:value="0.254135162" calcext:value-type="float">
            <text:p>0.254135162</text:p>
          </table:table-cell>
          <table:table-cell office:value-type="float" office:value="0.231317905" calcext:value-type="float">
            <text:p>0.231317905</text:p>
          </table:table-cell>
          <table:table-cell office:value-type="float" office:value="0.242215623" calcext:value-type="float">
            <text:p>0.242215623</text:p>
          </table:table-cell>
          <table:table-cell office:value-type="float" office:value="0.2411938" calcext:value-type="float">
            <text:p>0.2411938</text:p>
          </table:table-cell>
          <table:table-cell office:value-type="float" office:value="0.242215623" calcext:value-type="float">
            <text:p>0.242215623</text:p>
          </table:table-cell>
          <table:table-cell office:value-type="float" office:value="0.009343086" calcext:value-type="float">
            <text:p>0.00934308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236715" calcext:value-type="float">
            <text:p>0.241236715</text:p>
          </table:table-cell>
          <table:table-cell office:value-type="float" office:value="0.254575044" calcext:value-type="float">
            <text:p>0.254575044</text:p>
          </table:table-cell>
          <table:table-cell office:value-type="float" office:value="0.23073974" calcext:value-type="float">
            <text:p>0.23073974</text:p>
          </table:table-cell>
          <table:table-cell office:value-type="float" office:value="0.242183833" calcext:value-type="float">
            <text:p>0.242183833</text:p>
          </table:table-cell>
          <table:table-cell office:value-type="float" office:value="0.241236715" calcext:value-type="float">
            <text:p>0.241236715</text:p>
          </table:table-cell>
          <table:table-cell office:value-type="float" office:value="0.242183833" calcext:value-type="float">
            <text:p>0.242183833</text:p>
          </table:table-cell>
          <table:table-cell office:value-type="float" office:value="0.009753741" calcext:value-type="float">
            <text:p>0.00975374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385131" calcext:value-type="float">
            <text:p>0.241385131</text:p>
          </table:table-cell>
          <table:table-cell office:value-type="float" office:value="0.254993469" calcext:value-type="float">
            <text:p>0.254993469</text:p>
          </table:table-cell>
          <table:table-cell office:value-type="float" office:value="0.230273036" calcext:value-type="float">
            <text:p>0.230273036</text:p>
          </table:table-cell>
          <table:table-cell office:value-type="float" office:value="0.242217212" calcext:value-type="float">
            <text:p>0.242217212</text:p>
          </table:table-cell>
          <table:table-cell office:value-type="float" office:value="0.241385131" calcext:value-type="float">
            <text:p>0.241385131</text:p>
          </table:table-cell>
          <table:table-cell office:value-type="float" office:value="0.242217212" calcext:value-type="float">
            <text:p>0.242217212</text:p>
          </table:table-cell>
          <table:table-cell office:value-type="float" office:value="0.010109211" calcext:value-type="float">
            <text:p>0.01010921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907864" calcext:value-type="float">
            <text:p>0.241907864</text:p>
          </table:table-cell>
          <table:table-cell office:value-type="float" office:value="0.255361826" calcext:value-type="float">
            <text:p>0.255361826</text:p>
          </table:table-cell>
          <table:table-cell office:value-type="float" office:value="0.229390887" calcext:value-type="float">
            <text:p>0.229390887</text:p>
          </table:table-cell>
          <table:table-cell office:value-type="float" office:value="0.242220192" calcext:value-type="float">
            <text:p>0.242220192</text:p>
          </table:table-cell>
          <table:table-cell office:value-type="float" office:value="0.241907864" calcext:value-type="float">
            <text:p>0.241907864</text:p>
          </table:table-cell>
          <table:table-cell office:value-type="float" office:value="0.242220192" calcext:value-type="float">
            <text:p>0.242220192</text:p>
          </table:table-cell>
          <table:table-cell office:value-type="float" office:value="0.010604891" calcext:value-type="float">
            <text:p>0.01060489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343574" calcext:value-type="float">
            <text:p>0.242343574</text:p>
          </table:table-cell>
          <table:table-cell office:value-type="float" office:value="0.254415304" calcext:value-type="float">
            <text:p>0.254415304</text:p>
          </table:table-cell>
          <table:table-cell office:value-type="float" office:value="0.228830603" calcext:value-type="float">
            <text:p>0.228830603</text:p>
          </table:table-cell>
          <table:table-cell office:value-type="float" office:value="0.24186316" calcext:value-type="float">
            <text:p>0.24186316</text:p>
          </table:table-cell>
          <table:table-cell office:value-type="float" office:value="0.242343574" calcext:value-type="float">
            <text:p>0.242343574</text:p>
          </table:table-cell>
          <table:table-cell office:value-type="float" office:value="0.24186316" calcext:value-type="float">
            <text:p>0.24186316</text:p>
          </table:table-cell>
          <table:table-cell office:value-type="float" office:value="0.010450433" calcext:value-type="float">
            <text:p>0.0104504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2642193" calcext:value-type="float">
            <text:p>0.242642193</text:p>
          </table:table-cell>
          <table:table-cell office:value-type="float" office:value="0.254573852" calcext:value-type="float">
            <text:p>0.254573852</text:p>
          </table:table-cell>
          <table:table-cell office:value-type="float" office:value="0.22805157" calcext:value-type="float">
            <text:p>0.22805157</text:p>
          </table:table-cell>
          <table:table-cell office:value-type="float" office:value="0.241755872" calcext:value-type="float">
            <text:p>0.241755872</text:p>
          </table:table-cell>
          <table:table-cell office:value-type="float" office:value="0.242642193" calcext:value-type="float">
            <text:p>0.242642193</text:p>
          </table:table-cell>
          <table:table-cell office:value-type="float" office:value="0.241755872" calcext:value-type="float">
            <text:p>0.241755872</text:p>
          </table:table-cell>
          <table:table-cell office:value-type="float" office:value="0.010845799" calcext:value-type="float">
            <text:p>0.010845799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16731" calcext:value-type="float">
            <text:p>0.24316731</text:p>
          </table:table-cell>
          <table:table-cell office:value-type="float" office:value="0.253505737" calcext:value-type="float">
            <text:p>0.253505737</text:p>
          </table:table-cell>
          <table:table-cell office:value-type="float" office:value="0.228036669" calcext:value-type="float">
            <text:p>0.228036669</text:p>
          </table:table-cell>
          <table:table-cell office:value-type="float" office:value="0.241569905" calcext:value-type="float">
            <text:p>0.241569905</text:p>
          </table:table-cell>
          <table:table-cell office:value-type="float" office:value="0.24316731" calcext:value-type="float">
            <text:p>0.24316731</text:p>
          </table:table-cell>
          <table:table-cell office:value-type="float" office:value="0.241569905" calcext:value-type="float">
            <text:p>0.241569905</text:p>
          </table:table-cell>
          <table:table-cell office:value-type="float" office:value="0.010458876" calcext:value-type="float">
            <text:p>0.010458876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254929" calcext:value-type="float">
            <text:p>0.243254929</text:p>
          </table:table-cell>
          <table:table-cell office:value-type="float" office:value="0.253434807" calcext:value-type="float">
            <text:p>0.253434807</text:p>
          </table:table-cell>
          <table:table-cell office:value-type="float" office:value="0.227957395" calcext:value-type="float">
            <text:p>0.227957395</text:p>
          </table:table-cell>
          <table:table-cell office:value-type="float" office:value="0.241549044" calcext:value-type="float">
            <text:p>0.241549044</text:p>
          </table:table-cell>
          <table:table-cell office:value-type="float" office:value="0.243254929" calcext:value-type="float">
            <text:p>0.243254929</text:p>
          </table:table-cell>
          <table:table-cell office:value-type="float" office:value="0.241549044" calcext:value-type="float">
            <text:p>0.241549044</text:p>
          </table:table-cell>
          <table:table-cell office:value-type="float" office:value="0.010470822" calcext:value-type="float">
            <text:p>0.01047082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3401556" calcext:value-type="float">
            <text:p>0.243401556</text:p>
          </table:table-cell>
          <table:table-cell office:value-type="float" office:value="0.252222449" calcext:value-type="float">
            <text:p>0.252222449</text:p>
          </table:table-cell>
          <table:table-cell office:value-type="float" office:value="0.227812556" calcext:value-type="float">
            <text:p>0.227812556</text:p>
          </table:table-cell>
          <table:table-cell office:value-type="float" office:value="0.24114552" calcext:value-type="float">
            <text:p>0.24114552</text:p>
          </table:table-cell>
          <table:table-cell office:value-type="float" office:value="0.243401556" calcext:value-type="float">
            <text:p>0.243401556</text:p>
          </table:table-cell>
          <table:table-cell office:value-type="float" office:value="0.24114552" calcext:value-type="float">
            <text:p>0.24114552</text:p>
          </table:table-cell>
          <table:table-cell office:value-type="float" office:value="0.010092175" calcext:value-type="float">
            <text:p>0.01009217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735342" calcext:value-type="float">
            <text:p>0.243735342</text:p>
          </table:table-cell>
          <table:table-cell office:value-type="float" office:value="0.25223437" calcext:value-type="float">
            <text:p>0.25223437</text:p>
          </table:table-cell>
          <table:table-cell office:value-type="float" office:value="0.228097466" calcext:value-type="float">
            <text:p>0.228097466</text:p>
          </table:table-cell>
          <table:table-cell office:value-type="float" office:value="0.241355726" calcext:value-type="float">
            <text:p>0.241355726</text:p>
          </table:table-cell>
          <table:table-cell office:value-type="float" office:value="0.243735342" calcext:value-type="float">
            <text:p>0.243735342</text:p>
          </table:table-cell>
          <table:table-cell office:value-type="float" office:value="0.241355726" calcext:value-type="float">
            <text:p>0.241355726</text:p>
          </table:table-cell>
          <table:table-cell office:value-type="float" office:value="0.009996481" calcext:value-type="float">
            <text:p>0.00999648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409305" calcext:value-type="float">
            <text:p>0.243409305</text:p>
          </table:table-cell>
          <table:table-cell office:value-type="float" office:value="0.252204567" calcext:value-type="float">
            <text:p>0.252204567</text:p>
          </table:table-cell>
          <table:table-cell office:value-type="float" office:value="0.228698877" calcext:value-type="float">
            <text:p>0.228698877</text:p>
          </table:table-cell>
          <table:table-cell office:value-type="float" office:value="0.241437583" calcext:value-type="float">
            <text:p>0.241437583</text:p>
          </table:table-cell>
          <table:table-cell office:value-type="float" office:value="0.243409305" calcext:value-type="float">
            <text:p>0.243409305</text:p>
          </table:table-cell>
          <table:table-cell office:value-type="float" office:value="0.241437583" calcext:value-type="float">
            <text:p>0.241437583</text:p>
          </table:table-cell>
          <table:table-cell office:value-type="float" office:value="0.009696911" calcext:value-type="float">
            <text:p>0.00969691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048101" calcext:value-type="float">
            <text:p>0.243048101</text:p>
          </table:table-cell>
          <table:table-cell office:value-type="float" office:value="0.252673656" calcext:value-type="float">
            <text:p>0.252673656</text:p>
          </table:table-cell>
          <table:table-cell office:value-type="float" office:value="0.229247836" calcext:value-type="float">
            <text:p>0.229247836</text:p>
          </table:table-cell>
          <table:table-cell office:value-type="float" office:value="0.241656531" calcext:value-type="float">
            <text:p>0.241656531</text:p>
          </table:table-cell>
          <table:table-cell office:value-type="float" office:value="0.243048101" calcext:value-type="float">
            <text:p>0.243048101</text:p>
          </table:table-cell>
          <table:table-cell office:value-type="float" office:value="0.241656531" calcext:value-type="float">
            <text:p>0.241656531</text:p>
          </table:table-cell>
          <table:table-cell office:value-type="float" office:value="0.009614039" calcext:value-type="float">
            <text:p>0.00961403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083268" calcext:value-type="float">
            <text:p>0.243083268</text:p>
          </table:table-cell>
          <table:table-cell office:value-type="float" office:value="0.253203541" calcext:value-type="float">
            <text:p>0.253203541</text:p>
          </table:table-cell>
          <table:table-cell office:value-type="float" office:value="0.229389099" calcext:value-type="float">
            <text:p>0.229389099</text:p>
          </table:table-cell>
          <table:table-cell office:value-type="float" office:value="0.241891969" calcext:value-type="float">
            <text:p>0.241891969</text:p>
          </table:table-cell>
          <table:table-cell office:value-type="float" office:value="0.243083268" calcext:value-type="float">
            <text:p>0.243083268</text:p>
          </table:table-cell>
          <table:table-cell office:value-type="float" office:value="0.241891969" calcext:value-type="float">
            <text:p>0.241891969</text:p>
          </table:table-cell>
          <table:table-cell office:value-type="float" office:value="0.009758631" calcext:value-type="float">
            <text:p>0.00975863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424636" calcext:value-type="float">
            <text:p>0.242424636</text:p>
          </table:table-cell>
          <table:table-cell office:value-type="float" office:value="0.253511697" calcext:value-type="float">
            <text:p>0.253511697</text:p>
          </table:table-cell>
          <table:table-cell office:value-type="float" office:value="0.230240253" calcext:value-type="float">
            <text:p>0.230240253</text:p>
          </table:table-cell>
          <table:table-cell office:value-type="float" office:value="0.242058862" calcext:value-type="float">
            <text:p>0.242058862</text:p>
          </table:table-cell>
          <table:table-cell office:value-type="float" office:value="0.242424636" calcext:value-type="float">
            <text:p>0.242424636</text:p>
          </table:table-cell>
          <table:table-cell office:value-type="float" office:value="0.242058862" calcext:value-type="float">
            <text:p>0.242058862</text:p>
          </table:table-cell>
          <table:table-cell office:value-type="float" office:value="0.009504047" calcext:value-type="float">
            <text:p>0.00950404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072373" calcext:value-type="float">
            <text:p>0.242072373</text:p>
          </table:table-cell>
          <table:table-cell office:value-type="float" office:value="0.253488452" calcext:value-type="float">
            <text:p>0.253488452</text:p>
          </table:table-cell>
          <table:table-cell office:value-type="float" office:value="0.230574039" calcext:value-type="float">
            <text:p>0.230574039</text:p>
          </table:table-cell>
          <table:table-cell office:value-type="float" office:value="0.242044955" calcext:value-type="float">
            <text:p>0.242044955</text:p>
          </table:table-cell>
          <table:table-cell office:value-type="float" office:value="0.242072373" calcext:value-type="float">
            <text:p>0.242072373</text:p>
          </table:table-cell>
          <table:table-cell office:value-type="float" office:value="0.242044955" calcext:value-type="float">
            <text:p>0.242044955</text:p>
          </table:table-cell>
          <table:table-cell office:value-type="float" office:value="0.00935479" calcext:value-type="float">
            <text:p>0.0093547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1716533" calcext:value-type="float">
            <text:p>0.241716533</text:p>
          </table:table-cell>
          <table:table-cell office:value-type="float" office:value="0.253839523" calcext:value-type="float">
            <text:p>0.253839523</text:p>
          </table:table-cell>
          <table:table-cell office:value-type="float" office:value="0.231211213" calcext:value-type="float">
            <text:p>0.231211213</text:p>
          </table:table-cell>
          <table:table-cell office:value-type="float" office:value="0.242255756" calcext:value-type="float">
            <text:p>0.242255756</text:p>
          </table:table-cell>
          <table:table-cell office:value-type="float" office:value="0.241716533" calcext:value-type="float">
            <text:p>0.241716533</text:p>
          </table:table-cell>
          <table:table-cell office:value-type="float" office:value="0.242255756" calcext:value-type="float">
            <text:p>0.242255756</text:p>
          </table:table-cell>
          <table:table-cell office:value-type="float" office:value="0.009245834" calcext:value-type="float">
            <text:p>0.00924583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062074" calcext:value-type="float">
            <text:p>0.241062074</text:p>
          </table:table-cell>
          <table:table-cell office:value-type="float" office:value="0.253432423" calcext:value-type="float">
            <text:p>0.253432423</text:p>
          </table:table-cell>
          <table:table-cell office:value-type="float" office:value="0.232517151" calcext:value-type="float">
            <text:p>0.232517151</text:p>
          </table:table-cell>
          <table:table-cell office:value-type="float" office:value="0.242337216" calcext:value-type="float">
            <text:p>0.242337216</text:p>
          </table:table-cell>
          <table:table-cell office:value-type="float" office:value="0.241062074" calcext:value-type="float">
            <text:p>0.241062074</text:p>
          </table:table-cell>
          <table:table-cell office:value-type="float" office:value="0.242337216" calcext:value-type="float">
            <text:p>0.242337216</text:p>
          </table:table-cell>
          <table:table-cell office:value-type="float" office:value="0.008586099" calcext:value-type="float">
            <text:p>0.00858609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106777" calcext:value-type="float">
            <text:p>0.241106777</text:p>
          </table:table-cell>
          <table:table-cell office:value-type="float" office:value="0.252161652" calcext:value-type="float">
            <text:p>0.252161652</text:p>
          </table:table-cell>
          <table:table-cell office:value-type="float" office:value="0.232445029" calcext:value-type="float">
            <text:p>0.232445029</text:p>
          </table:table-cell>
          <table:table-cell office:value-type="float" office:value="0.241904486" calcext:value-type="float">
            <text:p>0.241904486</text:p>
          </table:table-cell>
          <table:table-cell office:value-type="float" office:value="0.241106777" calcext:value-type="float">
            <text:p>0.241106777</text:p>
          </table:table-cell>
          <table:table-cell office:value-type="float" office:value="0.241904486" calcext:value-type="float">
            <text:p>0.241904486</text:p>
          </table:table-cell>
          <table:table-cell office:value-type="float" office:value="0.008069017" calcext:value-type="float">
            <text:p>0.008069017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019755" calcext:value-type="float">
            <text:p>0.241019755</text:p>
          </table:table-cell>
          <table:table-cell office:value-type="float" office:value="0.25269273" calcext:value-type="float">
            <text:p>0.25269273</text:p>
          </table:table-cell>
          <table:table-cell office:value-type="float" office:value="0.232615499" calcext:value-type="float">
            <text:p>0.232615499</text:p>
          </table:table-cell>
          <table:table-cell office:value-type="float" office:value="0.242109328" calcext:value-type="float">
            <text:p>0.242109328</text:p>
          </table:table-cell>
          <table:table-cell office:value-type="float" office:value="0.241019755" calcext:value-type="float">
            <text:p>0.241019755</text:p>
          </table:table-cell>
          <table:table-cell office:value-type="float" office:value="0.242109328" calcext:value-type="float">
            <text:p>0.242109328</text:p>
          </table:table-cell>
          <table:table-cell office:value-type="float" office:value="0.008232625" calcext:value-type="float">
            <text:p>0.00823262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0992336" calcext:value-type="float">
            <text:p>0.240992336</text:p>
          </table:table-cell>
          <table:table-cell office:value-type="float" office:value="0.253129036" calcext:value-type="float">
            <text:p>0.253129036</text:p>
          </table:table-cell>
          <table:table-cell office:value-type="float" office:value="0.231878785" calcext:value-type="float">
            <text:p>0.231878785</text:p>
          </table:table-cell>
          <table:table-cell office:value-type="float" office:value="0.242000052" calcext:value-type="float">
            <text:p>0.242000052</text:p>
          </table:table-cell>
          <table:table-cell office:value-type="float" office:value="0.240992336" calcext:value-type="float">
            <text:p>0.240992336</text:p>
          </table:table-cell>
          <table:table-cell office:value-type="float" office:value="0.242000052" calcext:value-type="float">
            <text:p>0.242000052</text:p>
          </table:table-cell>
          <table:table-cell office:value-type="float" office:value="0.008704593" calcext:value-type="float">
            <text:p>0.008704593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0890412" calcext:value-type="float">
            <text:p>0.240890412</text:p>
          </table:table-cell>
          <table:table-cell office:value-type="float" office:value="0.252782733" calcext:value-type="float">
            <text:p>0.252782733</text:p>
          </table:table-cell>
          <table:table-cell office:value-type="float" office:value="0.232021836" calcext:value-type="float">
            <text:p>0.232021836</text:p>
          </table:table-cell>
          <table:table-cell office:value-type="float" office:value="0.241898327" calcext:value-type="float">
            <text:p>0.241898327</text:p>
          </table:table-cell>
          <table:table-cell office:value-type="float" office:value="0.240890412" calcext:value-type="float">
            <text:p>0.240890412</text:p>
          </table:table-cell>
          <table:table-cell office:value-type="float" office:value="0.241898327" calcext:value-type="float">
            <text:p>0.241898327</text:p>
          </table:table-cell>
          <table:table-cell office:value-type="float" office:value="0.008505513" calcext:value-type="float">
            <text:p>0.00850551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171746" calcext:value-type="float">
            <text:p>0.241171746</text:p>
          </table:table-cell>
          <table:table-cell office:value-type="float" office:value="0.25336507" calcext:value-type="float">
            <text:p>0.25336507</text:p>
          </table:table-cell>
          <table:table-cell office:value-type="float" office:value="0.231133727" calcext:value-type="float">
            <text:p>0.231133727</text:p>
          </table:table-cell>
          <table:table-cell office:value-type="float" office:value="0.241890181" calcext:value-type="float">
            <text:p>0.241890181</text:p>
          </table:table-cell>
          <table:table-cell office:value-type="float" office:value="0.241171746" calcext:value-type="float">
            <text:p>0.241171746</text:p>
          </table:table-cell>
          <table:table-cell office:value-type="float" office:value="0.241890181" calcext:value-type="float">
            <text:p>0.241890181</text:p>
          </table:table-cell>
          <table:table-cell office:value-type="float" office:value="0.009090114" calcext:value-type="float">
            <text:p>0.00909011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1206317" calcext:value-type="float">
            <text:p>0.241206317</text:p>
          </table:table-cell>
          <table:table-cell office:value-type="float" office:value="0.253868133" calcext:value-type="float">
            <text:p>0.253868133</text:p>
          </table:table-cell>
          <table:table-cell office:value-type="float" office:value="0.230450658" calcext:value-type="float">
            <text:p>0.230450658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241206317" calcext:value-type="float">
            <text:p>0.241206317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009570696" calcext:value-type="float">
            <text:p>0.00957069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1572886" calcext:value-type="float">
            <text:p>0.241572886</text:p>
          </table:table-cell>
          <table:table-cell office:value-type="float" office:value="0.25453809" calcext:value-type="float">
            <text:p>0.25453809</text:p>
          </table:table-cell>
          <table:table-cell office:value-type="float" office:value="0.229954151" calcext:value-type="float">
            <text:p>0.229954151</text:p>
          </table:table-cell>
          <table:table-cell office:value-type="float" office:value="0.242021709" calcext:value-type="float">
            <text:p>0.242021709</text:p>
          </table:table-cell>
          <table:table-cell office:value-type="float" office:value="0.241572886" calcext:value-type="float">
            <text:p>0.241572886</text:p>
          </table:table-cell>
          <table:table-cell office:value-type="float" office:value="0.242021709" calcext:value-type="float">
            <text:p>0.242021709</text:p>
          </table:table-cell>
          <table:table-cell office:value-type="float" office:value="0.010041367" calcext:value-type="float">
            <text:p>0.010041367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04257" calcext:value-type="float">
            <text:p>0.24204257</text:p>
          </table:table-cell>
          <table:table-cell office:value-type="float" office:value="0.254042775" calcext:value-type="float">
            <text:p>0.254042775</text:p>
          </table:table-cell>
          <table:table-cell office:value-type="float" office:value="0.229443935" calcext:value-type="float">
            <text:p>0.229443935</text:p>
          </table:table-cell>
          <table:table-cell office:value-type="float" office:value="0.241843093" calcext:value-type="float">
            <text:p>0.241843093</text:p>
          </table:table-cell>
          <table:table-cell office:value-type="float" office:value="0.24204257" calcext:value-type="float">
            <text:p>0.24204257</text:p>
          </table:table-cell>
          <table:table-cell office:value-type="float" office:value="0.241843093" calcext:value-type="float">
            <text:p>0.241843093</text:p>
          </table:table-cell>
          <table:table-cell office:value-type="float" office:value="0.010043425" calcext:value-type="float">
            <text:p>0.01004342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218404" calcext:value-type="float">
            <text:p>0.242218404</text:p>
          </table:table-cell>
          <table:table-cell office:value-type="float" office:value="0.254246027" calcext:value-type="float">
            <text:p>0.254246027</text:p>
          </table:table-cell>
          <table:table-cell office:value-type="float" office:value="0.229190019" calcext:value-type="float">
            <text:p>0.229190019</text:p>
          </table:table-cell>
          <table:table-cell office:value-type="float" office:value="0.241884817" calcext:value-type="float">
            <text:p>0.241884817</text:p>
          </table:table-cell>
          <table:table-cell office:value-type="float" office:value="0.242218404" calcext:value-type="float">
            <text:p>0.242218404</text:p>
          </table:table-cell>
          <table:table-cell office:value-type="float" office:value="0.241884817" calcext:value-type="float">
            <text:p>0.241884817</text:p>
          </table:table-cell>
          <table:table-cell office:value-type="float" office:value="0.010231792" calcext:value-type="float">
            <text:p>0.01023179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177443" calcext:value-type="float">
            <text:p>0.243177443</text:p>
          </table:table-cell>
          <table:table-cell office:value-type="float" office:value="0.252413184" calcext:value-type="float">
            <text:p>0.252413184</text:p>
          </table:table-cell>
          <table:table-cell office:value-type="float" office:value="0.227996138" calcext:value-type="float">
            <text:p>0.227996138</text:p>
          </table:table-cell>
          <table:table-cell office:value-type="float" office:value="0.241195588" calcext:value-type="float">
            <text:p>0.241195588</text:p>
          </table:table-cell>
          <table:table-cell office:value-type="float" office:value="0.243177443" calcext:value-type="float">
            <text:p>0.243177443</text:p>
          </table:table-cell>
          <table:table-cell office:value-type="float" office:value="0.241195588" calcext:value-type="float">
            <text:p>0.241195588</text:p>
          </table:table-cell>
          <table:table-cell office:value-type="float" office:value="0.010066242" calcext:value-type="float">
            <text:p>0.01006624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3350296" calcext:value-type="float">
            <text:p>0.243350296</text:p>
          </table:table-cell>
          <table:table-cell office:value-type="float" office:value="0.251617462" calcext:value-type="float">
            <text:p>0.251617462</text:p>
          </table:table-cell>
          <table:table-cell office:value-type="float" office:value="0.228210715" calcext:value-type="float">
            <text:p>0.228210715</text:p>
          </table:table-cell>
          <table:table-cell office:value-type="float" office:value="0.241059491" calcext:value-type="float">
            <text:p>0.241059491</text:p>
          </table:table-cell>
          <table:table-cell office:value-type="float" office:value="0.243350296" calcext:value-type="float">
            <text:p>0.243350296</text:p>
          </table:table-cell>
          <table:table-cell office:value-type="float" office:value="0.241059491" calcext:value-type="float">
            <text:p>0.241059491</text:p>
          </table:table-cell>
          <table:table-cell office:value-type="float" office:value="0.009692086" calcext:value-type="float">
            <text:p>0.00969208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3435531" calcext:value-type="float">
            <text:p>0.243435531</text:p>
          </table:table-cell>
          <table:table-cell office:value-type="float" office:value="0.252065093" calcext:value-type="float">
            <text:p>0.252065093</text:p>
          </table:table-cell>
          <table:table-cell office:value-type="float" office:value="0.228156475" calcext:value-type="float">
            <text:p>0.228156475</text:p>
          </table:table-cell>
          <table:table-cell office:value-type="float" office:value="0.241219033" calcext:value-type="float">
            <text:p>0.241219033</text:p>
          </table:table-cell>
          <table:table-cell office:value-type="float" office:value="0.243435531" calcext:value-type="float">
            <text:p>0.243435531</text:p>
          </table:table-cell>
          <table:table-cell office:value-type="float" office:value="0.241219033" calcext:value-type="float">
            <text:p>0.241219033</text:p>
          </table:table-cell>
          <table:table-cell office:value-type="float" office:value="0.009885685" calcext:value-type="float">
            <text:p>0.00988568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67736" calcext:value-type="float">
            <text:p>0.24267736</text:p>
          </table:table-cell>
          <table:table-cell office:value-type="float" office:value="0.252897174" calcext:value-type="float">
            <text:p>0.252897174</text:p>
          </table:table-cell>
          <table:table-cell office:value-type="float" office:value="0.229278234" calcext:value-type="float">
            <text:p>0.229278234</text:p>
          </table:table-cell>
          <table:table-cell office:value-type="float" office:value="0.241617589" calcext:value-type="float">
            <text:p>0.241617589</text:p>
          </table:table-cell>
          <table:table-cell office:value-type="float" office:value="0.24267736" calcext:value-type="float">
            <text:p>0.24267736</text:p>
          </table:table-cell>
          <table:table-cell office:value-type="float" office:value="0.241617589" calcext:value-type="float">
            <text:p>0.241617589</text:p>
          </table:table-cell>
          <table:table-cell office:value-type="float" office:value="0.009671467" calcext:value-type="float">
            <text:p>0.00967146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223172" calcext:value-type="float">
            <text:p>0.242223172</text:p>
          </table:table-cell>
          <table:table-cell office:value-type="float" office:value="0.253465206" calcext:value-type="float">
            <text:p>0.253465206</text:p>
          </table:table-cell>
          <table:table-cell office:value-type="float" office:value="0.229370621" calcext:value-type="float">
            <text:p>0.229370621</text:p>
          </table:table-cell>
          <table:table-cell office:value-type="float" office:value="0.241686333" calcext:value-type="float">
            <text:p>0.241686333</text:p>
          </table:table-cell>
          <table:table-cell office:value-type="float" office:value="0.242223172" calcext:value-type="float">
            <text:p>0.242223172</text:p>
          </table:table-cell>
          <table:table-cell office:value-type="float" office:value="0.241686333" calcext:value-type="float">
            <text:p>0.241686333</text:p>
          </table:table-cell>
          <table:table-cell office:value-type="float" office:value="0.009843895" calcext:value-type="float">
            <text:p>0.00984389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727262" calcext:value-type="float">
            <text:p>0.241727262</text:p>
          </table:table-cell>
          <table:table-cell office:value-type="float" office:value="0.253780514" calcext:value-type="float">
            <text:p>0.253780514</text:p>
          </table:table-cell>
          <table:table-cell office:value-type="float" office:value="0.231407908" calcext:value-type="float">
            <text:p>0.231407908</text:p>
          </table:table-cell>
          <table:table-cell office:value-type="float" office:value="0.242305228" calcext:value-type="float">
            <text:p>0.242305228</text:p>
          </table:table-cell>
          <table:table-cell office:value-type="float" office:value="0.241727262" calcext:value-type="float">
            <text:p>0.241727262</text:p>
          </table:table-cell>
          <table:table-cell office:value-type="float" office:value="0.242305228" calcext:value-type="float">
            <text:p>0.242305228</text:p>
          </table:table-cell>
          <table:table-cell office:value-type="float" office:value="0.009142717" calcext:value-type="float">
            <text:p>0.00914271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172938" calcext:value-type="float">
            <text:p>0.241172938</text:p>
          </table:table-cell>
          <table:table-cell office:value-type="float" office:value="0.253421694" calcext:value-type="float">
            <text:p>0.253421694</text:p>
          </table:table-cell>
          <table:table-cell office:value-type="float" office:value="0.232046274" calcext:value-type="float">
            <text:p>0.232046274</text:p>
          </table:table-cell>
          <table:table-cell office:value-type="float" office:value="0.242213636" calcext:value-type="float">
            <text:p>0.242213636</text:p>
          </table:table-cell>
          <table:table-cell office:value-type="float" office:value="0.241172938" calcext:value-type="float">
            <text:p>0.241172938</text:p>
          </table:table-cell>
          <table:table-cell office:value-type="float" office:value="0.242213636" calcext:value-type="float">
            <text:p>0.242213636</text:p>
          </table:table-cell>
          <table:table-cell office:value-type="float" office:value="0.008757452" calcext:value-type="float">
            <text:p>0.008757452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718155" calcext:value-type="float">
            <text:p>0.240718155</text:p>
          </table:table-cell>
          <table:table-cell office:value-type="float" office:value="0.25274697" calcext:value-type="float">
            <text:p>0.25274697</text:p>
          </table:table-cell>
          <table:table-cell office:value-type="float" office:value="0.232446221" calcext:value-type="float">
            <text:p>0.232446221</text:p>
          </table:table-cell>
          <table:table-cell office:value-type="float" office:value="0.241970449" calcext:value-type="float">
            <text:p>0.241970449</text:p>
          </table:table-cell>
          <table:table-cell office:value-type="float" office:value="0.240718155" calcext:value-type="float">
            <text:p>0.240718155</text:p>
          </table:table-cell>
          <table:table-cell office:value-type="float" office:value="0.241970449" calcext:value-type="float">
            <text:p>0.241970449</text:p>
          </table:table-cell>
          <table:table-cell office:value-type="float" office:value="0.008334918" calcext:value-type="float">
            <text:p>0.008334918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941672" calcext:value-type="float">
            <text:p>0.240941672</text:p>
          </table:table-cell>
          <table:table-cell office:value-type="float" office:value="0.254173905" calcext:value-type="float">
            <text:p>0.254173905</text:p>
          </table:table-cell>
          <table:table-cell office:value-type="float" office:value="0.231296448" calcext:value-type="float">
            <text:p>0.231296448</text:p>
          </table:table-cell>
          <table:table-cell office:value-type="float" office:value="0.242137342" calcext:value-type="float">
            <text:p>0.242137342</text:p>
          </table:table-cell>
          <table:table-cell office:value-type="float" office:value="0.240941672" calcext:value-type="float">
            <text:p>0.240941672</text:p>
          </table:table-cell>
          <table:table-cell office:value-type="float" office:value="0.242137342" calcext:value-type="float">
            <text:p>0.242137342</text:p>
          </table:table-cell>
          <table:table-cell office:value-type="float" office:value="0.009377872" calcext:value-type="float">
            <text:p>0.00937787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825609" calcext:value-type="float">
            <text:p>0.241825609</text:p>
          </table:table-cell>
          <table:table-cell office:value-type="float" office:value="0.254092247" calcext:value-type="float">
            <text:p>0.254092247</text:p>
          </table:table-cell>
          <table:table-cell office:value-type="float" office:value="0.229198364" calcext:value-type="float">
            <text:p>0.229198364</text:p>
          </table:table-cell>
          <table:table-cell office:value-type="float" office:value="0.241705407" calcext:value-type="float">
            <text:p>0.241705407</text:p>
          </table:table-cell>
          <table:table-cell office:value-type="float" office:value="0.241825609" calcext:value-type="float">
            <text:p>0.241825609</text:p>
          </table:table-cell>
          <table:table-cell office:value-type="float" office:value="0.241705407" calcext:value-type="float">
            <text:p>0.241705407</text:p>
          </table:table-cell>
          <table:table-cell office:value-type="float" office:value="0.010163241" calcext:value-type="float">
            <text:p>0.01016324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53984362" calcext:value-type="float">
            <text:p>0.253984362</text:p>
          </table:table-cell>
          <table:table-cell office:value-type="float" office:value="0.227994946" calcext:value-type="float">
            <text:p>0.227994946</text:p>
          </table:table-cell>
          <table:table-cell office:value-type="float" office:value="0.241413543" calcext:value-type="float">
            <text:p>0.241413543</text:p>
          </table:table-cell>
          <table:table-cell office:value-type="float" office:value="0.242261319" calcext:value-type="float">
            <text:p>0.242261319</text:p>
          </table:table-cell>
          <table:table-cell office:value-type="float" office:value="0.241413543" calcext:value-type="float">
            <text:p>0.241413543</text:p>
          </table:table-cell>
          <table:table-cell office:value-type="float" office:value="0.010627056" calcext:value-type="float">
            <text:p>0.01062705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595702" calcext:value-type="float">
            <text:p>0.242595702</text:p>
          </table:table-cell>
          <table:table-cell office:value-type="float" office:value="0.253177315" calcext:value-type="float">
            <text:p>0.253177315</text:p>
          </table:table-cell>
          <table:table-cell office:value-type="float" office:value="0.227740434" calcext:value-type="float">
            <text:p>0.227740434</text:p>
          </table:table-cell>
          <table:table-cell office:value-type="float" office:value="0.24117115" calcext:value-type="float">
            <text:p>0.24117115</text:p>
          </table:table-cell>
          <table:table-cell office:value-type="float" office:value="0.242595702" calcext:value-type="float">
            <text:p>0.242595702</text:p>
          </table:table-cell>
          <table:table-cell office:value-type="float" office:value="0.24117115" calcext:value-type="float">
            <text:p>0.24117115</text:p>
          </table:table-cell>
          <table:table-cell office:value-type="float" office:value="0.010433304" calcext:value-type="float">
            <text:p>0.010433304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3017702" calcext:value-type="float">
            <text:p>0.243017702</text:p>
          </table:table-cell>
          <table:table-cell office:value-type="float" office:value="0.252620608" calcext:value-type="float">
            <text:p>0.252620608</text:p>
          </table:table-cell>
          <table:table-cell office:value-type="float" office:value="0.227448967" calcext:value-type="float">
            <text:p>0.227448967</text:p>
          </table:table-cell>
          <table:table-cell office:value-type="float" office:value="0.241029093" calcext:value-type="float">
            <text:p>0.241029093</text:p>
          </table:table-cell>
          <table:table-cell office:value-type="float" office:value="0.243017702" calcext:value-type="float">
            <text:p>0.243017702</text:p>
          </table:table-cell>
          <table:table-cell office:value-type="float" office:value="0.241029093" calcext:value-type="float">
            <text:p>0.241029093</text:p>
          </table:table-cell>
          <table:table-cell office:value-type="float" office:value="0.010372039" calcext:value-type="float">
            <text:p>0.01037203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903692" calcext:value-type="float">
            <text:p>0.241903692</text:p>
          </table:table-cell>
          <table:table-cell office:value-type="float" office:value="0.253564746" calcext:value-type="float">
            <text:p>0.253564746</text:p>
          </table:table-cell>
          <table:table-cell office:value-type="float" office:value="0.231039552" calcext:value-type="float">
            <text:p>0.231039552</text:p>
          </table:table-cell>
          <table:table-cell office:value-type="float" office:value="0.24216933" calcext:value-type="float">
            <text:p>0.24216933</text:p>
          </table:table-cell>
          <table:table-cell office:value-type="float" office:value="0.241903692" calcext:value-type="float">
            <text:p>0.241903692</text:p>
          </table:table-cell>
          <table:table-cell office:value-type="float" office:value="0.24216933" calcext:value-type="float">
            <text:p>0.24216933</text:p>
          </table:table-cell>
          <table:table-cell office:value-type="float" office:value="0.00919779" calcext:value-type="float">
            <text:p>0.0091977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259961" calcext:value-type="float">
            <text:p>0.241259961</text:p>
          </table:table-cell>
          <table:table-cell office:value-type="float" office:value="0.253898532" calcext:value-type="float">
            <text:p>0.253898532</text:p>
          </table:table-cell>
          <table:table-cell office:value-type="float" office:value="0.231501488" calcext:value-type="float">
            <text:p>0.231501488</text:p>
          </table:table-cell>
          <table:table-cell office:value-type="float" office:value="0.242219994" calcext:value-type="float">
            <text:p>0.242219994</text:p>
          </table:table-cell>
          <table:table-cell office:value-type="float" office:value="0.241259961" calcext:value-type="float">
            <text:p>0.241259961</text:p>
          </table:table-cell>
          <table:table-cell office:value-type="float" office:value="0.242219994" calcext:value-type="float">
            <text:p>0.242219994</text:p>
          </table:table-cell>
          <table:table-cell office:value-type="float" office:value="0.00916872" calcext:value-type="float">
            <text:p>0.0091687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209297" calcext:value-type="float">
            <text:p>0.241209297</text:p>
          </table:table-cell>
          <table:table-cell office:value-type="float" office:value="0.252953202" calcext:value-type="float">
            <text:p>0.252953202</text:p>
          </table:table-cell>
          <table:table-cell office:value-type="float" office:value="0.231859116" calcext:value-type="float">
            <text:p>0.231859116</text:p>
          </table:table-cell>
          <table:table-cell office:value-type="float" office:value="0.242007205" calcext:value-type="float">
            <text:p>0.242007205</text:p>
          </table:table-cell>
          <table:table-cell office:value-type="float" office:value="0.241209297" calcext:value-type="float">
            <text:p>0.241209297</text:p>
          </table:table-cell>
          <table:table-cell office:value-type="float" office:value="0.242007205" calcext:value-type="float">
            <text:p>0.242007205</text:p>
          </table:table-cell>
          <table:table-cell office:value-type="float" office:value="0.008630087" calcext:value-type="float">
            <text:p>0.00863008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0619211" calcext:value-type="float">
            <text:p>0.240619211</text:p>
          </table:table-cell>
          <table:table-cell office:value-type="float" office:value="0.253157646" calcext:value-type="float">
            <text:p>0.253157646</text:p>
          </table:table-cell>
          <table:table-cell office:value-type="float" office:value="0.232336549" calcext:value-type="float">
            <text:p>0.232336549</text:p>
          </table:table-cell>
          <table:table-cell office:value-type="float" office:value="0.242037802" calcext:value-type="float">
            <text:p>0.242037802</text:p>
          </table:table-cell>
          <table:table-cell office:value-type="float" office:value="0.240619211" calcext:value-type="float">
            <text:p>0.240619211</text:p>
          </table:table-cell>
          <table:table-cell office:value-type="float" office:value="0.242037802" calcext:value-type="float">
            <text:p>0.242037802</text:p>
          </table:table-cell>
          <table:table-cell office:value-type="float" office:value="0.00855916" calcext:value-type="float">
            <text:p>0.00855916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855246" calcext:value-type="float">
            <text:p>0.240855246</text:p>
          </table:table-cell>
          <table:table-cell office:value-type="float" office:value="0.252654583" calcext:value-type="float">
            <text:p>0.252654583</text:p>
          </table:table-cell>
          <table:table-cell office:value-type="float" office:value="0.232726363" calcext:value-type="float">
            <text:p>0.232726363</text:p>
          </table:table-cell>
          <table:table-cell office:value-type="float" office:value="0.242078731" calcext:value-type="float">
            <text:p>0.242078731</text:p>
          </table:table-cell>
          <table:table-cell office:value-type="float" office:value="0.240855246" calcext:value-type="float">
            <text:p>0.240855246</text:p>
          </table:table-cell>
          <table:table-cell office:value-type="float" office:value="0.242078731" calcext:value-type="float">
            <text:p>0.242078731</text:p>
          </table:table-cell>
          <table:table-cell office:value-type="float" office:value="0.008181531" calcext:value-type="float">
            <text:p>0.00818153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707426" calcext:value-type="float">
            <text:p>0.240707426</text:p>
          </table:table-cell>
          <table:table-cell office:value-type="float" office:value="0.252440602" calcext:value-type="float">
            <text:p>0.252440602</text:p>
          </table:table-cell>
          <table:table-cell office:value-type="float" office:value="0.23237708" calcext:value-type="float">
            <text:p>0.23237708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240707426" calcext:value-type="float">
            <text:p>0.240707426</text:p>
          </table:table-cell>
          <table:table-cell office:value-type="float" office:value="0.241841703" calcext:value-type="float">
            <text:p>0.241841703</text:p>
          </table:table-cell>
          <table:table-cell office:value-type="float" office:value="0.008230074" calcext:value-type="float">
            <text:p>0.00823007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47573" calcext:value-type="float">
            <text:p>0.24147573</text:p>
          </table:table-cell>
          <table:table-cell office:value-type="float" office:value="0.25508228" calcext:value-type="float">
            <text:p>0.25508228</text:p>
          </table:table-cell>
          <table:table-cell office:value-type="float" office:value="0.229966668" calcext:value-type="float">
            <text:p>0.229966668</text:p>
          </table:table-cell>
          <table:table-cell office:value-type="float" office:value="0.242174893" calcext:value-type="float">
            <text:p>0.242174893</text:p>
          </table:table-cell>
          <table:table-cell office:value-type="float" office:value="0.24147573" calcext:value-type="float">
            <text:p>0.24147573</text:p>
          </table:table-cell>
          <table:table-cell office:value-type="float" office:value="0.242174893" calcext:value-type="float">
            <text:p>0.242174893</text:p>
          </table:table-cell>
          <table:table-cell office:value-type="float" office:value="0.010265317" calcext:value-type="float">
            <text:p>0.010265317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372184" calcext:value-type="float">
            <text:p>0.242372184</text:p>
          </table:table-cell>
          <table:table-cell office:value-type="float" office:value="0.25479439" calcext:value-type="float">
            <text:p>0.25479439</text:p>
          </table:table-cell>
          <table:table-cell office:value-type="float" office:value="0.22848728" calcext:value-type="float">
            <text:p>0.22848728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242372184" calcext:value-type="float">
            <text:p>0.242372184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010745365" calcext:value-type="float">
            <text:p>0.01074536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2477088" calcext:value-type="float">
            <text:p>0.242477088</text:p>
          </table:table-cell>
          <table:table-cell office:value-type="float" office:value="0.2540088" calcext:value-type="float">
            <text:p>0.2540088</text:p>
          </table:table-cell>
          <table:table-cell office:value-type="float" office:value="0.22817078" calcext:value-type="float">
            <text:p>0.22817078</text:p>
          </table:table-cell>
          <table:table-cell office:value-type="float" office:value="0.241552223" calcext:value-type="float">
            <text:p>0.241552223</text:p>
          </table:table-cell>
          <table:table-cell office:value-type="float" office:value="0.242477088" calcext:value-type="float">
            <text:p>0.242477088</text:p>
          </table:table-cell>
          <table:table-cell office:value-type="float" office:value="0.241552223" calcext:value-type="float">
            <text:p>0.241552223</text:p>
          </table:table-cell>
          <table:table-cell office:value-type="float" office:value="0.010568581" calcext:value-type="float">
            <text:p>0.01056858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62908" calcext:value-type="float">
            <text:p>0.24262908</text:p>
          </table:table-cell>
          <table:table-cell office:value-type="float" office:value="0.25267008" calcext:value-type="float">
            <text:p>0.25267008</text:p>
          </table:table-cell>
          <table:table-cell office:value-type="float" office:value="0.227952031" calcext:value-type="float">
            <text:p>0.227952031</text:p>
          </table:table-cell>
          <table:table-cell office:value-type="float" office:value="0.24108373" calcext:value-type="float">
            <text:p>0.24108373</text:p>
          </table:table-cell>
          <table:table-cell office:value-type="float" office:value="0.24262908" calcext:value-type="float">
            <text:p>0.24262908</text:p>
          </table:table-cell>
          <table:table-cell office:value-type="float" office:value="0.24108373" calcext:value-type="float">
            <text:p>0.24108373</text:p>
          </table:table-cell>
          <table:table-cell office:value-type="float" office:value="0.010150093" calcext:value-type="float">
            <text:p>0.01015009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2971807" calcext:value-type="float">
            <text:p>0.242971807</text:p>
          </table:table-cell>
          <table:table-cell office:value-type="float" office:value="0.251871973" calcext:value-type="float">
            <text:p>0.251871973</text:p>
          </table:table-cell>
          <table:table-cell office:value-type="float" office:value="0.227940706" calcext:value-type="float">
            <text:p>0.227940706</text:p>
          </table:table-cell>
          <table:table-cell office:value-type="float" office:value="0.240928162" calcext:value-type="float">
            <text:p>0.240928162</text:p>
          </table:table-cell>
          <table:table-cell office:value-type="float" office:value="0.242971807" calcext:value-type="float">
            <text:p>0.242971807</text:p>
          </table:table-cell>
          <table:table-cell office:value-type="float" office:value="0.240928162" calcext:value-type="float">
            <text:p>0.240928162</text:p>
          </table:table-cell>
          <table:table-cell office:value-type="float" office:value="0.009876192" calcext:value-type="float">
            <text:p>0.00987619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472486" calcext:value-type="float">
            <text:p>0.243472486</text:p>
          </table:table-cell>
          <table:table-cell office:value-type="float" office:value="0.251326591" calcext:value-type="float">
            <text:p>0.251326591</text:p>
          </table:table-cell>
          <table:table-cell office:value-type="float" office:value="0.227957991" calcext:value-type="float">
            <text:p>0.227957991</text:p>
          </table:table-cell>
          <table:table-cell office:value-type="float" office:value="0.240919023" calcext:value-type="float">
            <text:p>0.240919023</text:p>
          </table:table-cell>
          <table:table-cell office:value-type="float" office:value="0.243472486" calcext:value-type="float">
            <text:p>0.243472486</text:p>
          </table:table-cell>
          <table:table-cell office:value-type="float" office:value="0.240919023" calcext:value-type="float">
            <text:p>0.240919023</text:p>
          </table:table-cell>
          <table:table-cell office:value-type="float" office:value="0.009709548" calcext:value-type="float">
            <text:p>0.00970954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3178635" calcext:value-type="float">
            <text:p>0.243178635</text:p>
          </table:table-cell>
          <table:table-cell office:value-type="float" office:value="0.25141421" calcext:value-type="float">
            <text:p>0.25141421</text:p>
          </table:table-cell>
          <table:table-cell office:value-type="float" office:value="0.228143362" calcext:value-type="float">
            <text:p>0.228143362</text:p>
          </table:table-cell>
          <table:table-cell office:value-type="float" office:value="0.240912069" calcext:value-type="float">
            <text:p>0.240912069</text:p>
          </table:table-cell>
          <table:table-cell office:value-type="float" office:value="0.243178635" calcext:value-type="float">
            <text:p>0.243178635</text:p>
          </table:table-cell>
          <table:table-cell office:value-type="float" office:value="0.240912069" calcext:value-type="float">
            <text:p>0.240912069</text:p>
          </table:table-cell>
          <table:table-cell office:value-type="float" office:value="0.009634524" calcext:value-type="float">
            <text:p>0.009634524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2742329" calcext:value-type="float">
            <text:p>0.242742329</text:p>
          </table:table-cell>
          <table:table-cell office:value-type="float" office:value="0.251843363" calcext:value-type="float">
            <text:p>0.251843363</text:p>
          </table:table-cell>
          <table:table-cell office:value-type="float" office:value="0.229191211" calcext:value-type="float">
            <text:p>0.229191211</text:p>
          </table:table-cell>
          <table:table-cell office:value-type="float" office:value="0.241258968" calcext:value-type="float">
            <text:p>0.241258968</text:p>
          </table:table-cell>
          <table:table-cell office:value-type="float" office:value="0.242742329" calcext:value-type="float">
            <text:p>0.242742329</text:p>
          </table:table-cell>
          <table:table-cell office:value-type="float" office:value="0.241258968" calcext:value-type="float">
            <text:p>0.241258968</text:p>
          </table:table-cell>
          <table:table-cell office:value-type="float" office:value="0.009306996" calcext:value-type="float">
            <text:p>0.00930699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1987734" calcext:value-type="float">
            <text:p>0.241987734</text:p>
          </table:table-cell>
          <table:table-cell office:value-type="float" office:value="0.253123075" calcext:value-type="float">
            <text:p>0.253123075</text:p>
          </table:table-cell>
          <table:table-cell office:value-type="float" office:value="0.229515461" calcext:value-type="float">
            <text:p>0.229515461</text:p>
          </table:table-cell>
          <table:table-cell office:value-type="float" office:value="0.24154209" calcext:value-type="float">
            <text:p>0.24154209</text:p>
          </table:table-cell>
          <table:table-cell office:value-type="float" office:value="0.241987734" calcext:value-type="float">
            <text:p>0.241987734</text:p>
          </table:table-cell>
          <table:table-cell office:value-type="float" office:value="0.24154209" calcext:value-type="float">
            <text:p>0.24154209</text:p>
          </table:table-cell>
          <table:table-cell office:value-type="float" office:value="0.009642918" calcext:value-type="float">
            <text:p>0.00964291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0485697" calcext:value-type="float">
            <text:p>0.240485697</text:p>
          </table:table-cell>
          <table:table-cell office:value-type="float" office:value="0.252742797" calcext:value-type="float">
            <text:p>0.252742797</text:p>
          </table:table-cell>
          <table:table-cell office:value-type="float" office:value="0.232017068" calcext:value-type="float">
            <text:p>0.232017068</text:p>
          </table:table-cell>
          <table:table-cell office:value-type="float" office:value="0.241748521" calcext:value-type="float">
            <text:p>0.241748521</text:p>
          </table:table-cell>
          <table:table-cell office:value-type="float" office:value="0.240485697" calcext:value-type="float">
            <text:p>0.240485697</text:p>
          </table:table-cell>
          <table:table-cell office:value-type="float" office:value="0.241748521" calcext:value-type="float">
            <text:p>0.241748521</text:p>
          </table:table-cell>
          <table:table-cell office:value-type="float" office:value="0.008508232" calcext:value-type="float">
            <text:p>0.00850823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0498214" calcext:value-type="float">
            <text:p>0.240498214</text:p>
          </table:table-cell>
          <table:table-cell office:value-type="float" office:value="0.253579647" calcext:value-type="float">
            <text:p>0.253579647</text:p>
          </table:table-cell>
          <table:table-cell office:value-type="float" office:value="0.231405524" calcext:value-type="float">
            <text:p>0.231405524</text:p>
          </table:table-cell>
          <table:table-cell office:value-type="float" office:value="0.241827795" calcext:value-type="float">
            <text:p>0.241827795</text:p>
          </table:table-cell>
          <table:table-cell office:value-type="float" office:value="0.240498214" calcext:value-type="float">
            <text:p>0.240498214</text:p>
          </table:table-cell>
          <table:table-cell office:value-type="float" office:value="0.241827795" calcext:value-type="float">
            <text:p>0.241827795</text:p>
          </table:table-cell>
          <table:table-cell office:value-type="float" office:value="0.009101237" calcext:value-type="float">
            <text:p>0.009101237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42777496" calcext:value-type="float">
            <text:p>0.242777496</text:p>
          </table:table-cell>
          <table:table-cell office:value-type="float" office:value="0.254342586" calcext:value-type="float">
            <text:p>0.254342586</text:p>
          </table:table-cell>
          <table:table-cell office:value-type="float" office:value="0.228126076" calcext:value-type="float">
            <text:p>0.228126076</text:p>
          </table:table-cell>
          <table:table-cell office:value-type="float" office:value="0.241748719" calcext:value-type="float">
            <text:p>0.241748719</text:p>
          </table:table-cell>
          <table:table-cell office:value-type="float" office:value="0.242777496" calcext:value-type="float">
            <text:p>0.242777496</text:p>
          </table:table-cell>
          <table:table-cell office:value-type="float" office:value="0.241748719" calcext:value-type="float">
            <text:p>0.241748719</text:p>
          </table:table-cell>
          <table:table-cell office:value-type="float" office:value="0.010727539" calcext:value-type="float">
            <text:p>0.01072753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42795973" calcext:value-type="float">
            <text:p>0.242795973</text:p>
          </table:table-cell>
          <table:table-cell office:value-type="float" office:value="0.253762633" calcext:value-type="float">
            <text:p>0.253762633</text:p>
          </table:table-cell>
          <table:table-cell office:value-type="float" office:value="0.227891234" calcext:value-type="float">
            <text:p>0.227891234</text:p>
          </table:table-cell>
          <table:table-cell office:value-type="float" office:value="0.24148328" calcext:value-type="float">
            <text:p>0.24148328</text:p>
          </table:table-cell>
          <table:table-cell office:value-type="float" office:value="0.242795973" calcext:value-type="float">
            <text:p>0.242795973</text:p>
          </table:table-cell>
          <table:table-cell office:value-type="float" office:value="0.24148328" calcext:value-type="float">
            <text:p>0.24148328</text:p>
          </table:table-cell>
          <table:table-cell office:value-type="float" office:value="0.010602663" calcext:value-type="float">
            <text:p>0.01060266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3250757" calcext:value-type="float">
            <text:p>0.243250757</text:p>
          </table:table-cell>
          <table:table-cell office:value-type="float" office:value="0.252026946" calcext:value-type="float">
            <text:p>0.252026946</text:p>
          </table:table-cell>
          <table:table-cell office:value-type="float" office:value="0.228275684" calcext:value-type="float">
            <text:p>0.228275684</text:p>
          </table:table-cell>
          <table:table-cell office:value-type="float" office:value="0.241184462" calcext:value-type="float">
            <text:p>0.241184462</text:p>
          </table:table-cell>
          <table:table-cell office:value-type="float" office:value="0.243250757" calcext:value-type="float">
            <text:p>0.243250757</text:p>
          </table:table-cell>
          <table:table-cell office:value-type="float" office:value="0.241184462" calcext:value-type="float">
            <text:p>0.241184462</text:p>
          </table:table-cell>
          <table:table-cell office:value-type="float" office:value="0.009805875" calcext:value-type="float">
            <text:p>0.00980587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3458777" calcext:value-type="float">
            <text:p>0.243458777</text:p>
          </table:table-cell>
          <table:table-cell office:value-type="float" office:value="0.252132446" calcext:value-type="float">
            <text:p>0.252132446</text:p>
          </table:table-cell>
          <table:table-cell office:value-type="float" office:value="0.228278664" calcext:value-type="float">
            <text:p>0.228278664</text:p>
          </table:table-cell>
          <table:table-cell office:value-type="float" office:value="0.241289962" calcext:value-type="float">
            <text:p>0.241289962</text:p>
          </table:table-cell>
          <table:table-cell office:value-type="float" office:value="0.243458777" calcext:value-type="float">
            <text:p>0.243458777</text:p>
          </table:table-cell>
          <table:table-cell office:value-type="float" office:value="0.241289962" calcext:value-type="float">
            <text:p>0.241289962</text:p>
          </table:table-cell>
          <table:table-cell office:value-type="float" office:value="0.009858281" calcext:value-type="float">
            <text:p>0.00985828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2980152" calcext:value-type="float">
            <text:p>0.242980152</text:p>
          </table:table-cell>
          <table:table-cell office:value-type="float" office:value="0.252535373" calcext:value-type="float">
            <text:p>0.252535373</text:p>
          </table:table-cell>
          <table:table-cell office:value-type="float" office:value="0.228772191" calcext:value-type="float">
            <text:p>0.228772191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42980152" calcext:value-type="float">
            <text:p>0.242980152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009763067" calcext:value-type="float">
            <text:p>0.00976306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638617" calcext:value-type="float">
            <text:p>0.242638617</text:p>
          </table:table-cell>
          <table:table-cell office:value-type="float" office:value="0.253117115" calcext:value-type="float">
            <text:p>0.253117115</text:p>
          </table:table-cell>
          <table:table-cell office:value-type="float" office:value="0.229882625" calcext:value-type="float">
            <text:p>0.229882625</text:p>
          </table:table-cell>
          <table:table-cell office:value-type="float" office:value="0.241879452" calcext:value-type="float">
            <text:p>0.241879452</text:p>
          </table:table-cell>
          <table:table-cell office:value-type="float" office:value="0.242638617" calcext:value-type="float">
            <text:p>0.242638617</text:p>
          </table:table-cell>
          <table:table-cell office:value-type="float" office:value="0.241879452" calcext:value-type="float">
            <text:p>0.241879452</text:p>
          </table:table-cell>
          <table:table-cell office:value-type="float" office:value="0.009500618" calcext:value-type="float">
            <text:p>0.00950061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563349" calcext:value-type="float">
            <text:p>0.241563349</text:p>
          </table:table-cell>
          <table:table-cell office:value-type="float" office:value="0.253964097" calcext:value-type="float">
            <text:p>0.253964097</text:p>
          </table:table-cell>
          <table:table-cell office:value-type="float" office:value="0.230948357" calcext:value-type="float">
            <text:p>0.230948357</text:p>
          </table:table-cell>
          <table:table-cell office:value-type="float" office:value="0.242158601" calcext:value-type="float">
            <text:p>0.242158601</text:p>
          </table:table-cell>
          <table:table-cell office:value-type="float" office:value="0.241563349" calcext:value-type="float">
            <text:p>0.241563349</text:p>
          </table:table-cell>
          <table:table-cell office:value-type="float" office:value="0.242158601" calcext:value-type="float">
            <text:p>0.242158601</text:p>
          </table:table-cell>
          <table:table-cell office:value-type="float" office:value="0.009405559" calcext:value-type="float">
            <text:p>0.00940555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444736" calcext:value-type="float">
            <text:p>0.241444736</text:p>
          </table:table-cell>
          <table:table-cell office:value-type="float" office:value="0.253665477" calcext:value-type="float">
            <text:p>0.253665477</text:p>
          </table:table-cell>
          <table:table-cell office:value-type="float" office:value="0.230823187" calcext:value-type="float">
            <text:p>0.230823187</text:p>
          </table:table-cell>
          <table:table-cell office:value-type="float" office:value="0.2419778" calcext:value-type="float">
            <text:p>0.2419778</text:p>
          </table:table-cell>
          <table:table-cell office:value-type="float" office:value="0.241444736" calcext:value-type="float">
            <text:p>0.241444736</text:p>
          </table:table-cell>
          <table:table-cell office:value-type="float" office:value="0.2419778" calcext:value-type="float">
            <text:p>0.2419778</text:p>
          </table:table-cell>
          <table:table-cell office:value-type="float" office:value="0.009332941" calcext:value-type="float">
            <text:p>0.00933294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53856212" calcext:value-type="float">
            <text:p>0.253856212</text:p>
          </table:table-cell>
          <table:table-cell office:value-type="float" office:value="0.231724409" calcext:value-type="float">
            <text:p>0.231724409</text:p>
          </table:table-cell>
          <table:table-cell office:value-type="float" office:value="0.242156415" calcext:value-type="float">
            <text:p>0.242156415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42156415" calcext:value-type="float">
            <text:p>0.242156415</text:p>
          </table:table-cell>
          <table:table-cell office:value-type="float" office:value="0.009079635" calcext:value-type="float">
            <text:p>0.00907963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443974" calcext:value-type="float">
            <text:p>0.240443974</text:p>
          </table:table-cell>
          <table:table-cell office:value-type="float" office:value="0.252813131" calcext:value-type="float">
            <text:p>0.252813131</text:p>
          </table:table-cell>
          <table:table-cell office:value-type="float" office:value="0.232679872" calcext:value-type="float">
            <text:p>0.232679872</text:p>
          </table:table-cell>
          <table:table-cell office:value-type="float" office:value="0.241978992" calcext:value-type="float">
            <text:p>0.241978992</text:p>
          </table:table-cell>
          <table:table-cell office:value-type="float" office:value="0.240443974" calcext:value-type="float">
            <text:p>0.240443974</text:p>
          </table:table-cell>
          <table:table-cell office:value-type="float" office:value="0.241978992" calcext:value-type="float">
            <text:p>0.241978992</text:p>
          </table:table-cell>
          <table:table-cell office:value-type="float" office:value="0.008290728" calcext:value-type="float">
            <text:p>0.00829072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363507" calcext:value-type="float">
            <text:p>0.240363507</text:p>
          </table:table-cell>
          <table:table-cell office:value-type="float" office:value="0.25300029" calcext:value-type="float">
            <text:p>0.25300029</text:p>
          </table:table-cell>
          <table:table-cell office:value-type="float" office:value="0.232259659" calcext:value-type="float">
            <text:p>0.232259659</text:p>
          </table:table-cell>
          <table:table-cell office:value-type="float" office:value="0.241874485" calcext:value-type="float">
            <text:p>0.241874485</text:p>
          </table:table-cell>
          <table:table-cell office:value-type="float" office:value="0.240363507" calcext:value-type="float">
            <text:p>0.240363507</text:p>
          </table:table-cell>
          <table:table-cell office:value-type="float" office:value="0.241874485" calcext:value-type="float">
            <text:p>0.241874485</text:p>
          </table:table-cell>
          <table:table-cell office:value-type="float" office:value="0.008534469" calcext:value-type="float">
            <text:p>0.008534469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357547" calcext:value-type="float">
            <text:p>0.240357547</text:p>
          </table:table-cell>
          <table:table-cell office:value-type="float" office:value="0.254220397" calcext:value-type="float">
            <text:p>0.254220397</text:p>
          </table:table-cell>
          <table:table-cell office:value-type="float" office:value="0.231342343" calcext:value-type="float">
            <text:p>0.231342343</text:p>
          </table:table-cell>
          <table:table-cell office:value-type="float" office:value="0.241973429" calcext:value-type="float">
            <text:p>0.241973429</text:p>
          </table:table-cell>
          <table:table-cell office:value-type="float" office:value="0.240357547" calcext:value-type="float">
            <text:p>0.240357547</text:p>
          </table:table-cell>
          <table:table-cell office:value-type="float" office:value="0.241973429" calcext:value-type="float">
            <text:p>0.241973429</text:p>
          </table:table-cell>
          <table:table-cell office:value-type="float" office:value="0.009409557" calcext:value-type="float">
            <text:p>0.009409557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134195" calcext:value-type="float">
            <text:p>0.241134195</text:p>
          </table:table-cell>
          <table:table-cell office:value-type="float" office:value="0.255093009" calcext:value-type="float">
            <text:p>0.255093009</text:p>
          </table:table-cell>
          <table:table-cell office:value-type="float" office:value="0.230342773" calcext:value-type="float">
            <text:p>0.230342773</text:p>
          </table:table-cell>
          <table:table-cell office:value-type="float" office:value="0.242189993" calcext:value-type="float">
            <text:p>0.242189993</text:p>
          </table:table-cell>
          <table:table-cell office:value-type="float" office:value="0.241134195" calcext:value-type="float">
            <text:p>0.241134195</text:p>
          </table:table-cell>
          <table:table-cell office:value-type="float" office:value="0.242189993" calcext:value-type="float">
            <text:p>0.242189993</text:p>
          </table:table-cell>
          <table:table-cell office:value-type="float" office:value="0.010131784" calcext:value-type="float">
            <text:p>0.01013178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705804" calcext:value-type="float">
            <text:p>0.241705804</text:p>
          </table:table-cell>
          <table:table-cell office:value-type="float" office:value="0.255215198" calcext:value-type="float">
            <text:p>0.255215198</text:p>
          </table:table-cell>
          <table:table-cell office:value-type="float" office:value="0.229576257" calcext:value-type="float">
            <text:p>0.229576257</text:p>
          </table:table-cell>
          <table:table-cell office:value-type="float" office:value="0.242165753" calcext:value-type="float">
            <text:p>0.242165753</text:p>
          </table:table-cell>
          <table:table-cell office:value-type="float" office:value="0.241705804" calcext:value-type="float">
            <text:p>0.241705804</text:p>
          </table:table-cell>
          <table:table-cell office:value-type="float" office:value="0.242165753" calcext:value-type="float">
            <text:p>0.242165753</text:p>
          </table:table-cell>
          <table:table-cell office:value-type="float" office:value="0.010472105" calcext:value-type="float">
            <text:p>0.01047210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949587" calcext:value-type="float">
            <text:p>0.241949587</text:p>
          </table:table-cell>
          <table:table-cell office:value-type="float" office:value="0.254423053" calcext:value-type="float">
            <text:p>0.254423053</text:p>
          </table:table-cell>
          <table:table-cell office:value-type="float" office:value="0.228573111" calcext:value-type="float">
            <text:p>0.228573111</text:p>
          </table:table-cell>
          <table:table-cell office:value-type="float" office:value="0.241648584" calcext:value-type="float">
            <text:p>0.241648584</text:p>
          </table:table-cell>
          <table:table-cell office:value-type="float" office:value="0.241949587" calcext:value-type="float">
            <text:p>0.241949587</text:p>
          </table:table-cell>
          <table:table-cell office:value-type="float" office:value="0.241648584" calcext:value-type="float">
            <text:p>0.241648584</text:p>
          </table:table-cell>
          <table:table-cell office:value-type="float" office:value="0.010555341" calcext:value-type="float">
            <text:p>0.01055534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739349" calcext:value-type="float">
            <text:p>0.242739349</text:p>
          </table:table-cell>
          <table:table-cell office:value-type="float" office:value="0.253719718" calcext:value-type="float">
            <text:p>0.253719718</text:p>
          </table:table-cell>
          <table:table-cell office:value-type="float" office:value="0.228206543" calcext:value-type="float">
            <text:p>0.228206543</text:p>
          </table:table-cell>
          <table:table-cell office:value-type="float" office:value="0.241555203" calcext:value-type="float">
            <text:p>0.241555203</text:p>
          </table:table-cell>
          <table:table-cell office:value-type="float" office:value="0.242739349" calcext:value-type="float">
            <text:p>0.242739349</text:p>
          </table:table-cell>
          <table:table-cell office:value-type="float" office:value="0.241555203" calcext:value-type="float">
            <text:p>0.241555203</text:p>
          </table:table-cell>
          <table:table-cell office:value-type="float" office:value="0.010449312" calcext:value-type="float">
            <text:p>0.01044931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126183" calcext:value-type="float">
            <text:p>0.243126183</text:p>
          </table:table-cell>
          <table:table-cell office:value-type="float" office:value="0.252286822" calcext:value-type="float">
            <text:p>0.252286822</text:p>
          </table:table-cell>
          <table:table-cell office:value-type="float" office:value="0.228320387" calcext:value-type="float">
            <text:p>0.228320387</text:p>
          </table:table-cell>
          <table:table-cell office:value-type="float" office:value="0.241244464" calcext:value-type="float">
            <text:p>0.241244464</text:p>
          </table:table-cell>
          <table:table-cell office:value-type="float" office:value="0.243126183" calcext:value-type="float">
            <text:p>0.243126183</text:p>
          </table:table-cell>
          <table:table-cell office:value-type="float" office:value="0.241244464" calcext:value-type="float">
            <text:p>0.241244464</text:p>
          </table:table-cell>
          <table:table-cell office:value-type="float" office:value="0.009874315" calcext:value-type="float">
            <text:p>0.00987431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046909" calcext:value-type="float">
            <text:p>0.243046909</text:p>
          </table:table-cell>
          <table:table-cell office:value-type="float" office:value="0.2523202" calcext:value-type="float">
            <text:p>0.2523202</text:p>
          </table:table-cell>
          <table:table-cell office:value-type="float" office:value="0.228454498" calcext:value-type="float">
            <text:p>0.228454498</text:p>
          </table:table-cell>
          <table:table-cell office:value-type="float" office:value="0.241273869" calcext:value-type="float">
            <text:p>0.241273869</text:p>
          </table:table-cell>
          <table:table-cell office:value-type="float" office:value="0.243046909" calcext:value-type="float">
            <text:p>0.243046909</text:p>
          </table:table-cell>
          <table:table-cell office:value-type="float" office:value="0.241273869" calcext:value-type="float">
            <text:p>0.241273869</text:p>
          </table:table-cell>
          <table:table-cell office:value-type="float" office:value="0.009823465" calcext:value-type="float">
            <text:p>0.00982346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783456" calcext:value-type="float">
            <text:p>0.242783456</text:p>
          </table:table-cell>
          <table:table-cell office:value-type="float" office:value="0.252847106" calcext:value-type="float">
            <text:p>0.252847106</text:p>
          </table:table-cell>
          <table:table-cell office:value-type="float" office:value="0.229139355" calcext:value-type="float">
            <text:p>0.229139355</text:p>
          </table:table-cell>
          <table:table-cell office:value-type="float" office:value="0.241589972" calcext:value-type="float">
            <text:p>0.241589972</text:p>
          </table:table-cell>
          <table:table-cell office:value-type="float" office:value="0.242783456" calcext:value-type="float">
            <text:p>0.242783456</text:p>
          </table:table-cell>
          <table:table-cell office:value-type="float" office:value="0.241589972" calcext:value-type="float">
            <text:p>0.241589972</text:p>
          </table:table-cell>
          <table:table-cell office:value-type="float" office:value="0.009715371" calcext:value-type="float">
            <text:p>0.00971537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1948991" calcext:value-type="float">
            <text:p>0.241948991</text:p>
          </table:table-cell>
          <table:table-cell office:value-type="float" office:value="0.253930122" calcext:value-type="float">
            <text:p>0.253930122</text:p>
          </table:table-cell>
          <table:table-cell office:value-type="float" office:value="0.229774741" calcext:value-type="float">
            <text:p>0.229774741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241948991" calcext:value-type="float">
            <text:p>0.241948991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009861498" calcext:value-type="float">
            <text:p>0.00986149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1297512" calcext:value-type="float">
            <text:p>0.241297512</text:p>
          </table:table-cell>
          <table:table-cell office:value-type="float" office:value="0.254056484" calcext:value-type="float">
            <text:p>0.254056484</text:p>
          </table:table-cell>
          <table:table-cell office:value-type="float" office:value="0.231552152" calcext:value-type="float">
            <text:p>0.231552152</text:p>
          </table:table-cell>
          <table:table-cell office:value-type="float" office:value="0.242302049" calcext:value-type="float">
            <text:p>0.242302049</text:p>
          </table:table-cell>
          <table:table-cell office:value-type="float" office:value="0.241297512" calcext:value-type="float">
            <text:p>0.241297512</text:p>
          </table:table-cell>
          <table:table-cell office:value-type="float" office:value="0.242302049" calcext:value-type="float">
            <text:p>0.242302049</text:p>
          </table:table-cell>
          <table:table-cell office:value-type="float" office:value="0.009214773" calcext:value-type="float">
            <text:p>0.009214773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715175" calcext:value-type="float">
            <text:p>0.240715175</text:p>
          </table:table-cell>
          <table:table-cell office:value-type="float" office:value="0.253554613" calcext:value-type="float">
            <text:p>0.253554613</text:p>
          </table:table-cell>
          <table:table-cell office:value-type="float" office:value="0.232710866" calcext:value-type="float">
            <text:p>0.232710866</text:p>
          </table:table-cell>
          <table:table-cell office:value-type="float" office:value="0.242326885" calcext:value-type="float">
            <text:p>0.242326885</text:p>
          </table:table-cell>
          <table:table-cell office:value-type="float" office:value="0.240715175" calcext:value-type="float">
            <text:p>0.240715175</text:p>
          </table:table-cell>
          <table:table-cell office:value-type="float" office:value="0.242326885" calcext:value-type="float">
            <text:p>0.242326885</text:p>
          </table:table-cell>
          <table:table-cell office:value-type="float" office:value="0.0085854" calcext:value-type="float">
            <text:p>0.008585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222244" calcext:value-type="float">
            <text:p>0.240222244</text:p>
          </table:table-cell>
          <table:table-cell office:value-type="float" office:value="0.253562361" calcext:value-type="float">
            <text:p>0.253562361</text:p>
          </table:table-cell>
          <table:table-cell office:value-type="float" office:value="0.232987432" calcext:value-type="float">
            <text:p>0.232987432</text:p>
          </table:table-cell>
          <table:table-cell office:value-type="float" office:value="0.242257346" calcext:value-type="float">
            <text:p>0.242257346</text:p>
          </table:table-cell>
          <table:table-cell office:value-type="float" office:value="0.240222244" calcext:value-type="float">
            <text:p>0.240222244</text:p>
          </table:table-cell>
          <table:table-cell office:value-type="float" office:value="0.242257346" calcext:value-type="float">
            <text:p>0.242257346</text:p>
          </table:table-cell>
          <table:table-cell office:value-type="float" office:value="0.008522056" calcext:value-type="float">
            <text:p>0.00852205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240722" calcext:value-type="float">
            <text:p>0.240240722</text:p>
          </table:table-cell>
          <table:table-cell office:value-type="float" office:value="0.252568752" calcext:value-type="float">
            <text:p>0.252568752</text:p>
          </table:table-cell>
          <table:table-cell office:value-type="float" office:value="0.232590465" calcext:value-type="float">
            <text:p>0.232590465</text:p>
          </table:table-cell>
          <table:table-cell office:value-type="float" office:value="0.241799979" calcext:value-type="float">
            <text:p>0.241799979</text:p>
          </table:table-cell>
          <table:table-cell office:value-type="float" office:value="0.240240722" calcext:value-type="float">
            <text:p>0.240240722</text:p>
          </table:table-cell>
          <table:table-cell office:value-type="float" office:value="0.241799979" calcext:value-type="float">
            <text:p>0.241799979</text:p>
          </table:table-cell>
          <table:table-cell office:value-type="float" office:value="0.008230288" calcext:value-type="float">
            <text:p>0.00823028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585237" calcext:value-type="float">
            <text:p>0.240585237</text:p>
          </table:table-cell>
          <table:table-cell office:value-type="float" office:value="0.253074795" calcext:value-type="float">
            <text:p>0.253074795</text:p>
          </table:table-cell>
          <table:table-cell office:value-type="float" office:value="0.232005743" calcext:value-type="float">
            <text:p>0.232005743</text:p>
          </table:table-cell>
          <table:table-cell office:value-type="float" office:value="0.241888592" calcext:value-type="float">
            <text:p>0.241888592</text:p>
          </table:table-cell>
          <table:table-cell office:value-type="float" office:value="0.240585237" calcext:value-type="float">
            <text:p>0.240585237</text:p>
          </table:table-cell>
          <table:table-cell office:value-type="float" office:value="0.241888592" calcext:value-type="float">
            <text:p>0.241888592</text:p>
          </table:table-cell>
          <table:table-cell office:value-type="float" office:value="0.008650637" calcext:value-type="float">
            <text:p>0.00865063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0469604" calcext:value-type="float">
            <text:p>0.240469604</text:p>
          </table:table-cell>
          <table:table-cell office:value-type="float" office:value="0.254246027" calcext:value-type="float">
            <text:p>0.254246027</text:p>
          </table:table-cell>
          <table:table-cell office:value-type="float" office:value="0.231666593" calcext:value-type="float">
            <text:p>0.231666593</text:p>
          </table:table-cell>
          <table:table-cell office:value-type="float" office:value="0.242127408" calcext:value-type="float">
            <text:p>0.242127408</text:p>
          </table:table-cell>
          <table:table-cell office:value-type="float" office:value="0.240469604" calcext:value-type="float">
            <text:p>0.240469604</text:p>
          </table:table-cell>
          <table:table-cell office:value-type="float" office:value="0.242127408" calcext:value-type="float">
            <text:p>0.242127408</text:p>
          </table:table-cell>
          <table:table-cell office:value-type="float" office:value="0.009292253" calcext:value-type="float">
            <text:p>0.00929225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0383773" calcext:value-type="float">
            <text:p>0.240383773</text:p>
          </table:table-cell>
          <table:table-cell office:value-type="float" office:value="0.253967673" calcext:value-type="float">
            <text:p>0.253967673</text:p>
          </table:table-cell>
          <table:table-cell office:value-type="float" office:value="0.231626657" calcext:value-type="float">
            <text:p>0.231626657</text:p>
          </table:table-cell>
          <table:table-cell office:value-type="float" office:value="0.241992701" calcext:value-type="float">
            <text:p>0.241992701</text:p>
          </table:table-cell>
          <table:table-cell office:value-type="float" office:value="0.240383773" calcext:value-type="float">
            <text:p>0.240383773</text:p>
          </table:table-cell>
          <table:table-cell office:value-type="float" office:value="0.241992701" calcext:value-type="float">
            <text:p>0.241992701</text:p>
          </table:table-cell>
          <table:table-cell office:value-type="float" office:value="0.009191363" calcext:value-type="float">
            <text:p>0.009191363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06863" calcext:value-type="float">
            <text:p>0.24106863</text:p>
          </table:table-cell>
          <table:table-cell office:value-type="float" office:value="0.255094201" calcext:value-type="float">
            <text:p>0.255094201</text:p>
          </table:table-cell>
          <table:table-cell office:value-type="float" office:value="0.230162171" calcext:value-type="float">
            <text:p>0.230162171</text:p>
          </table:table-cell>
          <table:table-cell office:value-type="float" office:value="0.242108334" calcext:value-type="float">
            <text:p>0.242108334</text:p>
          </table:table-cell>
          <table:table-cell office:value-type="float" office:value="0.24106863" calcext:value-type="float">
            <text:p>0.24106863</text:p>
          </table:table-cell>
          <table:table-cell office:value-type="float" office:value="0.242108334" calcext:value-type="float">
            <text:p>0.242108334</text:p>
          </table:table-cell>
          <table:table-cell office:value-type="float" office:value="0.010204975" calcext:value-type="float">
            <text:p>0.01020497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329103" calcext:value-type="float">
            <text:p>0.241329103</text:p>
          </table:table-cell>
          <table:table-cell office:value-type="float" office:value="0.255214602" calcext:value-type="float">
            <text:p>0.255214602</text:p>
          </table:table-cell>
          <table:table-cell office:value-type="float" office:value="0.229619769" calcext:value-type="float">
            <text:p>0.229619769</text:p>
          </table:table-cell>
          <table:table-cell office:value-type="float" office:value="0.242054491" calcext:value-type="float">
            <text:p>0.242054491</text:p>
          </table:table-cell>
          <table:table-cell office:value-type="float" office:value="0.241329103" calcext:value-type="float">
            <text:p>0.241329103</text:p>
          </table:table-cell>
          <table:table-cell office:value-type="float" office:value="0.242054491" calcext:value-type="float">
            <text:p>0.242054491</text:p>
          </table:table-cell>
          <table:table-cell office:value-type="float" office:value="0.010461629" calcext:value-type="float">
            <text:p>0.01046162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537719" calcext:value-type="float">
            <text:p>0.241537719</text:p>
          </table:table-cell>
          <table:table-cell office:value-type="float" office:value="0.255081088" calcext:value-type="float">
            <text:p>0.255081088</text:p>
          </table:table-cell>
          <table:table-cell office:value-type="float" office:value="0.228881863" calcext:value-type="float">
            <text:p>0.228881863</text:p>
          </table:table-cell>
          <table:table-cell office:value-type="float" office:value="0.241833557" calcext:value-type="float">
            <text:p>0.241833557</text:p>
          </table:table-cell>
          <table:table-cell office:value-type="float" office:value="0.241537719" calcext:value-type="float">
            <text:p>0.241537719</text:p>
          </table:table-cell>
          <table:table-cell office:value-type="float" office:value="0.241833557" calcext:value-type="float">
            <text:p>0.241833557</text:p>
          </table:table-cell>
          <table:table-cell office:value-type="float" office:value="0.010697834" calcext:value-type="float">
            <text:p>0.01069783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370992" calcext:value-type="float">
            <text:p>0.242370992</text:p>
          </table:table-cell>
          <table:table-cell office:value-type="float" office:value="0.254065425" calcext:value-type="float">
            <text:p>0.254065425</text:p>
          </table:table-cell>
          <table:table-cell office:value-type="float" office:value="0.228287605" calcext:value-type="float">
            <text:p>0.228287605</text:p>
          </table:table-cell>
          <table:table-cell office:value-type="float" office:value="0.241574674" calcext:value-type="float">
            <text:p>0.241574674</text:p>
          </table:table-cell>
          <table:table-cell office:value-type="float" office:value="0.242370992" calcext:value-type="float">
            <text:p>0.242370992</text:p>
          </table:table-cell>
          <table:table-cell office:value-type="float" office:value="0.241574674" calcext:value-type="float">
            <text:p>0.241574674</text:p>
          </table:table-cell>
          <table:table-cell office:value-type="float" office:value="0.010538804" calcext:value-type="float">
            <text:p>0.01053880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2678552" calcext:value-type="float">
            <text:p>0.242678552</text:p>
          </table:table-cell>
          <table:table-cell office:value-type="float" office:value="0.253212482" calcext:value-type="float">
            <text:p>0.253212482</text:p>
          </table:table-cell>
          <table:table-cell office:value-type="float" office:value="0.228148726" calcext:value-type="float">
            <text:p>0.228148726</text:p>
          </table:table-cell>
          <table:table-cell office:value-type="float" office:value="0.241346587" calcext:value-type="float">
            <text:p>0.241346587</text:p>
          </table:table-cell>
          <table:table-cell office:value-type="float" office:value="0.242678552" calcext:value-type="float">
            <text:p>0.242678552</text:p>
          </table:table-cell>
          <table:table-cell office:value-type="float" office:value="0.241346587" calcext:value-type="float">
            <text:p>0.241346587</text:p>
          </table:table-cell>
          <table:table-cell office:value-type="float" office:value="0.010275491" calcext:value-type="float">
            <text:p>0.01027549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586165" calcext:value-type="float">
            <text:p>0.242586165</text:p>
          </table:table-cell>
          <table:table-cell office:value-type="float" office:value="0.25249961" calcext:value-type="float">
            <text:p>0.25249961</text:p>
          </table:table-cell>
          <table:table-cell office:value-type="float" office:value="0.22794905" calcext:value-type="float">
            <text:p>0.22794905</text:p>
          </table:table-cell>
          <table:table-cell office:value-type="float" office:value="0.241011609" calcext:value-type="float">
            <text:p>0.241011609</text:p>
          </table:table-cell>
          <table:table-cell office:value-type="float" office:value="0.242586165" calcext:value-type="float">
            <text:p>0.242586165</text:p>
          </table:table-cell>
          <table:table-cell office:value-type="float" office:value="0.241011609" calcext:value-type="float">
            <text:p>0.241011609</text:p>
          </table:table-cell>
          <table:table-cell office:value-type="float" office:value="0.010084375" calcext:value-type="float">
            <text:p>0.01008437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2977171" calcext:value-type="float">
            <text:p>0.242977171</text:p>
          </table:table-cell>
          <table:table-cell office:value-type="float" office:value="0.2525765" calcext:value-type="float">
            <text:p>0.2525765</text:p>
          </table:table-cell>
          <table:table-cell office:value-type="float" office:value="0.228440789" calcext:value-type="float">
            <text:p>0.228440789</text:p>
          </table:table-cell>
          <table:table-cell office:value-type="float" office:value="0.241331487" calcext:value-type="float">
            <text:p>0.241331487</text:p>
          </table:table-cell>
          <table:table-cell office:value-type="float" office:value="0.242977171" calcext:value-type="float">
            <text:p>0.242977171</text:p>
          </table:table-cell>
          <table:table-cell office:value-type="float" office:value="0.241331487" calcext:value-type="float">
            <text:p>0.241331487</text:p>
          </table:table-cell>
          <table:table-cell office:value-type="float" office:value="0.00992184" calcext:value-type="float">
            <text:p>0.0099218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3076711" calcext:value-type="float">
            <text:p>0.243076711</text:p>
          </table:table-cell>
          <table:table-cell office:value-type="float" office:value="0.252536565" calcext:value-type="float">
            <text:p>0.252536565</text:p>
          </table:table-cell>
          <table:table-cell office:value-type="float" office:value="0.228626159" calcext:value-type="float">
            <text:p>0.228626159</text:p>
          </table:table-cell>
          <table:table-cell office:value-type="float" office:value="0.241413145" calcext:value-type="float">
            <text:p>0.241413145</text:p>
          </table:table-cell>
          <table:table-cell office:value-type="float" office:value="0.243076711" calcext:value-type="float">
            <text:p>0.243076711</text:p>
          </table:table-cell>
          <table:table-cell office:value-type="float" office:value="0.241413145" calcext:value-type="float">
            <text:p>0.241413145</text:p>
          </table:table-cell>
          <table:table-cell office:value-type="float" office:value="0.009832004" calcext:value-type="float">
            <text:p>0.00983200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2641001" calcext:value-type="float">
            <text:p>0.242641001</text:p>
          </table:table-cell>
          <table:table-cell office:value-type="float" office:value="0.25316003" calcext:value-type="float">
            <text:p>0.25316003</text:p>
          </table:table-cell>
          <table:table-cell office:value-type="float" office:value="0.228478936" calcext:value-type="float">
            <text:p>0.228478936</text:p>
          </table:table-cell>
          <table:table-cell office:value-type="float" office:value="0.241426656" calcext:value-type="float">
            <text:p>0.241426656</text:p>
          </table:table-cell>
          <table:table-cell office:value-type="float" office:value="0.242641001" calcext:value-type="float">
            <text:p>0.242641001</text:p>
          </table:table-cell>
          <table:table-cell office:value-type="float" office:value="0.241426656" calcext:value-type="float">
            <text:p>0.241426656</text:p>
          </table:table-cell>
          <table:table-cell office:value-type="float" office:value="0.010112536" calcext:value-type="float">
            <text:p>0.010112536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286949" calcext:value-type="float">
            <text:p>0.242286949</text:p>
          </table:table-cell>
          <table:table-cell office:value-type="float" office:value="0.253509313" calcext:value-type="float">
            <text:p>0.253509313</text:p>
          </table:table-cell>
          <table:table-cell office:value-type="float" office:value="0.229639438" calcext:value-type="float">
            <text:p>0.229639438</text:p>
          </table:table-cell>
          <table:table-cell office:value-type="float" office:value="0.2418119" calcext:value-type="float">
            <text:p>0.2418119</text:p>
          </table:table-cell>
          <table:table-cell office:value-type="float" office:value="0.242286949" calcext:value-type="float">
            <text:p>0.242286949</text:p>
          </table:table-cell>
          <table:table-cell office:value-type="float" office:value="0.2418119" calcext:value-type="float">
            <text:p>0.2418119</text:p>
          </table:table-cell>
          <table:table-cell office:value-type="float" office:value="0.009750623" calcext:value-type="float">
            <text:p>0.00975062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.40798" calcext:value-type="float">
            <text:p>25.40798</text:p>
          </table:table-cell>
          <table:table-cell office:value-type="float" office:value="0.241912632" calcext:value-type="float">
            <text:p>0.241912632</text:p>
          </table:table-cell>
          <table:table-cell office:value-type="float" office:value="0.253278047" calcext:value-type="float">
            <text:p>0.253278047</text:p>
          </table:table-cell>
          <table:table-cell office:value-type="float" office:value="0.230221776" calcext:value-type="float">
            <text:p>0.230221776</text:p>
          </table:table-cell>
          <table:table-cell office:value-type="float" office:value="0.241804152" calcext:value-type="float">
            <text:p>0.241804152</text:p>
          </table:table-cell>
          <table:table-cell office:value-type="float" office:value="0.241912632" calcext:value-type="float">
            <text:p>0.241912632</text:p>
          </table:table-cell>
          <table:table-cell office:value-type="float" office:value="0.241804152" calcext:value-type="float">
            <text:p>0.241804152</text:p>
          </table:table-cell>
          <table:table-cell office:value-type="float" office:value="0.009412996" calcext:value-type="float">
            <text:p>0.00941299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152673" calcext:value-type="float">
            <text:p>0.241152673</text:p>
          </table:table-cell>
          <table:table-cell office:value-type="float" office:value="0.253225595" calcext:value-type="float">
            <text:p>0.253225595</text:p>
          </table:table-cell>
          <table:table-cell office:value-type="float" office:value="0.230951337" calcext:value-type="float">
            <text:p>0.230951337</text:p>
          </table:table-cell>
          <table:table-cell office:value-type="float" office:value="0.241776535" calcext:value-type="float">
            <text:p>0.241776535</text:p>
          </table:table-cell>
          <table:table-cell office:value-type="float" office:value="0.241152673" calcext:value-type="float">
            <text:p>0.241152673</text:p>
          </table:table-cell>
          <table:table-cell office:value-type="float" office:value="0.241776535" calcext:value-type="float">
            <text:p>0.241776535</text:p>
          </table:table-cell>
          <table:table-cell office:value-type="float" office:value="0.009104122" calcext:value-type="float">
            <text:p>0.00910412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600138" calcext:value-type="float">
            <text:p>0.240600138</text:p>
          </table:table-cell>
          <table:table-cell office:value-type="float" office:value="0.253161222" calcext:value-type="float">
            <text:p>0.253161222</text:p>
          </table:table-cell>
          <table:table-cell office:value-type="float" office:value="0.231680302" calcext:value-type="float">
            <text:p>0.231680302</text:p>
          </table:table-cell>
          <table:table-cell office:value-type="float" office:value="0.241813887" calcext:value-type="float">
            <text:p>0.241813887</text:p>
          </table:table-cell>
          <table:table-cell office:value-type="float" office:value="0.240600138" calcext:value-type="float">
            <text:p>0.240600138</text:p>
          </table:table-cell>
          <table:table-cell office:value-type="float" office:value="0.241813887" calcext:value-type="float">
            <text:p>0.241813887</text:p>
          </table:table-cell>
          <table:table-cell office:value-type="float" office:value="0.008811446" calcext:value-type="float">
            <text:p>0.00881144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29377" calcext:value-type="float">
            <text:p>0.24029377</text:p>
          </table:table-cell>
          <table:table-cell office:value-type="float" office:value="0.252218277" calcext:value-type="float">
            <text:p>0.252218277</text:p>
          </table:table-cell>
          <table:table-cell office:value-type="float" office:value="0.232302574" calcext:value-type="float">
            <text:p>0.232302574</text:p>
          </table:table-cell>
          <table:table-cell office:value-type="float" office:value="0.241604874" calcext:value-type="float">
            <text:p>0.241604874</text:p>
          </table:table-cell>
          <table:table-cell office:value-type="float" office:value="0.24029377" calcext:value-type="float">
            <text:p>0.24029377</text:p>
          </table:table-cell>
          <table:table-cell office:value-type="float" office:value="0.241604874" calcext:value-type="float">
            <text:p>0.241604874</text:p>
          </table:table-cell>
          <table:table-cell office:value-type="float" office:value="0.008183237" calcext:value-type="float">
            <text:p>0.00818323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278869" calcext:value-type="float">
            <text:p>0.240278869</text:p>
          </table:table-cell>
          <table:table-cell office:value-type="float" office:value="0.252829224" calcext:value-type="float">
            <text:p>0.252829224</text:p>
          </table:table-cell>
          <table:table-cell office:value-type="float" office:value="0.232387809" calcext:value-type="float">
            <text:p>0.232387809</text:p>
          </table:table-cell>
          <table:table-cell office:value-type="float" office:value="0.241831967" calcext:value-type="float">
            <text:p>0.241831967</text:p>
          </table:table-cell>
          <table:table-cell office:value-type="float" office:value="0.240278869" calcext:value-type="float">
            <text:p>0.240278869</text:p>
          </table:table-cell>
          <table:table-cell office:value-type="float" office:value="0.241831967" calcext:value-type="float">
            <text:p>0.241831967</text:p>
          </table:table-cell>
          <table:table-cell office:value-type="float" office:value="0.008417123" calcext:value-type="float">
            <text:p>0.00841712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0386157" calcext:value-type="float">
            <text:p>0.240386157</text:p>
          </table:table-cell>
          <table:table-cell office:value-type="float" office:value="0.254077346" calcext:value-type="float">
            <text:p>0.254077346</text:p>
          </table:table-cell>
          <table:table-cell office:value-type="float" office:value="0.231413869" calcext:value-type="float">
            <text:p>0.231413869</text:p>
          </table:table-cell>
          <table:table-cell office:value-type="float" office:value="0.241959124" calcext:value-type="float">
            <text:p>0.241959124</text:p>
          </table:table-cell>
          <table:table-cell office:value-type="float" office:value="0.240386157" calcext:value-type="float">
            <text:p>0.240386157</text:p>
          </table:table-cell>
          <table:table-cell office:value-type="float" office:value="0.241959124" calcext:value-type="float">
            <text:p>0.241959124</text:p>
          </table:table-cell>
          <table:table-cell office:value-type="float" office:value="0.00931894" calcext:value-type="float">
            <text:p>0.0093189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0660338" calcext:value-type="float">
            <text:p>0.240660338</text:p>
          </table:table-cell>
          <table:table-cell office:value-type="float" office:value="0.254874856" calcext:value-type="float">
            <text:p>0.254874856</text:p>
          </table:table-cell>
          <table:table-cell office:value-type="float" office:value="0.230726627" calcext:value-type="float">
            <text:p>0.230726627</text:p>
          </table:table-cell>
          <table:table-cell office:value-type="float" office:value="0.242087274" calcext:value-type="float">
            <text:p>0.242087274</text:p>
          </table:table-cell>
          <table:table-cell office:value-type="float" office:value="0.240660338" calcext:value-type="float">
            <text:p>0.240660338</text:p>
          </table:table-cell>
          <table:table-cell office:value-type="float" office:value="0.242087274" calcext:value-type="float">
            <text:p>0.242087274</text:p>
          </table:table-cell>
          <table:table-cell office:value-type="float" office:value="0.009909973" calcext:value-type="float">
            <text:p>0.00990997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41131811" calcext:value-type="float">
            <text:p>0.241131811</text:p>
          </table:table-cell>
          <table:table-cell office:value-type="float" office:value="0.25587979" calcext:value-type="float">
            <text:p>0.25587979</text:p>
          </table:table-cell>
          <table:table-cell office:value-type="float" office:value="0.229759244" calcext:value-type="float">
            <text:p>0.229759244</text:p>
          </table:table-cell>
          <table:table-cell office:value-type="float" office:value="0.242256948" calcext:value-type="float">
            <text:p>0.242256948</text:p>
          </table:table-cell>
          <table:table-cell office:value-type="float" office:value="0.241131811" calcext:value-type="float">
            <text:p>0.241131811</text:p>
          </table:table-cell>
          <table:table-cell office:value-type="float" office:value="0.242256948" calcext:value-type="float">
            <text:p>0.242256948</text:p>
          </table:table-cell>
          <table:table-cell office:value-type="float" office:value="0.010693306" calcext:value-type="float">
            <text:p>0.01069330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1775542" calcext:value-type="float">
            <text:p>0.241775542</text:p>
          </table:table-cell>
          <table:table-cell office:value-type="float" office:value="0.25502804" calcext:value-type="float">
            <text:p>0.25502804</text:p>
          </table:table-cell>
          <table:table-cell office:value-type="float" office:value="0.228648809" calcext:value-type="float">
            <text:p>0.228648809</text:p>
          </table:table-cell>
          <table:table-cell office:value-type="float" office:value="0.241817463" calcext:value-type="float">
            <text:p>0.241817463</text:p>
          </table:table-cell>
          <table:table-cell office:value-type="float" office:value="0.241775542" calcext:value-type="float">
            <text:p>0.241775542</text:p>
          </table:table-cell>
          <table:table-cell office:value-type="float" office:value="0.241817463" calcext:value-type="float">
            <text:p>0.241817463</text:p>
          </table:table-cell>
          <table:table-cell office:value-type="float" office:value="0.010769317" calcext:value-type="float">
            <text:p>0.01076931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41617589" calcext:value-type="float">
            <text:p>0.241617589</text:p>
          </table:table-cell>
          <table:table-cell office:value-type="float" office:value="0.254664451" calcext:value-type="float">
            <text:p>0.254664451</text:p>
          </table:table-cell>
          <table:table-cell office:value-type="float" office:value="0.228445557" calcext:value-type="float">
            <text:p>0.228445557</text:p>
          </table:table-cell>
          <table:table-cell office:value-type="float" office:value="0.241575866" calcext:value-type="float">
            <text:p>0.241575866</text:p>
          </table:table-cell>
          <table:table-cell office:value-type="float" office:value="0.241617589" calcext:value-type="float">
            <text:p>0.241617589</text:p>
          </table:table-cell>
          <table:table-cell office:value-type="float" office:value="0.241575866" calcext:value-type="float">
            <text:p>0.241575866</text:p>
          </table:table-cell>
          <table:table-cell office:value-type="float" office:value="0.010703859" calcext:value-type="float">
            <text:p>0.01070385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42516427" calcext:value-type="float">
            <text:p>0.242516427</text:p>
          </table:table-cell>
          <table:table-cell office:value-type="float" office:value="0.253366858" calcext:value-type="float">
            <text:p>0.253366858</text:p>
          </table:table-cell>
          <table:table-cell office:value-type="float" office:value="0.228077796" calcext:value-type="float">
            <text:p>0.228077796</text:p>
          </table:table-cell>
          <table:table-cell office:value-type="float" office:value="0.241320361" calcext:value-type="float">
            <text:p>0.241320361</text:p>
          </table:table-cell>
          <table:table-cell office:value-type="float" office:value="0.242516427" calcext:value-type="float">
            <text:p>0.242516427</text:p>
          </table:table-cell>
          <table:table-cell office:value-type="float" office:value="0.241320361" calcext:value-type="float">
            <text:p>0.241320361</text:p>
          </table:table-cell>
          <table:table-cell office:value-type="float" office:value="0.0103588" calcext:value-type="float">
            <text:p>0.0103588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42655902" calcext:value-type="float">
            <text:p>0.242655902</text:p>
          </table:table-cell>
          <table:table-cell office:value-type="float" office:value="0.252887637" calcext:value-type="float">
            <text:p>0.252887637</text:p>
          </table:table-cell>
          <table:table-cell office:value-type="float" office:value="0.227799443" calcext:value-type="float">
            <text:p>0.227799443</text:p>
          </table:table-cell>
          <table:table-cell office:value-type="float" office:value="0.241114327" calcext:value-type="float">
            <text:p>0.241114327</text:p>
          </table:table-cell>
          <table:table-cell office:value-type="float" office:value="0.242655902" calcext:value-type="float">
            <text:p>0.242655902</text:p>
          </table:table-cell>
          <table:table-cell office:value-type="float" office:value="0.241114327" calcext:value-type="float">
            <text:p>0.241114327</text:p>
          </table:table-cell>
          <table:table-cell office:value-type="float" office:value="0.010300055" calcext:value-type="float">
            <text:p>0.010300055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office:value-type="float" office:value="25.51917207" calcext:value-type="float">
            <text:p>25.51917207</text:p>
          </table:table-cell>
          <table:table-cell office:value-type="float" office:value="0.246021777" calcext:value-type="float">
            <text:p>0.246021777</text:p>
          </table:table-cell>
          <table:table-cell office:value-type="float" office:value="0.262079866" calcext:value-type="float">
            <text:p>0.262079866</text:p>
          </table:table-cell>
          <table:table-cell office:value-type="float" office:value="0.234577088" calcext:value-type="float">
            <text:p>0.234577088</text:p>
          </table:table-cell>
          <table:table-cell office:value-type="float" office:value="0.24635298" calcext:value-type="float">
            <text:p>0.24635298</text:p>
          </table:table-cell>
          <table:table-cell office:value-type="float" office:value="0.246021777" calcext:value-type="float">
            <text:p>0.246021777</text:p>
          </table:table-cell>
          <table:table-cell office:value-type="float" office:value="0.24635298" calcext:value-type="float">
            <text:p>0.24635298</text:p>
          </table:table-cell>
          <table:table-cell office:value-type="float" office:value="0.013436399" calcext:value-type="float">
            <text:p>0.0134363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in</text:p>
          </table:table-cell>
          <table:table-cell office:value-type="float" office:value="25.387767226" calcext:value-type="float">
            <text:p>25.387767226</text:p>
          </table:table-cell>
          <table:table-cell office:value-type="float" office:value="0.240222244" calcext:value-type="float">
            <text:p>0.240222244</text:p>
          </table:table-cell>
          <table:table-cell office:value-type="float" office:value="0.250871807" calcext:value-type="float">
            <text:p>0.250871807</text:p>
          </table:table-cell>
          <table:table-cell office:value-type="float" office:value="0.225936201" calcext:value-type="float">
            <text:p>0.225936201</text:p>
          </table:table-cell>
          <table:table-cell office:value-type="float" office:value="0.240561196" calcext:value-type="float">
            <text:p>0.240561196</text:p>
          </table:table-cell>
          <table:table-cell office:value-type="float" office:value="0.240222244" calcext:value-type="float">
            <text:p>0.240222244</text:p>
          </table:table-cell>
          <table:table-cell office:value-type="float" office:value="0.240561196" calcext:value-type="float">
            <text:p>0.240561196</text:p>
          </table:table-cell>
          <table:table-cell office:value-type="float" office:value="0.007644916" calcext:value-type="float">
            <text:p>0.0076449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an</text:p>
          </table:table-cell>
          <table:table-cell office:value-type="float" office:value="25.463417651" calcext:value-type="float">
            <text:p>25.463417651</text:p>
          </table:table-cell>
          <table:table-cell office:value-type="float" office:value="0.242998317" calcext:value-type="float">
            <text:p>0.242998317</text:p>
          </table:table-cell>
          <table:table-cell office:value-type="float" office:value="0.253916252" calcext:value-type="float">
            <text:p>0.253916252</text:p>
          </table:table-cell>
          <table:table-cell office:value-type="float" office:value="0.230188512" calcext:value-type="float">
            <text:p>0.230188512</text:p>
          </table:table-cell>
          <table:table-cell office:value-type="float" office:value="0.242367694" calcext:value-type="float">
            <text:p>0.242367694</text:p>
          </table:table-cell>
          <table:table-cell office:value-type="float" office:value="0.242998317" calcext:value-type="float">
            <text:p>0.242998317</text:p>
          </table:table-cell>
          <table:table-cell office:value-type="float" office:value="0.242367694" calcext:value-type="float">
            <text:p>0.242367694</text:p>
          </table:table-cell>
          <table:table-cell office:value-type="float" office:value="0.009750109" calcext:value-type="float">
            <text:p>0.009750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dian</text:p>
          </table:table-cell>
          <table:table-cell office:value-type="float" office:value="25.478739789" calcext:value-type="float">
            <text:p>25.478739789</text:p>
          </table:table-cell>
          <table:table-cell office:value-type="float" office:value="0.243005185" calcext:value-type="float">
            <text:p>0.243005185</text:p>
          </table:table-cell>
          <table:table-cell office:value-type="float" office:value="0.253361494" calcext:value-type="float">
            <text:p>0.253361494</text:p>
          </table:table-cell>
          <table:table-cell office:value-type="float" office:value="0.229978589" calcext:value-type="float">
            <text:p>0.229978589</text:p>
          </table:table-cell>
          <table:table-cell office:value-type="float" office:value="0.242192774" calcext:value-type="float">
            <text:p>0.242192774</text:p>
          </table:table-cell>
          <table:table-cell office:value-type="float" office:value="0.243005185" calcext:value-type="float">
            <text:p>0.243005185</text:p>
          </table:table-cell>
          <table:table-cell office:value-type="float" office:value="0.242192774" calcext:value-type="float">
            <text:p>0.242192774</text:p>
          </table:table-cell>
          <table:table-cell office:value-type="float" office:value="0.009765235" calcext:value-type="float">
            <text:p>0.0097652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Average</text:p>
          </table:table-cell>
          <table:table-cell office:value-type="float" office:value="25.463417651" calcext:value-type="float">
            <text:p>25.463417651</text:p>
          </table:table-cell>
          <table:table-cell office:value-type="float" office:value="0.242998317" calcext:value-type="float">
            <text:p>0.242998317</text:p>
          </table:table-cell>
          <table:table-cell office:value-type="float" office:value="0.253916252" calcext:value-type="float">
            <text:p>0.253916252</text:p>
          </table:table-cell>
          <table:table-cell office:value-type="float" office:value="0.230188512" calcext:value-type="float">
            <text:p>0.230188512</text:p>
          </table:table-cell>
          <table:table-cell office:value-type="float" office:value="0.242367694" calcext:value-type="float">
            <text:p>0.242367694</text:p>
          </table:table-cell>
          <table:table-cell office:value-type="float" office:value="0.242998317" calcext:value-type="float">
            <text:p>0.242998317</text:p>
          </table:table-cell>
          <table:table-cell office:value-type="float" office:value="0.242367694" calcext:value-type="float">
            <text:p>0.242367694</text:p>
          </table:table-cell>
          <table:table-cell office:value-type="float" office:value="0.009750109" calcext:value-type="float">
            <text:p>0.009750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StdDev</text:p>
          </table:table-cell>
          <table:table-cell office:value-type="float" office:value="0.033611152" calcext:value-type="float">
            <text:p>0.033611152</text:p>
          </table:table-cell>
          <table:table-cell office:value-type="float" office:value="0.001274668" calcext:value-type="float">
            <text:p>0.001274668</text:p>
          </table:table-cell>
          <table:table-cell office:value-type="float" office:value="0.002136435" calcext:value-type="float">
            <text:p>0.002136435</text:p>
          </table:table-cell>
          <table:table-cell office:value-type="float" office:value="0.001785777" calcext:value-type="float">
            <text:p>0.001785777</text:p>
          </table:table-cell>
          <table:table-cell office:value-type="float" office:value="0.000933112" calcext:value-type="float">
            <text:p>0.000933112</text:p>
          </table:table-cell>
          <table:table-cell office:value-type="float" office:value="0.001274668" calcext:value-type="float">
            <text:p>0.001274668</text:p>
          </table:table-cell>
          <table:table-cell office:value-type="float" office:value="0.000933112" calcext:value-type="float">
            <text:p>0.000933112</text:p>
          </table:table-cell>
          <table:table-cell office:value-type="float" office:value="0.001106272" calcext:value-type="float">
            <text:p>0.0011062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78" meta:object-count="0"/>
    <meta:generator>LibreOffice/5.2.7.2$Linux_ARM_EABI LibreOffice_project/20m0$Build-2</meta:generator>
  </office:meta>
</office:document-meta>
</file>